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4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99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121">
      <style:table-cell-properties fo:background-color="#dddddd"/>
    </style:style>
    <style:style style:name="ce5" style:family="table-cell" style:parent-style-name="Default" style:data-style-name="N10121">
      <style:table-cell-properties fo:background-color="#dddddd"/>
      <style:text-properties fo:color="#000000"/>
    </style:style>
    <style:style style:name="ce6" style:family="table-cell" style:parent-style-name="Default" style:data-style-name="N10121"/>
    <style:style style:name="ce7" style:family="table-cell" style:parent-style-name="Default" style:data-style-name="N10121">
      <style:table-cell-properties fo:background-color="#99ff99"/>
      <style:text-properties fo:color="#000099"/>
    </style:style>
    <style:style style:name="ce8" style:family="table-cell" style:parent-style-name="Default" style:data-style-name="N10121">
      <style:text-properties fo:color="#000099"/>
    </style:style>
    <style:style style:name="ce9" style:family="table-cell" style:parent-style-name="Default" style:data-style-name="N10121">
      <style:table-cell-properties fo:background-color="#dddddd"/>
      <style:text-properties fo:color="#000099"/>
    </style:style>
    <style:style style:name="ce10" style:family="table-cell" style:parent-style-name="Default" style:data-style-name="N10121">
      <style:table-cell-properties fo:background-color="#ffff99"/>
      <style:text-properties fo:color="#000099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  <style:style style:name="ce12" style:family="table-cell" style:parent-style-name="Default" style:data-style-name="N10121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trics" table:style-name="ta1">
        <table:shapes>
          <draw:frame draw:z-index="0" draw:style-name="gr1" draw:text-style-name="P1" svg:width="158.43mm" svg:height="91.64mm" svg:x="4964.8mm" svg:y="152.47mm">
            <loext:p draw:notify-on-update-of-ranges="metrics.B9:metrics.B21 metrics.A1:metrics.A1 metrics.C9:metrics.C21 metrics.A1:metrics.A1 metrics.D9:metrics.D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8.43mm" svg:height="91.64mm" svg:x="5127.09mm" svg:y="154.07mm">
            <loext:p draw:notify-on-update-of-ranges="metrics.B9:metrics.B21 metrics.A1:metrics.A1 metrics.D9:metrics.D21 metrics.A1:metrics.A1 metrics.E9:metrics.E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8.43mm" svg:height="91.64mm" svg:x="5289.93mm" svg:y="157.36mm">
            <loext:p draw:notify-on-update-of-ranges="metrics.B9:metrics.B21 metrics.A1:metrics.A1 metrics.E9:metrics.E21 metrics.A1:metrics.A1 metrics.F9:metrics.F2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8.43mm" svg:height="91.64mm" svg:x="5501.25mm" svg:y="160.17mm">
            <loext:p draw:notify-on-update-of-ranges="metrics.B9:metrics.B21 metrics.A1:metrics.A1 metrics.M9:metrics.M21 metrics.A1:metrics.A1 metrics.BP10:metrics.BP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60.09mm" svg:height="89.75mm" svg:x="320.17mm" svg:y="7.33mm">
            <loext:p draw:notify-on-update-of-ranges="metrics.B9:metrics.B21 metrics.A1:metrics.A1 metrics.E9:metrics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draw:text-style-name="P1" svg:width="160.09mm" svg:height="89.75mm" svg:x="498.21mm" svg:y="7.07mm">
            <loext:p draw:notify-on-update-of-ranges="metrics.B9:metrics.B21 metrics.A1:metrics.A1 metrics.M9:metrics.M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3" table:default-cell-style-name="ce6"/>
        <table:table-column table:style-name="co1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Results of Object-based analysis analyzing Ngo’s 13 metrics of aesthetics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Objectivity</text:p>
          </table:table-cell>
          <table:table-cell table:style-name="Default" table:number-columns-repeated="2"/>
          <table:table-cell/>
          <table:table-cell table:style-name="Default"/>
          <table:table-cell table:style-name="ce1" office:value-type="string" calcext:value-type="string">
            <text:p>Decisiveness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sigma</text:p>
          </table:table-cell>
          <table:table-cell table:style-name="ce3" office:value-type="string" calcext:value-type="string">
            <text:p>lambda</text:p>
          </table:table-cell>
          <table:table-cell table:style-name="ce11" office:value-type="string" calcext:value-type="string">
            <text:p>objectivity</text:p>
          </table:table-cell>
          <table:table-cell table:style-name="Default" table:number-columns-repeated="2"/>
          <table:table-cell table:style-name="ce3" office:value-type="string" calcext:value-type="string">
            <text:p>avg_well</text:p>
          </table:table-cell>
          <table:table-cell table:style-name="ce3" office:value-type="string" calcext:value-type="string">
            <text:p>stdev_well</text:p>
          </table:table-cell>
          <table:table-cell table:style-name="ce3" office:value-type="string" calcext:value-type="string">
            <text:p>avg_rand</text:p>
          </table:table-cell>
          <table:table-cell table:style-name="ce3" office:value-type="string" calcext:value-type="string">
            <text:p>stdev_rand</text:p>
          </table:table-cell>
          <table:table-cell table:style-name="ce3" office:value-type="string" calcext:value-type="string">
            <text:p>overlap*</text:p>
          </table:table-cell>
          <table:table-cell table:style-name="ce11" office:value-type="string" calcext:value-type="string">
            <text:p>decisivness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B24]" office:value-type="string" office:string-value="Balance" calcext:value-type="string">
            <text:p>Balance</text:p>
          </table:table-cell>
          <table:table-cell table:formula="of:=[.D39]" office:value-type="float" office:value="0.0721930429476923" calcext:value-type="float">
            <text:p>0.0722</text:p>
          </table:table-cell>
          <table:table-cell table:formula="of:=[.C40]" office:value-type="float" office:value="0.10714804556195" calcext:value-type="float">
            <text:p>0.1071</text:p>
          </table:table-cell>
          <table:table-cell table:style-name="ce12" table:formula="of:=[.D9]/[.C9]" office:value-type="float" office:value="1.48418796586237" calcext:value-type="float">
            <text:p>1.4842</text:p>
          </table:table-cell>
          <table:table-cell table:style-name="Default"/>
          <table:table-cell table:style-name="Default" table:formula="of:=[.B24]" office:value-type="string" office:string-value="Balance" calcext:value-type="string">
            <text:p>Balance</text:p>
          </table:table-cell>
          <table:table-cell table:formula="of:=[.C36]" office:value-type="float" office:value="0.873225057544444" calcext:value-type="float">
            <text:p>0.8732</text:p>
          </table:table-cell>
          <table:table-cell table:style-name="ce6" table:formula="of:=[.C37]" office:value-type="float" office:value="0.10737172916866" calcext:value-type="float">
            <text:p>0.1074</text:p>
          </table:table-cell>
          <table:table-cell table:style-name="ce6" table:formula="of:=[.C42]" office:value-type="float" office:value="0.842806669981818" calcext:value-type="float">
            <text:p>0.8428</text:p>
          </table:table-cell>
          <table:table-cell table:formula="of:=[.C43]" office:value-type="float" office:value="0.107278076440856" calcext:value-type="float">
            <text:p>0.1073</text:p>
          </table:table-cell>
          <table:table-cell office:value-type="float" office:value="0.8827" calcext:value-type="float">
            <text:p>0.8827</text:p>
          </table:table-cell>
          <table:table-cell table:style-name="ce12" table:formula="of:=1/[.L9]" office:value-type="float" office:value="1.13288773082588" calcext:value-type="float">
            <text:p>1.1329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F24]" office:value-type="string" office:string-value="Equilibrium" calcext:value-type="string">
            <text:p>Equilibrium</text:p>
          </table:table-cell>
          <table:table-cell table:formula="of:=[.H39]" office:value-type="float" office:value="0.0155644662861538" calcext:value-type="float">
            <text:p>0.0156</text:p>
          </table:table-cell>
          <table:table-cell table:formula="of:=[.G40]" office:value-type="float" office:value="0.0241552058999387" calcext:value-type="float">
            <text:p>0.0242</text:p>
          </table:table-cell>
          <table:table-cell table:style-name="ce12" table:formula="of:=[.D10]/[.C10]" office:value-type="float" office:value="1.55194565980249" calcext:value-type="float">
            <text:p>1.5519</text:p>
          </table:table-cell>
          <table:table-cell table:style-name="Default"/>
          <table:table-cell table:style-name="Default" table:formula="of:=[.F24]" office:value-type="string" office:string-value="Equilibrium" calcext:value-type="string">
            <text:p>Equilibrium</text:p>
          </table:table-cell>
          <table:table-cell table:formula="of:=[.G36]" office:value-type="float" office:value="0.977019785444444" calcext:value-type="float">
            <text:p>0.9770</text:p>
          </table:table-cell>
          <table:table-cell table:style-name="ce6" table:formula="of:=[.G37]" office:value-type="float" office:value="0.0188113823152048" calcext:value-type="float">
            <text:p>0.0188</text:p>
          </table:table-cell>
          <table:table-cell table:style-name="ce6" table:formula="of:=[.G42]" office:value-type="float" office:value="0.967423142199174" calcext:value-type="float">
            <text:p>0.9674</text:p>
          </table:table-cell>
          <table:table-cell table:formula="of:=[.G43]" office:value-type="float" office:value="0.0244379691131275" calcext:value-type="float">
            <text:p>0.0244</text:p>
          </table:table-cell>
          <table:table-cell office:value-type="float" office:value="0.79244" calcext:value-type="float">
            <text:p>0.7924</text:p>
          </table:table-cell>
          <table:table-cell table:style-name="ce12" table:formula="of:=1/[.L10]" office:value-type="float" office:value="1.26192519307455" calcext:value-type="float">
            <text:p>1.2619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J24]" office:value-type="string" office:string-value="Symmetry" calcext:value-type="string">
            <text:p>Symmetry</text:p>
          </table:table-cell>
          <table:table-cell table:formula="of:=[.L39]" office:value-type="float" office:value="0.0442418241869231" calcext:value-type="float">
            <text:p>0.0442</text:p>
          </table:table-cell>
          <table:table-cell table:formula="of:=[.K40]" office:value-type="float" office:value="0.076665150485449" calcext:value-type="float">
            <text:p>0.0767</text:p>
          </table:table-cell>
          <table:table-cell table:style-name="ce12" table:formula="of:=[.D11]/[.C11]" office:value-type="float" office:value="1.73286594516393" calcext:value-type="float">
            <text:p>1.7329</text:p>
          </table:table-cell>
          <table:table-cell table:style-name="Default"/>
          <table:table-cell table:style-name="Default" table:formula="of:=[.J24]" office:value-type="string" office:string-value="Symmetry" calcext:value-type="string">
            <text:p>Symmetry</text:p>
          </table:table-cell>
          <table:table-cell table:formula="of:=[.K36]" office:value-type="float" office:value="0.630174320844444" calcext:value-type="float">
            <text:p>0.6302</text:p>
          </table:table-cell>
          <table:table-cell table:style-name="ce6" table:formula="of:=[.K37]" office:value-type="float" office:value="0.106464349011521" calcext:value-type="float">
            <text:p>0.1065</text:p>
          </table:table-cell>
          <table:table-cell table:style-name="ce6" table:formula="of:=[.K42]" office:value-type="float" office:value="0.622675935864463" calcext:value-type="float">
            <text:p>0.6227</text:p>
          </table:table-cell>
          <table:table-cell table:formula="of:=[.K43]" office:value-type="float" office:value="0.0745573092588496" calcext:value-type="float">
            <text:p>0.0746</text:p>
          </table:table-cell>
          <table:table-cell office:value-type="float" office:value="0.82216" calcext:value-type="float">
            <text:p>0.8222</text:p>
          </table:table-cell>
          <table:table-cell table:style-name="ce12" table:formula="of:=1/[.L11]" office:value-type="float" office:value="1.21630826116571" calcext:value-type="float">
            <text:p>1.2163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N24]" office:value-type="string" office:string-value="Sequence" calcext:value-type="string">
            <text:p>Sequence</text:p>
          </table:table-cell>
          <table:table-cell table:formula="of:=[.P39]" office:value-type="float" office:value="0.112450336876408" calcext:value-type="float">
            <text:p>0.1125</text:p>
          </table:table-cell>
          <table:table-cell table:formula="of:=[.O40]" office:value-type="float" office:value="0.215224296074221" calcext:value-type="float">
            <text:p>0.2152</text:p>
          </table:table-cell>
          <table:table-cell table:style-name="ce12" table:formula="of:=[.D12]/[.C12]" office:value-type="float" office:value="1.9139497670938" calcext:value-type="float">
            <text:p>1.9139</text:p>
          </table:table-cell>
          <table:table-cell table:style-name="Default"/>
          <table:table-cell table:style-name="Default" table:formula="of:=[.N24]" office:value-type="string" office:string-value="Sequence" calcext:value-type="string">
            <text:p>Sequence</text:p>
          </table:table-cell>
          <table:table-cell table:formula="of:=[.O36]" office:value-type="float" office:value="0.753594057347927" calcext:value-type="float">
            <text:p>0.7536</text:p>
          </table:table-cell>
          <table:table-cell table:style-name="ce6" table:formula="of:=[.O37]" office:value-type="float" office:value="0.283430877071171" calcext:value-type="float">
            <text:p>0.2834</text:p>
          </table:table-cell>
          <table:table-cell table:style-name="ce6" table:formula="of:=[.O42]" office:value-type="float" office:value="0.754791517053814" calcext:value-type="float">
            <text:p>0.7548</text:p>
          </table:table-cell>
          <table:table-cell table:formula="of:=[.O43]" office:value-type="float" office:value="0.210807903961022" calcext:value-type="float">
            <text:p>0.2108</text:p>
          </table:table-cell>
          <table:table-cell office:value-type="float" office:value="0.85713" calcext:value-type="float">
            <text:p>0.8571</text:p>
          </table:table-cell>
          <table:table-cell table:style-name="ce12" table:formula="of:=1/[.L12]" office:value-type="float" office:value="1.16668416692917" calcext:value-type="float">
            <text:p>1.1667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R24]" office:value-type="string" office:string-value="Cohesion" calcext:value-type="string">
            <text:p>Cohesion</text:p>
          </table:table-cell>
          <table:table-cell table:formula="of:=[.T39]" office:value-type="float" office:value="0.0292312563881833" calcext:value-type="float">
            <text:p>0.0292</text:p>
          </table:table-cell>
          <table:table-cell table:formula="of:=[.S40]" office:value-type="float" office:value="0.0658104382596864" calcext:value-type="float">
            <text:p>0.0658</text:p>
          </table:table-cell>
          <table:table-cell table:style-name="ce12" table:formula="of:=[.D13]/[.C13]" office:value-type="float" office:value="2.25137220876658" calcext:value-type="float">
            <text:p>2.2514</text:p>
          </table:table-cell>
          <table:table-cell table:style-name="Default"/>
          <table:table-cell table:style-name="Default" table:formula="of:=[.R24]" office:value-type="string" office:string-value="Cohesion" calcext:value-type="string">
            <text:p>Cohesion</text:p>
          </table:table-cell>
          <table:table-cell table:formula="of:=[.S36]" office:value-type="float" office:value="0.740283928838424" calcext:value-type="float">
            <text:p>0.7403</text:p>
          </table:table-cell>
          <table:table-cell table:style-name="ce6" table:formula="of:=[.S37]" office:value-type="float" office:value="0.0355515612465741" calcext:value-type="float">
            <text:p>0.0356</text:p>
          </table:table-cell>
          <table:table-cell table:style-name="ce6" table:formula="of:=[.S42]" office:value-type="float" office:value="0.757646685127755" calcext:value-type="float">
            <text:p>0.7576</text:p>
          </table:table-cell>
          <table:table-cell table:formula="of:=[.S43]" office:value-type="float" office:value="0.0674576483427606" calcext:value-type="float">
            <text:p>0.0675</text:p>
          </table:table-cell>
          <table:table-cell office:value-type="float" office:value="0.68124" calcext:value-type="float">
            <text:p>0.6812</text:p>
          </table:table-cell>
          <table:table-cell table:style-name="ce12" table:formula="of:=1/[.L13]" office:value-type="float" office:value="1.467911455581" calcext:value-type="float">
            <text:p>1.4679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V24]" office:value-type="string" office:string-value="Unity" calcext:value-type="string">
            <text:p>Unity</text:p>
          </table:table-cell>
          <table:table-cell table:formula="of:=[.X39]" office:value-type="float" office:value="0.0896801825050633" calcext:value-type="float">
            <text:p>0.0897</text:p>
          </table:table-cell>
          <table:table-cell table:formula="of:=[.W40]" office:value-type="float" office:value="0.110563497935004" calcext:value-type="float">
            <text:p>0.1106</text:p>
          </table:table-cell>
          <table:table-cell table:style-name="ce12" table:formula="of:=[.D14]/[.C14]" office:value-type="float" office:value="1.23286432795519" calcext:value-type="float">
            <text:p>1.2329</text:p>
          </table:table-cell>
          <table:table-cell table:style-name="Default"/>
          <table:table-cell table:style-name="Default" table:formula="of:=[.V24]" office:value-type="string" office:string-value="Unity" calcext:value-type="string">
            <text:p>Unity</text:p>
          </table:table-cell>
          <table:table-cell table:formula="of:=[.W36]" office:value-type="float" office:value="0.213349070260704" calcext:value-type="float">
            <text:p>0.2133</text:p>
          </table:table-cell>
          <table:table-cell table:style-name="ce6" table:formula="of:=[.W37]" office:value-type="float" office:value="0.0878542738190849" calcext:value-type="float">
            <text:p>0.0879</text:p>
          </table:table-cell>
          <table:table-cell table:style-name="ce6" table:formula="of:=[.W42]" office:value-type="float" office:value="0.212536776605436" calcext:value-type="float">
            <text:p>0.2125</text:p>
          </table:table-cell>
          <table:table-cell table:formula="of:=[.W43]" office:value-type="float" office:value="0.112367719195342" calcext:value-type="float">
            <text:p>0.1124</text:p>
          </table:table-cell>
          <table:table-cell office:value-type="float" office:value="0.87989" calcext:value-type="float">
            <text:p>0.8799</text:p>
          </table:table-cell>
          <table:table-cell table:style-name="ce12" table:formula="of:=1/[.L14]" office:value-type="float" office:value="1.13650569957608" calcext:value-type="float">
            <text:p>1.1365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Z24]" office:value-type="string" office:string-value="Proportion" calcext:value-type="string">
            <text:p>Proportion</text:p>
          </table:table-cell>
          <table:table-cell table:formula="of:=[.AB39]" office:value-type="float" office:value="0.0319290436139736" calcext:value-type="float">
            <text:p>0.0319</text:p>
          </table:table-cell>
          <table:table-cell table:formula="of:=[.AA40]" office:value-type="float" office:value="0.0703918493992096" calcext:value-type="float">
            <text:p>0.0704</text:p>
          </table:table-cell>
          <table:table-cell table:style-name="ce12" table:formula="of:=[.D15]/[.C15]" office:value-type="float" office:value="2.20463382023767" calcext:value-type="float">
            <text:p>2.2046</text:p>
          </table:table-cell>
          <table:table-cell table:style-name="Default"/>
          <table:table-cell table:style-name="Default" table:formula="of:=[.Z24]" office:value-type="string" office:string-value="Proportion" calcext:value-type="string">
            <text:p>Proportion</text:p>
          </table:table-cell>
          <table:table-cell table:formula="of:=[.AA36]" office:value-type="float" office:value="0.80398483861434" calcext:value-type="float">
            <text:p>0.8040</text:p>
          </table:table-cell>
          <table:table-cell table:style-name="ce6" table:formula="of:=[.AA37]" office:value-type="float" office:value="0.0432281973346032" calcext:value-type="float">
            <text:p>0.0432</text:p>
          </table:table-cell>
          <table:table-cell table:style-name="ce6" table:formula="of:=[.AA42]" office:value-type="float" office:value="0.820048279070627" calcext:value-type="float">
            <text:p>0.8200</text:p>
          </table:table-cell>
          <table:table-cell table:formula="of:=[.AA43]" office:value-type="float" office:value="0.072000327502181" calcext:value-type="float">
            <text:p>0.0720</text:p>
          </table:table-cell>
          <table:table-cell office:value-type="float" office:value="0.74205" calcext:value-type="float">
            <text:p>0.7421</text:p>
          </table:table-cell>
          <table:table-cell table:style-name="ce12" table:formula="of:=1/[.L15]" office:value-type="float" office:value="1.3476180850347" calcext:value-type="float">
            <text:p>1.3476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AD24]" office:value-type="string" office:string-value="Simplicity" calcext:value-type="string">
            <text:p>Simplicity</text:p>
          </table:table-cell>
          <table:table-cell table:formula="of:=[.AF39]" office:value-type="float" office:value="0.0459315859210727" calcext:value-type="float">
            <text:p>0.0459</text:p>
          </table:table-cell>
          <table:table-cell table:formula="of:=[.AE40]" office:value-type="float" office:value="0.0542600755772168" calcext:value-type="float">
            <text:p>0.0543</text:p>
          </table:table-cell>
          <table:table-cell table:style-name="ce12" table:formula="of:=[.D16]/[.C16]" office:value-type="float" office:value="1.18132379906184" calcext:value-type="float">
            <text:p>1.1813</text:p>
          </table:table-cell>
          <table:table-cell table:style-name="Default"/>
          <table:table-cell table:style-name="Default" table:formula="of:=[.AD24]" office:value-type="string" office:string-value="Simplicity" calcext:value-type="string">
            <text:p>Simplicity</text:p>
          </table:table-cell>
          <table:table-cell table:formula="of:=[.AE36]" office:value-type="float" office:value="0.191279049423007" calcext:value-type="float">
            <text:p>0.1913</text:p>
          </table:table-cell>
          <table:table-cell table:style-name="ce6" table:formula="of:=[.AE37]" office:value-type="float" office:value="0.0514601836774912" calcext:value-type="float">
            <text:p>0.0515</text:p>
          </table:table-cell>
          <table:table-cell table:style-name="ce6" table:formula="of:=[.AE42]" office:value-type="float" office:value="0.15598295648212" calcext:value-type="float">
            <text:p>0.1560</text:p>
          </table:table-cell>
          <table:table-cell table:formula="of:=[.AE43]" office:value-type="float" office:value="0.0538651715591276" calcext:value-type="float">
            <text:p>0.0539</text:p>
          </table:table-cell>
          <table:table-cell office:value-type="float" office:value="0.73425" calcext:value-type="float">
            <text:p>0.7343</text:p>
          </table:table-cell>
          <table:table-cell table:style-name="ce12" table:formula="of:=1/[.L16]" office:value-type="float" office:value="1.36193394620361" calcext:value-type="float">
            <text:p>1.3619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AH24]" office:value-type="string" office:string-value="Density" calcext:value-type="string">
            <text:p>Density</text:p>
          </table:table-cell>
          <table:table-cell table:formula="of:=[.AJ39]" office:value-type="float" office:value="0.0975092310079334" calcext:value-type="float">
            <text:p>0.0975</text:p>
          </table:table-cell>
          <table:table-cell table:formula="of:=[.AI40]" office:value-type="float" office:value="0.176922001134555" calcext:value-type="float">
            <text:p>0.1769</text:p>
          </table:table-cell>
          <table:table-cell table:style-name="ce12" table:formula="of:=[.D17]/[.C17]" office:value-type="float" office:value="1.8144128438482" calcext:value-type="float">
            <text:p>1.8144</text:p>
          </table:table-cell>
          <table:table-cell table:style-name="Default"/>
          <table:table-cell table:style-name="Default" table:formula="of:=[.AH24]" office:value-type="string" office:string-value="Density" calcext:value-type="string">
            <text:p>Density</text:p>
          </table:table-cell>
          <table:table-cell table:formula="of:=[.AI36]" office:value-type="float" office:value="0.157800937790073" calcext:value-type="float">
            <text:p>0.1578</text:p>
          </table:table-cell>
          <table:table-cell table:style-name="ce6" table:formula="of:=[.AI37]" office:value-type="float" office:value="0.0739636947923381" calcext:value-type="float">
            <text:p>0.0740</text:p>
          </table:table-cell>
          <table:table-cell table:style-name="ce6" table:formula="of:=[.AI42]" office:value-type="float" office:value="0.323967348864577" calcext:value-type="float">
            <text:p>0.3240</text:p>
          </table:table-cell>
          <table:table-cell table:formula="of:=[.AI43]" office:value-type="float" office:value="0.177078544882361" calcext:value-type="float">
            <text:p>0.1771</text:p>
          </table:table-cell>
          <table:table-cell office:value-type="float" office:value="0.41973" calcext:value-type="float">
            <text:p>0.4197</text:p>
          </table:table-cell>
          <table:table-cell table:style-name="ce12" table:formula="of:=1/[.L17]" office:value-type="float" office:value="2.38248397779525" calcext:value-type="float">
            <text:p>2.3825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AL24]" office:value-type="string" office:string-value="Regularity" calcext:value-type="string">
            <text:p>Regularity</text:p>
          </table:table-cell>
          <table:table-cell table:formula="of:=[.AN39]" office:value-type="float" office:value="0.110083471302796" calcext:value-type="float">
            <text:p>0.1101</text:p>
          </table:table-cell>
          <table:table-cell table:formula="of:=[.AM40]" office:value-type="float" office:value="0.0904291911591245" calcext:value-type="float">
            <text:p>0.0904</text:p>
          </table:table-cell>
          <table:table-cell table:style-name="ce12" table:formula="of:=[.D18]/[.C18]" office:value-type="float" office:value="0.821460207322037" calcext:value-type="float">
            <text:p>0.8215</text:p>
          </table:table-cell>
          <table:table-cell table:style-name="Default"/>
          <table:table-cell table:style-name="Default" table:formula="of:=[.AL24]" office:value-type="string" office:string-value="Regularity" calcext:value-type="string">
            <text:p>Regularity</text:p>
          </table:table-cell>
          <table:table-cell table:formula="of:=[.AM36]" office:value-type="float" office:value="0.424120770084904" calcext:value-type="float">
            <text:p>0.4241</text:p>
          </table:table-cell>
          <table:table-cell table:style-name="ce6" table:formula="of:=[.AM37]" office:value-type="float" office:value="0.0540571690798397" calcext:value-type="float">
            <text:p>0.0541</text:p>
          </table:table-cell>
          <table:table-cell table:style-name="ce6" table:formula="of:=[.AM42]" office:value-type="float" office:value="0.423211404027731" calcext:value-type="float">
            <text:p>0.4232</text:p>
          </table:table-cell>
          <table:table-cell table:formula="of:=[.AM43]" office:value-type="float" office:value="0.0927139522791641" calcext:value-type="float">
            <text:p>0.0927</text:p>
          </table:table-cell>
          <table:table-cell office:value-type="float" office:value="0.74585" calcext:value-type="float">
            <text:p>0.7459</text:p>
          </table:table-cell>
          <table:table-cell table:style-name="ce12" table:formula="of:=1/[.L18]" office:value-type="float" office:value="1.34075216196286" calcext:value-type="float">
            <text:p>1.3408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AP24]" office:value-type="string" office:string-value="Economy" calcext:value-type="string">
            <text:p>Economy</text:p>
          </table:table-cell>
          <table:table-cell table:formula="of:=[.AR39]" office:value-type="float" office:value="0.0383085894566904" calcext:value-type="float">
            <text:p>0.0383</text:p>
          </table:table-cell>
          <table:table-cell table:formula="of:=[.AQ40]" office:value-type="float" office:value="0.0464601749288874" calcext:value-type="float">
            <text:p>0.0465</text:p>
          </table:table-cell>
          <table:table-cell table:style-name="ce12" table:formula="of:=[.D19]/[.C19]" office:value-type="float" office:value="1.21278740845869" calcext:value-type="float">
            <text:p>1.2128</text:p>
          </table:table-cell>
          <table:table-cell table:style-name="Default"/>
          <table:table-cell table:style-name="Default" table:formula="of:=[.AP24]" office:value-type="string" office:string-value="Economy" calcext:value-type="string">
            <text:p>Economy</text:p>
          </table:table-cell>
          <table:table-cell table:formula="of:=[.AQ36]" office:value-type="float" office:value="0.152185093908612" calcext:value-type="float">
            <text:p>0.1522</text:p>
          </table:table-cell>
          <table:table-cell table:style-name="ce6" table:formula="of:=[.AQ37]" office:value-type="float" office:value="0.0457959572866597" calcext:value-type="float">
            <text:p>0.0458</text:p>
          </table:table-cell>
          <table:table-cell table:style-name="ce6" table:formula="of:=[.AQ42]" office:value-type="float" office:value="0.127268198237452" calcext:value-type="float">
            <text:p>0.1273</text:p>
          </table:table-cell>
          <table:table-cell table:formula="of:=[.AQ43]" office:value-type="float" office:value="0.04623073371162" calcext:value-type="float">
            <text:p>0.0462</text:p>
          </table:table-cell>
          <table:table-cell office:value-type="float" office:value="0.78329" calcext:value-type="float">
            <text:p>0.7833</text:p>
          </table:table-cell>
          <table:table-cell table:style-name="ce12" table:formula="of:=1/[.L19]" office:value-type="float" office:value="1.27666636877785" calcext:value-type="float">
            <text:p>1.2767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AT24]" office:value-type="string" office:string-value="Homogeneity" calcext:value-type="string">
            <text:p>Homogeneity</text:p>
          </table:table-cell>
          <table:table-cell table:formula="of:=[.AV39]" office:value-type="float" office:value="0.171512552859331" calcext:value-type="float">
            <text:p>0.1715</text:p>
          </table:table-cell>
          <table:table-cell table:formula="of:=[.AU40]" office:value-type="float" office:value="0.144698334918605" calcext:value-type="float">
            <text:p>0.1447</text:p>
          </table:table-cell>
          <table:table-cell table:style-name="ce12" table:formula="of:=[.D20]/[.C20]" office:value-type="float" office:value="0.843660318188383" calcext:value-type="float">
            <text:p>0.8437</text:p>
          </table:table-cell>
          <table:table-cell table:style-name="Default"/>
          <table:table-cell table:style-name="Default" table:formula="of:=[.AT24]" office:value-type="string" office:string-value="Homogeneity" calcext:value-type="string">
            <text:p>Homogeneity</text:p>
          </table:table-cell>
          <table:table-cell table:formula="of:=[.AU36]" office:value-type="float" office:value="0.297504180234702" calcext:value-type="float">
            <text:p>0.2975</text:p>
          </table:table-cell>
          <table:table-cell table:style-name="ce6" table:formula="of:=[.AU37]" office:value-type="float" office:value="0.151955610942333" calcext:value-type="float">
            <text:p>0.1520</text:p>
          </table:table-cell>
          <table:table-cell table:style-name="ce6" table:formula="of:=[.AU42]" office:value-type="float" office:value="0.210815572170868" calcext:value-type="float">
            <text:p>0.2108</text:p>
          </table:table-cell>
          <table:table-cell table:formula="of:=[.AU43]" office:value-type="float" office:value="0.14298238597882" calcext:value-type="float">
            <text:p>0.1430</text:p>
          </table:table-cell>
          <table:table-cell office:value-type="float" office:value="0.76686" calcext:value-type="float">
            <text:p>0.7669</text:p>
          </table:table-cell>
          <table:table-cell table:style-name="ce12" table:formula="of:=1/[.L20]" office:value-type="float" office:value="1.30401898651644" calcext:value-type="float">
            <text:p>1.304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[.AX24]" office:value-type="string" office:string-value="Rhythm" calcext:value-type="string">
            <text:p>Rhythm</text:p>
          </table:table-cell>
          <table:table-cell table:formula="of:=[.AZ39]" office:value-type="float" office:value="0.0459121481976923" calcext:value-type="float">
            <text:p>0.0459</text:p>
          </table:table-cell>
          <table:table-cell table:formula="of:=[.AY40]" office:value-type="float" office:value="0.0997853999391576" calcext:value-type="float">
            <text:p>0.0998</text:p>
          </table:table-cell>
          <table:table-cell table:style-name="ce12" table:formula="of:=[.D21]/[.C21]" office:value-type="float" office:value="2.17339862882245" calcext:value-type="float">
            <text:p>2.1734</text:p>
          </table:table-cell>
          <table:table-cell table:style-name="Default"/>
          <table:table-cell table:style-name="Default" table:formula="of:=[.AX24]" office:value-type="string" office:string-value="Rhythm" calcext:value-type="string">
            <text:p>Rhythm</text:p>
          </table:table-cell>
          <table:table-cell table:formula="of:=[.AY36]" office:value-type="float" office:value="0.618629132677778" calcext:value-type="float">
            <text:p>0.6186</text:p>
          </table:table-cell>
          <table:table-cell table:style-name="ce6" table:formula="of:=[.AY37]" office:value-type="float" office:value="0.132794664226311" calcext:value-type="float">
            <text:p>0.1328</text:p>
          </table:table-cell>
          <table:table-cell table:style-name="ce6" table:formula="of:=[.AY42]" office:value-type="float" office:value="0.614152613521488" calcext:value-type="float">
            <text:p>0.6142</text:p>
          </table:table-cell>
          <table:table-cell table:formula="of:=[.AY43]" office:value-type="float" office:value="0.09760575501644" calcext:value-type="float">
            <text:p>0.0976</text:p>
          </table:table-cell>
          <table:table-cell office:value-type="float" office:value="0.84777" calcext:value-type="float">
            <text:p>0.8478</text:p>
          </table:table-cell>
          <table:table-cell table:style-name="ce12" table:formula="of:=1/[.L21]" office:value-type="float" office:value="1.17956521226276" calcext:value-type="float">
            <text:p>1.1796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*overlap coefficient was calculated in octave (normpdf function)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alance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Equilibrium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Symmetry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Sequence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Cohesion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Unity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Proportion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Simplicity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Density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Regularity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Economy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Homogeneity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Rhythm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</table:table-row>
        <table:table-row table:style-name="ro1">
          <table:table-cell/>
          <table:table-cell office:value-type="string" calcext:value-type="string">
            <text:p>a015</text:p>
          </table:table-cell>
          <table:table-cell office:value-type="float" office:value="0.9452617048" calcext:value-type="float">
            <text:p>0.9453</text:p>
          </table:table-cell>
          <table:table-cell office:value-type="float" office:value="0.0435098677" calcext:value-type="float">
            <text:p>0.0435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9870809762" calcext:value-type="float">
            <text:p>0.9871</text:p>
          </table:table-cell>
          <table:table-cell office:value-type="float" office:value="0.0101691023" calcext:value-type="float">
            <text:p>0.0102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7593914813" calcext:value-type="float">
            <text:p>0.7594</text:p>
          </table:table-cell>
          <table:table-cell office:value-type="float" office:value="0.0561810542" calcext:value-type="float">
            <text:p>0.0562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993243243243243" calcext:value-type="float">
            <text:p>0.9932</text:p>
          </table:table-cell>
          <table:table-cell office:value-type="float" office:value="0.0405405405405405" calcext:value-type="float">
            <text:p>0.0405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70453151340249" calcext:value-type="float">
            <text:p>0.7045</text:p>
          </table:table-cell>
          <table:table-cell office:value-type="float" office:value="0.0157335421219131" calcext:value-type="float">
            <text:p>0.0157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156931716691246" calcext:value-type="float">
            <text:p>0.1569</text:p>
          </table:table-cell>
          <table:table-cell office:value-type="float" office:value="0.0937439884522296" calcext:value-type="float">
            <text:p>0.0937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728172081402788" calcext:value-type="float">
            <text:p>0.7282</text:p>
          </table:table-cell>
          <table:table-cell office:value-type="float" office:value="0.0166198008571951" calcext:value-type="float">
            <text:p>0.0166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135143821348087" calcext:value-type="float">
            <text:p>0.1351</text:p>
          </table:table-cell>
          <table:table-cell office:value-type="float" office:value="0.0357070631504075" calcext:value-type="float">
            <text:p>0.0357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101169509673608" calcext:value-type="float">
            <text:p>0.1012</text:p>
          </table:table-cell>
          <table:table-cell office:value-type="float" office:value="0.0698244923595642" calcext:value-type="float">
            <text:p>0.0698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41988597692098" calcext:value-type="float">
            <text:p>0.4199</text:p>
          </table:table-cell>
          <table:table-cell office:value-type="float" office:value="0.107481124979968" calcext:value-type="float">
            <text:p>0.1075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100555563055563" calcext:value-type="float">
            <text:p>0.1006</text:p>
          </table:table-cell>
          <table:table-cell office:value-type="float" office:value="0.0241243424277293" calcext:value-type="float">
            <text:p>0.0241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236312984624416" calcext:value-type="float">
            <text:p>0.2363</text:p>
          </table:table-cell>
          <table:table-cell office:value-type="float" office:value="0.172965485714075" calcext:value-type="float">
            <text:p>0.1730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7961849572" calcext:value-type="float">
            <text:p>0.7962</text:p>
          </table:table-cell>
          <table:table-cell office:value-type="float" office:value="0.0513318282" calcext:value-type="float">
            <text:p>0.0513</text:p>
          </table:table-cell>
        </table:table-row>
        <table:table-row table:style-name="ro1">
          <table:table-cell/>
          <table:table-cell office:value-type="string" calcext:value-type="string">
            <text:p>a025</text:p>
          </table:table-cell>
          <table:table-cell office:value-type="float" office:value="0.9189425093" calcext:value-type="float">
            <text:p>0.9189</text:p>
          </table:table-cell>
          <table:table-cell office:value-type="float" office:value="0.0518907371" calcext:value-type="float">
            <text:p>0.0519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9855780673" calcext:value-type="float">
            <text:p>0.9856</text:p>
          </table:table-cell>
          <table:table-cell office:value-type="float" office:value="0.0100943908" calcext:value-type="float">
            <text:p>0.0101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5133442769" calcext:value-type="float">
            <text:p>0.5133</text:p>
          </table:table-cell>
          <table:table-cell office:value-type="float" office:value="0.0322677128" calcext:value-type="float">
            <text:p>0.0323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707642193228233" calcext:value-type="float">
            <text:p>0.7076</text:p>
          </table:table-cell>
          <table:table-cell office:value-type="float" office:value="0.0247202093608679" calcext:value-type="float">
            <text:p>0.0247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240458332914402" calcext:value-type="float">
            <text:p>0.2405</text:p>
          </table:table-cell>
          <table:table-cell office:value-type="float" office:value="0.170481502070133" calcext:value-type="float">
            <text:p>0.1705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797104781021908" calcext:value-type="float">
            <text:p>0.7971</text:p>
          </table:table-cell>
          <table:table-cell office:value-type="float" office:value="0.0384867527024626" calcext:value-type="float">
            <text:p>0.0385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252660742759894" calcext:value-type="float">
            <text:p>0.2527</text:p>
          </table:table-cell>
          <table:table-cell office:value-type="float" office:value="0.0694544174569353" calcext:value-type="float">
            <text:p>0.0695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0747757776329205" calcext:value-type="float">
            <text:p>0.0748</text:p>
          </table:table-cell>
          <table:table-cell office:value-type="float" office:value="0.0434802213624994" calcext:value-type="float">
            <text:p>0.0435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421212941099305" calcext:value-type="float">
            <text:p>0.4212</text:p>
          </table:table-cell>
          <table:table-cell office:value-type="float" office:value="0.114756153874237" calcext:value-type="float">
            <text:p>0.1148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199098124098124" calcext:value-type="float">
            <text:p>0.1991</text:p>
          </table:table-cell>
          <table:table-cell office:value-type="float" office:value="0.0608063112735638" calcext:value-type="float">
            <text:p>0.0608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320692039442039" calcext:value-type="float">
            <text:p>0.3207</text:p>
          </table:table-cell>
          <table:table-cell office:value-type="float" office:value="0.217759928610941" calcext:value-type="float">
            <text:p>0.2178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4751248716" calcext:value-type="float">
            <text:p>0.4751</text:p>
          </table:table-cell>
          <table:table-cell office:value-type="float" office:value="0.0294735627" calcext:value-type="float">
            <text:p>0.0295</text:p>
          </table:table-cell>
        </table:table-row>
        <table:table-row table:style-name="ro1">
          <table:table-cell/>
          <table:table-cell office:value-type="string" calcext:value-type="string">
            <text:p>a035</text:p>
          </table:table-cell>
          <table:table-cell office:value-type="float" office:value="0.9367673387" calcext:value-type="float">
            <text:p>0.9368</text:p>
          </table:table-cell>
          <table:table-cell office:value-type="float" office:value="0.0401026242" calcext:value-type="float">
            <text:p>0.0401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9863676111" calcext:value-type="float">
            <text:p>0.9864</text:p>
          </table:table-cell>
          <table:table-cell office:value-type="float" office:value="0.0096823478" calcext:value-type="float">
            <text:p>0.0097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6446170635" calcext:value-type="float">
            <text:p>0.6446</text:p>
          </table:table-cell>
          <table:table-cell office:value-type="float" office:value="0.0580977978" calcext:value-type="float">
            <text:p>0.0581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408088235294118" calcext:value-type="float">
            <text:p>0.4081</text:p>
          </table:table-cell>
          <table:table-cell office:value-type="float" office:value="0.146367862039665" calcext:value-type="float">
            <text:p>0.1464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781728367723084" calcext:value-type="float">
            <text:p>0.7817</text:p>
          </table:table-cell>
          <table:table-cell office:value-type="float" office:value="0.0326919673025825" calcext:value-type="float">
            <text:p>0.0327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115466184216299" calcext:value-type="float">
            <text:p>0.1155</text:p>
          </table:table-cell>
          <table:table-cell office:value-type="float" office:value="0.0440359129367764" calcext:value-type="float">
            <text:p>0.0440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810815641561511" calcext:value-type="float">
            <text:p>0.8108</text:p>
          </table:table-cell>
          <table:table-cell office:value-type="float" office:value="0.0272366556557763" calcext:value-type="float">
            <text:p>0.0272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15072412893329" calcext:value-type="float">
            <text:p>0.1507</text:p>
          </table:table-cell>
          <table:table-cell office:value-type="float" office:value="0.0332122440755698" calcext:value-type="float">
            <text:p>0.0332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116194620049855" calcext:value-type="float">
            <text:p>0.1162</text:p>
          </table:table-cell>
          <table:table-cell office:value-type="float" office:value="0.0718076374950418" calcext:value-type="float">
            <text:p>0.0718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36394910236822" calcext:value-type="float">
            <text:p>0.3639</text:p>
          </table:table-cell>
          <table:table-cell office:value-type="float" office:value="0.132149974366351" calcext:value-type="float">
            <text:p>0.1321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123343731431967" calcext:value-type="float">
            <text:p>0.1233</text:p>
          </table:table-cell>
          <table:table-cell office:value-type="float" office:value="0.0229695507840004" calcext:value-type="float">
            <text:p>0.0230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226960784313725" calcext:value-type="float">
            <text:p>0.2270</text:p>
          </table:table-cell>
          <table:table-cell office:value-type="float" office:value="0.229998272675704" calcext:value-type="float">
            <text:p>0.2300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6477812674" calcext:value-type="float">
            <text:p>0.6478</text:p>
          </table:table-cell>
          <table:table-cell office:value-type="float" office:value="0.0624449262" calcext:value-type="float">
            <text:p>0.0624</text:p>
          </table:table-cell>
        </table:table-row>
        <table:table-row table:style-name="ro1">
          <table:table-cell/>
          <table:table-cell office:value-type="string" calcext:value-type="string">
            <text:p>a045</text:p>
          </table:table-cell>
          <table:table-cell office:value-type="float" office:value="0.7118734668" calcext:value-type="float">
            <text:p>0.7119</text:p>
          </table:table-cell>
          <table:table-cell office:value-type="float" office:value="0.1717139142" calcext:value-type="float">
            <text:p>0.1717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97029643" calcext:value-type="float">
            <text:p>0.9703</text:p>
          </table:table-cell>
          <table:table-cell office:value-type="float" office:value="0.0149230308" calcext:value-type="float">
            <text:p>0.0149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5110156527" calcext:value-type="float">
            <text:p>0.5110</text:p>
          </table:table-cell>
          <table:table-cell office:value-type="float" office:value="0.0409076283" calcext:value-type="float">
            <text:p>0.0409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544642857142857" calcext:value-type="float">
            <text:p>0.5446</text:p>
          </table:table-cell>
          <table:table-cell office:value-type="float" office:value="0.231167824156326" calcext:value-type="float">
            <text:p>0.2312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709932395777789" calcext:value-type="float">
            <text:p>0.7099</text:p>
          </table:table-cell>
          <table:table-cell office:value-type="float" office:value="0.0517000980304636" calcext:value-type="float">
            <text:p>0.0517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373690646165221" calcext:value-type="float">
            <text:p>0.3737</text:p>
          </table:table-cell>
          <table:table-cell office:value-type="float" office:value="0.142078684046115" calcext:value-type="float">
            <text:p>0.1421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821523677822275" calcext:value-type="float">
            <text:p>0.8215</text:p>
          </table:table-cell>
          <table:table-cell office:value-type="float" office:value="0.0758351963816281" calcext:value-type="float">
            <text:p>0.0758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272356543832108" calcext:value-type="float">
            <text:p>0.2724</text:p>
          </table:table-cell>
          <table:table-cell office:value-type="float" office:value="0.126925326497467" calcext:value-type="float">
            <text:p>0.1269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200268107242897" calcext:value-type="float">
            <text:p>0.2003</text:p>
          </table:table-cell>
          <table:table-cell office:value-type="float" office:value="0.0841398631555651" calcext:value-type="float">
            <text:p>0.0841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36435031528049" calcext:value-type="float">
            <text:p>0.3644</text:p>
          </table:table-cell>
          <table:table-cell office:value-type="float" office:value="0.148871938040134" calcext:value-type="float">
            <text:p>0.1489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23766590306838" calcext:value-type="float">
            <text:p>0.2377</text:p>
          </table:table-cell>
          <table:table-cell office:value-type="float" office:value="0.123375375633889" calcext:value-type="float">
            <text:p>0.1234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658571428571429" calcext:value-type="float">
            <text:p>0.6586</text:p>
          </table:table-cell>
          <table:table-cell office:value-type="float" office:value="0.341799736267853" calcext:value-type="float">
            <text:p>0.3418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4688144705" calcext:value-type="float">
            <text:p>0.4688</text:p>
          </table:table-cell>
          <table:table-cell office:value-type="float" office:value="0.0341359876" calcext:value-type="float">
            <text:p>0.0341</text:p>
          </table:table-cell>
        </table:table-row>
        <table:table-row table:style-name="ro1">
          <table:table-cell/>
          <table:table-cell office:value-type="string" calcext:value-type="string">
            <text:p>a055</text:p>
          </table:table-cell>
          <table:table-cell office:value-type="float" office:value="0.8935844564" calcext:value-type="float">
            <text:p>0.8936</text:p>
          </table:table-cell>
          <table:table-cell office:value-type="float" office:value="0.0708075037" calcext:value-type="float">
            <text:p>0.0708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9825472242" calcext:value-type="float">
            <text:p>0.9825</text:p>
          </table:table-cell>
          <table:table-cell office:value-type="float" office:value="0.0120237929" calcext:value-type="float">
            <text:p>0.0120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5291025747" calcext:value-type="float">
            <text:p>0.5291</text:p>
          </table:table-cell>
          <table:table-cell office:value-type="float" office:value="0.0452949835" calcext:value-type="float">
            <text:p>0.0453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263157894736842" calcext:value-type="float">
            <text:p>0.2632</text:p>
          </table:table-cell>
          <table:table-cell office:value-type="float" office:value="0.055824219567359" calcext:value-type="float">
            <text:p>0.0558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747998467543002" calcext:value-type="float">
            <text:p>0.7480</text:p>
          </table:table-cell>
          <table:table-cell office:value-type="float" office:value="0.0418958968422622" calcext:value-type="float">
            <text:p>0.0419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242685172673372" calcext:value-type="float">
            <text:p>0.2427</text:p>
          </table:table-cell>
          <table:table-cell office:value-type="float" office:value="0.0889018607014846" calcext:value-type="float">
            <text:p>0.0889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793797738816678" calcext:value-type="float">
            <text:p>0.7938</text:p>
          </table:table-cell>
          <table:table-cell office:value-type="float" office:value="0.0380900388399639" calcext:value-type="float">
            <text:p>0.0381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154513528439377" calcext:value-type="float">
            <text:p>0.1545</text:p>
          </table:table-cell>
          <table:table-cell office:value-type="float" office:value="0.0530171983303719" calcext:value-type="float">
            <text:p>0.0530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139775068967119" calcext:value-type="float">
            <text:p>0.1398</text:p>
          </table:table-cell>
          <table:table-cell office:value-type="float" office:value="0.0747290646913505" calcext:value-type="float">
            <text:p>0.0747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383229008072638" calcext:value-type="float">
            <text:p>0.3832</text:p>
          </table:table-cell>
          <table:table-cell office:value-type="float" office:value="0.0984132292958332" calcext:value-type="float">
            <text:p>0.0984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127428992514462" calcext:value-type="float">
            <text:p>0.1274</text:p>
          </table:table-cell>
          <table:table-cell office:value-type="float" office:value="0.0452362210317896" calcext:value-type="float">
            <text:p>0.0452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135235392732219" calcext:value-type="float">
            <text:p>0.1352</text:p>
          </table:table-cell>
          <table:table-cell office:value-type="float" office:value="0.153263413267489" calcext:value-type="float">
            <text:p>0.1533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4708190705" calcext:value-type="float">
            <text:p>0.4708</text:p>
          </table:table-cell>
          <table:table-cell office:value-type="float" office:value="0.043159058" calcext:value-type="float">
            <text:p>0.0432</text:p>
          </table:table-cell>
        </table:table-row>
        <table:table-row table:style-name="ro1">
          <table:table-cell/>
          <table:table-cell office:value-type="string" calcext:value-type="string">
            <text:p>a065</text:p>
          </table:table-cell>
          <table:table-cell office:value-type="float" office:value="0.9328549042" calcext:value-type="float">
            <text:p>0.9329</text:p>
          </table:table-cell>
          <table:table-cell office:value-type="float" office:value="0.0378741266" calcext:value-type="float">
            <text:p>0.0379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9855458367" calcext:value-type="float">
            <text:p>0.9855</text:p>
          </table:table-cell>
          <table:table-cell office:value-type="float" office:value="0.0074076983" calcext:value-type="float">
            <text:p>0.0074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7878486115" calcext:value-type="float">
            <text:p>0.7878</text:p>
          </table:table-cell>
          <table:table-cell office:value-type="float" office:value="0.0632095908" calcext:value-type="float">
            <text:p>0.0632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985714285714286" calcext:value-type="float">
            <text:p>0.9857</text:p>
          </table:table-cell>
          <table:table-cell office:value-type="float" office:value="0.0580288457473997" calcext:value-type="float">
            <text:p>0.0580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70460906866869" calcext:value-type="float">
            <text:p>0.7046</text:p>
          </table:table-cell>
          <table:table-cell office:value-type="float" office:value="0.0148037225076911" calcext:value-type="float">
            <text:p>0.0148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212553807703238" calcext:value-type="float">
            <text:p>0.2126</text:p>
          </table:table-cell>
          <table:table-cell office:value-type="float" office:value="0.101932498747497" calcext:value-type="float">
            <text:p>0.1019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783686950884146" calcext:value-type="float">
            <text:p>0.7837</text:p>
          </table:table-cell>
          <table:table-cell office:value-type="float" office:value="0.0205577843138525" calcext:value-type="float">
            <text:p>0.0206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137085871317124" calcext:value-type="float">
            <text:p>0.1371</text:p>
          </table:table-cell>
          <table:table-cell office:value-type="float" office:value="0.0219886252788749" calcext:value-type="float">
            <text:p>0.0220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228533693255696" calcext:value-type="float">
            <text:p>0.2285</text:p>
          </table:table-cell>
          <table:table-cell office:value-type="float" office:value="0.105600943518391" calcext:value-type="float">
            <text:p>0.1056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510942846835704" calcext:value-type="float">
            <text:p>0.5109</text:p>
          </table:table-cell>
          <table:table-cell office:value-type="float" office:value="0.0976443651600081" calcext:value-type="float">
            <text:p>0.0976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102741702741703" calcext:value-type="float">
            <text:p>0.1027</text:p>
          </table:table-cell>
          <table:table-cell office:value-type="float" office:value="0.0136107052250483" calcext:value-type="float">
            <text:p>0.0136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187696995464853" calcext:value-type="float">
            <text:p>0.1877</text:p>
          </table:table-cell>
          <table:table-cell office:value-type="float" office:value="0.242633392723899" calcext:value-type="float">
            <text:p>0.2426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779073706" calcext:value-type="float">
            <text:p>0.7791</text:p>
          </table:table-cell>
          <table:table-cell office:value-type="float" office:value="0.053258004" calcext:value-type="float">
            <text:p>0.0533</text:p>
          </table:table-cell>
        </table:table-row>
        <table:table-row table:style-name="ro1">
          <table:table-cell/>
          <table:table-cell office:value-type="string" calcext:value-type="string">
            <text:p>a085</text:p>
          </table:table-cell>
          <table:table-cell office:value-type="float" office:value="0.9531161437" calcext:value-type="float">
            <text:p>0.9531</text:p>
          </table:table-cell>
          <table:table-cell office:value-type="float" office:value="0.0322753339" calcext:value-type="float">
            <text:p>0.0323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9899085611" calcext:value-type="float">
            <text:p>0.9899</text:p>
          </table:table-cell>
          <table:table-cell office:value-type="float" office:value="0.0076207168" calcext:value-type="float">
            <text:p>0.0076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6820586275" calcext:value-type="float">
            <text:p>0.6821</text:p>
          </table:table-cell>
          <table:table-cell office:value-type="float" office:value="0.0635136459" calcext:value-type="float">
            <text:p>0.0635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754166666666667" calcext:value-type="float">
            <text:p>0.7542</text:p>
          </table:table-cell>
          <table:table-cell office:value-type="float" office:value="0.0508606483988904" calcext:value-type="float">
            <text:p>0.0509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769885477941526" calcext:value-type="float">
            <text:p>0.7699</text:p>
          </table:table-cell>
          <table:table-cell office:value-type="float" office:value="0.0339262181558878" calcext:value-type="float">
            <text:p>0.0339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307423926235472" calcext:value-type="float">
            <text:p>0.3074</text:p>
          </table:table-cell>
          <table:table-cell office:value-type="float" office:value="0.165824406038991" calcext:value-type="float">
            <text:p>0.1658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839363641305768" calcext:value-type="float">
            <text:p>0.8394</text:p>
          </table:table-cell>
          <table:table-cell office:value-type="float" office:value="0.0443271504831855" calcext:value-type="float">
            <text:p>0.0443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228299948594066" calcext:value-type="float">
            <text:p>0.2283</text:p>
          </table:table-cell>
          <table:table-cell office:value-type="float" office:value="0.0603273837178456" calcext:value-type="float">
            <text:p>0.0603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0662039905363347" calcext:value-type="float">
            <text:p>0.0662</text:p>
          </table:table-cell>
          <table:table-cell office:value-type="float" office:value="0.0390578571353702" calcext:value-type="float">
            <text:p>0.0391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506018071643072" calcext:value-type="float">
            <text:p>0.5060</text:p>
          </table:table-cell>
          <table:table-cell office:value-type="float" office:value="0.109168013067059" calcext:value-type="float">
            <text:p>0.1092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176600529100529" calcext:value-type="float">
            <text:p>0.1766</text:p>
          </table:table-cell>
          <table:table-cell office:value-type="float" office:value="0.0539483587796883" calcext:value-type="float">
            <text:p>0.0539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355753156565657" calcext:value-type="float">
            <text:p>0.3558</text:p>
          </table:table-cell>
          <table:table-cell office:value-type="float" office:value="0.243468112006903" calcext:value-type="float">
            <text:p>0.2435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6751594297" calcext:value-type="float">
            <text:p>0.6752</text:p>
          </table:table-cell>
          <table:table-cell office:value-type="float" office:value="0.058294882" calcext:value-type="float">
            <text:p>0.0583</text:p>
          </table:table-cell>
        </table:table-row>
        <table:table-row table:style-name="ro1">
          <table:table-cell/>
          <table:table-cell office:value-type="string" calcext:value-type="string">
            <text:p>a105</text:p>
          </table:table-cell>
          <table:table-cell office:value-type="float" office:value="0.6642393303" calcext:value-type="float">
            <text:p>0.6642</text:p>
          </table:table-cell>
          <table:table-cell office:value-type="float" office:value="0.0365676043" calcext:value-type="float">
            <text:p>0.0366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9295432926" calcext:value-type="float">
            <text:p>0.9295</text:p>
          </table:table-cell>
          <table:table-cell office:value-type="float" office:value="0.0074776761" calcext:value-type="float">
            <text:p>0.0075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5587535919" calcext:value-type="float">
            <text:p>0.5588</text:p>
          </table:table-cell>
          <table:table-cell office:value-type="float" office:value="0.0347991495" calcext:value-type="float">
            <text:p>0.0348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741929470610768" calcext:value-type="float">
            <text:p>0.7419</text:p>
          </table:table-cell>
          <table:table-cell office:value-type="float" office:value="0.0228216705580471" calcext:value-type="float">
            <text:p>0.0228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116813979153654" calcext:value-type="float">
            <text:p>0.1168</text:p>
          </table:table-cell>
          <table:table-cell office:value-type="float" office:value="0.0409062855960408" calcext:value-type="float">
            <text:p>0.0409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77775876173754" calcext:value-type="float">
            <text:p>0.7778</text:p>
          </table:table-cell>
          <table:table-cell office:value-type="float" office:value="0.0337982907908451" calcext:value-type="float">
            <text:p>0.0338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208696675113301" calcext:value-type="float">
            <text:p>0.2087</text:p>
          </table:table-cell>
          <table:table-cell office:value-type="float" office:value="0.061231854150864" calcext:value-type="float">
            <text:p>0.0612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264335734305425" calcext:value-type="float">
            <text:p>0.2643</text:p>
          </table:table-cell>
          <table:table-cell office:value-type="float" office:value="0.0483379176045238" calcext:value-type="float">
            <text:p>0.0483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434709290524085" calcext:value-type="float">
            <text:p>0.4347</text:p>
          </table:table-cell>
          <table:table-cell office:value-type="float" office:value="0.114061229892603" calcext:value-type="float">
            <text:p>0.1141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158764488199972" calcext:value-type="float">
            <text:p>0.1588</text:p>
          </table:table-cell>
          <table:table-cell office:value-type="float" office:value="0.0437129411837951" calcext:value-type="float">
            <text:p>0.0437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242339972673114" calcext:value-type="float">
            <text:p>0.2423</text:p>
          </table:table-cell>
          <table:table-cell office:value-type="float" office:value="0.176888117085954" calcext:value-type="float">
            <text:p>0.1769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5415517887" calcext:value-type="float">
            <text:p>0.5416</text:p>
          </table:table-cell>
          <table:table-cell office:value-type="float" office:value="0.0319422642" calcext:value-type="float">
            <text:p>0.0319</text:p>
          </table:table-cell>
        </table:table-row>
        <table:table-row table:style-name="ro1">
          <table:table-cell/>
          <table:table-cell office:value-type="string" calcext:value-type="string">
            <text:p>a115</text:p>
          </table:table-cell>
          <table:table-cell office:value-type="float" office:value="0.9023856637" calcext:value-type="float">
            <text:p>0.9024</text:p>
          </table:table-cell>
          <table:table-cell office:value-type="float" office:value="0.0424063935" calcext:value-type="float">
            <text:p>0.0424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9763100698" calcext:value-type="float">
            <text:p>0.9763</text:p>
          </table:table-cell>
          <table:table-cell office:value-type="float" office:value="0.0110649652" calcext:value-type="float">
            <text:p>0.0111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6854370076" calcext:value-type="float">
            <text:p>0.6854</text:p>
          </table:table-cell>
          <table:table-cell office:value-type="float" office:value="0.0409504036" calcext:value-type="float">
            <text:p>0.0410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833333333333333" calcext:value-type="float">
            <text:p>0.8333</text:p>
          </table:table-cell>
          <table:table-cell office:value-type="float" office:value="0.117851130197758" calcext:value-type="float">
            <text:p>0.1179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794298404650233" calcext:value-type="float">
            <text:p>0.7943</text:p>
          </table:table-cell>
          <table:table-cell office:value-type="float" office:value="0.0312069173739619" calcext:value-type="float">
            <text:p>0.0312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154117866593431" calcext:value-type="float">
            <text:p>0.1541</text:p>
          </table:table-cell>
          <table:table-cell office:value-type="float" office:value="0.0796604440482831" calcext:value-type="float">
            <text:p>0.0797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883640272976444" calcext:value-type="float">
            <text:p>0.8836</text:p>
          </table:table-cell>
          <table:table-cell office:value-type="float" office:value="0.039774347760788" calcext:value-type="float">
            <text:p>0.0398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182030184469813" calcext:value-type="float">
            <text:p>0.1820</text:p>
          </table:table-cell>
          <table:table-cell office:value-type="float" office:value="0.0329295154451499" calcext:value-type="float">
            <text:p>0.0329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2289519384468" calcext:value-type="float">
            <text:p>0.2290</text:p>
          </table:table-cell>
          <table:table-cell office:value-type="float" office:value="0.0950146656276113" calcext:value-type="float">
            <text:p>0.0950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412789378019641" calcext:value-type="float">
            <text:p>0.4128</text:p>
          </table:table-cell>
          <table:table-cell office:value-type="float" office:value="0.0715528780816888" calcext:value-type="float">
            <text:p>0.0716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143466810966811" calcext:value-type="float">
            <text:p>0.1435</text:p>
          </table:table-cell>
          <table:table-cell office:value-type="float" office:value="0.0256411218364365" calcext:value-type="float">
            <text:p>0.0256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313974867724868" calcext:value-type="float">
            <text:p>0.3140</text:p>
          </table:table-cell>
          <table:table-cell office:value-type="float" office:value="0.201234860972266" calcext:value-type="float">
            <text:p>0.2012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7131526325" calcext:value-type="float">
            <text:p>0.7132</text:p>
          </table:table-cell>
          <table:table-cell office:value-type="float" office:value="0.0309396831" calcext:value-type="float">
            <text:p>0.0309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style-name="ce1" office:value-type="string" calcext:value-type="string">
            <text:p>well</text:p>
          </table:table-cell>
          <table:table-cell table:style-name="ce5" office:value-type="string" calcext:value-type="string">
            <text:p>avg</text:p>
          </table:table-cell>
          <table:table-cell table:style-name="ce7" table:formula="of:=AVERAGE([.C26:.C34])" office:value-type="float" office:value="0.873225057544444" calcext:value-type="float">
            <text:p>0.8732</text:p>
          </table:table-cell>
          <table:table-cell table:style-name="ce7" table:formula="of:=AVERAGE([.D26:.D34])" office:value-type="float" office:value="0.0585720116888889" calcext:value-type="float">
            <text:p>0.0586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G26:.G34])" office:value-type="float" office:value="0.977019785444444" calcext:value-type="float">
            <text:p>0.9770</text:p>
          </table:table-cell>
          <table:table-cell table:style-name="ce7" table:formula="of:=AVERAGE([.H26:.H34])" office:value-type="float" office:value="0.0100515245555556" calcext:value-type="float">
            <text:p>0.0101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K26:.K34])" office:value-type="float" office:value="0.630174320844444" calcext:value-type="float">
            <text:p>0.6302</text:p>
          </table:table-cell>
          <table:table-cell table:style-name="ce7" table:formula="of:=AVERAGE([.L26:.L34])" office:value-type="float" office:value="0.0483579962666667" calcext:value-type="float">
            <text:p>0.0484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O26:.O34])" office:value-type="float" office:value="0.753594057347927" calcext:value-type="float">
            <text:p>0.7536</text:p>
          </table:table-cell>
          <table:table-cell table:style-name="ce7" table:formula="of:=AVERAGE([.P26:.P34])" office:value-type="float" office:value="0.0778490078497709" calcext:value-type="float">
            <text:p>0.0778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S26:.S34])" office:value-type="float" office:value="0.740283928838424" calcext:value-type="float">
            <text:p>0.7403</text:p>
          </table:table-cell>
          <table:table-cell table:style-name="ce7" table:formula="of:=AVERAGE([.T26:.T34])" office:value-type="float" office:value="0.0299444713615197" calcext:value-type="float">
            <text:p>0.0299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W26:.W34])" office:value-type="float" office:value="0.213349070260704" calcext:value-type="float">
            <text:p>0.2133</text:p>
          </table:table-cell>
          <table:table-cell table:style-name="ce7" table:formula="of:=AVERAGE([.X26:.X34])" office:value-type="float" office:value="0.103062842515283" calcext:value-type="float">
            <text:p>0.1031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AA26:.AA34])" office:value-type="float" office:value="0.80398483861434" calcext:value-type="float">
            <text:p>0.8040</text:p>
          </table:table-cell>
          <table:table-cell table:style-name="ce7" table:formula="of:=AVERAGE([.AB26:.AB34])" office:value-type="float" office:value="0.0371917797539663" calcext:value-type="float">
            <text:p>0.0372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AE26:.AE34])" office:value-type="float" office:value="0.191279049423007" calcext:value-type="float">
            <text:p>0.1913</text:p>
          </table:table-cell>
          <table:table-cell table:style-name="ce7" table:formula="of:=AVERAGE([.AF26:.AF34])" office:value-type="float" office:value="0.0549770697892762" calcext:value-type="float">
            <text:p>0.0550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AI26:.AI34])" office:value-type="float" office:value="0.157800937790073" calcext:value-type="float">
            <text:p>0.1578</text:p>
          </table:table-cell>
          <table:table-cell table:style-name="ce7" table:formula="of:=AVERAGE([.AJ26:.AJ34])" office:value-type="float" office:value="0.0702214069944353" calcext:value-type="float">
            <text:p>0.0702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AM26:.AM34])" office:value-type="float" office:value="0.424120770084904" calcext:value-type="float">
            <text:p>0.4241</text:p>
          </table:table-cell>
          <table:table-cell table:style-name="ce7" table:formula="of:=AVERAGE([.AN26:.AN34])" office:value-type="float" office:value="0.110455434084209" calcext:value-type="float">
            <text:p>0.1105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AQ26:.AQ34])" office:value-type="float" office:value="0.152185093908612" calcext:value-type="float">
            <text:p>0.1522</text:p>
          </table:table-cell>
          <table:table-cell table:style-name="ce7" table:formula="of:=AVERAGE([.AR26:.AR34])" office:value-type="float" office:value="0.04593610313066" calcext:value-type="float">
            <text:p>0.0459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AU26:.AU34])" office:value-type="float" office:value="0.297504180234702" calcext:value-type="float">
            <text:p>0.2975</text:p>
          </table:table-cell>
          <table:table-cell table:style-name="ce7" table:formula="of:=AVERAGE([.AV26:.AV34])" office:value-type="float" office:value="0.220001257702787" calcext:value-type="float">
            <text:p>0.2200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7" table:formula="of:=AVERAGE([.AY26:.AY34])" office:value-type="float" office:value="0.618629132677778" calcext:value-type="float">
            <text:p>0.6186</text:p>
          </table:table-cell>
          <table:table-cell table:style-name="ce7" table:formula="of:=AVERAGE([.AZ26:.AZ34])" office:value-type="float" office:value="0.0438866884444444" calcext:value-type="float">
            <text:p>0.0439</text:p>
          </table:table-cell>
        </table:table-row>
        <table:table-row table:style-name="ro1"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C26:.C34])" office:value-type="float" office:value="0.10737172916866" calcext:value-type="float">
            <text:p>0.1074</text:p>
          </table:table-cell>
          <table:table-cell table:style-name="ce7" table:formula="of:=STDEV([.D26:.D34])" office:value-type="float" office:value="0.0439159169896395" calcext:value-type="float">
            <text:p>0.0439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G26:.G34])" office:value-type="float" office:value="0.0188113823152048" calcext:value-type="float">
            <text:p>0.0188</text:p>
          </table:table-cell>
          <table:table-cell table:style-name="ce7" table:formula="of:=STDEV([.H26:.H34])" office:value-type="float" office:value="0.00245773702966556" calcext:value-type="float">
            <text:p>0.0025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K26:.K34])" office:value-type="float" office:value="0.106464349011521" calcext:value-type="float">
            <text:p>0.1065</text:p>
          </table:table-cell>
          <table:table-cell table:style-name="ce7" table:formula="of:=STDEV([.L26:.L34])" office:value-type="float" office:value="0.0120873361011137" calcext:value-type="float">
            <text:p>0.0121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O26:.O34])" office:value-type="float" office:value="0.283430877071171" calcext:value-type="float">
            <text:p>0.2834</text:p>
          </table:table-cell>
          <table:table-cell table:style-name="ce7" table:formula="of:=STDEV([.P26:.P34])" office:value-type="float" office:value="0.0749339893300539" calcext:value-type="float">
            <text:p>0.0749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S26:.S34])" office:value-type="float" office:value="0.0355515612465741" calcext:value-type="float">
            <text:p>0.0356</text:p>
          </table:table-cell>
          <table:table-cell table:style-name="ce7" table:formula="of:=STDEV([.T26:.T34])" office:value-type="float" office:value="0.0119914587552994" calcext:value-type="float">
            <text:p>0.0120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W26:.W34])" office:value-type="float" office:value="0.0878542738190849" calcext:value-type="float">
            <text:p>0.0879</text:p>
          </table:table-cell>
          <table:table-cell table:style-name="ce7" table:formula="of:=STDEV([.X26:.X34])" office:value-type="float" office:value="0.0476844651904763" calcext:value-type="float">
            <text:p>0.0477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AA26:.AA34])" office:value-type="float" office:value="0.0432281973346032" calcext:value-type="float">
            <text:p>0.0432</text:p>
          </table:table-cell>
          <table:table-cell table:style-name="ce7" table:formula="of:=STDEV([.AB26:.AB34])" office:value-type="float" office:value="0.0171897390509547" calcext:value-type="float">
            <text:p>0.0172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AE26:.AE34])" office:value-type="float" office:value="0.0514601836774912" calcext:value-type="float">
            <text:p>0.0515</text:p>
          </table:table-cell>
          <table:table-cell table:style-name="ce7" table:formula="of:=STDEV([.AF26:.AF34])" office:value-type="float" office:value="0.0313789488341721" calcext:value-type="float">
            <text:p>0.0314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AI26:.AI34])" office:value-type="float" office:value="0.0739636947923381" calcext:value-type="float">
            <text:p>0.0740</text:p>
          </table:table-cell>
          <table:table-cell table:style-name="ce7" table:formula="of:=STDEV([.AJ26:.AJ34])" office:value-type="float" office:value="0.0230441920645154" calcext:value-type="float">
            <text:p>0.0230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AM26:.AM34])" office:value-type="float" office:value="0.0540571690798397" calcext:value-type="float">
            <text:p>0.0541</text:p>
          </table:table-cell>
          <table:table-cell table:style-name="ce7" table:formula="of:=STDEV([.AN26:.AN34])" office:value-type="float" office:value="0.0218261019841246" calcext:value-type="float">
            <text:p>0.0218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AQ26:.AQ34])" office:value-type="float" office:value="0.0457959572866597" calcext:value-type="float">
            <text:p>0.0458</text:p>
          </table:table-cell>
          <table:table-cell table:style-name="ce7" table:formula="of:=STDEV([.AR26:.AR34])" office:value-type="float" office:value="0.0330674038665063" calcext:value-type="float">
            <text:p>0.0331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AU26:.AU34])" office:value-type="float" office:value="0.151955610942333" calcext:value-type="float">
            <text:p>0.1520</text:p>
          </table:table-cell>
          <table:table-cell table:style-name="ce7" table:formula="of:=STDEV([.AV26:.AV34])" office:value-type="float" office:value="0.0557673339625383" calcext:value-type="float">
            <text:p>0.0558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AY26:.AY34])" office:value-type="float" office:value="0.132794664226311" calcext:value-type="float">
            <text:p>0.1328</text:p>
          </table:table-cell>
          <table:table-cell table:style-name="ce7" table:formula="of:=STDEV([.AZ26:.AZ34])" office:value-type="float" office:value="0.012791080466553" calcext:value-type="float">
            <text:p>0.0128</text:p>
          </table:table-cell>
        </table:table-row>
        <table:table-row table:style-name="ro1"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5" office:value-type="string" calcext:value-type="string">
            <text:p>avg</text:p>
          </table:table-cell>
          <table:table-cell table:style-name="ce9" table:formula="of:=AVERAGE([.C26:.C34];[.C45:.C165])" office:value-type="float" office:value="0.844912558351539" calcext:value-type="float">
            <text:p>0.8449</text:p>
          </table:table-cell>
          <table:table-cell table:style-name="ce9" table:formula="of:=AVERAGE([.D26:.D34];[.D45:.D165])" office:value-type="float" office:value="0.0721930429476923" calcext:value-type="float">
            <text:p>0.0722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G26:.G34];[.G45:.G165])" office:value-type="float" office:value="0.968087525193077" calcext:value-type="float">
            <text:p>0.9681</text:p>
          </table:table-cell>
          <table:table-cell table:style-name="ce9" table:formula="of:=AVERAGE([.H26:.H34];[.H45:.H165])" office:value-type="float" office:value="0.0155644662861538" calcext:value-type="float">
            <text:p>0.0156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K26:.K34];[.K45:.K165])" office:value-type="float" office:value="0.623195054824615" calcext:value-type="float">
            <text:p>0.6232</text:p>
          </table:table-cell>
          <table:table-cell table:style-name="ce9" table:formula="of:=AVERAGE([.L26:.L34];[.L45:.L165])" office:value-type="float" office:value="0.0442418241869231" calcext:value-type="float">
            <text:p>0.0442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O26:.O34];[.O45:.O165])" office:value-type="float" office:value="0.754708615997253" calcext:value-type="float">
            <text:p>0.7547</text:p>
          </table:table-cell>
          <table:table-cell table:style-name="ce9" table:formula="of:=AVERAGE([.P26:.P34];[.P45:.P165])" office:value-type="float" office:value="0.112450336876408" calcext:value-type="float">
            <text:p>0.1125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S26:.S34];[.S45:.S165])" office:value-type="float" office:value="0.756444648153879" calcext:value-type="float">
            <text:p>0.7564</text:p>
          </table:table-cell>
          <table:table-cell table:style-name="ce9" table:formula="of:=AVERAGE([.T26:.T34];[.T45:.T165])" office:value-type="float" office:value="0.0292312563881833" calcext:value-type="float">
            <text:p>0.0292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W26:.W34];[.W45:.W165])" office:value-type="float" office:value="0.212593012320031" calcext:value-type="float">
            <text:p>0.2126</text:p>
          </table:table-cell>
          <table:table-cell table:style-name="ce9" table:formula="of:=AVERAGE([.X26:.X34];[.X45:.X165])" office:value-type="float" office:value="0.0896801825050633" calcext:value-type="float">
            <text:p>0.0897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AA26:.AA34];[.AA45:.AA165])" office:value-type="float" office:value="0.818936194731345" calcext:value-type="float">
            <text:p>0.8189</text:p>
          </table:table-cell>
          <table:table-cell table:style-name="ce9" table:formula="of:=AVERAGE([.AB26:.AB34];[.AB45:.AB165])" office:value-type="float" office:value="0.0319290436139736" calcext:value-type="float">
            <text:p>0.0319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AE26:.AE34];[.AE45:.AE165])" office:value-type="float" office:value="0.158426532147258" calcext:value-type="float">
            <text:p>0.1584</text:p>
          </table:table-cell>
          <table:table-cell table:style-name="ce9" table:formula="of:=AVERAGE([.AF26:.AF34];[.AF45:.AF165])" office:value-type="float" office:value="0.0459315859210727" calcext:value-type="float">
            <text:p>0.0459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AI26:.AI34];[.AI45:.AI165])" office:value-type="float" office:value="0.312463520405573" calcext:value-type="float">
            <text:p>0.3125</text:p>
          </table:table-cell>
          <table:table-cell table:style-name="ce9" table:formula="of:=AVERAGE([.AJ26:.AJ34];[.AJ45:.AJ165])" office:value-type="float" office:value="0.0975092310079334" calcext:value-type="float">
            <text:p>0.0975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AM26:.AM34];[.AM45:.AM165])" office:value-type="float" office:value="0.423274360139381" calcext:value-type="float">
            <text:p>0.4233</text:p>
          </table:table-cell>
          <table:table-cell table:style-name="ce9" table:formula="of:=AVERAGE([.AN26:.AN34];[.AN45:.AN165])" office:value-type="float" office:value="0.110083471302796" calcext:value-type="float">
            <text:p>0.1101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AQ26:.AQ34];[.AQ45:.AQ165])" office:value-type="float" office:value="0.128993214091609" calcext:value-type="float">
            <text:p>0.1290</text:p>
          </table:table-cell>
          <table:table-cell table:style-name="ce9" table:formula="of:=AVERAGE([.AR26:.AR34];[.AR45:.AR165])" office:value-type="float" office:value="0.0383085894566904" calcext:value-type="float">
            <text:p>0.0383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AU26:.AU34];[.AU45:.AU165])" office:value-type="float" office:value="0.216817091190672" calcext:value-type="float">
            <text:p>0.2168</text:p>
          </table:table-cell>
          <table:table-cell table:style-name="ce9" table:formula="of:=AVERAGE([.AV26:.AV34];[.AV45:.AV165])" office:value-type="float" office:value="0.171512552859331" calcext:value-type="float">
            <text:p>0.1715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9" table:formula="of:=AVERAGE([.AY26:.AY34];[.AY45:.AY165])" office:value-type="float" office:value="0.614462526386154" calcext:value-type="float">
            <text:p>0.6145</text:p>
          </table:table-cell>
          <table:table-cell table:style-name="ce9" table:formula="of:=AVERAGE([.AZ26:.AZ34];[.AZ45:.AZ165])" office:value-type="float" office:value="0.0459121481976923" calcext:value-type="float">
            <text:p>0.0459</text:p>
          </table:table-cell>
        </table:table-row>
        <table:table-row table:style-name="ro1"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C26:.C34];[.C45:.C165])" office:value-type="float" office:value="0.10714804556195" calcext:value-type="float">
            <text:p>0.1071</text:p>
          </table:table-cell>
          <table:table-cell table:style-name="ce9" table:formula="of:=STDEV([.D26:.D34];[.D45:.D165])" office:value-type="float" office:value="0.0472499550707836" calcext:value-type="float">
            <text:p>0.0472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G26:.G34];[.G45:.G165])" office:value-type="float" office:value="0.0241552058999387" calcext:value-type="float">
            <text:p>0.0242</text:p>
          </table:table-cell>
          <table:table-cell table:style-name="ce9" table:formula="of:=STDEV([.H26:.H34];[.H45:.H165])" office:value-type="float" office:value="0.0110418052785445" calcext:value-type="float">
            <text:p>0.0110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K26:.K34];[.K45:.K165])" office:value-type="float" office:value="0.076665150485449" calcext:value-type="float">
            <text:p>0.0767</text:p>
          </table:table-cell>
          <table:table-cell table:style-name="ce9" table:formula="of:=STDEV([.L26:.L34];[.L45:.L165])" office:value-type="float" office:value="0.018160405968517" calcext:value-type="float">
            <text:p>0.0182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O26:.O34];[.O45:.O165])" office:value-type="float" office:value="0.215224296074221" calcext:value-type="float">
            <text:p>0.2152</text:p>
          </table:table-cell>
          <table:table-cell table:style-name="ce9" table:formula="of:=STDEV([.P26:.P34];[.P45:.P165])" office:value-type="float" office:value="0.0817874767889164" calcext:value-type="float">
            <text:p>0.0818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S26:.S34];[.S45:.S165])" office:value-type="float" office:value="0.0658104382596864" calcext:value-type="float">
            <text:p>0.0658</text:p>
          </table:table-cell>
          <table:table-cell table:style-name="ce9" table:formula="of:=STDEV([.T26:.T34];[.T45:.T165])" office:value-type="float" office:value="0.0165824238299487" calcext:value-type="float">
            <text:p>0.0166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W26:.W34];[.W45:.W165])" office:value-type="float" office:value="0.110563497935004" calcext:value-type="float">
            <text:p>0.1106</text:p>
          </table:table-cell>
          <table:table-cell table:style-name="ce9" table:formula="of:=STDEV([.X26:.X34];[.X45:.X165])" office:value-type="float" office:value="0.0409931649213457" calcext:value-type="float">
            <text:p>0.0410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AA26:.AA34];[.AA45:.AA165])" office:value-type="float" office:value="0.0703918493992096" calcext:value-type="float">
            <text:p>0.0704</text:p>
          </table:table-cell>
          <table:table-cell table:style-name="ce9" table:formula="of:=STDEV([.AB26:.AB34];[.AB45:.AB165])" office:value-type="float" office:value="0.0147000651535252" calcext:value-type="float">
            <text:p>0.0147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AE26:.AE34];[.AE45:.AE165])" office:value-type="float" office:value="0.0542600755772168" calcext:value-type="float">
            <text:p>0.0543</text:p>
          </table:table-cell>
          <table:table-cell table:style-name="ce9" table:formula="of:=STDEV([.AF26:.AF34];[.AF45:.AF165])" office:value-type="float" office:value="0.0265637335754089" calcext:value-type="float">
            <text:p>0.0266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AI26:.AI34];[.AI45:.AI165])" office:value-type="float" office:value="0.176922001134555" calcext:value-type="float">
            <text:p>0.1769</text:p>
          </table:table-cell>
          <table:table-cell table:style-name="ce9" table:formula="of:=STDEV([.AJ26:.AJ34];[.AJ45:.AJ165])" office:value-type="float" office:value="0.0582415001583588" calcext:value-type="float">
            <text:p>0.0582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AM26:.AM34];[.AM45:.AM165])" office:value-type="float" office:value="0.0904291911591245" calcext:value-type="float">
            <text:p>0.0904</text:p>
          </table:table-cell>
          <table:table-cell table:style-name="ce9" table:formula="of:=STDEV([.AN26:.AN34];[.AN45:.AN165])" office:value-type="float" office:value="0.0200583944000819" calcext:value-type="float">
            <text:p>0.0201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AQ26:.AQ34];[.AQ45:.AQ165])" office:value-type="float" office:value="0.0464601749288874" calcext:value-type="float">
            <text:p>0.0465</text:p>
          </table:table-cell>
          <table:table-cell table:style-name="ce9" table:formula="of:=STDEV([.AR26:.AR34];[.AR45:.AR165])" office:value-type="float" office:value="0.0262281826384733" calcext:value-type="float">
            <text:p>0.0262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AU26:.AU34];[.AU45:.AU165])" office:value-type="float" office:value="0.144698334918605" calcext:value-type="float">
            <text:p>0.1447</text:p>
          </table:table-cell>
          <table:table-cell table:style-name="ce9" table:formula="of:=STDEV([.AV26:.AV34];[.AV45:.AV165])" office:value-type="float" office:value="0.0794789132846384" calcext:value-type="float">
            <text:p>0.0795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AY26:.AY34];[.AY45:.AY165])" office:value-type="float" office:value="0.0997853999391576" calcext:value-type="float">
            <text:p>0.0998</text:p>
          </table:table-cell>
          <table:table-cell table:style-name="ce9" table:formula="of:=STDEV([.AZ26:.AZ34];[.AZ45:.AZ165])" office:value-type="float" office:value="0.0202660947579141" calcext:value-type="float">
            <text:p>0.0203</text:p>
          </table:table-cell>
        </table:table-row>
        <table:table-row table:style-name="ro1"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  <table:table-cell/>
          <table:table-cell table:style-name="ce5"/>
          <table:table-cell table:style-name="ce8" table:number-columns-repeated="2"/>
        </table:table-row>
        <table:table-row table:style-name="ro1">
          <table:table-cell table:style-name="ce1" office:value-type="string" calcext:value-type="string">
            <text:p>rand</text:p>
          </table:table-cell>
          <table:table-cell table:style-name="ce5" office:value-type="string" calcext:value-type="string">
            <text:p>avg</text:p>
          </table:table-cell>
          <table:table-cell table:style-name="ce10" table:formula="of:=AVERAGE([.C45:.C165])" office:value-type="float" office:value="0.842806669981818" calcext:value-type="float">
            <text:p>0.8428</text:p>
          </table:table-cell>
          <table:table-cell table:style-name="ce10" table:formula="of:=AVERAGE([.D45:.D165])" office:value-type="float" office:value="0.0732061775041322" calcext:value-type="float">
            <text:p>0.0732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G45:.G165])" office:value-type="float" office:value="0.967423142199174" calcext:value-type="float">
            <text:p>0.9674</text:p>
          </table:table-cell>
          <table:table-cell table:style-name="ce10" table:formula="of:=AVERAGE([.H45:.H165])" office:value-type="float" office:value="0.0159745198033058" calcext:value-type="float">
            <text:p>0.0160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K45:.K165])" office:value-type="float" office:value="0.622675935864463" calcext:value-type="float">
            <text:p>0.6227</text:p>
          </table:table-cell>
          <table:table-cell table:style-name="ce10" table:formula="of:=AVERAGE([.L45:.L165])" office:value-type="float" office:value="0.0439356626272727" calcext:value-type="float">
            <text:p>0.0439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O45:.O165])" office:value-type="float" office:value="0.754791517053814" calcext:value-type="float">
            <text:p>0.7548</text:p>
          </table:table-cell>
          <table:table-cell table:style-name="ce10" table:formula="of:=AVERAGE([.P45:.P165])" office:value-type="float" office:value="0.115023989448638" calcext:value-type="float">
            <text:p>0.1150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S45:.S165])" office:value-type="float" office:value="0.757646685127755" calcext:value-type="float">
            <text:p>0.7576</text:p>
          </table:table-cell>
          <table:table-cell table:style-name="ce10" table:formula="of:=AVERAGE([.T45:.T165])" office:value-type="float" office:value="0.0291782073405797" calcext:value-type="float">
            <text:p>0.0292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W45:.W165])" office:value-type="float" office:value="0.212536776605436" calcext:value-type="float">
            <text:p>0.2125</text:p>
          </table:table-cell>
          <table:table-cell table:style-name="ce10" table:formula="of:=AVERAGE([.X45:.X165])" office:value-type="float" office:value="0.0886847780414932" calcext:value-type="float">
            <text:p>0.0887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AA45:.AA165])" office:value-type="float" office:value="0.820048279070627" calcext:value-type="float">
            <text:p>0.8200</text:p>
          </table:table-cell>
          <table:table-cell table:style-name="ce10" table:formula="of:=AVERAGE([.AB45:.AB165])" office:value-type="float" office:value="0.0315376004300072" calcext:value-type="float">
            <text:p>0.0315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AE45:.AE165])" office:value-type="float" office:value="0.15598295648212" calcext:value-type="float">
            <text:p>0.1560</text:p>
          </table:table-cell>
          <table:table-cell table:style-name="ce10" table:formula="of:=AVERAGE([.AF45:.AF165])" office:value-type="float" office:value="0.0452587813358344" calcext:value-type="float">
            <text:p>0.0453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AI45:.AI165])" office:value-type="float" office:value="0.323967348864577" calcext:value-type="float">
            <text:p>0.3240</text:p>
          </table:table-cell>
          <table:table-cell table:style-name="ce10" table:formula="of:=AVERAGE([.AJ45:.AJ165])" office:value-type="float" office:value="0.0995389038684416" calcext:value-type="float">
            <text:p>0.0995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AM45:.AM165])" office:value-type="float" office:value="0.423211404027731" calcext:value-type="float">
            <text:p>0.4232</text:p>
          </table:table-cell>
          <table:table-cell table:style-name="ce10" table:formula="of:=AVERAGE([.AN45:.AN165])" office:value-type="float" office:value="0.110055804649633" calcext:value-type="float">
            <text:p>0.1101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AQ45:.AQ165])" office:value-type="float" office:value="0.127268198237452" calcext:value-type="float">
            <text:p>0.1273</text:p>
          </table:table-cell>
          <table:table-cell table:style-name="ce10" table:formula="of:=AVERAGE([.AR45:.AR165])" office:value-type="float" office:value="0.0377412537288744" calcext:value-type="float">
            <text:p>0.0377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AU45:.AU165])" office:value-type="float" office:value="0.210815572170868" calcext:value-type="float">
            <text:p>0.2108</text:p>
          </table:table-cell>
          <table:table-cell table:style-name="ce10" table:formula="of:=AVERAGE([.AV45:.AV165])" office:value-type="float" office:value="0.167905954978412" calcext:value-type="float">
            <text:p>0.1679</text:p>
          </table:table-cell>
          <table:table-cell/>
          <table:table-cell table:style-name="ce5" office:value-type="string" calcext:value-type="string">
            <text:p>avg</text:p>
          </table:table-cell>
          <table:table-cell table:style-name="ce10" table:formula="of:=AVERAGE([.AY45:.AY165])" office:value-type="float" office:value="0.614152613521488" calcext:value-type="float">
            <text:p>0.6142</text:p>
          </table:table-cell>
          <table:table-cell table:style-name="ce10" table:formula="of:=AVERAGE([.AZ45:.AZ165])" office:value-type="float" office:value="0.0460628022289256" calcext:value-type="float">
            <text:p>0.0461</text:p>
          </table:table-cell>
        </table:table-row>
        <table:table-row table:style-name="ro1"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C45:.C165])" office:value-type="float" office:value="0.107278076440856" calcext:value-type="float">
            <text:p>0.1073</text:p>
          </table:table-cell>
          <table:table-cell table:style-name="ce10" table:formula="of:=STDEV([.D45:.D165])" office:value-type="float" office:value="0.0475023824665824" calcext:value-type="float">
            <text:p>0.0475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G45:.G165])" office:value-type="float" office:value="0.0244379691131275" calcext:value-type="float">
            <text:p>0.0244</text:p>
          </table:table-cell>
          <table:table-cell table:style-name="ce10" table:formula="of:=STDEV([.H45:.H165])" office:value-type="float" office:value="0.0113231572863975" calcext:value-type="float">
            <text:p>0.0113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K45:.K165])" office:value-type="float" office:value="0.0745573092588496" calcext:value-type="float">
            <text:p>0.0746</text:p>
          </table:table-cell>
          <table:table-cell table:style-name="ce10" table:formula="of:=STDEV([.L45:.L165])" office:value-type="float" office:value="0.0185318615652834" calcext:value-type="float">
            <text:p>0.0185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O45:.O165])" office:value-type="float" office:value="0.210807903961022" calcext:value-type="float">
            <text:p>0.2108</text:p>
          </table:table-cell>
          <table:table-cell table:style-name="ce10" table:formula="of:=STDEV([.P45:.P165])" office:value-type="float" office:value="0.0819760193283731" calcext:value-type="float">
            <text:p>0.0820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S45:.S165])" office:value-type="float" office:value="0.0674576483427606" calcext:value-type="float">
            <text:p>0.0675</text:p>
          </table:table-cell>
          <table:table-cell table:style-name="ce10" table:formula="of:=STDEV([.T45:.T165])" office:value-type="float" office:value="0.0169107277012776" calcext:value-type="float">
            <text:p>0.0169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W45:.W165])" office:value-type="float" office:value="0.112367719195342" calcext:value-type="float">
            <text:p>0.1124</text:p>
          </table:table-cell>
          <table:table-cell table:style-name="ce10" table:formula="of:=STDEV([.X45:.X165])" office:value-type="float" office:value="0.0405025192698472" calcext:value-type="float">
            <text:p>0.0405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AA45:.AA165])" office:value-type="float" office:value="0.072000327502181" calcext:value-type="float">
            <text:p>0.0720</text:p>
          </table:table-cell>
          <table:table-cell table:style-name="ce10" table:formula="of:=STDEV([.AB45:.AB165])" office:value-type="float" office:value="0.0145040660930697" calcext:value-type="float">
            <text:p>0.0145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AE45:.AE165])" office:value-type="float" office:value="0.0538651715591276" calcext:value-type="float">
            <text:p>0.0539</text:p>
          </table:table-cell>
          <table:table-cell table:style-name="ce10" table:formula="of:=STDEV([.AF45:.AF165])" office:value-type="float" office:value="0.0261976865099183" calcext:value-type="float">
            <text:p>0.0262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AI45:.AI165])" office:value-type="float" office:value="0.177078544882361" calcext:value-type="float">
            <text:p>0.1771</text:p>
          </table:table-cell>
          <table:table-cell table:style-name="ce10" table:formula="of:=STDEV([.AJ45:.AJ165])" office:value-type="float" office:value="0.0595908939764584" calcext:value-type="float">
            <text:p>0.0596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AM45:.AM165])" office:value-type="float" office:value="0.0927139522791641" calcext:value-type="float">
            <text:p>0.0927</text:p>
          </table:table-cell>
          <table:table-cell table:style-name="ce10" table:formula="of:=STDEV([.AN45:.AN165])" office:value-type="float" office:value="0.020018613699554" calcext:value-type="float">
            <text:p>0.0200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AQ45:.AQ165])" office:value-type="float" office:value="0.04623073371162" calcext:value-type="float">
            <text:p>0.0462</text:p>
          </table:table-cell>
          <table:table-cell table:style-name="ce10" table:formula="of:=STDEV([.AR45:.AR165])" office:value-type="float" office:value="0.0257279328263609" calcext:value-type="float">
            <text:p>0.0257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AU45:.AU165])" office:value-type="float" office:value="0.14298238597882" calcext:value-type="float">
            <text:p>0.1430</text:p>
          </table:table-cell>
          <table:table-cell table:style-name="ce10" table:formula="of:=STDEV([.AV45:.AV165])" office:value-type="float" office:value="0.0799617371843612" calcext:value-type="float">
            <text:p>0.0800</text:p>
          </table:table-cell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AY45:.AY165])" office:value-type="float" office:value="0.09760575501644" calcext:value-type="float">
            <text:p>0.0976</text:p>
          </table:table-cell>
          <table:table-cell table:style-name="ce10" table:formula="of:=STDEV([.AZ45:.AZ165])" office:value-type="float" office:value="0.0207431957488526" calcext:value-type="float">
            <text:p>0.0207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b001</text:p>
          </table:table-cell>
          <table:table-cell office:value-type="float" office:value="0.9707498289" calcext:value-type="float">
            <text:p>0.9707</text:p>
          </table:table-cell>
          <table:table-cell office:value-type="float" office:value="0.0184762739" calcext:value-type="float">
            <text:p>0.0185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9934087965" calcext:value-type="float">
            <text:p>0.9934</text:p>
          </table:table-cell>
          <table:table-cell office:value-type="float" office:value="0.0042458515" calcext:value-type="float">
            <text:p>0.0042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7131795717" calcext:value-type="float">
            <text:p>0.7132</text:p>
          </table:table-cell>
          <table:table-cell office:value-type="float" office:value="0.0474411112" calcext:value-type="float">
            <text:p>0.0474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789473684210526" calcext:value-type="float">
            <text:p>0.7895</text:p>
          </table:table-cell>
          <table:table-cell office:value-type="float" office:value="0.0911605688194146" calcext:value-type="float">
            <text:p>0.0912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821614012679271" calcext:value-type="float">
            <text:p>0.8216</text:p>
          </table:table-cell>
          <table:table-cell office:value-type="float" office:value="0.0438558007989725" calcext:value-type="float">
            <text:p>0.0439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277669303949077" calcext:value-type="float">
            <text:p>0.2777</text:p>
          </table:table-cell>
          <table:table-cell office:value-type="float" office:value="0.101558730947008" calcext:value-type="float">
            <text:p>0.1016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879948981696121" calcext:value-type="float">
            <text:p>0.8799</text:p>
          </table:table-cell>
          <table:table-cell office:value-type="float" office:value="0.0482974749615917" calcext:value-type="float">
            <text:p>0.0483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266155596363122" calcext:value-type="float">
            <text:p>0.2662</text:p>
          </table:table-cell>
          <table:table-cell office:value-type="float" office:value="0.0681251363742372" calcext:value-type="float">
            <text:p>0.0681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133765985835124" calcext:value-type="float">
            <text:p>0.1338</text:p>
          </table:table-cell>
          <table:table-cell office:value-type="float" office:value="0.0685944901855224" calcext:value-type="float">
            <text:p>0.0686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390731709810657" calcext:value-type="float">
            <text:p>0.3907</text:p>
          </table:table-cell>
          <table:table-cell office:value-type="float" office:value="0.128915269627368" calcext:value-type="float">
            <text:p>0.1289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231056808688388" calcext:value-type="float">
            <text:p>0.2311</text:p>
          </table:table-cell>
          <table:table-cell office:value-type="float" office:value="0.0573862705979676" calcext:value-type="float">
            <text:p>0.0574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823976608187134" calcext:value-type="float">
            <text:p>0.8240</text:p>
          </table:table-cell>
          <table:table-cell office:value-type="float" office:value="0.277306926268813" calcext:value-type="float">
            <text:p>0.2773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6928155682" calcext:value-type="float">
            <text:p>0.6928</text:p>
          </table:table-cell>
          <table:table-cell office:value-type="float" office:value="0.0368318353" calcext:value-type="float">
            <text:p>0.0368</text:p>
          </table:table-cell>
        </table:table-row>
        <table:table-row table:style-name="ro1">
          <table:table-cell/>
          <table:table-cell office:value-type="string" calcext:value-type="string">
            <text:p>b002</text:p>
          </table:table-cell>
          <table:table-cell office:value-type="float" office:value="0.885491906" calcext:value-type="float">
            <text:p>0.8855</text:p>
          </table:table-cell>
          <table:table-cell office:value-type="float" office:value="0.0726573445" calcext:value-type="float">
            <text:p>0.0727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9732504878" calcext:value-type="float">
            <text:p>0.9733</text:p>
          </table:table-cell>
          <table:table-cell office:value-type="float" office:value="0.0185859786" calcext:value-type="float">
            <text:p>0.0186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6064119152" calcext:value-type="float">
            <text:p>0.6064</text:p>
          </table:table-cell>
          <table:table-cell office:value-type="float" office:value="0.0604515837" calcext:value-type="float">
            <text:p>0.0605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842105263157895" calcext:value-type="float">
            <text:p>0.8421</text:p>
          </table:table-cell>
          <table:table-cell office:value-type="float" office:value="0.185147990519346" calcext:value-type="float">
            <text:p>0.1851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771202831359519" calcext:value-type="float">
            <text:p>0.7712</text:p>
          </table:table-cell>
          <table:table-cell office:value-type="float" office:value="0.0233690746214949" calcext:value-type="float">
            <text:p>0.0234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117399066259439" calcext:value-type="float">
            <text:p>0.1174</text:p>
          </table:table-cell>
          <table:table-cell office:value-type="float" office:value="0.0423804879521186" calcext:value-type="float">
            <text:p>0.0424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87751950310512" calcext:value-type="float">
            <text:p>0.8775</text:p>
          </table:table-cell>
          <table:table-cell office:value-type="float" office:value="0.0198344711551585" calcext:value-type="float">
            <text:p>0.0198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172790973467015" calcext:value-type="float">
            <text:p>0.1728</text:p>
          </table:table-cell>
          <table:table-cell office:value-type="float" office:value="0.0352914921683991" calcext:value-type="float">
            <text:p>0.0353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317488507147498" calcext:value-type="float">
            <text:p>0.3175</text:p>
          </table:table-cell>
          <table:table-cell office:value-type="float" office:value="0.114553777676301" calcext:value-type="float">
            <text:p>0.1146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382128899974295" calcext:value-type="float">
            <text:p>0.3821</text:p>
          </table:table-cell>
          <table:table-cell office:value-type="float" office:value="0.132481661337326" calcext:value-type="float">
            <text:p>0.1325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147149122807018" calcext:value-type="float">
            <text:p>0.1471</text:p>
          </table:table-cell>
          <table:table-cell office:value-type="float" office:value="0.0268766989131965" calcext:value-type="float">
            <text:p>0.0269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256073343079922" calcext:value-type="float">
            <text:p>0.2561</text:p>
          </table:table-cell>
          <table:table-cell office:value-type="float" office:value="0.218773555786714" calcext:value-type="float">
            <text:p>0.2188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6541596507" calcext:value-type="float">
            <text:p>0.6542</text:p>
          </table:table-cell>
          <table:table-cell office:value-type="float" office:value="0.0466209033" calcext:value-type="float">
            <text:p>0.0466</text:p>
          </table:table-cell>
        </table:table-row>
        <table:table-row table:style-name="ro1">
          <table:table-cell/>
          <table:table-cell office:value-type="string" calcext:value-type="string">
            <text:p>b003</text:p>
          </table:table-cell>
          <table:table-cell office:value-type="float" office:value="0.8856132877" calcext:value-type="float">
            <text:p>0.8856</text:p>
          </table:table-cell>
          <table:table-cell office:value-type="float" office:value="0.1000869254" calcext:value-type="float">
            <text:p>0.1001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9757238488" calcext:value-type="float">
            <text:p>0.9757</text:p>
          </table:table-cell>
          <table:table-cell office:value-type="float" office:value="0.0231738056" calcext:value-type="float">
            <text:p>0.0232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5706844712" calcext:value-type="float">
            <text:p>0.5707</text:p>
          </table:table-cell>
          <table:table-cell office:value-type="float" office:value="0.0309953903" calcext:value-type="float">
            <text:p>0.0310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43421052631579" calcext:value-type="float">
            <text:p>0.4342</text:p>
          </table:table-cell>
          <table:table-cell office:value-type="float" office:value="0.158987447020981" calcext:value-type="float">
            <text:p>0.1590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710282255284148" calcext:value-type="float">
            <text:p>0.7103</text:p>
          </table:table-cell>
          <table:table-cell office:value-type="float" office:value="0.0167813871820084" calcext:value-type="float">
            <text:p>0.0168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0928003555512927" calcext:value-type="float">
            <text:p>0.0928</text:p>
          </table:table-cell>
          <table:table-cell office:value-type="float" office:value="0.0586888468770264" calcext:value-type="float">
            <text:p>0.0587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74325306289185" calcext:value-type="float">
            <text:p>0.7433</text:p>
          </table:table-cell>
          <table:table-cell office:value-type="float" office:value="0.0242399094292763" calcext:value-type="float">
            <text:p>0.0242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128360633972572" calcext:value-type="float">
            <text:p>0.1284</text:p>
          </table:table-cell>
          <table:table-cell office:value-type="float" office:value="0.0387414739924729" calcext:value-type="float">
            <text:p>0.0387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431324151500246" calcext:value-type="float">
            <text:p>0.4313</text:p>
          </table:table-cell>
          <table:table-cell office:value-type="float" office:value="0.158591672582591" calcext:value-type="float">
            <text:p>0.1586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366024126688947" calcext:value-type="float">
            <text:p>0.3660</text:p>
          </table:table-cell>
          <table:table-cell office:value-type="float" office:value="0.0998282439423848" calcext:value-type="float">
            <text:p>0.0998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103593991178141" calcext:value-type="float">
            <text:p>0.1036</text:p>
          </table:table-cell>
          <table:table-cell office:value-type="float" office:value="0.0301959468696193" calcext:value-type="float">
            <text:p>0.0302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168130934611198" calcext:value-type="float">
            <text:p>0.1681</text:p>
          </table:table-cell>
          <table:table-cell office:value-type="float" office:value="0.208007465623156" calcext:value-type="float">
            <text:p>0.2080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5794176261" calcext:value-type="float">
            <text:p>0.5794</text:p>
          </table:table-cell>
          <table:table-cell office:value-type="float" office:value="0.0257433202" calcext:value-type="float">
            <text:p>0.0257</text:p>
          </table:table-cell>
        </table:table-row>
        <table:table-row table:style-name="ro1">
          <table:table-cell/>
          <table:table-cell office:value-type="string" calcext:value-type="string">
            <text:p>b004</text:p>
          </table:table-cell>
          <table:table-cell office:value-type="float" office:value="0.8558762743" calcext:value-type="float">
            <text:p>0.8559</text:p>
          </table:table-cell>
          <table:table-cell office:value-type="float" office:value="0.0425675634" calcext:value-type="float">
            <text:p>0.0426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9637622923" calcext:value-type="float">
            <text:p>0.9638</text:p>
          </table:table-cell>
          <table:table-cell office:value-type="float" office:value="0.0112275897" calcext:value-type="float">
            <text:p>0.0112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7057384717" calcext:value-type="float">
            <text:p>0.7057</text:p>
          </table:table-cell>
          <table:table-cell office:value-type="float" office:value="0.037738697" calcext:value-type="float">
            <text:p>0.0377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770753278091189" calcext:value-type="float">
            <text:p>0.7708</text:p>
          </table:table-cell>
          <table:table-cell office:value-type="float" office:value="0.0153897595399826" calcext:value-type="float">
            <text:p>0.0154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243058452159036" calcext:value-type="float">
            <text:p>0.2431</text:p>
          </table:table-cell>
          <table:table-cell office:value-type="float" office:value="0.0755898622631984" calcext:value-type="float">
            <text:p>0.0756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928400228685425" calcext:value-type="float">
            <text:p>0.9284</text:p>
          </table:table-cell>
          <table:table-cell office:value-type="float" office:value="0.0174689126403531" calcext:value-type="float">
            <text:p>0.0175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0672000763704595" calcext:value-type="float">
            <text:p>0.0672</text:p>
          </table:table-cell>
          <table:table-cell office:value-type="float" office:value="0.0179071894169955" calcext:value-type="float">
            <text:p>0.0179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540151224415205" calcext:value-type="float">
            <text:p>0.5402</text:p>
          </table:table-cell>
          <table:table-cell office:value-type="float" office:value="0.0430006563889429" calcext:value-type="float">
            <text:p>0.0430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492783077339525" calcext:value-type="float">
            <text:p>0.4928</text:p>
          </table:table-cell>
          <table:table-cell office:value-type="float" office:value="0.122639889935638" calcext:value-type="float">
            <text:p>0.1226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0529735571695778" calcext:value-type="float">
            <text:p>0.0530</text:p>
          </table:table-cell>
          <table:table-cell office:value-type="float" office:value="0.0120553927418632" calcext:value-type="float">
            <text:p>0.0121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068914137671716" calcext:value-type="float">
            <text:p>0.0689</text:p>
          </table:table-cell>
          <table:table-cell office:value-type="float" office:value="0.0948194135199509" calcext:value-type="float">
            <text:p>0.0948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7093289835" calcext:value-type="float">
            <text:p>0.7093</text:p>
          </table:table-cell>
          <table:table-cell office:value-type="float" office:value="0.034521443" calcext:value-type="float">
            <text:p>0.0345</text:p>
          </table:table-cell>
        </table:table-row>
        <table:table-row table:style-name="ro1">
          <table:table-cell/>
          <table:table-cell office:value-type="string" calcext:value-type="string">
            <text:p>b005</text:p>
          </table:table-cell>
          <table:table-cell office:value-type="float" office:value="0.8430666076" calcext:value-type="float">
            <text:p>0.8431</text:p>
          </table:table-cell>
          <table:table-cell office:value-type="float" office:value="0.0556006662" calcext:value-type="float">
            <text:p>0.0556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9629921324" calcext:value-type="float">
            <text:p>0.9630</text:p>
          </table:table-cell>
          <table:table-cell office:value-type="float" office:value="0.014458367" calcext:value-type="float">
            <text:p>0.0145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6735622643" calcext:value-type="float">
            <text:p>0.6736</text:p>
          </table:table-cell>
          <table:table-cell office:value-type="float" office:value="0.0401064381" calcext:value-type="float">
            <text:p>0.0401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875863703484853" calcext:value-type="float">
            <text:p>0.8759</text:p>
          </table:table-cell>
          <table:table-cell office:value-type="float" office:value="0.0249143330863826" calcext:value-type="float">
            <text:p>0.0249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0998076245068279" calcext:value-type="float">
            <text:p>0.0998</text:p>
          </table:table-cell>
          <table:table-cell office:value-type="float" office:value="0.1085879565892" calcext:value-type="float">
            <text:p>0.1086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889572527202982" calcext:value-type="float">
            <text:p>0.8896</text:p>
          </table:table-cell>
          <table:table-cell office:value-type="float" office:value="0.0283588564943375" calcext:value-type="float">
            <text:p>0.0284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0807889113269384" calcext:value-type="float">
            <text:p>0.0808</text:p>
          </table:table-cell>
          <table:table-cell office:value-type="float" office:value="0.0175481699108463" calcext:value-type="float">
            <text:p>0.0175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340899754755811" calcext:value-type="float">
            <text:p>0.3409</text:p>
          </table:table-cell>
          <table:table-cell office:value-type="float" office:value="0.0710012616272865" calcext:value-type="float">
            <text:p>0.0710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418574929031483" calcext:value-type="float">
            <text:p>0.4186</text:p>
          </table:table-cell>
          <table:table-cell office:value-type="float" office:value="0.107043086988854" calcext:value-type="float">
            <text:p>0.1070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0662206633100392" calcext:value-type="float">
            <text:p>0.0662</text:p>
          </table:table-cell>
          <table:table-cell office:value-type="float" office:value="0.0140752352442988" calcext:value-type="float">
            <text:p>0.0141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0813500602266587" calcext:value-type="float">
            <text:p>0.0814</text:p>
          </table:table-cell>
          <table:table-cell office:value-type="float" office:value="0.115015325427667" calcext:value-type="float">
            <text:p>0.1150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7212867879" calcext:value-type="float">
            <text:p>0.7213</text:p>
          </table:table-cell>
          <table:table-cell office:value-type="float" office:value="0.0545262995" calcext:value-type="float">
            <text:p>0.0545</text:p>
          </table:table-cell>
        </table:table-row>
        <table:table-row table:style-name="ro1">
          <table:table-cell/>
          <table:table-cell office:value-type="string" calcext:value-type="string">
            <text:p>b006</text:p>
          </table:table-cell>
          <table:table-cell office:value-type="float" office:value="0.9410767598" calcext:value-type="float">
            <text:p>0.9411</text:p>
          </table:table-cell>
          <table:table-cell office:value-type="float" office:value="0.0348258385" calcext:value-type="float">
            <text:p>0.0348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9854934459" calcext:value-type="float">
            <text:p>0.9855</text:p>
          </table:table-cell>
          <table:table-cell office:value-type="float" office:value="0.0091211307" calcext:value-type="float">
            <text:p>0.0091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6816081418" calcext:value-type="float">
            <text:p>0.6816</text:p>
          </table:table-cell>
          <table:table-cell office:value-type="float" office:value="0.056072761" calcext:value-type="float">
            <text:p>0.0561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861842105263158" calcext:value-type="float">
            <text:p>0.8618</text:p>
          </table:table-cell>
          <table:table-cell office:value-type="float" office:value="0.124305550182179" calcext:value-type="float">
            <text:p>0.1243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771812027881954" calcext:value-type="float">
            <text:p>0.7718</text:p>
          </table:table-cell>
          <table:table-cell office:value-type="float" office:value="0.0284363882632719" calcext:value-type="float">
            <text:p>0.0284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227102963710588" calcext:value-type="float">
            <text:p>0.2271</text:p>
          </table:table-cell>
          <table:table-cell office:value-type="float" office:value="0.172052299615941" calcext:value-type="float">
            <text:p>0.1721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751880850684344" calcext:value-type="float">
            <text:p>0.7519</text:p>
          </table:table-cell>
          <table:table-cell office:value-type="float" office:value="0.0436937824511953" calcext:value-type="float">
            <text:p>0.0437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151531335571222" calcext:value-type="float">
            <text:p>0.1515</text:p>
          </table:table-cell>
          <table:table-cell office:value-type="float" office:value="0.0408033933389157" calcext:value-type="float">
            <text:p>0.0408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180313941273613" calcext:value-type="float">
            <text:p>0.1803</text:p>
          </table:table-cell>
          <table:table-cell office:value-type="float" office:value="0.104589948829197" calcext:value-type="float">
            <text:p>0.1046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355523651569284" calcext:value-type="float">
            <text:p>0.3555</text:p>
          </table:table-cell>
          <table:table-cell office:value-type="float" office:value="0.115385657127763" calcext:value-type="float">
            <text:p>0.1154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128973000683527" calcext:value-type="float">
            <text:p>0.1290</text:p>
          </table:table-cell>
          <table:table-cell office:value-type="float" office:value="0.0350457692822056" calcext:value-type="float">
            <text:p>0.0350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226413255360624" calcext:value-type="float">
            <text:p>0.2264</text:p>
          </table:table-cell>
          <table:table-cell office:value-type="float" office:value="0.176923627398572" calcext:value-type="float">
            <text:p>0.1769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7387599351" calcext:value-type="float">
            <text:p>0.7388</text:p>
          </table:table-cell>
          <table:table-cell office:value-type="float" office:value="0.0554185254" calcext:value-type="float">
            <text:p>0.0554</text:p>
          </table:table-cell>
        </table:table-row>
        <table:table-row table:style-name="ro1">
          <table:table-cell/>
          <table:table-cell office:value-type="string" calcext:value-type="string">
            <text:p>b007</text:p>
          </table:table-cell>
          <table:table-cell office:value-type="float" office:value="0.8461027861" calcext:value-type="float">
            <text:p>0.8461</text:p>
          </table:table-cell>
          <table:table-cell office:value-type="float" office:value="0.0858613982" calcext:value-type="float">
            <text:p>0.0859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9669580958" calcext:value-type="float">
            <text:p>0.9670</text:p>
          </table:table-cell>
          <table:table-cell office:value-type="float" office:value="0.0186407539" calcext:value-type="float">
            <text:p>0.0186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6001944911" calcext:value-type="float">
            <text:p>0.6002</text:p>
          </table:table-cell>
          <table:table-cell office:value-type="float" office:value="0.0629574008" calcext:value-type="float">
            <text:p>0.0630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414473684210526" calcext:value-type="float">
            <text:p>0.4145</text:p>
          </table:table-cell>
          <table:table-cell office:value-type="float" office:value="0.238390406999914" calcext:value-type="float">
            <text:p>0.2384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775075933137047" calcext:value-type="float">
            <text:p>0.7751</text:p>
          </table:table-cell>
          <table:table-cell office:value-type="float" office:value="0.0353887448247136" calcext:value-type="float">
            <text:p>0.0354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116584556595406" calcext:value-type="float">
            <text:p>0.1166</text:p>
          </table:table-cell>
          <table:table-cell office:value-type="float" office:value="0.0706442981556768" calcext:value-type="float">
            <text:p>0.0706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852171354770812" calcext:value-type="float">
            <text:p>0.8522</text:p>
          </table:table-cell>
          <table:table-cell office:value-type="float" office:value="0.0378244641578437" calcext:value-type="float">
            <text:p>0.0378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123640371623956" calcext:value-type="float">
            <text:p>0.1236</text:p>
          </table:table-cell>
          <table:table-cell office:value-type="float" office:value="0.0415101284801101" calcext:value-type="float">
            <text:p>0.0415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263302222222222" calcext:value-type="float">
            <text:p>0.2633</text:p>
          </table:table-cell>
          <table:table-cell office:value-type="float" office:value="0.109081926702838" calcext:value-type="float">
            <text:p>0.1091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445919362262853" calcext:value-type="float">
            <text:p>0.4459</text:p>
          </table:table-cell>
          <table:table-cell office:value-type="float" office:value="0.0953580336742386" calcext:value-type="float">
            <text:p>0.0954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107577203068689" calcext:value-type="float">
            <text:p>0.1076</text:p>
          </table:table-cell>
          <table:table-cell office:value-type="float" office:value="0.0328098049828122" calcext:value-type="float">
            <text:p>0.0328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0802442761558985" calcext:value-type="float">
            <text:p>0.0802</text:p>
          </table:table-cell>
          <table:table-cell office:value-type="float" office:value="0.076485983325122" calcext:value-type="float">
            <text:p>0.0765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5459537772" calcext:value-type="float">
            <text:p>0.5460</text:p>
          </table:table-cell>
          <table:table-cell office:value-type="float" office:value="0.0517962228" calcext:value-type="float">
            <text:p>0.0518</text:p>
          </table:table-cell>
        </table:table-row>
        <table:table-row table:style-name="ro1">
          <table:table-cell/>
          <table:table-cell office:value-type="string" calcext:value-type="string">
            <text:p>b008</text:p>
          </table:table-cell>
          <table:table-cell office:value-type="float" office:value="0.9476360641" calcext:value-type="float">
            <text:p>0.9476</text:p>
          </table:table-cell>
          <table:table-cell office:value-type="float" office:value="0.1272492219" calcext:value-type="float">
            <text:p>0.1272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9976923812" calcext:value-type="float">
            <text:p>0.9977</text:p>
          </table:table-cell>
          <table:table-cell office:value-type="float" office:value="0.0014747104" calcext:value-type="float">
            <text:p>0.0015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6454431881" calcext:value-type="float">
            <text:p>0.6454</text:p>
          </table:table-cell>
          <table:table-cell office:value-type="float" office:value="0.0980835124" calcext:value-type="float">
            <text:p>0.0981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828947368421053" calcext:value-type="float">
            <text:p>0.8289</text:p>
          </table:table-cell>
          <table:table-cell office:value-type="float" office:value="0.180051739255316" calcext:value-type="float">
            <text:p>0.1801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94866885548989" calcext:value-type="float">
            <text:p>0.9487</text:p>
          </table:table-cell>
          <table:table-cell office:value-type="float" office:value="0.107782227245635" calcext:value-type="float">
            <text:p>0.1078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165901696782094" calcext:value-type="float">
            <text:p>0.1659</text:p>
          </table:table-cell>
          <table:table-cell office:value-type="float" office:value="0.0747194608710193" calcext:value-type="float">
            <text:p>0.0747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947006794868241" calcext:value-type="float">
            <text:p>0.9470</text:p>
          </table:table-cell>
          <table:table-cell office:value-type="float" office:value="0.00948321417655469" calcext:value-type="float">
            <text:p>0.0095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18029805574916" calcext:value-type="float">
            <text:p>0.1803</text:p>
          </table:table-cell>
          <table:table-cell office:value-type="float" office:value="0.0802205530529452" calcext:value-type="float">
            <text:p>0.0802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0723867676851201" calcext:value-type="float">
            <text:p>0.0724</text:p>
          </table:table-cell>
          <table:table-cell office:value-type="float" office:value="0.0197032905053723" calcext:value-type="float">
            <text:p>0.0197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555962770984701" calcext:value-type="float">
            <text:p>0.5560</text:p>
          </table:table-cell>
          <table:table-cell office:value-type="float" office:value="0.159782931170825" calcext:value-type="float">
            <text:p>0.1598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155054302422723" calcext:value-type="float">
            <text:p>0.1551</text:p>
          </table:table-cell>
          <table:table-cell office:value-type="float" office:value="0.0719451111090894" calcext:value-type="float">
            <text:p>0.0719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269614053524237" calcext:value-type="float">
            <text:p>0.2696</text:p>
          </table:table-cell>
          <table:table-cell office:value-type="float" office:value="0.172480767542751" calcext:value-type="float">
            <text:p>0.1725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676835723" calcext:value-type="float">
            <text:p>0.6768</text:p>
          </table:table-cell>
          <table:table-cell office:value-type="float" office:value="0.1029324265" calcext:value-type="float">
            <text:p>0.1029</text:p>
          </table:table-cell>
        </table:table-row>
        <table:table-row table:style-name="ro1">
          <table:table-cell/>
          <table:table-cell office:value-type="string" calcext:value-type="string">
            <text:p>b009</text:p>
          </table:table-cell>
          <table:table-cell office:value-type="float" office:value="0.5862711645" calcext:value-type="float">
            <text:p>0.5863</text:p>
          </table:table-cell>
          <table:table-cell office:value-type="float" office:value="0.0362756951" calcext:value-type="float">
            <text:p>0.0363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8928126523" calcext:value-type="float">
            <text:p>0.8928</text:p>
          </table:table-cell>
          <table:table-cell office:value-type="float" office:value="0.0176288965" calcext:value-type="float">
            <text:p>0.0176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4999412131" calcext:value-type="float">
            <text:p>0.4999</text:p>
          </table:table-cell>
          <table:table-cell office:value-type="float" office:value="0.00026569" calcext:value-type="float">
            <text:p>0.0003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653506200852876" calcext:value-type="float">
            <text:p>0.6535</text:p>
          </table:table-cell>
          <table:table-cell office:value-type="float" office:value="0.0319687333431188" calcext:value-type="float">
            <text:p>0.0320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329479641361844" calcext:value-type="float">
            <text:p>0.3295</text:p>
          </table:table-cell>
          <table:table-cell office:value-type="float" office:value="0.056615417569884" calcext:value-type="float">
            <text:p>0.0566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708523543729694" calcext:value-type="float">
            <text:p>0.7085</text:p>
          </table:table-cell>
          <table:table-cell office:value-type="float" office:value="0.0345862479294531" calcext:value-type="float">
            <text:p>0.0346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13860357157677" calcext:value-type="float">
            <text:p>0.1386</text:p>
          </table:table-cell>
          <table:table-cell office:value-type="float" office:value="0.0423969243983513" calcext:value-type="float">
            <text:p>0.0424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834491163769764" calcext:value-type="float">
            <text:p>0.8345</text:p>
          </table:table-cell>
          <table:table-cell office:value-type="float" office:value="0.0686266117522392" calcext:value-type="float">
            <text:p>0.0686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283025771467981" calcext:value-type="float">
            <text:p>0.2830</text:p>
          </table:table-cell>
          <table:table-cell office:value-type="float" office:value="0.128520833039637" calcext:value-type="float">
            <text:p>0.1285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12130656581121" calcext:value-type="float">
            <text:p>0.1213</text:p>
          </table:table-cell>
          <table:table-cell office:value-type="float" office:value="0.0372096162825029" calcext:value-type="float">
            <text:p>0.0372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0351909497625361" calcext:value-type="float">
            <text:p>0.0352</text:p>
          </table:table-cell>
          <table:table-cell office:value-type="float" office:value="0.0376153254849606" calcext:value-type="float">
            <text:p>0.0376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4334598874" calcext:value-type="float">
            <text:p>0.4335</text:p>
          </table:table-cell>
          <table:table-cell office:value-type="float" office:value="0.0173142549" calcext:value-type="float">
            <text:p>0.0173</text:p>
          </table:table-cell>
        </table:table-row>
        <table:table-row table:style-name="ro1">
          <table:table-cell/>
          <table:table-cell office:value-type="string" calcext:value-type="string">
            <text:p>b010</text:p>
          </table:table-cell>
          <table:table-cell office:value-type="float" office:value="0.8896482507" calcext:value-type="float">
            <text:p>0.8896</text:p>
          </table:table-cell>
          <table:table-cell office:value-type="float" office:value="0.0132063941" calcext:value-type="float">
            <text:p>0.0132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9732664975" calcext:value-type="float">
            <text:p>0.9733</text:p>
          </table:table-cell>
          <table:table-cell office:value-type="float" office:value="0.0036907802" calcext:value-type="float">
            <text:p>0.0037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6581505289" calcext:value-type="float">
            <text:p>0.6582</text:p>
          </table:table-cell>
          <table:table-cell office:value-type="float" office:value="0.0300341435" calcext:value-type="float">
            <text:p>0.0300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836371239751118" calcext:value-type="float">
            <text:p>0.8364</text:p>
          </table:table-cell>
          <table:table-cell office:value-type="float" office:value="0.0116306864801379" calcext:value-type="float">
            <text:p>0.0116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296264982055105" calcext:value-type="float">
            <text:p>0.2963</text:p>
          </table:table-cell>
          <table:table-cell office:value-type="float" office:value="0.11740184606551" calcext:value-type="float">
            <text:p>0.1174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90660177257992" calcext:value-type="float">
            <text:p>0.9066</text:p>
          </table:table-cell>
          <table:table-cell office:value-type="float" office:value="0.0228329603478014" calcext:value-type="float">
            <text:p>0.0228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161892967688826" calcext:value-type="float">
            <text:p>0.1619</text:p>
          </table:table-cell>
          <table:table-cell office:value-type="float" office:value="0.0351705131530963" calcext:value-type="float">
            <text:p>0.0352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248343770605998" calcext:value-type="float">
            <text:p>0.2483</text:p>
          </table:table-cell>
          <table:table-cell office:value-type="float" office:value="0.0434039639603124" calcext:value-type="float">
            <text:p>0.0434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438520865676337" calcext:value-type="float">
            <text:p>0.4385</text:p>
          </table:table-cell>
          <table:table-cell office:value-type="float" office:value="0.136666865547803" calcext:value-type="float">
            <text:p>0.1367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129709690893901" calcext:value-type="float">
            <text:p>0.1297</text:p>
          </table:table-cell>
          <table:table-cell office:value-type="float" office:value="0.028492588687851" calcext:value-type="float">
            <text:p>0.0285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249269005847953" calcext:value-type="float">
            <text:p>0.2493</text:p>
          </table:table-cell>
          <table:table-cell office:value-type="float" office:value="0.154592733790618" calcext:value-type="float">
            <text:p>0.1546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630810766" calcext:value-type="float">
            <text:p>0.6308</text:p>
          </table:table-cell>
          <table:table-cell office:value-type="float" office:value="0.0351039732" calcext:value-type="float">
            <text:p>0.0351</text:p>
          </table:table-cell>
        </table:table-row>
        <table:table-row table:style-name="ro1">
          <table:table-cell/>
          <table:table-cell office:value-type="string" calcext:value-type="string">
            <text:p>b011</text:p>
          </table:table-cell>
          <table:table-cell office:value-type="float" office:value="0.9105104452" calcext:value-type="float">
            <text:p>0.9105</text:p>
          </table:table-cell>
          <table:table-cell office:value-type="float" office:value="0.0506669808" calcext:value-type="float">
            <text:p>0.0507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9789021668" calcext:value-type="float">
            <text:p>0.9789</text:p>
          </table:table-cell>
          <table:table-cell office:value-type="float" office:value="0.0119597" calcext:value-type="float">
            <text:p>0.0120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6429169803" calcext:value-type="float">
            <text:p>0.6429</text:p>
          </table:table-cell>
          <table:table-cell office:value-type="float" office:value="0.0320239061" calcext:value-type="float">
            <text:p>0.0320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824375794652965" calcext:value-type="float">
            <text:p>0.8244</text:p>
          </table:table-cell>
          <table:table-cell office:value-type="float" office:value="0.0238893428369661" calcext:value-type="float">
            <text:p>0.0239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131899931008745" calcext:value-type="float">
            <text:p>0.1319</text:p>
          </table:table-cell>
          <table:table-cell office:value-type="float" office:value="0.0695235626927494" calcext:value-type="float">
            <text:p>0.0695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876411523314265" calcext:value-type="float">
            <text:p>0.8764</text:p>
          </table:table-cell>
          <table:table-cell office:value-type="float" office:value="0.0282539188332913" calcext:value-type="float">
            <text:p>0.0283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123952978546608" calcext:value-type="float">
            <text:p>0.1240</text:p>
          </table:table-cell>
          <table:table-cell office:value-type="float" office:value="0.0240434064403404" calcext:value-type="float">
            <text:p>0.0240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363501932116063" calcext:value-type="float">
            <text:p>0.3635</text:p>
          </table:table-cell>
          <table:table-cell office:value-type="float" office:value="0.09155066552807" calcext:value-type="float">
            <text:p>0.0916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418833129513379" calcext:value-type="float">
            <text:p>0.4188</text:p>
          </table:table-cell>
          <table:table-cell office:value-type="float" office:value="0.112040137077118" calcext:value-type="float">
            <text:p>0.1120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102786852786853" calcext:value-type="float">
            <text:p>0.1028</text:p>
          </table:table-cell>
          <table:table-cell office:value-type="float" office:value="0.0186895333011076" calcext:value-type="float">
            <text:p>0.0187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197077761745162" calcext:value-type="float">
            <text:p>0.1971</text:p>
          </table:table-cell>
          <table:table-cell office:value-type="float" office:value="0.214271835015453" calcext:value-type="float">
            <text:p>0.2143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6647590459" calcext:value-type="float">
            <text:p>0.6648</text:p>
          </table:table-cell>
          <table:table-cell office:value-type="float" office:value="0.0456219148" calcext:value-type="float">
            <text:p>0.0456</text:p>
          </table:table-cell>
        </table:table-row>
        <table:table-row table:style-name="ro1">
          <table:table-cell/>
          <table:table-cell office:value-type="string" calcext:value-type="string">
            <text:p>b012</text:p>
          </table:table-cell>
          <table:table-cell office:value-type="float" office:value="0.7617147246" calcext:value-type="float">
            <text:p>0.7617</text:p>
          </table:table-cell>
          <table:table-cell office:value-type="float" office:value="0.1534637632" calcext:value-type="float">
            <text:p>0.1535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9474799374" calcext:value-type="float">
            <text:p>0.9475</text:p>
          </table:table-cell>
          <table:table-cell office:value-type="float" office:value="0.036317957" calcext:value-type="float">
            <text:p>0.0363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5568130118" calcext:value-type="float">
            <text:p>0.5568</text:p>
          </table:table-cell>
          <table:table-cell office:value-type="float" office:value="0.0452895291" calcext:value-type="float">
            <text:p>0.0453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726351351351351" calcext:value-type="float">
            <text:p>0.7264</text:p>
          </table:table-cell>
          <table:table-cell office:value-type="float" office:value="0.115657045733944" calcext:value-type="float">
            <text:p>0.1157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701481581097515" calcext:value-type="float">
            <text:p>0.7015</text:p>
          </table:table-cell>
          <table:table-cell office:value-type="float" office:value="0.027923500122917" calcext:value-type="float">
            <text:p>0.0279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172275995840232" calcext:value-type="float">
            <text:p>0.1723</text:p>
          </table:table-cell>
          <table:table-cell office:value-type="float" office:value="0.0970965000108259" calcext:value-type="float">
            <text:p>0.0971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829992649682768" calcext:value-type="float">
            <text:p>0.8300</text:p>
          </table:table-cell>
          <table:table-cell office:value-type="float" office:value="0.0325121070966398" calcext:value-type="float">
            <text:p>0.0325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183932043276841" calcext:value-type="float">
            <text:p>0.1839</text:p>
          </table:table-cell>
          <table:table-cell office:value-type="float" office:value="0.0468630635778178" calcext:value-type="float">
            <text:p>0.0469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314080099736711" calcext:value-type="float">
            <text:p>0.3141</text:p>
          </table:table-cell>
          <table:table-cell office:value-type="float" office:value="0.195524516618436" calcext:value-type="float">
            <text:p>0.1955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294856950045629" calcext:value-type="float">
            <text:p>0.2949</text:p>
          </table:table-cell>
          <table:table-cell office:value-type="float" office:value="0.10404432205552" calcext:value-type="float">
            <text:p>0.1040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161046761046761" calcext:value-type="float">
            <text:p>0.1610</text:p>
          </table:table-cell>
          <table:table-cell office:value-type="float" office:value="0.045826358157567" calcext:value-type="float">
            <text:p>0.0458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212685811412595" calcext:value-type="float">
            <text:p>0.2127</text:p>
          </table:table-cell>
          <table:table-cell office:value-type="float" office:value="0.176470017803929" calcext:value-type="float">
            <text:p>0.1765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5398267245" calcext:value-type="float">
            <text:p>0.5398</text:p>
          </table:table-cell>
          <table:table-cell office:value-type="float" office:value="0.0434885753" calcext:value-type="float">
            <text:p>0.0435</text:p>
          </table:table-cell>
        </table:table-row>
        <table:table-row table:style-name="ro1">
          <table:table-cell/>
          <table:table-cell office:value-type="string" calcext:value-type="string">
            <text:p>b013</text:p>
          </table:table-cell>
          <table:table-cell office:value-type="float" office:value="0.5591508746" calcext:value-type="float">
            <text:p>0.5592</text:p>
          </table:table-cell>
          <table:table-cell office:value-type="float" office:value="0.1947261371" calcext:value-type="float">
            <text:p>0.1947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9732677107" calcext:value-type="float">
            <text:p>0.9733</text:p>
          </table:table-cell>
          <table:table-cell office:value-type="float" office:value="0.0238591151" calcext:value-type="float">
            <text:p>0.0239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5373690974" calcext:value-type="float">
            <text:p>0.5374</text:p>
          </table:table-cell>
          <table:table-cell office:value-type="float" office:value="0.0792643582" calcext:value-type="float">
            <text:p>0.0793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5" calcext:value-type="float">
            <text:p>0.5000</text:p>
          </table:table-cell>
          <table:table-cell office:value-type="float" office:value="0.21747941810042" calcext:value-type="float">
            <text:p>0.2175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683545240764818" calcext:value-type="float">
            <text:p>0.6835</text:p>
          </table:table-cell>
          <table:table-cell office:value-type="float" office:value="0.0386441368654137" calcext:value-type="float">
            <text:p>0.0386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246850143313992" calcext:value-type="float">
            <text:p>0.2469</text:p>
          </table:table-cell>
          <table:table-cell office:value-type="float" office:value="0.13328045463882" calcext:value-type="float">
            <text:p>0.1333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72318486207068" calcext:value-type="float">
            <text:p>0.7232</text:p>
          </table:table-cell>
          <table:table-cell office:value-type="float" office:value="0.0424555122803314" calcext:value-type="float">
            <text:p>0.0425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269354940955826" calcext:value-type="float">
            <text:p>0.2694</text:p>
          </table:table-cell>
          <table:table-cell office:value-type="float" office:value="0.100240499519373" calcext:value-type="float">
            <text:p>0.1002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265150226604446" calcext:value-type="float">
            <text:p>0.2652</text:p>
          </table:table-cell>
          <table:table-cell office:value-type="float" office:value="0.230482717141653" calcext:value-type="float">
            <text:p>0.2305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277617305742306" calcext:value-type="float">
            <text:p>0.2776</text:p>
          </table:table-cell>
          <table:table-cell office:value-type="float" office:value="0.127845956357416" calcext:value-type="float">
            <text:p>0.1278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235006435006435" calcext:value-type="float">
            <text:p>0.2350</text:p>
          </table:table-cell>
          <table:table-cell office:value-type="float" office:value="0.0870267472436888" calcext:value-type="float">
            <text:p>0.0870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289883141158651" calcext:value-type="float">
            <text:p>0.2899</text:p>
          </table:table-cell>
          <table:table-cell office:value-type="float" office:value="0.193851105723027" calcext:value-type="float">
            <text:p>0.1939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4778734579" calcext:value-type="float">
            <text:p>0.4779</text:p>
          </table:table-cell>
          <table:table-cell office:value-type="float" office:value="0.0823082641" calcext:value-type="float">
            <text:p>0.0823</text:p>
          </table:table-cell>
        </table:table-row>
        <table:table-row table:style-name="ro1">
          <table:table-cell/>
          <table:table-cell office:value-type="string" calcext:value-type="string">
            <text:p>b014</text:p>
          </table:table-cell>
          <table:table-cell office:value-type="float" office:value="0.6068623665" calcext:value-type="float">
            <text:p>0.6069</text:p>
          </table:table-cell>
          <table:table-cell office:value-type="float" office:value="0.1726561301" calcext:value-type="float">
            <text:p>0.1727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9850358086" calcext:value-type="float">
            <text:p>0.9850</text:p>
          </table:table-cell>
          <table:table-cell office:value-type="float" office:value="0.0114713456" calcext:value-type="float">
            <text:p>0.0115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5442268078" calcext:value-type="float">
            <text:p>0.5442</text:p>
          </table:table-cell>
          <table:table-cell office:value-type="float" office:value="0.0841299964" calcext:value-type="float">
            <text:p>0.0841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668918918918919" calcext:value-type="float">
            <text:p>0.6689</text:p>
          </table:table-cell>
          <table:table-cell office:value-type="float" office:value="0.271408077951283" calcext:value-type="float">
            <text:p>0.2714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671861797229306" calcext:value-type="float">
            <text:p>0.6719</text:p>
          </table:table-cell>
          <table:table-cell office:value-type="float" office:value="0.0504618928739872" calcext:value-type="float">
            <text:p>0.0505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238713143920095" calcext:value-type="float">
            <text:p>0.2387</text:p>
          </table:table-cell>
          <table:table-cell office:value-type="float" office:value="0.136402266580416" calcext:value-type="float">
            <text:p>0.1364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716831494156095" calcext:value-type="float">
            <text:p>0.7168</text:p>
          </table:table-cell>
          <table:table-cell office:value-type="float" office:value="0.0566141767215538" calcext:value-type="float">
            <text:p>0.0566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207380931142291" calcext:value-type="float">
            <text:p>0.2074</text:p>
          </table:table-cell>
          <table:table-cell office:value-type="float" office:value="0.08907247312138" calcext:value-type="float">
            <text:p>0.0891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260771363660172" calcext:value-type="float">
            <text:p>0.2608</text:p>
          </table:table-cell>
          <table:table-cell office:value-type="float" office:value="0.22011351894327" calcext:value-type="float">
            <text:p>0.2201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260918599734389" calcext:value-type="float">
            <text:p>0.2609</text:p>
          </table:table-cell>
          <table:table-cell office:value-type="float" office:value="0.137045527596183" calcext:value-type="float">
            <text:p>0.1370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191945516945517" calcext:value-type="float">
            <text:p>0.1919</text:p>
          </table:table-cell>
          <table:table-cell office:value-type="float" office:value="0.0769809129997804" calcext:value-type="float">
            <text:p>0.0770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198478835978836" calcext:value-type="float">
            <text:p>0.1985</text:p>
          </table:table-cell>
          <table:table-cell office:value-type="float" office:value="0.164744743764928" calcext:value-type="float">
            <text:p>0.1647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498634107" calcext:value-type="float">
            <text:p>0.4986</text:p>
          </table:table-cell>
          <table:table-cell office:value-type="float" office:value="0.0910748812" calcext:value-type="float">
            <text:p>0.0911</text:p>
          </table:table-cell>
        </table:table-row>
        <table:table-row table:style-name="ro1">
          <table:table-cell/>
          <table:table-cell office:value-type="string" calcext:value-type="string">
            <text:p>b016</text:p>
          </table:table-cell>
          <table:table-cell office:value-type="float" office:value="0.5235746239" calcext:value-type="float">
            <text:p>0.5236</text:p>
          </table:table-cell>
          <table:table-cell office:value-type="float" office:value="0.2106302719" calcext:value-type="float">
            <text:p>0.2106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8872664672" calcext:value-type="float">
            <text:p>0.8873</text:p>
          </table:table-cell>
          <table:table-cell office:value-type="float" office:value="0.0592293438" calcext:value-type="float">
            <text:p>0.0592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4947877517" calcext:value-type="float">
            <text:p>0.4948</text:p>
          </table:table-cell>
          <table:table-cell office:value-type="float" office:value="0.0679100858" calcext:value-type="float">
            <text:p>0.0679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570945945945946" calcext:value-type="float">
            <text:p>0.5709</text:p>
          </table:table-cell>
          <table:table-cell office:value-type="float" office:value="0.214626759111738" calcext:value-type="float">
            <text:p>0.2146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679702361254957" calcext:value-type="float">
            <text:p>0.6797</text:p>
          </table:table-cell>
          <table:table-cell office:value-type="float" office:value="0.0439861149500345" calcext:value-type="float">
            <text:p>0.0440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165130440882171" calcext:value-type="float">
            <text:p>0.1651</text:p>
          </table:table-cell>
          <table:table-cell office:value-type="float" office:value="0.0937119056806098" calcext:value-type="float">
            <text:p>0.0937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733658405655521" calcext:value-type="float">
            <text:p>0.7337</text:p>
          </table:table-cell>
          <table:table-cell office:value-type="float" office:value="0.0471561598373242" calcext:value-type="float">
            <text:p>0.0472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18952918605764" calcext:value-type="float">
            <text:p>0.1895</text:p>
          </table:table-cell>
          <table:table-cell office:value-type="float" office:value="0.0826103401014632" calcext:value-type="float">
            <text:p>0.0826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638030366654902" calcext:value-type="float">
            <text:p>0.6380</text:p>
          </table:table-cell>
          <table:table-cell office:value-type="float" office:value="0.336258902301859" calcext:value-type="float">
            <text:p>0.3363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309324412276526" calcext:value-type="float">
            <text:p>0.3093</text:p>
          </table:table-cell>
          <table:table-cell office:value-type="float" office:value="0.117322708714017" calcext:value-type="float">
            <text:p>0.1173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165224101408312" calcext:value-type="float">
            <text:p>0.1652</text:p>
          </table:table-cell>
          <table:table-cell office:value-type="float" office:value="0.0765416378530596" calcext:value-type="float">
            <text:p>0.0765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215687115687116" calcext:value-type="float">
            <text:p>0.2157</text:p>
          </table:table-cell>
          <table:table-cell office:value-type="float" office:value="0.239726866061041" calcext:value-type="float">
            <text:p>0.2397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4712261092" calcext:value-type="float">
            <text:p>0.4712</text:p>
          </table:table-cell>
          <table:table-cell office:value-type="float" office:value="0.0357127504" calcext:value-type="float">
            <text:p>0.0357</text:p>
          </table:table-cell>
        </table:table-row>
        <table:table-row table:style-name="ro1">
          <table:table-cell/>
          <table:table-cell office:value-type="string" calcext:value-type="string">
            <text:p>b017</text:p>
          </table:table-cell>
          <table:table-cell office:value-type="float" office:value="0.9365457583" calcext:value-type="float">
            <text:p>0.9365</text:p>
          </table:table-cell>
          <table:table-cell office:value-type="float" office:value="0.0477278352" calcext:value-type="float">
            <text:p>0.0477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9847822798" calcext:value-type="float">
            <text:p>0.9848</text:p>
          </table:table-cell>
          <table:table-cell office:value-type="float" office:value="0.0117268982" calcext:value-type="float">
            <text:p>0.0117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6057898546" calcext:value-type="float">
            <text:p>0.6058</text:p>
          </table:table-cell>
          <table:table-cell office:value-type="float" office:value="0.0275889468" calcext:value-type="float">
            <text:p>0.0276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979166666666667" calcext:value-type="float">
            <text:p>0.9792</text:p>
          </table:table-cell>
          <table:table-cell office:value-type="float" office:value="0.0908103946570974" calcext:value-type="float">
            <text:p>0.0908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768299661273509" calcext:value-type="float">
            <text:p>0.7683</text:p>
          </table:table-cell>
          <table:table-cell office:value-type="float" office:value="0.0299682523017155" calcext:value-type="float">
            <text:p>0.0300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201350247037984" calcext:value-type="float">
            <text:p>0.2014</text:p>
          </table:table-cell>
          <table:table-cell office:value-type="float" office:value="0.145101430712886" calcext:value-type="float">
            <text:p>0.1451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809463166057979" calcext:value-type="float">
            <text:p>0.8095</text:p>
          </table:table-cell>
          <table:table-cell office:value-type="float" office:value="0.0340724811411705" calcext:value-type="float">
            <text:p>0.0341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155612017781714" calcext:value-type="float">
            <text:p>0.1556</text:p>
          </table:table-cell>
          <table:table-cell office:value-type="float" office:value="0.0464187823208125" calcext:value-type="float">
            <text:p>0.0464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0889923377584931" calcext:value-type="float">
            <text:p>0.0890</text:p>
          </table:table-cell>
          <table:table-cell office:value-type="float" office:value="0.0602533436790539" calcext:value-type="float">
            <text:p>0.0603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42503723196122" calcext:value-type="float">
            <text:p>0.4250</text:p>
          </table:table-cell>
          <table:table-cell office:value-type="float" office:value="0.105709133322168" calcext:value-type="float">
            <text:p>0.1057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127578618587391" calcext:value-type="float">
            <text:p>0.1276</text:p>
          </table:table-cell>
          <table:table-cell office:value-type="float" office:value="0.0385150817552057" calcext:value-type="float">
            <text:p>0.0385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140008871579882" calcext:value-type="float">
            <text:p>0.1400</text:p>
          </table:table-cell>
          <table:table-cell office:value-type="float" office:value="0.137100560168461" calcext:value-type="float">
            <text:p>0.1371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5869950588" calcext:value-type="float">
            <text:p>0.5870</text:p>
          </table:table-cell>
          <table:table-cell office:value-type="float" office:value="0.0470640734" calcext:value-type="float">
            <text:p>0.0471</text:p>
          </table:table-cell>
        </table:table-row>
        <table:table-row table:style-name="ro1">
          <table:table-cell/>
          <table:table-cell office:value-type="string" calcext:value-type="string">
            <text:p>b018</text:p>
          </table:table-cell>
          <table:table-cell office:value-type="float" office:value="0.9810720132" calcext:value-type="float">
            <text:p>0.9811</text:p>
          </table:table-cell>
          <table:table-cell office:value-type="float" office:value="0.0100209426" calcext:value-type="float">
            <text:p>0.0100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9952665571" calcext:value-type="float">
            <text:p>0.9953</text:p>
          </table:table-cell>
          <table:table-cell office:value-type="float" office:value="0.0025018347" calcext:value-type="float">
            <text:p>0.0025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9197023513" calcext:value-type="float">
            <text:p>0.9197</text:p>
          </table:table-cell>
          <table:table-cell office:value-type="float" office:value="0.0394905669" calcext:value-type="float">
            <text:p>0.0395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741606618132219" calcext:value-type="float">
            <text:p>0.7416</text:p>
          </table:table-cell>
          <table:table-cell office:value-type="float" office:value="0.0142972986931961" calcext:value-type="float">
            <text:p>0.0143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103038804575345" calcext:value-type="float">
            <text:p>0.1030</text:p>
          </table:table-cell>
          <table:table-cell office:value-type="float" office:value="0.0511773619956027" calcext:value-type="float">
            <text:p>0.0512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815189917112139" calcext:value-type="float">
            <text:p>0.8152</text:p>
          </table:table-cell>
          <table:table-cell office:value-type="float" office:value="0.0211844698709905" calcext:value-type="float">
            <text:p>0.0212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159220548280707" calcext:value-type="float">
            <text:p>0.1592</text:p>
          </table:table-cell>
          <table:table-cell office:value-type="float" office:value="0.0274087608370682" calcext:value-type="float">
            <text:p>0.0274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0557037699167093" calcext:value-type="float">
            <text:p>0.0557</text:p>
          </table:table-cell>
          <table:table-cell office:value-type="float" office:value="0.0354317133182193" calcext:value-type="float">
            <text:p>0.0354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464949252880287" calcext:value-type="float">
            <text:p>0.4649</text:p>
          </table:table-cell>
          <table:table-cell office:value-type="float" office:value="0.110609188817856" calcext:value-type="float">
            <text:p>0.1106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125246675246675" calcext:value-type="float">
            <text:p>0.1252</text:p>
          </table:table-cell>
          <table:table-cell office:value-type="float" office:value="0.0192969857921373" calcext:value-type="float">
            <text:p>0.0193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856418918918919" calcext:value-type="float">
            <text:p>0.8564</text:p>
          </table:table-cell>
          <table:table-cell office:value-type="float" office:value="0.278068794881985" calcext:value-type="float">
            <text:p>0.2781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9271995525" calcext:value-type="float">
            <text:p>0.9272</text:p>
          </table:table-cell>
          <table:table-cell office:value-type="float" office:value="0.0311704887" calcext:value-type="float">
            <text:p>0.0312</text:p>
          </table:table-cell>
        </table:table-row>
        <table:table-row table:style-name="ro1">
          <table:table-cell/>
          <table:table-cell office:value-type="string" calcext:value-type="string">
            <text:p>b019</text:p>
          </table:table-cell>
          <table:table-cell office:value-type="float" office:value="0.7896703007" calcext:value-type="float">
            <text:p>0.7897</text:p>
          </table:table-cell>
          <table:table-cell office:value-type="float" office:value="0.0916970087" calcext:value-type="float">
            <text:p>0.0917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9588646768" calcext:value-type="float">
            <text:p>0.9589</text:p>
          </table:table-cell>
          <table:table-cell office:value-type="float" office:value="0.0204872406" calcext:value-type="float">
            <text:p>0.0205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6054629213" calcext:value-type="float">
            <text:p>0.6055</text:p>
          </table:table-cell>
          <table:table-cell office:value-type="float" office:value="0.0582245368" calcext:value-type="float">
            <text:p>0.0582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785703737713631" calcext:value-type="float">
            <text:p>0.7857</text:p>
          </table:table-cell>
          <table:table-cell office:value-type="float" office:value="0.0414839147356682" calcext:value-type="float">
            <text:p>0.0415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166037262856268" calcext:value-type="float">
            <text:p>0.1660</text:p>
          </table:table-cell>
          <table:table-cell office:value-type="float" office:value="0.137024912911094" calcext:value-type="float">
            <text:p>0.1370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885584962246796" calcext:value-type="float">
            <text:p>0.8856</text:p>
          </table:table-cell>
          <table:table-cell office:value-type="float" office:value="0.0435150270935641" calcext:value-type="float">
            <text:p>0.0435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222905675405675" calcext:value-type="float">
            <text:p>0.2229</text:p>
          </table:table-cell>
          <table:table-cell office:value-type="float" office:value="0.0654250779926807" calcext:value-type="float">
            <text:p>0.0654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212867279108301" calcext:value-type="float">
            <text:p>0.2129</text:p>
          </table:table-cell>
          <table:table-cell office:value-type="float" office:value="0.0865814779201591" calcext:value-type="float">
            <text:p>0.0866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308086170586171" calcext:value-type="float">
            <text:p>0.3081</text:p>
          </table:table-cell>
          <table:table-cell office:value-type="float" office:value="0.132460012480393" calcext:value-type="float">
            <text:p>0.1325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183869583869584" calcext:value-type="float">
            <text:p>0.1839</text:p>
          </table:table-cell>
          <table:table-cell office:value-type="float" office:value="0.0529885281214875" calcext:value-type="float">
            <text:p>0.0530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391039087730264" calcext:value-type="float">
            <text:p>0.3910</text:p>
          </table:table-cell>
          <table:table-cell office:value-type="float" office:value="0.220853045359013" calcext:value-type="float">
            <text:p>0.2209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5746990635" calcext:value-type="float">
            <text:p>0.5747</text:p>
          </table:table-cell>
          <table:table-cell office:value-type="float" office:value="0.0591101906" calcext:value-type="float">
            <text:p>0.0591</text:p>
          </table:table-cell>
        </table:table-row>
        <table:table-row table:style-name="ro1">
          <table:table-cell/>
          <table:table-cell office:value-type="string" calcext:value-type="string">
            <text:p>b020</text:p>
          </table:table-cell>
          <table:table-cell office:value-type="float" office:value="0.8585699318" calcext:value-type="float">
            <text:p>0.8586</text:p>
          </table:table-cell>
          <table:table-cell office:value-type="float" office:value="0.0910656112" calcext:value-type="float">
            <text:p>0.0911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9664857988" calcext:value-type="float">
            <text:p>0.9665</text:p>
          </table:table-cell>
          <table:table-cell office:value-type="float" office:value="0.0223460134" calcext:value-type="float">
            <text:p>0.0223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6177278015" calcext:value-type="float">
            <text:p>0.6177</text:p>
          </table:table-cell>
          <table:table-cell office:value-type="float" office:value="0.0560988131" calcext:value-type="float">
            <text:p>0.0561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668918918918919" calcext:value-type="float">
            <text:p>0.6689</text:p>
          </table:table-cell>
          <table:table-cell office:value-type="float" office:value="0.184299752661971" calcext:value-type="float">
            <text:p>0.1843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743999537469115" calcext:value-type="float">
            <text:p>0.7440</text:p>
          </table:table-cell>
          <table:table-cell office:value-type="float" office:value="0.0236845517263236" calcext:value-type="float">
            <text:p>0.0237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159934429490812" calcext:value-type="float">
            <text:p>0.1599</text:p>
          </table:table-cell>
          <table:table-cell office:value-type="float" office:value="0.0928160871967922" calcext:value-type="float">
            <text:p>0.0928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798054333256095" calcext:value-type="float">
            <text:p>0.7981</text:p>
          </table:table-cell>
          <table:table-cell office:value-type="float" office:value="0.0305701298717949" calcext:value-type="float">
            <text:p>0.0306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115261249815065" calcext:value-type="float">
            <text:p>0.1153</text:p>
          </table:table-cell>
          <table:table-cell office:value-type="float" office:value="0.0430768319964526" calcext:value-type="float">
            <text:p>0.0431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350511927022887" calcext:value-type="float">
            <text:p>0.3505</text:p>
          </table:table-cell>
          <table:table-cell office:value-type="float" office:value="0.135019646049153" calcext:value-type="float">
            <text:p>0.1350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332988648136422" calcext:value-type="float">
            <text:p>0.3330</text:p>
          </table:table-cell>
          <table:table-cell office:value-type="float" office:value="0.105973024352235" calcext:value-type="float">
            <text:p>0.1060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0945422772418331" calcext:value-type="float">
            <text:p>0.0945</text:p>
          </table:table-cell>
          <table:table-cell office:value-type="float" office:value="0.0341465167273322" calcext:value-type="float">
            <text:p>0.0341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194176355265253" calcext:value-type="float">
            <text:p>0.1942</text:p>
          </table:table-cell>
          <table:table-cell office:value-type="float" office:value="0.215085188498661" calcext:value-type="float">
            <text:p>0.2151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6372492921" calcext:value-type="float">
            <text:p>0.6372</text:p>
          </table:table-cell>
          <table:table-cell office:value-type="float" office:value="0.0485582676" calcext:value-type="float">
            <text:p>0.0486</text:p>
          </table:table-cell>
        </table:table-row>
        <table:table-row table:style-name="ro1">
          <table:table-cell/>
          <table:table-cell office:value-type="string" calcext:value-type="string">
            <text:p>b021</text:p>
          </table:table-cell>
          <table:table-cell office:value-type="float" office:value="0.93295067" calcext:value-type="float">
            <text:p>0.9330</text:p>
          </table:table-cell>
          <table:table-cell office:value-type="float" office:value="0.0527705248" calcext:value-type="float">
            <text:p>0.0528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984642954" calcext:value-type="float">
            <text:p>0.9846</text:p>
          </table:table-cell>
          <table:table-cell office:value-type="float" office:value="0.0122954968" calcext:value-type="float">
            <text:p>0.0123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7696760976" calcext:value-type="float">
            <text:p>0.7697</text:p>
          </table:table-cell>
          <table:table-cell office:value-type="float" office:value="0.0679660235" calcext:value-type="float">
            <text:p>0.0680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86698549304864" calcext:value-type="float">
            <text:p>0.8670</text:p>
          </table:table-cell>
          <table:table-cell office:value-type="float" office:value="0.029149560709401" calcext:value-type="float">
            <text:p>0.0291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285795906998936" calcext:value-type="float">
            <text:p>0.2858</text:p>
          </table:table-cell>
          <table:table-cell office:value-type="float" office:value="0.106071370895311" calcext:value-type="float">
            <text:p>0.1061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851052511795882" calcext:value-type="float">
            <text:p>0.8511</text:p>
          </table:table-cell>
          <table:table-cell office:value-type="float" office:value="0.0261529539895635" calcext:value-type="float">
            <text:p>0.0262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256103271728272" calcext:value-type="float">
            <text:p>0.2561</text:p>
          </table:table-cell>
          <table:table-cell office:value-type="float" office:value="0.0463549487415427" calcext:value-type="float">
            <text:p>0.0464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230910036166365" calcext:value-type="float">
            <text:p>0.2309</text:p>
          </table:table-cell>
          <table:table-cell office:value-type="float" office:value="0.0630863567457125" calcext:value-type="float">
            <text:p>0.0631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438504464285714" calcext:value-type="float">
            <text:p>0.4385</text:p>
          </table:table-cell>
          <table:table-cell office:value-type="float" office:value="0.162121432775963" calcext:value-type="float">
            <text:p>0.1621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216145833333333" calcext:value-type="float">
            <text:p>0.2161</text:p>
          </table:table-cell>
          <table:table-cell office:value-type="float" office:value="0.0251676238090616" calcext:value-type="float">
            <text:p>0.0252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48828125" calcext:value-type="float">
            <text:p>0.4883</text:p>
          </table:table-cell>
          <table:table-cell office:value-type="float" office:value="0.250700921714376" calcext:value-type="float">
            <text:p>0.2507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8309630725" calcext:value-type="float">
            <text:p>0.8310</text:p>
          </table:table-cell>
          <table:table-cell office:value-type="float" office:value="0.0409580742" calcext:value-type="float">
            <text:p>0.0410</text:p>
          </table:table-cell>
        </table:table-row>
        <table:table-row table:style-name="ro1">
          <table:table-cell/>
          <table:table-cell office:value-type="string" calcext:value-type="string">
            <text:p>b022</text:p>
          </table:table-cell>
          <table:table-cell office:value-type="float" office:value="0.9210717088" calcext:value-type="float">
            <text:p>0.9211</text:p>
          </table:table-cell>
          <table:table-cell office:value-type="float" office:value="0.054090705" calcext:value-type="float">
            <text:p>0.0541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9817640199" calcext:value-type="float">
            <text:p>0.9818</text:p>
          </table:table-cell>
          <table:table-cell office:value-type="float" office:value="0.01279982" calcext:value-type="float">
            <text:p>0.0128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6759114444" calcext:value-type="float">
            <text:p>0.6759</text:p>
          </table:table-cell>
          <table:table-cell office:value-type="float" office:value="0.036382721" calcext:value-type="float">
            <text:p>0.0364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984848484848485" calcext:value-type="float">
            <text:p>0.9848</text:p>
          </table:table-cell>
          <table:table-cell office:value-type="float" office:value="0.0596515748031198" calcext:value-type="float">
            <text:p>0.0597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881954271761011" calcext:value-type="float">
            <text:p>0.8820</text:p>
          </table:table-cell>
          <table:table-cell office:value-type="float" office:value="0.0296719316700396" calcext:value-type="float">
            <text:p>0.0297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271905461413264" calcext:value-type="float">
            <text:p>0.2719</text:p>
          </table:table-cell>
          <table:table-cell office:value-type="float" office:value="0.0454424259395592" calcext:value-type="float">
            <text:p>0.0454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8908309237174" calcext:value-type="float">
            <text:p>0.8908</text:p>
          </table:table-cell>
          <table:table-cell office:value-type="float" office:value="0.0329796527122059" calcext:value-type="float">
            <text:p>0.0330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177766465074986" calcext:value-type="float">
            <text:p>0.1778</text:p>
          </table:table-cell>
          <table:table-cell office:value-type="float" office:value="0.0435187775696106" calcext:value-type="float">
            <text:p>0.0435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197947147405165" calcext:value-type="float">
            <text:p>0.1979</text:p>
          </table:table-cell>
          <table:table-cell office:value-type="float" office:value="0.0577902277240007" calcext:value-type="float">
            <text:p>0.0578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353746424141161" calcext:value-type="float">
            <text:p>0.3537</text:p>
          </table:table-cell>
          <table:table-cell office:value-type="float" office:value="0.100155284279072" calcext:value-type="float">
            <text:p>0.1002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159535834535835" calcext:value-type="float">
            <text:p>0.1595</text:p>
          </table:table-cell>
          <table:table-cell office:value-type="float" office:value="0.0358607552954655" calcext:value-type="float">
            <text:p>0.0359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303030303030303" calcext:value-type="float">
            <text:p>0.3030</text:p>
          </table:table-cell>
          <table:table-cell office:value-type="float" office:value="0.162599596282881" calcext:value-type="float">
            <text:p>0.1626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7007210253" calcext:value-type="float">
            <text:p>0.7007</text:p>
          </table:table-cell>
          <table:table-cell office:value-type="float" office:value="0.0614549091" calcext:value-type="float">
            <text:p>0.0615</text:p>
          </table:table-cell>
        </table:table-row>
        <table:table-row table:style-name="ro1">
          <table:table-cell/>
          <table:table-cell office:value-type="string" calcext:value-type="string">
            <text:p>b023</text:p>
          </table:table-cell>
          <table:table-cell office:value-type="float" office:value="0.8059226071" calcext:value-type="float">
            <text:p>0.8059</text:p>
          </table:table-cell>
          <table:table-cell office:value-type="float" office:value="0.0976753074" calcext:value-type="float">
            <text:p>0.0977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9718762571" calcext:value-type="float">
            <text:p>0.9719</text:p>
          </table:table-cell>
          <table:table-cell office:value-type="float" office:value="0.0148960836" calcext:value-type="float">
            <text:p>0.0149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6087379638" calcext:value-type="float">
            <text:p>0.6087</text:p>
          </table:table-cell>
          <table:table-cell office:value-type="float" office:value="0.0686069873" calcext:value-type="float">
            <text:p>0.0686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814393939393939" calcext:value-type="float">
            <text:p>0.8144</text:p>
          </table:table-cell>
          <table:table-cell office:value-type="float" office:value="0.138036872411277" calcext:value-type="float">
            <text:p>0.1380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801267407263056" calcext:value-type="float">
            <text:p>0.8013</text:p>
          </table:table-cell>
          <table:table-cell office:value-type="float" office:value="0.0486107792512945" calcext:value-type="float">
            <text:p>0.0486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18582286457409" calcext:value-type="float">
            <text:p>0.1858</text:p>
          </table:table-cell>
          <table:table-cell office:value-type="float" office:value="0.103963130591839" calcext:value-type="float">
            <text:p>0.1040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820610062483112" calcext:value-type="float">
            <text:p>0.8206</text:p>
          </table:table-cell>
          <table:table-cell office:value-type="float" office:value="0.0467200676482622" calcext:value-type="float">
            <text:p>0.0467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180639842139249" calcext:value-type="float">
            <text:p>0.1806</text:p>
          </table:table-cell>
          <table:table-cell office:value-type="float" office:value="0.108474774017413" calcext:value-type="float">
            <text:p>0.1085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312620047085357" calcext:value-type="float">
            <text:p>0.3126</text:p>
          </table:table-cell>
          <table:table-cell office:value-type="float" office:value="0.131338703220173" calcext:value-type="float">
            <text:p>0.1313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267028751971934" calcext:value-type="float">
            <text:p>0.2670</text:p>
          </table:table-cell>
          <table:table-cell office:value-type="float" office:value="0.102780750084817" calcext:value-type="float">
            <text:p>0.1028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163534487398124" calcext:value-type="float">
            <text:p>0.1635</text:p>
          </table:table-cell>
          <table:table-cell office:value-type="float" office:value="0.110605995675418" calcext:value-type="float">
            <text:p>0.1106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376522166105499" calcext:value-type="float">
            <text:p>0.3765</text:p>
          </table:table-cell>
          <table:table-cell office:value-type="float" office:value="0.330266716241873" calcext:value-type="float">
            <text:p>0.3303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6478531328" calcext:value-type="float">
            <text:p>0.6479</text:p>
          </table:table-cell>
          <table:table-cell office:value-type="float" office:value="0.1191156702" calcext:value-type="float">
            <text:p>0.1191</text:p>
          </table:table-cell>
        </table:table-row>
        <table:table-row table:style-name="ro1">
          <table:table-cell/>
          <table:table-cell office:value-type="string" calcext:value-type="string">
            <text:p>b024</text:p>
          </table:table-cell>
          <table:table-cell office:value-type="float" office:value="0.882681637" calcext:value-type="float">
            <text:p>0.8827</text:p>
          </table:table-cell>
          <table:table-cell office:value-type="float" office:value="0.0651354767" calcext:value-type="float">
            <text:p>0.0651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9761956542" calcext:value-type="float">
            <text:p>0.9762</text:p>
          </table:table-cell>
          <table:table-cell office:value-type="float" office:value="0.015588382" calcext:value-type="float">
            <text:p>0.0156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6228952918" calcext:value-type="float">
            <text:p>0.6229</text:p>
          </table:table-cell>
          <table:table-cell office:value-type="float" office:value="0.0416037747" calcext:value-type="float">
            <text:p>0.0416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878787878787879" calcext:value-type="float">
            <text:p>0.8788</text:p>
          </table:table-cell>
          <table:table-cell office:value-type="float" office:value="0.139278608415532" calcext:value-type="float">
            <text:p>0.1393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751638569414321" calcext:value-type="float">
            <text:p>0.7516</text:p>
          </table:table-cell>
          <table:table-cell office:value-type="float" office:value="0.0319438736504915" calcext:value-type="float">
            <text:p>0.0319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248707147349796" calcext:value-type="float">
            <text:p>0.2487</text:p>
          </table:table-cell>
          <table:table-cell office:value-type="float" office:value="0.105845415164549" calcext:value-type="float">
            <text:p>0.1058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834769325230766" calcext:value-type="float">
            <text:p>0.8348</text:p>
          </table:table-cell>
          <table:table-cell office:value-type="float" office:value="0.0428541857776102" calcext:value-type="float">
            <text:p>0.0429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147092206602182" calcext:value-type="float">
            <text:p>0.1471</text:p>
          </table:table-cell>
          <table:table-cell office:value-type="float" office:value="0.0439317209358386" calcext:value-type="float">
            <text:p>0.0439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253669173364806" calcext:value-type="float">
            <text:p>0.2537</text:p>
          </table:table-cell>
          <table:table-cell office:value-type="float" office:value="0.0975289138920517" calcext:value-type="float">
            <text:p>0.0975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384700263961628" calcext:value-type="float">
            <text:p>0.3847</text:p>
          </table:table-cell>
          <table:table-cell office:value-type="float" office:value="0.0997354164669023" calcext:value-type="float">
            <text:p>0.0997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126989382671201" calcext:value-type="float">
            <text:p>0.1270</text:p>
          </table:table-cell>
          <table:table-cell office:value-type="float" office:value="0.0404460872741164" calcext:value-type="float">
            <text:p>0.0404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107642145662979" calcext:value-type="float">
            <text:p>0.1076</text:p>
          </table:table-cell>
          <table:table-cell office:value-type="float" office:value="0.0983742204759806" calcext:value-type="float">
            <text:p>0.0984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6493454444" calcext:value-type="float">
            <text:p>0.6493</text:p>
          </table:table-cell>
          <table:table-cell office:value-type="float" office:value="0.0671476588" calcext:value-type="float">
            <text:p>0.0671</text:p>
          </table:table-cell>
        </table:table-row>
        <table:table-row table:style-name="ro1">
          <table:table-cell/>
          <table:table-cell office:value-type="string" calcext:value-type="string">
            <text:p>b026</text:p>
          </table:table-cell>
          <table:table-cell office:value-type="float" office:value="0.6448987193" calcext:value-type="float">
            <text:p>0.6449</text:p>
          </table:table-cell>
          <table:table-cell office:value-type="float" office:value="0.1558024012" calcext:value-type="float">
            <text:p>0.1558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930658086" calcext:value-type="float">
            <text:p>0.9307</text:p>
          </table:table-cell>
          <table:table-cell office:value-type="float" office:value="0.0446988234" calcext:value-type="float">
            <text:p>0.0447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4986677322" calcext:value-type="float">
            <text:p>0.4987</text:p>
          </table:table-cell>
          <table:table-cell office:value-type="float" office:value="0.010660165" calcext:value-type="float">
            <text:p>0.0107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454545454545455" calcext:value-type="float">
            <text:p>0.4545</text:p>
          </table:table-cell>
          <table:table-cell office:value-type="float" office:value="0.0964236519799838" calcext:value-type="float">
            <text:p>0.0964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620532670400853" calcext:value-type="float">
            <text:p>0.6205</text:p>
          </table:table-cell>
          <table:table-cell office:value-type="float" office:value="0.0381683200890736" calcext:value-type="float">
            <text:p>0.0382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219669533829862" calcext:value-type="float">
            <text:p>0.2197</text:p>
          </table:table-cell>
          <table:table-cell office:value-type="float" office:value="0.190289798303692" calcext:value-type="float">
            <text:p>0.1903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711789309674158" calcext:value-type="float">
            <text:p>0.7118</text:p>
          </table:table-cell>
          <table:table-cell office:value-type="float" office:value="0.0357817084336161" calcext:value-type="float">
            <text:p>0.0358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169791445420867" calcext:value-type="float">
            <text:p>0.1698</text:p>
          </table:table-cell>
          <table:table-cell office:value-type="float" office:value="0.0692175626774353" calcext:value-type="float">
            <text:p>0.0692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302494113058458" calcext:value-type="float">
            <text:p>0.3025</text:p>
          </table:table-cell>
          <table:table-cell office:value-type="float" office:value="0.188072392270596" calcext:value-type="float">
            <text:p>0.1881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382012126817891" calcext:value-type="float">
            <text:p>0.3820</text:p>
          </table:table-cell>
          <table:table-cell office:value-type="float" office:value="0.102359707772877" calcext:value-type="float">
            <text:p>0.1024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121290701771985" calcext:value-type="float">
            <text:p>0.1213</text:p>
          </table:table-cell>
          <table:table-cell office:value-type="float" office:value="0.0567495702339133" calcext:value-type="float">
            <text:p>0.0567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0878148274425309" calcext:value-type="float">
            <text:p>0.0878</text:p>
          </table:table-cell>
          <table:table-cell office:value-type="float" office:value="0.109588410452516" calcext:value-type="float">
            <text:p>0.1096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4452029153" calcext:value-type="float">
            <text:p>0.4452</text:p>
          </table:table-cell>
          <table:table-cell office:value-type="float" office:value="0.0193284283" calcext:value-type="float">
            <text:p>0.0193</text:p>
          </table:table-cell>
        </table:table-row>
        <table:table-row table:style-name="ro1">
          <table:table-cell/>
          <table:table-cell office:value-type="string" calcext:value-type="string">
            <text:p>b027</text:p>
          </table:table-cell>
          <table:table-cell office:value-type="float" office:value="0.8936111694" calcext:value-type="float">
            <text:p>0.8936</text:p>
          </table:table-cell>
          <table:table-cell office:value-type="float" office:value="0.0667687456" calcext:value-type="float">
            <text:p>0.0668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9763370997" calcext:value-type="float">
            <text:p>0.9763</text:p>
          </table:table-cell>
          <table:table-cell office:value-type="float" office:value="0.015991817" calcext:value-type="float">
            <text:p>0.0160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5706441683" calcext:value-type="float">
            <text:p>0.5706</text:p>
          </table:table-cell>
          <table:table-cell office:value-type="float" office:value="0.021234046" calcext:value-type="float">
            <text:p>0.0212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803030303030303" calcext:value-type="float">
            <text:p>0.8030</text:p>
          </table:table-cell>
          <table:table-cell office:value-type="float" office:value="0.159990243045022" calcext:value-type="float">
            <text:p>0.1600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75488158447329" calcext:value-type="float">
            <text:p>0.7549</text:p>
          </table:table-cell>
          <table:table-cell office:value-type="float" office:value="0.0372812795931923" calcext:value-type="float">
            <text:p>0.0373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104436386275275" calcext:value-type="float">
            <text:p>0.1044</text:p>
          </table:table-cell>
          <table:table-cell office:value-type="float" office:value="0.0809511812867378" calcext:value-type="float">
            <text:p>0.0810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818509701982871" calcext:value-type="float">
            <text:p>0.8185</text:p>
          </table:table-cell>
          <table:table-cell office:value-type="float" office:value="0.0361821698508029" calcext:value-type="float">
            <text:p>0.0362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115472507942442" calcext:value-type="float">
            <text:p>0.1155</text:p>
          </table:table-cell>
          <table:table-cell office:value-type="float" office:value="0.0523523902318031" calcext:value-type="float">
            <text:p>0.0524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246733930843623" calcext:value-type="float">
            <text:p>0.2467</text:p>
          </table:table-cell>
          <table:table-cell office:value-type="float" office:value="0.0883719015144078" calcext:value-type="float">
            <text:p>0.0884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344014936893316" calcext:value-type="float">
            <text:p>0.3440</text:p>
          </table:table-cell>
          <table:table-cell office:value-type="float" office:value="0.111304700226585" calcext:value-type="float">
            <text:p>0.1113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100463359344821" calcext:value-type="float">
            <text:p>0.1005</text:p>
          </table:table-cell>
          <table:table-cell office:value-type="float" office:value="0.0469564706052524" calcext:value-type="float">
            <text:p>0.0470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107796038956015" calcext:value-type="float">
            <text:p>0.1078</text:p>
          </table:table-cell>
          <table:table-cell office:value-type="float" office:value="0.120164981379862" calcext:value-type="float">
            <text:p>0.1202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5804978562" calcext:value-type="float">
            <text:p>0.5805</text:p>
          </table:table-cell>
          <table:table-cell office:value-type="float" office:value="0.0308097576" calcext:value-type="float">
            <text:p>0.0308</text:p>
          </table:table-cell>
        </table:table-row>
        <table:table-row table:style-name="ro1">
          <table:table-cell/>
          <table:table-cell office:value-type="string" calcext:value-type="string">
            <text:p>b028</text:p>
          </table:table-cell>
          <table:table-cell office:value-type="float" office:value="0.8641413233" calcext:value-type="float">
            <text:p>0.8641</text:p>
          </table:table-cell>
          <table:table-cell office:value-type="float" office:value="0.120512485" calcext:value-type="float">
            <text:p>0.1205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974160687" calcext:value-type="float">
            <text:p>0.9742</text:p>
          </table:table-cell>
          <table:table-cell office:value-type="float" office:value="0.0213396949" calcext:value-type="float">
            <text:p>0.0213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5979872179" calcext:value-type="float">
            <text:p>0.5980</text:p>
          </table:table-cell>
          <table:table-cell office:value-type="float" office:value="0.0462373117" calcext:value-type="float">
            <text:p>0.0462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700757575757576" calcext:value-type="float">
            <text:p>0.7008</text:p>
          </table:table-cell>
          <table:table-cell office:value-type="float" office:value="0.179275144942413" calcext:value-type="float">
            <text:p>0.1793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743096342328133" calcext:value-type="float">
            <text:p>0.7431</text:p>
          </table:table-cell>
          <table:table-cell office:value-type="float" office:value="0.0363397127007538" calcext:value-type="float">
            <text:p>0.0363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39258917563865" calcext:value-type="float">
            <text:p>0.3926</text:p>
          </table:table-cell>
          <table:table-cell office:value-type="float" office:value="0.0880169539712472" calcext:value-type="float">
            <text:p>0.0880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868735895933162" calcext:value-type="float">
            <text:p>0.8687</text:p>
          </table:table-cell>
          <table:table-cell office:value-type="float" office:value="0.0385294559721094" calcext:value-type="float">
            <text:p>0.0385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119895301113886" calcext:value-type="float">
            <text:p>0.1199</text:p>
          </table:table-cell>
          <table:table-cell office:value-type="float" office:value="0.0338436890938536" calcext:value-type="float">
            <text:p>0.0338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406327309693747" calcext:value-type="float">
            <text:p>0.4063</text:p>
          </table:table-cell>
          <table:table-cell office:value-type="float" office:value="0.0808647143813245" calcext:value-type="float">
            <text:p>0.0809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525132472869772" calcext:value-type="float">
            <text:p>0.5251</text:p>
          </table:table-cell>
          <table:table-cell office:value-type="float" office:value="0.124070762304499" calcext:value-type="float">
            <text:p>0.1241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0909348895311462" calcext:value-type="float">
            <text:p>0.0909</text:p>
          </table:table-cell>
          <table:table-cell office:value-type="float" office:value="0.0293903989503898" calcext:value-type="float">
            <text:p>0.0294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0604359754002611" calcext:value-type="float">
            <text:p>0.0604</text:p>
          </table:table-cell>
          <table:table-cell office:value-type="float" office:value="0.077501174428783" calcext:value-type="float">
            <text:p>0.0775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5917347601" calcext:value-type="float">
            <text:p>0.5917</text:p>
          </table:table-cell>
          <table:table-cell office:value-type="float" office:value="0.0485426352" calcext:value-type="float">
            <text:p>0.0485</text:p>
          </table:table-cell>
        </table:table-row>
        <table:table-row table:style-name="ro1">
          <table:table-cell/>
          <table:table-cell office:value-type="string" calcext:value-type="string">
            <text:p>b029</text:p>
          </table:table-cell>
          <table:table-cell office:value-type="float" office:value="0.9450612093" calcext:value-type="float">
            <text:p>0.9451</text:p>
          </table:table-cell>
          <table:table-cell office:value-type="float" office:value="0.0217312721" calcext:value-type="float">
            <text:p>0.0217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9876508388" calcext:value-type="float">
            <text:p>0.9877</text:p>
          </table:table-cell>
          <table:table-cell office:value-type="float" office:value="0.0052600287" calcext:value-type="float">
            <text:p>0.0053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6194872092" calcext:value-type="float">
            <text:p>0.6195</text:p>
          </table:table-cell>
          <table:table-cell office:value-type="float" office:value="0.0575226952" calcext:value-type="float">
            <text:p>0.0575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621212121212121" calcext:value-type="float">
            <text:p>0.6212</text:p>
          </table:table-cell>
          <table:table-cell office:value-type="float" office:value="0.124942594715687" calcext:value-type="float">
            <text:p>0.1249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801719798655931" calcext:value-type="float">
            <text:p>0.8017</text:p>
          </table:table-cell>
          <table:table-cell office:value-type="float" office:value="0.0120583703717058" calcext:value-type="float">
            <text:p>0.0121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0949171074577555" calcext:value-type="float">
            <text:p>0.0949</text:p>
          </table:table-cell>
          <table:table-cell office:value-type="float" office:value="0.032613420721349" calcext:value-type="float">
            <text:p>0.0326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85838839839053" calcext:value-type="float">
            <text:p>0.8584</text:p>
          </table:table-cell>
          <table:table-cell office:value-type="float" office:value="0.0136071363284275" calcext:value-type="float">
            <text:p>0.0136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127599551029739" calcext:value-type="float">
            <text:p>0.1276</text:p>
          </table:table-cell>
          <table:table-cell office:value-type="float" office:value="0.0243075480253634" calcext:value-type="float">
            <text:p>0.0243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313261008522727" calcext:value-type="float">
            <text:p>0.3133</text:p>
          </table:table-cell>
          <table:table-cell office:value-type="float" office:value="0.0587242509676671" calcext:value-type="float">
            <text:p>0.0587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389292593485583" calcext:value-type="float">
            <text:p>0.3893</text:p>
          </table:table-cell>
          <table:table-cell office:value-type="float" office:value="0.112646821329903" calcext:value-type="float">
            <text:p>0.1126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100175497902771" calcext:value-type="float">
            <text:p>0.1002</text:p>
          </table:table-cell>
          <table:table-cell office:value-type="float" office:value="0.0154175268029039" calcext:value-type="float">
            <text:p>0.0154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156411654423018" calcext:value-type="float">
            <text:p>0.1564</text:p>
          </table:table-cell>
          <table:table-cell office:value-type="float" office:value="0.114152717878384" calcext:value-type="float">
            <text:p>0.1142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6275544199" calcext:value-type="float">
            <text:p>0.6276</text:p>
          </table:table-cell>
          <table:table-cell office:value-type="float" office:value="0.0252570632" calcext:value-type="float">
            <text:p>0.0253</text:p>
          </table:table-cell>
        </table:table-row>
        <table:table-row table:style-name="ro1">
          <table:table-cell/>
          <table:table-cell office:value-type="string" calcext:value-type="string">
            <text:p>b030</text:p>
          </table:table-cell>
          <table:table-cell office:value-type="float" office:value="0.8926976936" calcext:value-type="float">
            <text:p>0.8927</text:p>
          </table:table-cell>
          <table:table-cell office:value-type="float" office:value="0.056063229" calcext:value-type="float">
            <text:p>0.0561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979161024" calcext:value-type="float">
            <text:p>0.9792</text:p>
          </table:table-cell>
          <table:table-cell office:value-type="float" office:value="0.011218908" calcext:value-type="float">
            <text:p>0.0112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5972806076" calcext:value-type="float">
            <text:p>0.5973</text:p>
          </table:table-cell>
          <table:table-cell office:value-type="float" office:value="0.05052643" calcext:value-type="float">
            <text:p>0.0505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450757575757576" calcext:value-type="float">
            <text:p>0.4508</text:p>
          </table:table-cell>
          <table:table-cell office:value-type="float" office:value="0.221776987398552" calcext:value-type="float">
            <text:p>0.2218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779572466152015" calcext:value-type="float">
            <text:p>0.7796</text:p>
          </table:table-cell>
          <table:table-cell office:value-type="float" office:value="0.0420953689520763" calcext:value-type="float">
            <text:p>0.0421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0711080182839183" calcext:value-type="float">
            <text:p>0.0711</text:p>
          </table:table-cell>
          <table:table-cell office:value-type="float" office:value="0.0315096971731098" calcext:value-type="float">
            <text:p>0.0315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790377596900692" calcext:value-type="float">
            <text:p>0.7904</text:p>
          </table:table-cell>
          <table:table-cell office:value-type="float" office:value="0.0413885606646319" calcext:value-type="float">
            <text:p>0.0414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129835802472796" calcext:value-type="float">
            <text:p>0.1298</text:p>
          </table:table-cell>
          <table:table-cell office:value-type="float" office:value="0.0459345858882295" calcext:value-type="float">
            <text:p>0.0459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234046277980273" calcext:value-type="float">
            <text:p>0.2340</text:p>
          </table:table-cell>
          <table:table-cell office:value-type="float" office:value="0.0947269931816339" calcext:value-type="float">
            <text:p>0.0947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318883190858458" calcext:value-type="float">
            <text:p>0.3189</text:p>
          </table:table-cell>
          <table:table-cell office:value-type="float" office:value="0.0952334877019148" calcext:value-type="float">
            <text:p>0.0952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109366470329037" calcext:value-type="float">
            <text:p>0.1094</text:p>
          </table:table-cell>
          <table:table-cell office:value-type="float" office:value="0.0413227277279548" calcext:value-type="float">
            <text:p>0.0413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138957989761561" calcext:value-type="float">
            <text:p>0.1390</text:p>
          </table:table-cell>
          <table:table-cell office:value-type="float" office:value="0.147744642845034" calcext:value-type="float">
            <text:p>0.1477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5632833205" calcext:value-type="float">
            <text:p>0.5633</text:p>
          </table:table-cell>
          <table:table-cell office:value-type="float" office:value="0.0460216708" calcext:value-type="float">
            <text:p>0.0460</text:p>
          </table:table-cell>
        </table:table-row>
        <table:table-row table:style-name="ro1">
          <table:table-cell/>
          <table:table-cell office:value-type="string" calcext:value-type="string">
            <text:p>b031</text:p>
          </table:table-cell>
          <table:table-cell office:value-type="float" office:value="0.5276965277" calcext:value-type="float">
            <text:p>0.5277</text:p>
          </table:table-cell>
          <table:table-cell office:value-type="float" office:value="0.0424294363" calcext:value-type="float">
            <text:p>0.0424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9047944533" calcext:value-type="float">
            <text:p>0.9048</text:p>
          </table:table-cell>
          <table:table-cell office:value-type="float" office:value="0.0173046905" calcext:value-type="float">
            <text:p>0.0173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4810890294" calcext:value-type="float">
            <text:p>0.4811</text:p>
          </table:table-cell>
          <table:table-cell office:value-type="float" office:value="0.0294754897" calcext:value-type="float">
            <text:p>0.0295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633593098973476" calcext:value-type="float">
            <text:p>0.6336</text:p>
          </table:table-cell>
          <table:table-cell office:value-type="float" office:value="0.027738058927824" calcext:value-type="float">
            <text:p>0.0277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264812669860827" calcext:value-type="float">
            <text:p>0.2648</text:p>
          </table:table-cell>
          <table:table-cell office:value-type="float" office:value="0.0400443164083149" calcext:value-type="float">
            <text:p>0.0400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75229936810009" calcext:value-type="float">
            <text:p>0.7523</text:p>
          </table:table-cell>
          <table:table-cell office:value-type="float" office:value="0.0371125750145791" calcext:value-type="float">
            <text:p>0.0371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196049329765577" calcext:value-type="float">
            <text:p>0.1960</text:p>
          </table:table-cell>
          <table:table-cell office:value-type="float" office:value="0.0544509118680804" calcext:value-type="float">
            <text:p>0.0545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593471570047217" calcext:value-type="float">
            <text:p>0.5935</text:p>
          </table:table-cell>
          <table:table-cell office:value-type="float" office:value="0.0865351244626108" calcext:value-type="float">
            <text:p>0.0865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324851428527899" calcext:value-type="float">
            <text:p>0.3249</text:p>
          </table:table-cell>
          <table:table-cell office:value-type="float" office:value="0.110863559608161" calcext:value-type="float">
            <text:p>0.1109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156048934725405" calcext:value-type="float">
            <text:p>0.1560</text:p>
          </table:table-cell>
          <table:table-cell office:value-type="float" office:value="0.0418204753829803" calcext:value-type="float">
            <text:p>0.0418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138194444444444" calcext:value-type="float">
            <text:p>0.1382</text:p>
          </table:table-cell>
          <table:table-cell office:value-type="float" office:value="0.0893525044565103" calcext:value-type="float">
            <text:p>0.0894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4634525656" calcext:value-type="float">
            <text:p>0.4635</text:p>
          </table:table-cell>
          <table:table-cell office:value-type="float" office:value="0.0150339255" calcext:value-type="float">
            <text:p>0.0150</text:p>
          </table:table-cell>
        </table:table-row>
        <table:table-row table:style-name="ro1">
          <table:table-cell/>
          <table:table-cell office:value-type="string" calcext:value-type="string">
            <text:p>b032</text:p>
          </table:table-cell>
          <table:table-cell office:value-type="float" office:value="0.9396680945" calcext:value-type="float">
            <text:p>0.9397</text:p>
          </table:table-cell>
          <table:table-cell office:value-type="float" office:value="0.0512279514" calcext:value-type="float">
            <text:p>0.0512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9853872985" calcext:value-type="float">
            <text:p>0.9854</text:p>
          </table:table-cell>
          <table:table-cell office:value-type="float" office:value="0.0131446096" calcext:value-type="float">
            <text:p>0.0131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6475224218" calcext:value-type="float">
            <text:p>0.6475</text:p>
          </table:table-cell>
          <table:table-cell office:value-type="float" office:value="0.0325666968" calcext:value-type="float">
            <text:p>0.0326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818319147746018" calcext:value-type="float">
            <text:p>0.8183</text:p>
          </table:table-cell>
          <table:table-cell office:value-type="float" office:value="0.00985790976245878" calcext:value-type="float">
            <text:p>0.0099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156955374325458" calcext:value-type="float">
            <text:p>0.1570</text:p>
          </table:table-cell>
          <table:table-cell office:value-type="float" office:value="0.0471020087691637" calcext:value-type="float">
            <text:p>0.0471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868865135971863" calcext:value-type="float">
            <text:p>0.8689</text:p>
          </table:table-cell>
          <table:table-cell office:value-type="float" office:value="0.0161354787985202" calcext:value-type="float">
            <text:p>0.0161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2143467907525" calcext:value-type="float">
            <text:p>0.2143</text:p>
          </table:table-cell>
          <table:table-cell office:value-type="float" office:value="0.0285609266329196" calcext:value-type="float">
            <text:p>0.0286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119063784331831" calcext:value-type="float">
            <text:p>0.1191</text:p>
          </table:table-cell>
          <table:table-cell office:value-type="float" office:value="0.0482171838339612" calcext:value-type="float">
            <text:p>0.0482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468078000430941" calcext:value-type="float">
            <text:p>0.4681</text:p>
          </table:table-cell>
          <table:table-cell office:value-type="float" office:value="0.126793825428343" calcext:value-type="float">
            <text:p>0.1268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173389355742297" calcext:value-type="float">
            <text:p>0.1734</text:p>
          </table:table-cell>
          <table:table-cell office:value-type="float" office:value="0.0222490794871827" calcext:value-type="float">
            <text:p>0.0222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196241830065359" calcext:value-type="float">
            <text:p>0.1962</text:p>
          </table:table-cell>
          <table:table-cell office:value-type="float" office:value="0.0772621868213019" calcext:value-type="float">
            <text:p>0.0773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6720947944" calcext:value-type="float">
            <text:p>0.6721</text:p>
          </table:table-cell>
          <table:table-cell office:value-type="float" office:value="0.0237935397" calcext:value-type="float">
            <text:p>0.0238</text:p>
          </table:table-cell>
        </table:table-row>
        <table:table-row table:style-name="ro1">
          <table:table-cell/>
          <table:table-cell office:value-type="string" calcext:value-type="string">
            <text:p>b033</text:p>
          </table:table-cell>
          <table:table-cell office:value-type="float" office:value="0.8996797557" calcext:value-type="float">
            <text:p>0.8997</text:p>
          </table:table-cell>
          <table:table-cell office:value-type="float" office:value="0.0482835856" calcext:value-type="float">
            <text:p>0.0483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9808894489" calcext:value-type="float">
            <text:p>0.9809</text:p>
          </table:table-cell>
          <table:table-cell office:value-type="float" office:value="0.0112987516" calcext:value-type="float">
            <text:p>0.0113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5191124559" calcext:value-type="float">
            <text:p>0.5191</text:p>
          </table:table-cell>
          <table:table-cell office:value-type="float" office:value="0.0518169394" calcext:value-type="float">
            <text:p>0.0518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419117647058824" calcext:value-type="float">
            <text:p>0.4191</text:p>
          </table:table-cell>
          <table:table-cell office:value-type="float" office:value="0.157187928870823" calcext:value-type="float">
            <text:p>0.1572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716651745806127" calcext:value-type="float">
            <text:p>0.7167</text:p>
          </table:table-cell>
          <table:table-cell office:value-type="float" office:value="0.0231215850902475" calcext:value-type="float">
            <text:p>0.0231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238901228719363" calcext:value-type="float">
            <text:p>0.2389</text:p>
          </table:table-cell>
          <table:table-cell office:value-type="float" office:value="0.0591770350798545" calcext:value-type="float">
            <text:p>0.0592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823941776462688" calcext:value-type="float">
            <text:p>0.8239</text:p>
          </table:table-cell>
          <table:table-cell office:value-type="float" office:value="0.0155182978682251" calcext:value-type="float">
            <text:p>0.0155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208634494907883" calcext:value-type="float">
            <text:p>0.2086</text:p>
          </table:table-cell>
          <table:table-cell office:value-type="float" office:value="0.0571995042196521" calcext:value-type="float">
            <text:p>0.0572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226678152061909" calcext:value-type="float">
            <text:p>0.2267</text:p>
          </table:table-cell>
          <table:table-cell office:value-type="float" office:value="0.0559658697361554" calcext:value-type="float">
            <text:p>0.0560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443658690166043" calcext:value-type="float">
            <text:p>0.4437</text:p>
          </table:table-cell>
          <table:table-cell office:value-type="float" office:value="0.113155286430068" calcext:value-type="float">
            <text:p>0.1132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150841723635841" calcext:value-type="float">
            <text:p>0.1508</text:p>
          </table:table-cell>
          <table:table-cell office:value-type="float" office:value="0.0440342852427852" calcext:value-type="float">
            <text:p>0.0440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279963235294118" calcext:value-type="float">
            <text:p>0.2800</text:p>
          </table:table-cell>
          <table:table-cell office:value-type="float" office:value="0.182972304048135" calcext:value-type="float">
            <text:p>0.1830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5023805962" calcext:value-type="float">
            <text:p>0.5024</text:p>
          </table:table-cell>
          <table:table-cell office:value-type="float" office:value="0.0550336923" calcext:value-type="float">
            <text:p>0.0550</text:p>
          </table:table-cell>
        </table:table-row>
        <table:table-row table:style-name="ro1">
          <table:table-cell/>
          <table:table-cell office:value-type="string" calcext:value-type="string">
            <text:p>b034</text:p>
          </table:table-cell>
          <table:table-cell office:value-type="float" office:value="0.956570728" calcext:value-type="float">
            <text:p>0.9566</text:p>
          </table:table-cell>
          <table:table-cell office:value-type="float" office:value="0.0266094511" calcext:value-type="float">
            <text:p>0.0266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9901446965" calcext:value-type="float">
            <text:p>0.9901</text:p>
          </table:table-cell>
          <table:table-cell office:value-type="float" office:value="0.0064278479" calcext:value-type="float">
            <text:p>0.0064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6165463736" calcext:value-type="float">
            <text:p>0.6165</text:p>
          </table:table-cell>
          <table:table-cell office:value-type="float" office:value="0.0288330145" calcext:value-type="float">
            <text:p>0.0288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963235294117647" calcext:value-type="float">
            <text:p>0.9632</text:p>
          </table:table-cell>
          <table:table-cell office:value-type="float" office:value="0.0885411366087669" calcext:value-type="float">
            <text:p>0.0885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741624059190169" calcext:value-type="float">
            <text:p>0.7416</text:p>
          </table:table-cell>
          <table:table-cell office:value-type="float" office:value="0.0164739230837701" calcext:value-type="float">
            <text:p>0.0165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227653404980144" calcext:value-type="float">
            <text:p>0.2277</text:p>
          </table:table-cell>
          <table:table-cell office:value-type="float" office:value="0.0517263523436963" calcext:value-type="float">
            <text:p>0.0517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841163500289697" calcext:value-type="float">
            <text:p>0.8412</text:p>
          </table:table-cell>
          <table:table-cell office:value-type="float" office:value="0.019375567043018" calcext:value-type="float">
            <text:p>0.0194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117599037776647" calcext:value-type="float">
            <text:p>0.1176</text:p>
          </table:table-cell>
          <table:table-cell office:value-type="float" office:value="0.025676155548484" calcext:value-type="float">
            <text:p>0.0257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48379883645766" calcext:value-type="float">
            <text:p>0.4838</text:p>
          </table:table-cell>
          <table:table-cell office:value-type="float" office:value="0.0428638343032698" calcext:value-type="float">
            <text:p>0.0429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462244424284865" calcext:value-type="float">
            <text:p>0.4622</text:p>
          </table:table-cell>
          <table:table-cell office:value-type="float" office:value="0.125715365162597" calcext:value-type="float">
            <text:p>0.1257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0974127180009533" calcext:value-type="float">
            <text:p>0.0974</text:p>
          </table:table-cell>
          <table:table-cell office:value-type="float" office:value="0.0198240873129976" calcext:value-type="float">
            <text:p>0.0198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141893674136321" calcext:value-type="float">
            <text:p>0.1419</text:p>
          </table:table-cell>
          <table:table-cell office:value-type="float" office:value="0.186110886468331" calcext:value-type="float">
            <text:p>0.1861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6510356265" calcext:value-type="float">
            <text:p>0.6510</text:p>
          </table:table-cell>
          <table:table-cell office:value-type="float" office:value="0.0357496249" calcext:value-type="float">
            <text:p>0.0357</text:p>
          </table:table-cell>
        </table:table-row>
        <table:table-row table:style-name="ro1">
          <table:table-cell/>
          <table:table-cell office:value-type="string" calcext:value-type="string">
            <text:p>b036</text:p>
          </table:table-cell>
          <table:table-cell office:value-type="float" office:value="0.9050943445" calcext:value-type="float">
            <text:p>0.9051</text:p>
          </table:table-cell>
          <table:table-cell office:value-type="float" office:value="0.0519705953" calcext:value-type="float">
            <text:p>0.0520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9759982277" calcext:value-type="float">
            <text:p>0.9760</text:p>
          </table:table-cell>
          <table:table-cell office:value-type="float" office:value="0.013753616" calcext:value-type="float">
            <text:p>0.0138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6989838996" calcext:value-type="float">
            <text:p>0.6990</text:p>
          </table:table-cell>
          <table:table-cell office:value-type="float" office:value="0.045265547" calcext:value-type="float">
            <text:p>0.0453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794117647058823" calcext:value-type="float">
            <text:p>0.7941</text:p>
          </table:table-cell>
          <table:table-cell office:value-type="float" office:value="0.0953050102707038" calcext:value-type="float">
            <text:p>0.0953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733740720053205" calcext:value-type="float">
            <text:p>0.7337</text:p>
          </table:table-cell>
          <table:table-cell office:value-type="float" office:value="0.0285144898757477" calcext:value-type="float">
            <text:p>0.0285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243431875402096" calcext:value-type="float">
            <text:p>0.2434</text:p>
          </table:table-cell>
          <table:table-cell office:value-type="float" office:value="0.074959343413128" calcext:value-type="float">
            <text:p>0.0750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840146057969734" calcext:value-type="float">
            <text:p>0.8401</text:p>
          </table:table-cell>
          <table:table-cell office:value-type="float" office:value="0.0221332291443641" calcext:value-type="float">
            <text:p>0.0221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0951054342471448" calcext:value-type="float">
            <text:p>0.0951</text:p>
          </table:table-cell>
          <table:table-cell office:value-type="float" office:value="0.020010278754874" calcext:value-type="float">
            <text:p>0.0200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346769619316817" calcext:value-type="float">
            <text:p>0.3468</text:p>
          </table:table-cell>
          <table:table-cell office:value-type="float" office:value="0.0677597197156615" calcext:value-type="float">
            <text:p>0.0678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291704776744785" calcext:value-type="float">
            <text:p>0.2917</text:p>
          </table:table-cell>
          <table:table-cell office:value-type="float" office:value="0.0962080683898111" calcext:value-type="float">
            <text:p>0.0962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0802397357544417" calcext:value-type="float">
            <text:p>0.0802</text:p>
          </table:table-cell>
          <table:table-cell office:value-type="float" office:value="0.0147880564268033" calcext:value-type="float">
            <text:p>0.0148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113933050331909" calcext:value-type="float">
            <text:p>0.1139</text:p>
          </table:table-cell>
          <table:table-cell office:value-type="float" office:value="0.136275005297248" calcext:value-type="float">
            <text:p>0.1363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6901563358" calcext:value-type="float">
            <text:p>0.6902</text:p>
          </table:table-cell>
          <table:table-cell office:value-type="float" office:value="0.0433438142" calcext:value-type="float">
            <text:p>0.0433</text:p>
          </table:table-cell>
        </table:table-row>
        <table:table-row table:style-name="ro1">
          <table:table-cell/>
          <table:table-cell office:value-type="string" calcext:value-type="string">
            <text:p>b037</text:p>
          </table:table-cell>
          <table:table-cell office:value-type="float" office:value="0.8766977734" calcext:value-type="float">
            <text:p>0.8767</text:p>
          </table:table-cell>
          <table:table-cell office:value-type="float" office:value="0.0270049614" calcext:value-type="float">
            <text:p>0.0270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9705440498" calcext:value-type="float">
            <text:p>0.9705</text:p>
          </table:table-cell>
          <table:table-cell office:value-type="float" office:value="0.0060928772" calcext:value-type="float">
            <text:p>0.0061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6161324928" calcext:value-type="float">
            <text:p>0.6161</text:p>
          </table:table-cell>
          <table:table-cell office:value-type="float" office:value="0.0167440971" calcext:value-type="float">
            <text:p>0.0167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977941176470588" calcext:value-type="float">
            <text:p>0.9779</text:p>
          </table:table-cell>
          <table:table-cell office:value-type="float" office:value="0.070909196772007" calcext:value-type="float">
            <text:p>0.0709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884360390387976" calcext:value-type="float">
            <text:p>0.8844</text:p>
          </table:table-cell>
          <table:table-cell office:value-type="float" office:value="0.00951111016593127" calcext:value-type="float">
            <text:p>0.0095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433044393047955" calcext:value-type="float">
            <text:p>0.4330</text:p>
          </table:table-cell>
          <table:table-cell office:value-type="float" office:value="0.0674427781056178" calcext:value-type="float">
            <text:p>0.0674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970034609295906" calcext:value-type="float">
            <text:p>0.9700</text:p>
          </table:table-cell>
          <table:table-cell office:value-type="float" office:value="0.0101916323297432" calcext:value-type="float">
            <text:p>0.0102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128747664851929" calcext:value-type="float">
            <text:p>0.1287</text:p>
          </table:table-cell>
          <table:table-cell office:value-type="float" office:value="0.0212961100895338" calcext:value-type="float">
            <text:p>0.0213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309211860323649" calcext:value-type="float">
            <text:p>0.3092</text:p>
          </table:table-cell>
          <table:table-cell office:value-type="float" office:value="0.05035920982092" calcext:value-type="float">
            <text:p>0.0504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588253658106599" calcext:value-type="float">
            <text:p>0.5883</text:p>
          </table:table-cell>
          <table:table-cell office:value-type="float" office:value="0.102003541400813" calcext:value-type="float">
            <text:p>0.1020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0976968293144764" calcext:value-type="float">
            <text:p>0.0977</text:p>
          </table:table-cell>
          <table:table-cell office:value-type="float" office:value="0.0175353532591814" calcext:value-type="float">
            <text:p>0.0175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203856209150327" calcext:value-type="float">
            <text:p>0.2039</text:p>
          </table:table-cell>
          <table:table-cell office:value-type="float" office:value="0.0541344283444458" calcext:value-type="float">
            <text:p>0.0541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5750895859" calcext:value-type="float">
            <text:p>0.5751</text:p>
          </table:table-cell>
          <table:table-cell office:value-type="float" office:value="0.0213205231" calcext:value-type="float">
            <text:p>0.0213</text:p>
          </table:table-cell>
        </table:table-row>
        <table:table-row table:style-name="ro1">
          <table:table-cell/>
          <table:table-cell office:value-type="string" calcext:value-type="string">
            <text:p>b038</text:p>
          </table:table-cell>
          <table:table-cell office:value-type="float" office:value="0.7580461083" calcext:value-type="float">
            <text:p>0.7580</text:p>
          </table:table-cell>
          <table:table-cell office:value-type="float" office:value="0.0764862781" calcext:value-type="float">
            <text:p>0.0765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9530718021" calcext:value-type="float">
            <text:p>0.9531</text:p>
          </table:table-cell>
          <table:table-cell office:value-type="float" office:value="0.0181052013" calcext:value-type="float">
            <text:p>0.0181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5131694309" calcext:value-type="float">
            <text:p>0.5132</text:p>
          </table:table-cell>
          <table:table-cell office:value-type="float" office:value="0.04605469" calcext:value-type="float">
            <text:p>0.0461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452205882352941" calcext:value-type="float">
            <text:p>0.4522</text:p>
          </table:table-cell>
          <table:table-cell office:value-type="float" office:value="0.1604643591382" calcext:value-type="float">
            <text:p>0.1605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678022473539041" calcext:value-type="float">
            <text:p>0.6780</text:p>
          </table:table-cell>
          <table:table-cell office:value-type="float" office:value="0.0412294018426502" calcext:value-type="float">
            <text:p>0.0412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0999039825654753" calcext:value-type="float">
            <text:p>0.0999</text:p>
          </table:table-cell>
          <table:table-cell office:value-type="float" office:value="0.0451596835418103" calcext:value-type="float">
            <text:p>0.0452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750544483614714" calcext:value-type="float">
            <text:p>0.7505</text:p>
          </table:table-cell>
          <table:table-cell office:value-type="float" office:value="0.0390743993827514" calcext:value-type="float">
            <text:p>0.0391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157828279296484" calcext:value-type="float">
            <text:p>0.1578</text:p>
          </table:table-cell>
          <table:table-cell office:value-type="float" office:value="0.0627279612237501" calcext:value-type="float">
            <text:p>0.0627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414800220830907" calcext:value-type="float">
            <text:p>0.4148</text:p>
          </table:table-cell>
          <table:table-cell office:value-type="float" office:value="0.151667842153424" calcext:value-type="float">
            <text:p>0.1517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32054335928521" calcext:value-type="float">
            <text:p>0.3205</text:p>
          </table:table-cell>
          <table:table-cell office:value-type="float" office:value="0.109314249061426" calcext:value-type="float">
            <text:p>0.1093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134139223754048" calcext:value-type="float">
            <text:p>0.1341</text:p>
          </table:table-cell>
          <table:table-cell office:value-type="float" office:value="0.0529846123923092" calcext:value-type="float">
            <text:p>0.0530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111182821052102" calcext:value-type="float">
            <text:p>0.1112</text:p>
          </table:table-cell>
          <table:table-cell office:value-type="float" office:value="0.116548324292107" calcext:value-type="float">
            <text:p>0.1165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480593014" calcext:value-type="float">
            <text:p>0.4806</text:p>
          </table:table-cell>
          <table:table-cell office:value-type="float" office:value="0.0475426634" calcext:value-type="float">
            <text:p>0.0475</text:p>
          </table:table-cell>
        </table:table-row>
        <table:table-row table:style-name="ro1">
          <table:table-cell/>
          <table:table-cell office:value-type="string" calcext:value-type="string">
            <text:p>b039</text:p>
          </table:table-cell>
          <table:table-cell office:value-type="float" office:value="0.9104355446" calcext:value-type="float">
            <text:p>0.9104</text:p>
          </table:table-cell>
          <table:table-cell office:value-type="float" office:value="0.0507804084" calcext:value-type="float">
            <text:p>0.0508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9792151325" calcext:value-type="float">
            <text:p>0.9792</text:p>
          </table:table-cell>
          <table:table-cell office:value-type="float" office:value="0.0123700291" calcext:value-type="float">
            <text:p>0.0124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6442047441" calcext:value-type="float">
            <text:p>0.6442</text:p>
          </table:table-cell>
          <table:table-cell office:value-type="float" office:value="0.031661699" calcext:value-type="float">
            <text:p>0.0317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882352941176471" calcext:value-type="float">
            <text:p>0.8824</text:p>
          </table:table-cell>
          <table:table-cell office:value-type="float" office:value="0.124783549621155" calcext:value-type="float">
            <text:p>0.1248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718334147361552" calcext:value-type="float">
            <text:p>0.7183</text:p>
          </table:table-cell>
          <table:table-cell office:value-type="float" office:value="0.0229355520117675" calcext:value-type="float">
            <text:p>0.0229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159417837971498" calcext:value-type="float">
            <text:p>0.1594</text:p>
          </table:table-cell>
          <table:table-cell office:value-type="float" office:value="0.10400910031492" calcext:value-type="float">
            <text:p>0.1040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719886259548495" calcext:value-type="float">
            <text:p>0.7199</text:p>
          </table:table-cell>
          <table:table-cell office:value-type="float" office:value="0.0345141229101831" calcext:value-type="float">
            <text:p>0.0345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135431783742341" calcext:value-type="float">
            <text:p>0.1354</text:p>
          </table:table-cell>
          <table:table-cell office:value-type="float" office:value="0.0388768674362566" calcext:value-type="float">
            <text:p>0.0389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38718062283737" calcext:value-type="float">
            <text:p>0.3872</text:p>
          </table:table-cell>
          <table:table-cell office:value-type="float" office:value="0.0991369083008865" calcext:value-type="float">
            <text:p>0.0991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476631774847605" calcext:value-type="float">
            <text:p>0.4766</text:p>
          </table:table-cell>
          <table:table-cell office:value-type="float" office:value="0.109332190281462" calcext:value-type="float">
            <text:p>0.1093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10497868144927" calcext:value-type="float">
            <text:p>0.1050</text:p>
          </table:table-cell>
          <table:table-cell office:value-type="float" office:value="0.0282192864558586" calcext:value-type="float">
            <text:p>0.0282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0942881319194344" calcext:value-type="float">
            <text:p>0.0943</text:p>
          </table:table-cell>
          <table:table-cell office:value-type="float" office:value="0.109539709627794" calcext:value-type="float">
            <text:p>0.1095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6643193696" calcext:value-type="float">
            <text:p>0.6643</text:p>
          </table:table-cell>
          <table:table-cell office:value-type="float" office:value="0.048095255" calcext:value-type="float">
            <text:p>0.0481</text:p>
          </table:table-cell>
        </table:table-row>
        <table:table-row table:style-name="ro1">
          <table:table-cell/>
          <table:table-cell office:value-type="string" calcext:value-type="string">
            <text:p>b040</text:p>
          </table:table-cell>
          <table:table-cell office:value-type="float" office:value="0.8965367548" calcext:value-type="float">
            <text:p>0.8965</text:p>
          </table:table-cell>
          <table:table-cell office:value-type="float" office:value="0.045719663" calcext:value-type="float">
            <text:p>0.0457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9764785295" calcext:value-type="float">
            <text:p>0.9765</text:p>
          </table:table-cell>
          <table:table-cell office:value-type="float" office:value="0.0109795053" calcext:value-type="float">
            <text:p>0.0110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6070349121" calcext:value-type="float">
            <text:p>0.6070</text:p>
          </table:table-cell>
          <table:table-cell office:value-type="float" office:value="0.033846531" calcext:value-type="float">
            <text:p>0.0338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941176470588235" calcext:value-type="float">
            <text:p>0.9412</text:p>
          </table:table-cell>
          <table:table-cell office:value-type="float" office:value="0.106045625748941" calcext:value-type="float">
            <text:p>0.1060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794487273599086" calcext:value-type="float">
            <text:p>0.7945</text:p>
          </table:table-cell>
          <table:table-cell office:value-type="float" office:value="0.0189079348533229" calcext:value-type="float">
            <text:p>0.0189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236441900289245" calcext:value-type="float">
            <text:p>0.2364</text:p>
          </table:table-cell>
          <table:table-cell office:value-type="float" office:value="0.0802618838695252" calcext:value-type="float">
            <text:p>0.0803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790370558150742" calcext:value-type="float">
            <text:p>0.7904</text:p>
          </table:table-cell>
          <table:table-cell office:value-type="float" office:value="0.0233732529641581" calcext:value-type="float">
            <text:p>0.0234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19821221083724" calcext:value-type="float">
            <text:p>0.1982</text:p>
          </table:table-cell>
          <table:table-cell office:value-type="float" office:value="0.0509074485198729" calcext:value-type="float">
            <text:p>0.0509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314774315666861" calcext:value-type="float">
            <text:p>0.3148</text:p>
          </table:table-cell>
          <table:table-cell office:value-type="float" office:value="0.061980756202764" calcext:value-type="float">
            <text:p>0.0620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480012103909163" calcext:value-type="float">
            <text:p>0.4800</text:p>
          </table:table-cell>
          <table:table-cell office:value-type="float" office:value="0.141204004136718" calcext:value-type="float">
            <text:p>0.1412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1457410236822" calcext:value-type="float">
            <text:p>0.1457</text:p>
          </table:table-cell>
          <table:table-cell office:value-type="float" office:value="0.0386772456149144" calcext:value-type="float">
            <text:p>0.0387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193684640522876" calcext:value-type="float">
            <text:p>0.1937</text:p>
          </table:table-cell>
          <table:table-cell office:value-type="float" office:value="0.111714808274939" calcext:value-type="float">
            <text:p>0.1117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6267486466" calcext:value-type="float">
            <text:p>0.6267</text:p>
          </table:table-cell>
          <table:table-cell office:value-type="float" office:value="0.0233760938" calcext:value-type="float">
            <text:p>0.0234</text:p>
          </table:table-cell>
        </table:table-row>
        <table:table-row table:style-name="ro1">
          <table:table-cell/>
          <table:table-cell office:value-type="string" calcext:value-type="string">
            <text:p>b041</text:p>
          </table:table-cell>
          <table:table-cell office:value-type="float" office:value="0.7393344037" calcext:value-type="float">
            <text:p>0.7393</text:p>
          </table:table-cell>
          <table:table-cell office:value-type="float" office:value="0.0983019524" calcext:value-type="float">
            <text:p>0.0983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9367487958" calcext:value-type="float">
            <text:p>0.9367</text:p>
          </table:table-cell>
          <table:table-cell office:value-type="float" office:value="0.0244973459" calcext:value-type="float">
            <text:p>0.0245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5962855202" calcext:value-type="float">
            <text:p>0.5963</text:p>
          </table:table-cell>
          <table:table-cell office:value-type="float" office:value="0.0639638553" calcext:value-type="float">
            <text:p>0.0640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568452380952381" calcext:value-type="float">
            <text:p>0.5685</text:p>
          </table:table-cell>
          <table:table-cell office:value-type="float" office:value="0.215131432958348" calcext:value-type="float">
            <text:p>0.2151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748273504258629" calcext:value-type="float">
            <text:p>0.7483</text:p>
          </table:table-cell>
          <table:table-cell office:value-type="float" office:value="0.0466724641357693" calcext:value-type="float">
            <text:p>0.0467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25216163786531" calcext:value-type="float">
            <text:p>0.2522</text:p>
          </table:table-cell>
          <table:table-cell office:value-type="float" office:value="0.0756302926692479" calcext:value-type="float">
            <text:p>0.0756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808461701041778" calcext:value-type="float">
            <text:p>0.8085</text:p>
          </table:table-cell>
          <table:table-cell office:value-type="float" office:value="0.0290229153210492" calcext:value-type="float">
            <text:p>0.0290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164436734942152" calcext:value-type="float">
            <text:p>0.1644</text:p>
          </table:table-cell>
          <table:table-cell office:value-type="float" office:value="0.0707668480190379" calcext:value-type="float">
            <text:p>0.0708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695799832915622" calcext:value-type="float">
            <text:p>0.6958</text:p>
          </table:table-cell>
          <table:table-cell office:value-type="float" office:value="0.188072168197513" calcext:value-type="float">
            <text:p>0.1881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390146485458986" calcext:value-type="float">
            <text:p>0.3901</text:p>
          </table:table-cell>
          <table:table-cell office:value-type="float" office:value="0.11415720713409" calcext:value-type="float">
            <text:p>0.1142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137853978032549" calcext:value-type="float">
            <text:p>0.1379</text:p>
          </table:table-cell>
          <table:table-cell office:value-type="float" office:value="0.0554370448541108" calcext:value-type="float">
            <text:p>0.0554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237326796880368" calcext:value-type="float">
            <text:p>0.2373</text:p>
          </table:table-cell>
          <table:table-cell office:value-type="float" office:value="0.179564843454343" calcext:value-type="float">
            <text:p>0.1796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5655237682" calcext:value-type="float">
            <text:p>0.5655</text:p>
          </table:table-cell>
          <table:table-cell office:value-type="float" office:value="0.0781326148" calcext:value-type="float">
            <text:p>0.0781</text:p>
          </table:table-cell>
        </table:table-row>
        <table:table-row table:style-name="ro1">
          <table:table-cell/>
          <table:table-cell office:value-type="string" calcext:value-type="string">
            <text:p>b042</text:p>
          </table:table-cell>
          <table:table-cell office:value-type="float" office:value="0.8556040611" calcext:value-type="float">
            <text:p>0.8556</text:p>
          </table:table-cell>
          <table:table-cell office:value-type="float" office:value="0.1000806686" calcext:value-type="float">
            <text:p>0.1001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9632770595" calcext:value-type="float">
            <text:p>0.9633</text:p>
          </table:table-cell>
          <table:table-cell office:value-type="float" office:value="0.0266464655" calcext:value-type="float">
            <text:p>0.0266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6303501678" calcext:value-type="float">
            <text:p>0.6304</text:p>
          </table:table-cell>
          <table:table-cell office:value-type="float" office:value="0.0475384814" calcext:value-type="float">
            <text:p>0.0475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851190476190476" calcext:value-type="float">
            <text:p>0.8512</text:p>
          </table:table-cell>
          <table:table-cell office:value-type="float" office:value="0.154876331324496" calcext:value-type="float">
            <text:p>0.1549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75467306827651" calcext:value-type="float">
            <text:p>0.7547</text:p>
          </table:table-cell>
          <table:table-cell office:value-type="float" office:value="0.0171132450078003" calcext:value-type="float">
            <text:p>0.0171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0976338004431696" calcext:value-type="float">
            <text:p>0.0976</text:p>
          </table:table-cell>
          <table:table-cell office:value-type="float" office:value="0.036949343647477" calcext:value-type="float">
            <text:p>0.0369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823535575985971" calcext:value-type="float">
            <text:p>0.8235</text:p>
          </table:table-cell>
          <table:table-cell office:value-type="float" office:value="0.022282041894134" calcext:value-type="float">
            <text:p>0.0223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152508193933534" calcext:value-type="float">
            <text:p>0.1525</text:p>
          </table:table-cell>
          <table:table-cell office:value-type="float" office:value="0.0359045726216239" calcext:value-type="float">
            <text:p>0.0359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333951546249653" calcext:value-type="float">
            <text:p>0.3340</text:p>
          </table:table-cell>
          <table:table-cell office:value-type="float" office:value="0.128804738804391" calcext:value-type="float">
            <text:p>0.1288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368930546444644" calcext:value-type="float">
            <text:p>0.3689</text:p>
          </table:table-cell>
          <table:table-cell office:value-type="float" office:value="0.122693615911982" calcext:value-type="float">
            <text:p>0.1227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127357980365499" calcext:value-type="float">
            <text:p>0.1274</text:p>
          </table:table-cell>
          <table:table-cell office:value-type="float" office:value="0.0274882944509447" calcext:value-type="float">
            <text:p>0.0275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26798686696901" calcext:value-type="float">
            <text:p>0.2680</text:p>
          </table:table-cell>
          <table:table-cell office:value-type="float" office:value="0.246050255506792" calcext:value-type="float">
            <text:p>0.2461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6431840474" calcext:value-type="float">
            <text:p>0.6432</text:p>
          </table:table-cell>
          <table:table-cell office:value-type="float" office:value="0.0463765131" calcext:value-type="float">
            <text:p>0.0464</text:p>
          </table:table-cell>
        </table:table-row>
        <table:table-row table:style-name="ro1">
          <table:table-cell/>
          <table:table-cell office:value-type="string" calcext:value-type="string">
            <text:p>b043</text:p>
          </table:table-cell>
          <table:table-cell office:value-type="float" office:value="0.92322474" calcext:value-type="float">
            <text:p>0.9232</text:p>
          </table:table-cell>
          <table:table-cell office:value-type="float" office:value="0.0517457836" calcext:value-type="float">
            <text:p>0.0517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982705409" calcext:value-type="float">
            <text:p>0.9827</text:p>
          </table:table-cell>
          <table:table-cell office:value-type="float" office:value="0.0123817312" calcext:value-type="float">
            <text:p>0.0124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6943078445" calcext:value-type="float">
            <text:p>0.6943</text:p>
          </table:table-cell>
          <table:table-cell office:value-type="float" office:value="0.0357093184" calcext:value-type="float">
            <text:p>0.0357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811200647561653" calcext:value-type="float">
            <text:p>0.8112</text:p>
          </table:table-cell>
          <table:table-cell office:value-type="float" office:value="0.0124224751707229" calcext:value-type="float">
            <text:p>0.0124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17747047001964" calcext:value-type="float">
            <text:p>0.1775</text:p>
          </table:table-cell>
          <table:table-cell office:value-type="float" office:value="0.113220321064482" calcext:value-type="float">
            <text:p>0.1132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872086136842722" calcext:value-type="float">
            <text:p>0.8721</text:p>
          </table:table-cell>
          <table:table-cell office:value-type="float" office:value="0.0254007813331222" calcext:value-type="float">
            <text:p>0.0254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0924888104507954" calcext:value-type="float">
            <text:p>0.0925</text:p>
          </table:table-cell>
          <table:table-cell office:value-type="float" office:value="0.0164421476711798" calcext:value-type="float">
            <text:p>0.0164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383182372817721" calcext:value-type="float">
            <text:p>0.3832</text:p>
          </table:table-cell>
          <table:table-cell office:value-type="float" office:value="0.0783046876290706" calcext:value-type="float">
            <text:p>0.0783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412321220370574" calcext:value-type="float">
            <text:p>0.4123</text:p>
          </table:table-cell>
          <table:table-cell office:value-type="float" office:value="0.0977414760751039" calcext:value-type="float">
            <text:p>0.0977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0723127790354681" calcext:value-type="float">
            <text:p>0.0723</text:p>
          </table:table-cell>
          <table:table-cell office:value-type="float" office:value="0.00900778568470703" calcext:value-type="float">
            <text:p>0.0090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22549594681716" calcext:value-type="float">
            <text:p>0.2255</text:p>
          </table:table-cell>
          <table:table-cell office:value-type="float" office:value="0.252191249871446" calcext:value-type="float">
            <text:p>0.2522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7340193177" calcext:value-type="float">
            <text:p>0.7340</text:p>
          </table:table-cell>
          <table:table-cell office:value-type="float" office:value="0.0365079793" calcext:value-type="float">
            <text:p>0.0365</text:p>
          </table:table-cell>
        </table:table-row>
        <table:table-row table:style-name="ro1">
          <table:table-cell/>
          <table:table-cell office:value-type="string" calcext:value-type="string">
            <text:p>b044</text:p>
          </table:table-cell>
          <table:table-cell office:value-type="float" office:value="0.8418678403" calcext:value-type="float">
            <text:p>0.8419</text:p>
          </table:table-cell>
          <table:table-cell office:value-type="float" office:value="0.0652241744" calcext:value-type="float">
            <text:p>0.0652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9643693659" calcext:value-type="float">
            <text:p>0.9644</text:p>
          </table:table-cell>
          <table:table-cell office:value-type="float" office:value="0.0167861996" calcext:value-type="float">
            <text:p>0.0168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7011167427" calcext:value-type="float">
            <text:p>0.7011</text:p>
          </table:table-cell>
          <table:table-cell office:value-type="float" office:value="0.0386976329" calcext:value-type="float">
            <text:p>0.0387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863095238095238" calcext:value-type="float">
            <text:p>0.8631</text:p>
          </table:table-cell>
          <table:table-cell office:value-type="float" office:value="0.13586562155373" calcext:value-type="float">
            <text:p>0.1359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783602869187914" calcext:value-type="float">
            <text:p>0.7836</text:p>
          </table:table-cell>
          <table:table-cell office:value-type="float" office:value="0.0273106944479695" calcext:value-type="float">
            <text:p>0.0273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144417517641372" calcext:value-type="float">
            <text:p>0.1444</text:p>
          </table:table-cell>
          <table:table-cell office:value-type="float" office:value="0.113336015012107" calcext:value-type="float">
            <text:p>0.1133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799142438103951" calcext:value-type="float">
            <text:p>0.7991</text:p>
          </table:table-cell>
          <table:table-cell office:value-type="float" office:value="0.0391850117270358" calcext:value-type="float">
            <text:p>0.0392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115757826508098" calcext:value-type="float">
            <text:p>0.1158</text:p>
          </table:table-cell>
          <table:table-cell office:value-type="float" office:value="0.0306476293036539" calcext:value-type="float">
            <text:p>0.0306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396339435271596" calcext:value-type="float">
            <text:p>0.3963</text:p>
          </table:table-cell>
          <table:table-cell office:value-type="float" office:value="0.118258877181603" calcext:value-type="float">
            <text:p>0.1183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458627710699664" calcext:value-type="float">
            <text:p>0.4586</text:p>
          </table:table-cell>
          <table:table-cell office:value-type="float" office:value="0.0937702324838319" calcext:value-type="float">
            <text:p>0.0938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0889988279694162" calcext:value-type="float">
            <text:p>0.0890</text:p>
          </table:table-cell>
          <table:table-cell office:value-type="float" office:value="0.0199976987523762" calcext:value-type="float">
            <text:p>0.0200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248057372191301" calcext:value-type="float">
            <text:p>0.2481</text:p>
          </table:table-cell>
          <table:table-cell office:value-type="float" office:value="0.292187932282183" calcext:value-type="float">
            <text:p>0.2922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6821040289" calcext:value-type="float">
            <text:p>0.6821</text:p>
          </table:table-cell>
          <table:table-cell office:value-type="float" office:value="0.0421467514" calcext:value-type="float">
            <text:p>0.0421</text:p>
          </table:table-cell>
        </table:table-row>
        <table:table-row table:style-name="ro1">
          <table:table-cell/>
          <table:table-cell office:value-type="string" calcext:value-type="string">
            <text:p>b046</text:p>
          </table:table-cell>
          <table:table-cell office:value-type="float" office:value="0.9361805763" calcext:value-type="float">
            <text:p>0.9362</text:p>
          </table:table-cell>
          <table:table-cell office:value-type="float" office:value="0.0175699686" calcext:value-type="float">
            <text:p>0.0176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9856828812" calcext:value-type="float">
            <text:p>0.9857</text:p>
          </table:table-cell>
          <table:table-cell office:value-type="float" office:value="0.0041124381" calcext:value-type="float">
            <text:p>0.0041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7371459016" calcext:value-type="float">
            <text:p>0.7371</text:p>
          </table:table-cell>
          <table:table-cell office:value-type="float" office:value="0.0149730696" calcext:value-type="float">
            <text:p>0.0150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814893509450079" calcext:value-type="float">
            <text:p>0.8149</text:p>
          </table:table-cell>
          <table:table-cell office:value-type="float" office:value="0.00973581977143175" calcext:value-type="float">
            <text:p>0.0097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176984641630389" calcext:value-type="float">
            <text:p>0.1770</text:p>
          </table:table-cell>
          <table:table-cell office:value-type="float" office:value="0.0505800530088779" calcext:value-type="float">
            <text:p>0.0506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927606413202641" calcext:value-type="float">
            <text:p>0.9276</text:p>
          </table:table-cell>
          <table:table-cell office:value-type="float" office:value="0.00545581542039301" calcext:value-type="float">
            <text:p>0.0055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0655785571254054" calcext:value-type="float">
            <text:p>0.0656</text:p>
          </table:table-cell>
          <table:table-cell office:value-type="float" office:value="0.00649593331691129" calcext:value-type="float">
            <text:p>0.0065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707070693709583" calcext:value-type="float">
            <text:p>0.7071</text:p>
          </table:table-cell>
          <table:table-cell office:value-type="float" office:value="0.0471367517775114" calcext:value-type="float">
            <text:p>0.0471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236900406095453" calcext:value-type="float">
            <text:p>0.2369</text:p>
          </table:table-cell>
          <table:table-cell office:value-type="float" office:value="0.0753060069754878" calcext:value-type="float">
            <text:p>0.0753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0579960931741117" calcext:value-type="float">
            <text:p>0.0580</text:p>
          </table:table-cell>
          <table:table-cell office:value-type="float" office:value="0.00367984245454964" calcext:value-type="float">
            <text:p>0.0037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18701732460661" calcext:value-type="float">
            <text:p>0.1870</text:p>
          </table:table-cell>
          <table:table-cell office:value-type="float" office:value="0.281643915635735" calcext:value-type="float">
            <text:p>0.2816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7648631893" calcext:value-type="float">
            <text:p>0.7649</text:p>
          </table:table-cell>
          <table:table-cell office:value-type="float" office:value="0.0184110915" calcext:value-type="float">
            <text:p>0.0184</text:p>
          </table:table-cell>
        </table:table-row>
        <table:table-row table:style-name="ro1">
          <table:table-cell/>
          <table:table-cell office:value-type="string" calcext:value-type="string">
            <text:p>b047</text:p>
          </table:table-cell>
          <table:table-cell office:value-type="float" office:value="0.7952617542" calcext:value-type="float">
            <text:p>0.7953</text:p>
          </table:table-cell>
          <table:table-cell office:value-type="float" office:value="0.1203194195" calcext:value-type="float">
            <text:p>0.1203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9552425229" calcext:value-type="float">
            <text:p>0.9552</text:p>
          </table:table-cell>
          <table:table-cell office:value-type="float" office:value="0.0253382937" calcext:value-type="float">
            <text:p>0.0253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5852270005" calcext:value-type="float">
            <text:p>0.5852</text:p>
          </table:table-cell>
          <table:table-cell office:value-type="float" office:value="0.0369274669" calcext:value-type="float">
            <text:p>0.0369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705357142857143" calcext:value-type="float">
            <text:p>0.7054</text:p>
          </table:table-cell>
          <table:table-cell office:value-type="float" office:value="0.196360919085794" calcext:value-type="float">
            <text:p>0.1964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732855151079397" calcext:value-type="float">
            <text:p>0.7329</text:p>
          </table:table-cell>
          <table:table-cell office:value-type="float" office:value="0.0343268837680091" calcext:value-type="float">
            <text:p>0.0343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111012818861566" calcext:value-type="float">
            <text:p>0.1110</text:p>
          </table:table-cell>
          <table:table-cell office:value-type="float" office:value="0.0979074122590815" calcext:value-type="float">
            <text:p>0.0979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73522678677404" calcext:value-type="float">
            <text:p>0.7352</text:p>
          </table:table-cell>
          <table:table-cell office:value-type="float" office:value="0.0389328644625423" calcext:value-type="float">
            <text:p>0.0389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125216018551118" calcext:value-type="float">
            <text:p>0.1252</text:p>
          </table:table-cell>
          <table:table-cell office:value-type="float" office:value="0.0540728726739998" calcext:value-type="float">
            <text:p>0.0541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519547234299342" calcext:value-type="float">
            <text:p>0.5195</text:p>
          </table:table-cell>
          <table:table-cell office:value-type="float" office:value="0.252489900180589" calcext:value-type="float">
            <text:p>0.2525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247072034746643" calcext:value-type="float">
            <text:p>0.2471</text:p>
          </table:table-cell>
          <table:table-cell office:value-type="float" office:value="0.0943597021709748" calcext:value-type="float">
            <text:p>0.0944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10944341860487" calcext:value-type="float">
            <text:p>0.1094</text:p>
          </table:table-cell>
          <table:table-cell office:value-type="float" office:value="0.0476736741966019" calcext:value-type="float">
            <text:p>0.0477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210251069272753" calcext:value-type="float">
            <text:p>0.2103</text:p>
          </table:table-cell>
          <table:table-cell office:value-type="float" office:value="0.218162042615351" calcext:value-type="float">
            <text:p>0.2182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5867163905" calcext:value-type="float">
            <text:p>0.5867</text:p>
          </table:table-cell>
          <table:table-cell office:value-type="float" office:value="0.0458733154" calcext:value-type="float">
            <text:p>0.0459</text:p>
          </table:table-cell>
        </table:table-row>
        <table:table-row table:style-name="ro1">
          <table:table-cell/>
          <table:table-cell office:value-type="string" calcext:value-type="string">
            <text:p>b048</text:p>
          </table:table-cell>
          <table:table-cell office:value-type="float" office:value="0.8421126833" calcext:value-type="float">
            <text:p>0.8421</text:p>
          </table:table-cell>
          <table:table-cell office:value-type="float" office:value="0.1022983806" calcext:value-type="float">
            <text:p>0.1023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9670047752" calcext:value-type="float">
            <text:p>0.9670</text:p>
          </table:table-cell>
          <table:table-cell office:value-type="float" office:value="0.0229725123" calcext:value-type="float">
            <text:p>0.0230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5682518579" calcext:value-type="float">
            <text:p>0.5683</text:p>
          </table:table-cell>
          <table:table-cell office:value-type="float" office:value="0.0516196423" calcext:value-type="float">
            <text:p>0.0516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37676320785227" calcext:value-type="float">
            <text:p>0.3377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68925649853183" calcext:value-type="float">
            <text:p>0.6893</text:p>
          </table:table-cell>
          <table:table-cell office:value-type="float" office:value="0.0484598706642667" calcext:value-type="float">
            <text:p>0.0485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113319091590714" calcext:value-type="float">
            <text:p>0.1133</text:p>
          </table:table-cell>
          <table:table-cell office:value-type="float" office:value="0.103028361457976" calcext:value-type="float">
            <text:p>0.1030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734356119048009" calcext:value-type="float">
            <text:p>0.7344</text:p>
          </table:table-cell>
          <table:table-cell office:value-type="float" office:value="0.0538595314261429" calcext:value-type="float">
            <text:p>0.0539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125779720822373" calcext:value-type="float">
            <text:p>0.1258</text:p>
          </table:table-cell>
          <table:table-cell office:value-type="float" office:value="0.0743753417011775" calcext:value-type="float">
            <text:p>0.0744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210552699760205" calcext:value-type="float">
            <text:p>0.2106</text:p>
          </table:table-cell>
          <table:table-cell office:value-type="float" office:value="0.153274436020678" calcext:value-type="float">
            <text:p>0.1533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396064187887562" calcext:value-type="float">
            <text:p>0.3961</text:p>
          </table:table-cell>
          <table:table-cell office:value-type="float" office:value="0.108998800013649" calcext:value-type="float">
            <text:p>0.1090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0994446530683468" calcext:value-type="float">
            <text:p>0.0994</text:p>
          </table:table-cell>
          <table:table-cell office:value-type="float" office:value="0.0563266148936104" calcext:value-type="float">
            <text:p>0.0563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133074765386362" calcext:value-type="float">
            <text:p>0.1331</text:p>
          </table:table-cell>
          <table:table-cell office:value-type="float" office:value="0.165387638671886" calcext:value-type="float">
            <text:p>0.1654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5408681833" calcext:value-type="float">
            <text:p>0.5409</text:p>
          </table:table-cell>
          <table:table-cell office:value-type="float" office:value="0.0594646513" calcext:value-type="float">
            <text:p>0.0595</text:p>
          </table:table-cell>
        </table:table-row>
        <table:table-row table:style-name="ro1">
          <table:table-cell/>
          <table:table-cell office:value-type="string" calcext:value-type="string">
            <text:p>b049</text:p>
          </table:table-cell>
          <table:table-cell office:value-type="float" office:value="0.8145566787" calcext:value-type="float">
            <text:p>0.8146</text:p>
          </table:table-cell>
          <table:table-cell office:value-type="float" office:value="0.1192861609" calcext:value-type="float">
            <text:p>0.1193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9528593604" calcext:value-type="float">
            <text:p>0.9529</text:p>
          </table:table-cell>
          <table:table-cell office:value-type="float" office:value="0.0322598964" calcext:value-type="float">
            <text:p>0.0323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646377065" calcext:value-type="float">
            <text:p>0.6464</text:p>
          </table:table-cell>
          <table:table-cell office:value-type="float" office:value="0.0345128373" calcext:value-type="float">
            <text:p>0.0345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702380952380952" calcext:value-type="float">
            <text:p>0.7024</text:p>
          </table:table-cell>
          <table:table-cell office:value-type="float" office:value="0.0981691815623252" calcext:value-type="float">
            <text:p>0.0982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70773314152022" calcext:value-type="float">
            <text:p>0.7077</text:p>
          </table:table-cell>
          <table:table-cell office:value-type="float" office:value="0.0197797115605665" calcext:value-type="float">
            <text:p>0.0198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197181132199496" calcext:value-type="float">
            <text:p>0.1972</text:p>
          </table:table-cell>
          <table:table-cell office:value-type="float" office:value="0.104162891947858" calcext:value-type="float">
            <text:p>0.1042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73850347004179" calcext:value-type="float">
            <text:p>0.7385</text:p>
          </table:table-cell>
          <table:table-cell office:value-type="float" office:value="0.022795321323176" calcext:value-type="float">
            <text:p>0.0228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177057554847379" calcext:value-type="float">
            <text:p>0.1771</text:p>
          </table:table-cell>
          <table:table-cell office:value-type="float" office:value="0.0643350109742404" calcext:value-type="float">
            <text:p>0.0643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299479330193616" calcext:value-type="float">
            <text:p>0.2995</text:p>
          </table:table-cell>
          <table:table-cell office:value-type="float" office:value="0.115554532739099" calcext:value-type="float">
            <text:p>0.1156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405216611306605" calcext:value-type="float">
            <text:p>0.4052</text:p>
          </table:table-cell>
          <table:table-cell office:value-type="float" office:value="0.117418042516505" calcext:value-type="float">
            <text:p>0.1174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156235233020947" calcext:value-type="float">
            <text:p>0.1562</text:p>
          </table:table-cell>
          <table:table-cell office:value-type="float" office:value="0.0460935905872901" calcext:value-type="float">
            <text:p>0.0461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191674646414417" calcext:value-type="float">
            <text:p>0.1917</text:p>
          </table:table-cell>
          <table:table-cell office:value-type="float" office:value="0.136053963388487" calcext:value-type="float">
            <text:p>0.1361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5701441958" calcext:value-type="float">
            <text:p>0.5701</text:p>
          </table:table-cell>
          <table:table-cell office:value-type="float" office:value="0.0286225238" calcext:value-type="float">
            <text:p>0.0286</text:p>
          </table:table-cell>
        </table:table-row>
        <table:table-row table:style-name="ro1">
          <table:table-cell/>
          <table:table-cell office:value-type="string" calcext:value-type="string">
            <text:p>b050</text:p>
          </table:table-cell>
          <table:table-cell office:value-type="float" office:value="0.7719928118" calcext:value-type="float">
            <text:p>0.7720</text:p>
          </table:table-cell>
          <table:table-cell office:value-type="float" office:value="0.0952961101" calcext:value-type="float">
            <text:p>0.0953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9496050638" calcext:value-type="float">
            <text:p>0.9496</text:p>
          </table:table-cell>
          <table:table-cell office:value-type="float" office:value="0.0218871444" calcext:value-type="float">
            <text:p>0.0219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5723014181" calcext:value-type="float">
            <text:p>0.5723</text:p>
          </table:table-cell>
          <table:table-cell office:value-type="float" office:value="0.0314774711" calcext:value-type="float">
            <text:p>0.0315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702380952380952" calcext:value-type="float">
            <text:p>0.7024</text:p>
          </table:table-cell>
          <table:table-cell office:value-type="float" office:value="0.11230929919115" calcext:value-type="float">
            <text:p>0.1123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746181872082331" calcext:value-type="float">
            <text:p>0.7462</text:p>
          </table:table-cell>
          <table:table-cell office:value-type="float" office:value="0.0280325446534585" calcext:value-type="float">
            <text:p>0.0280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0789002856838893" calcext:value-type="float">
            <text:p>0.0789</text:p>
          </table:table-cell>
          <table:table-cell office:value-type="float" office:value="0.0386428481981577" calcext:value-type="float">
            <text:p>0.0386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781619509593816" calcext:value-type="float">
            <text:p>0.7816</text:p>
          </table:table-cell>
          <table:table-cell office:value-type="float" office:value="0.0369998856617609" calcext:value-type="float">
            <text:p>0.0370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104508092836462" calcext:value-type="float">
            <text:p>0.1045</text:p>
          </table:table-cell>
          <table:table-cell office:value-type="float" office:value="0.0379280173231791" calcext:value-type="float">
            <text:p>0.0379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370932383765002" calcext:value-type="float">
            <text:p>0.3709</text:p>
          </table:table-cell>
          <table:table-cell office:value-type="float" office:value="0.16067846824862" calcext:value-type="float">
            <text:p>0.1607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300420348442748" calcext:value-type="float">
            <text:p>0.3004</text:p>
          </table:table-cell>
          <table:table-cell office:value-type="float" office:value="0.102593310341291" calcext:value-type="float">
            <text:p>0.1026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0892121627668135" calcext:value-type="float">
            <text:p>0.0892</text:p>
          </table:table-cell>
          <table:table-cell office:value-type="float" office:value="0.0324486940189481" calcext:value-type="float">
            <text:p>0.0324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0812536280172925" calcext:value-type="float">
            <text:p>0.0813</text:p>
          </table:table-cell>
          <table:table-cell office:value-type="float" office:value="0.10093831804043" calcext:value-type="float">
            <text:p>0.1009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5357805886" calcext:value-type="float">
            <text:p>0.5358</text:p>
          </table:table-cell>
          <table:table-cell office:value-type="float" office:value="0.0534541758" calcext:value-type="float">
            <text:p>0.0535</text:p>
          </table:table-cell>
        </table:table-row>
        <table:table-row table:style-name="ro1">
          <table:table-cell/>
          <table:table-cell office:value-type="string" calcext:value-type="string">
            <text:p>b051</text:p>
          </table:table-cell>
          <table:table-cell office:value-type="float" office:value="0.6866745777" calcext:value-type="float">
            <text:p>0.6867</text:p>
          </table:table-cell>
          <table:table-cell office:value-type="float" office:value="0.1450260203" calcext:value-type="float">
            <text:p>0.1450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9510649607" calcext:value-type="float">
            <text:p>0.9511</text:p>
          </table:table-cell>
          <table:table-cell office:value-type="float" office:value="0.0257378666" calcext:value-type="float">
            <text:p>0.0257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5765608779" calcext:value-type="float">
            <text:p>0.5766</text:p>
          </table:table-cell>
          <table:table-cell office:value-type="float" office:value="0.067195135" calcext:value-type="float">
            <text:p>0.0672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246710526315789" calcext:value-type="float">
            <text:p>0.2467</text:p>
          </table:table-cell>
          <table:table-cell office:value-type="float" office:value="0.191270944211929" calcext:value-type="float">
            <text:p>0.1913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668298007643639" calcext:value-type="float">
            <text:p>0.6683</text:p>
          </table:table-cell>
          <table:table-cell office:value-type="float" office:value="0.0307691245224917" calcext:value-type="float">
            <text:p>0.0308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167358180768309" calcext:value-type="float">
            <text:p>0.1674</text:p>
          </table:table-cell>
          <table:table-cell office:value-type="float" office:value="0.105707671537346" calcext:value-type="float">
            <text:p>0.1057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736155924641714" calcext:value-type="float">
            <text:p>0.7362</text:p>
          </table:table-cell>
          <table:table-cell office:value-type="float" office:value="0.059890247796065" calcext:value-type="float">
            <text:p>0.0599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150254754296887" calcext:value-type="float">
            <text:p>0.1503</text:p>
          </table:table-cell>
          <table:table-cell office:value-type="float" office:value="0.0600265094460682" calcext:value-type="float">
            <text:p>0.0600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266275867534449" calcext:value-type="float">
            <text:p>0.2663</text:p>
          </table:table-cell>
          <table:table-cell office:value-type="float" office:value="0.124493121683856" calcext:value-type="float">
            <text:p>0.1245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314844209365023" calcext:value-type="float">
            <text:p>0.3148</text:p>
          </table:table-cell>
          <table:table-cell office:value-type="float" office:value="0.0959847917020683" calcext:value-type="float">
            <text:p>0.0960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131353247039401" calcext:value-type="float">
            <text:p>0.1314</text:p>
          </table:table-cell>
          <table:table-cell office:value-type="float" office:value="0.0586781314839344" calcext:value-type="float">
            <text:p>0.0587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255834143994339" calcext:value-type="float">
            <text:p>0.2558</text:p>
          </table:table-cell>
          <table:table-cell office:value-type="float" office:value="0.214639571263503" calcext:value-type="float">
            <text:p>0.2146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5430323926" calcext:value-type="float">
            <text:p>0.5430</text:p>
          </table:table-cell>
          <table:table-cell office:value-type="float" office:value="0.0732679776" calcext:value-type="float">
            <text:p>0.0733</text:p>
          </table:table-cell>
        </table:table-row>
        <table:table-row table:style-name="ro1">
          <table:table-cell/>
          <table:table-cell office:value-type="string" calcext:value-type="string">
            <text:p>b052</text:p>
          </table:table-cell>
          <table:table-cell office:value-type="float" office:value="0.8963008872" calcext:value-type="float">
            <text:p>0.8963</text:p>
          </table:table-cell>
          <table:table-cell office:value-type="float" office:value="0.0499289568" calcext:value-type="float">
            <text:p>0.0499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9776488812" calcext:value-type="float">
            <text:p>0.9776</text:p>
          </table:table-cell>
          <table:table-cell office:value-type="float" office:value="0.0100586455" calcext:value-type="float">
            <text:p>0.0101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6444253593" calcext:value-type="float">
            <text:p>0.6444</text:p>
          </table:table-cell>
          <table:table-cell office:value-type="float" office:value="0.0417010876" calcext:value-type="float">
            <text:p>0.0417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822368421052632" calcext:value-type="float">
            <text:p>0.8224</text:p>
          </table:table-cell>
          <table:table-cell office:value-type="float" office:value="0.127060578393605" calcext:value-type="float">
            <text:p>0.1271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759983662581756" calcext:value-type="float">
            <text:p>0.7600</text:p>
          </table:table-cell>
          <table:table-cell office:value-type="float" office:value="0.0133871591638568" calcext:value-type="float">
            <text:p>0.0134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0887756261161069" calcext:value-type="float">
            <text:p>0.0888</text:p>
          </table:table-cell>
          <table:table-cell office:value-type="float" office:value="0.0392840810242336" calcext:value-type="float">
            <text:p>0.0393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82591608209215" calcext:value-type="float">
            <text:p>0.8259</text:p>
          </table:table-cell>
          <table:table-cell office:value-type="float" office:value="0.0178772519984626" calcext:value-type="float">
            <text:p>0.0179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103007079376791" calcext:value-type="float">
            <text:p>0.1030</text:p>
          </table:table-cell>
          <table:table-cell office:value-type="float" office:value="0.0236704172668375" calcext:value-type="float">
            <text:p>0.0237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269490208527384" calcext:value-type="float">
            <text:p>0.2695</text:p>
          </table:table-cell>
          <table:table-cell office:value-type="float" office:value="0.0683268008082236" calcext:value-type="float">
            <text:p>0.0683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418535117081333" calcext:value-type="float">
            <text:p>0.4185</text:p>
          </table:table-cell>
          <table:table-cell office:value-type="float" office:value="0.0797698780105136" calcext:value-type="float">
            <text:p>0.0798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0811656702792437" calcext:value-type="float">
            <text:p>0.0812</text:p>
          </table:table-cell>
          <table:table-cell office:value-type="float" office:value="0.0201594459181208" calcext:value-type="float">
            <text:p>0.0202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167840327815173" calcext:value-type="float">
            <text:p>0.1678</text:p>
          </table:table-cell>
          <table:table-cell office:value-type="float" office:value="0.18646154859435" calcext:value-type="float">
            <text:p>0.1865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6436769372" calcext:value-type="float">
            <text:p>0.6437</text:p>
          </table:table-cell>
          <table:table-cell office:value-type="float" office:value="0.0431544837" calcext:value-type="float">
            <text:p>0.0432</text:p>
          </table:table-cell>
        </table:table-row>
        <table:table-row table:style-name="ro1">
          <table:table-cell/>
          <table:table-cell office:value-type="string" calcext:value-type="string">
            <text:p>b053</text:p>
          </table:table-cell>
          <table:table-cell office:value-type="float" office:value="0.9001344764" calcext:value-type="float">
            <text:p>0.9001</text:p>
          </table:table-cell>
          <table:table-cell office:value-type="float" office:value="0.0672183967" calcext:value-type="float">
            <text:p>0.0672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9745028113" calcext:value-type="float">
            <text:p>0.9745</text:p>
          </table:table-cell>
          <table:table-cell office:value-type="float" office:value="0.0182339586" calcext:value-type="float">
            <text:p>0.0182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753661073" calcext:value-type="float">
            <text:p>0.7537</text:p>
          </table:table-cell>
          <table:table-cell office:value-type="float" office:value="0.0427524251" calcext:value-type="float">
            <text:p>0.0428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967105263157895" calcext:value-type="float">
            <text:p>0.9671</text:p>
          </table:table-cell>
          <table:table-cell office:value-type="float" office:value="0.0845081090701653" calcext:value-type="float">
            <text:p>0.0845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664916054080808" calcext:value-type="float">
            <text:p>0.6649</text:p>
          </table:table-cell>
          <table:table-cell office:value-type="float" office:value="0.017935776815462" calcext:value-type="float">
            <text:p>0.0179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0966892797711217" calcext:value-type="float">
            <text:p>0.0967</text:p>
          </table:table-cell>
          <table:table-cell office:value-type="float" office:value="0.0830424969240623" calcext:value-type="float">
            <text:p>0.0830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674214446337661" calcext:value-type="float">
            <text:p>0.6742</text:p>
          </table:table-cell>
          <table:table-cell office:value-type="float" office:value="0.0265488942831055" calcext:value-type="float">
            <text:p>0.0265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107257862837654" calcext:value-type="float">
            <text:p>0.1073</text:p>
          </table:table-cell>
          <table:table-cell office:value-type="float" office:value="0.0218818298675634" calcext:value-type="float">
            <text:p>0.0219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226042455109982" calcext:value-type="float">
            <text:p>0.2260</text:p>
          </table:table-cell>
          <table:table-cell office:value-type="float" office:value="0.0929732730597886" calcext:value-type="float">
            <text:p>0.0930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469828000713863" calcext:value-type="float">
            <text:p>0.4698</text:p>
          </table:table-cell>
          <table:table-cell office:value-type="float" office:value="0.07688501070566" calcext:value-type="float">
            <text:p>0.0769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0812235144818248" calcext:value-type="float">
            <text:p>0.0812</text:p>
          </table:table-cell>
          <table:table-cell office:value-type="float" office:value="0.013854533883705" calcext:value-type="float">
            <text:p>0.0139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20039311982921" calcext:value-type="float">
            <text:p>0.2004</text:p>
          </table:table-cell>
          <table:table-cell office:value-type="float" office:value="0.234789352329618" calcext:value-type="float">
            <text:p>0.2348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7449337759" calcext:value-type="float">
            <text:p>0.7449</text:p>
          </table:table-cell>
          <table:table-cell office:value-type="float" office:value="0.0529801678" calcext:value-type="float">
            <text:p>0.0530</text:p>
          </table:table-cell>
        </table:table-row>
        <table:table-row table:style-name="ro1">
          <table:table-cell/>
          <table:table-cell office:value-type="string" calcext:value-type="string">
            <text:p>b054</text:p>
          </table:table-cell>
          <table:table-cell office:value-type="float" office:value="0.8642891246" calcext:value-type="float">
            <text:p>0.8643</text:p>
          </table:table-cell>
          <table:table-cell office:value-type="float" office:value="0.038992517" calcext:value-type="float">
            <text:p>0.0390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9703169655" calcext:value-type="float">
            <text:p>0.9703</text:p>
          </table:table-cell>
          <table:table-cell office:value-type="float" office:value="0.0103371562" calcext:value-type="float">
            <text:p>0.0103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6386064049" calcext:value-type="float">
            <text:p>0.6386</text:p>
          </table:table-cell>
          <table:table-cell office:value-type="float" office:value="0.0457204461" calcext:value-type="float">
            <text:p>0.0457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973684210526316" calcext:value-type="float">
            <text:p>0.9737</text:p>
          </table:table-cell>
          <table:table-cell office:value-type="float" office:value="0.0767230512479645" calcext:value-type="float">
            <text:p>0.0767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76872596705368" calcext:value-type="float">
            <text:p>0.7687</text:p>
          </table:table-cell>
          <table:table-cell office:value-type="float" office:value="0.026303315387274" calcext:value-type="float">
            <text:p>0.0263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151463905874563" calcext:value-type="float">
            <text:p>0.1515</text:p>
          </table:table-cell>
          <table:table-cell office:value-type="float" office:value="0.0499807243647323" calcext:value-type="float">
            <text:p>0.0500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823152113729418" calcext:value-type="float">
            <text:p>0.8232</text:p>
          </table:table-cell>
          <table:table-cell office:value-type="float" office:value="0.0312353568547369" calcext:value-type="float">
            <text:p>0.0312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150201414958572" calcext:value-type="float">
            <text:p>0.1502</text:p>
          </table:table-cell>
          <table:table-cell office:value-type="float" office:value="0.0417004679000459" calcext:value-type="float">
            <text:p>0.0417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391652690571157" calcext:value-type="float">
            <text:p>0.3917</text:p>
          </table:table-cell>
          <table:table-cell office:value-type="float" office:value="0.115203291982795" calcext:value-type="float">
            <text:p>0.1152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418959182796516" calcext:value-type="float">
            <text:p>0.4190</text:p>
          </table:table-cell>
          <table:table-cell office:value-type="float" office:value="0.0839290825753458" calcext:value-type="float">
            <text:p>0.0839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116743988160193" calcext:value-type="float">
            <text:p>0.1167</text:p>
          </table:table-cell>
          <table:table-cell office:value-type="float" office:value="0.028502171760485" calcext:value-type="float">
            <text:p>0.0285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177330426748293" calcext:value-type="float">
            <text:p>0.1773</text:p>
          </table:table-cell>
          <table:table-cell office:value-type="float" office:value="0.194783369703777" calcext:value-type="float">
            <text:p>0.1948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6868194201" calcext:value-type="float">
            <text:p>0.6868</text:p>
          </table:table-cell>
          <table:table-cell office:value-type="float" office:value="0.0733735838" calcext:value-type="float">
            <text:p>0.0734</text:p>
          </table:table-cell>
        </table:table-row>
        <table:table-row table:style-name="ro1">
          <table:table-cell/>
          <table:table-cell office:value-type="string" calcext:value-type="string">
            <text:p>b056</text:p>
          </table:table-cell>
          <table:table-cell office:value-type="float" office:value="0.9310869367" calcext:value-type="float">
            <text:p>0.9311</text:p>
          </table:table-cell>
          <table:table-cell office:value-type="float" office:value="0.0359931942" calcext:value-type="float">
            <text:p>0.0360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9831052497" calcext:value-type="float">
            <text:p>0.9831</text:p>
          </table:table-cell>
          <table:table-cell office:value-type="float" office:value="0.0093714638" calcext:value-type="float">
            <text:p>0.0094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6341863079" calcext:value-type="float">
            <text:p>0.6342</text:p>
          </table:table-cell>
          <table:table-cell office:value-type="float" office:value="0.0431853481" calcext:value-type="float">
            <text:p>0.0432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763157894736842" calcext:value-type="float">
            <text:p>0.7632</text:p>
          </table:table-cell>
          <table:table-cell office:value-type="float" office:value="0.055824219567359" calcext:value-type="float">
            <text:p>0.0558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754733351904139" calcext:value-type="float">
            <text:p>0.7547</text:p>
          </table:table-cell>
          <table:table-cell office:value-type="float" office:value="0.0197151634740499" calcext:value-type="float">
            <text:p>0.0197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150181059989871" calcext:value-type="float">
            <text:p>0.1502</text:p>
          </table:table-cell>
          <table:table-cell office:value-type="float" office:value="0.0788752951666421" calcext:value-type="float">
            <text:p>0.0789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790184092881634" calcext:value-type="float">
            <text:p>0.7902</text:p>
          </table:table-cell>
          <table:table-cell office:value-type="float" office:value="0.023306018454669" calcext:value-type="float">
            <text:p>0.0233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148223918567336" calcext:value-type="float">
            <text:p>0.1482</text:p>
          </table:table-cell>
          <table:table-cell office:value-type="float" office:value="0.0356150794371738" calcext:value-type="float">
            <text:p>0.0356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156857077812295" calcext:value-type="float">
            <text:p>0.1569</text:p>
          </table:table-cell>
          <table:table-cell office:value-type="float" office:value="0.0529122125066603" calcext:value-type="float">
            <text:p>0.0529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431822534855638" calcext:value-type="float">
            <text:p>0.4318</text:p>
          </table:table-cell>
          <table:table-cell office:value-type="float" office:value="0.1328951443641" calcext:value-type="float">
            <text:p>0.1329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126418610629137" calcext:value-type="float">
            <text:p>0.1264</text:p>
          </table:table-cell>
          <table:table-cell office:value-type="float" office:value="0.0261121663326549" calcext:value-type="float">
            <text:p>0.0261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175348028838034" calcext:value-type="float">
            <text:p>0.1753</text:p>
          </table:table-cell>
          <table:table-cell office:value-type="float" office:value="0.170650422729603" calcext:value-type="float">
            <text:p>0.1707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6501677374" calcext:value-type="float">
            <text:p>0.6502</text:p>
          </table:table-cell>
          <table:table-cell office:value-type="float" office:value="0.0312464459" calcext:value-type="float">
            <text:p>0.0312</text:p>
          </table:table-cell>
        </table:table-row>
        <table:table-row table:style-name="ro1">
          <table:table-cell/>
          <table:table-cell office:value-type="string" calcext:value-type="string">
            <text:p>b057</text:p>
          </table:table-cell>
          <table:table-cell office:value-type="float" office:value="0.8420918327" calcext:value-type="float">
            <text:p>0.8421</text:p>
          </table:table-cell>
          <table:table-cell office:value-type="float" office:value="0.0880777783" calcext:value-type="float">
            <text:p>0.0881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9582549007" calcext:value-type="float">
            <text:p>0.9583</text:p>
          </table:table-cell>
          <table:table-cell office:value-type="float" office:value="0.0231109236" calcext:value-type="float">
            <text:p>0.0231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6463149437" calcext:value-type="float">
            <text:p>0.6463</text:p>
          </table:table-cell>
          <table:table-cell office:value-type="float" office:value="0.0201942163" calcext:value-type="float">
            <text:p>0.0202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789473684210526" calcext:value-type="float">
            <text:p>0.7895</text:p>
          </table:table-cell>
          <table:table-cell office:value-type="float" office:value="0.0911605688194146" calcext:value-type="float">
            <text:p>0.0912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89277223423532" calcext:value-type="float">
            <text:p>0.8928</text:p>
          </table:table-cell>
          <table:table-cell office:value-type="float" office:value="0.0245777245007353" calcext:value-type="float">
            <text:p>0.0246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157733428027544" calcext:value-type="float">
            <text:p>0.1577</text:p>
          </table:table-cell>
          <table:table-cell office:value-type="float" office:value="0.0762019928046775" calcext:value-type="float">
            <text:p>0.0762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944488534549993" calcext:value-type="float">
            <text:p>0.9445</text:p>
          </table:table-cell>
          <table:table-cell office:value-type="float" office:value="0.0249215343480081" calcext:value-type="float">
            <text:p>0.0249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151853838103146" calcext:value-type="float">
            <text:p>0.1519</text:p>
          </table:table-cell>
          <table:table-cell office:value-type="float" office:value="0.0287209595463101" calcext:value-type="float">
            <text:p>0.0287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335492662564902" calcext:value-type="float">
            <text:p>0.3355</text:p>
          </table:table-cell>
          <table:table-cell office:value-type="float" office:value="0.105321492614301" calcext:value-type="float">
            <text:p>0.1053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581924767718613" calcext:value-type="float">
            <text:p>0.5819</text:p>
          </table:table-cell>
          <table:table-cell office:value-type="float" office:value="0.126115668275903" calcext:value-type="float">
            <text:p>0.1261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106561277390994" calcext:value-type="float">
            <text:p>0.1066</text:p>
          </table:table-cell>
          <table:table-cell office:value-type="float" office:value="0.0263571865712208" calcext:value-type="float">
            <text:p>0.0264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0709046618586092" calcext:value-type="float">
            <text:p>0.0709</text:p>
          </table:table-cell>
          <table:table-cell office:value-type="float" office:value="0.0303321703491643" calcext:value-type="float">
            <text:p>0.0303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6615544852" calcext:value-type="float">
            <text:p>0.6616</text:p>
          </table:table-cell>
          <table:table-cell office:value-type="float" office:value="0.0396042734" calcext:value-type="float">
            <text:p>0.0396</text:p>
          </table:table-cell>
        </table:table-row>
        <table:table-row table:style-name="ro1">
          <table:table-cell/>
          <table:table-cell office:value-type="string" calcext:value-type="string">
            <text:p>b058</text:p>
          </table:table-cell>
          <table:table-cell office:value-type="float" office:value="0.8904147832" calcext:value-type="float">
            <text:p>0.8904</text:p>
          </table:table-cell>
          <table:table-cell office:value-type="float" office:value="0.0204953875" calcext:value-type="float">
            <text:p>0.0205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9759721614" calcext:value-type="float">
            <text:p>0.9760</text:p>
          </table:table-cell>
          <table:table-cell office:value-type="float" office:value="0.0048622047" calcext:value-type="float">
            <text:p>0.0049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6428470597" calcext:value-type="float">
            <text:p>0.6428</text:p>
          </table:table-cell>
          <table:table-cell office:value-type="float" office:value="0.0126805978" calcext:value-type="float">
            <text:p>0.0127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824522476688414" calcext:value-type="float">
            <text:p>0.8245</text:p>
          </table:table-cell>
          <table:table-cell office:value-type="float" office:value="0.0235376351498113" calcext:value-type="float">
            <text:p>0.0235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414602834925478" calcext:value-type="float">
            <text:p>0.4146</text:p>
          </table:table-cell>
          <table:table-cell office:value-type="float" office:value="0.0243694157269196" calcext:value-type="float">
            <text:p>0.0244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850340498308127" calcext:value-type="float">
            <text:p>0.8503</text:p>
          </table:table-cell>
          <table:table-cell office:value-type="float" office:value="0.0273482060495598" calcext:value-type="float">
            <text:p>0.0273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161325923334586" calcext:value-type="float">
            <text:p>0.1613</text:p>
          </table:table-cell>
          <table:table-cell office:value-type="float" office:value="0.0314503783653031" calcext:value-type="float">
            <text:p>0.0315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859139321408656" calcext:value-type="float">
            <text:p>0.8591</text:p>
          </table:table-cell>
          <table:table-cell office:value-type="float" office:value="0.0349751997452355" calcext:value-type="float">
            <text:p>0.0350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503042710752002" calcext:value-type="float">
            <text:p>0.5030</text:p>
          </table:table-cell>
          <table:table-cell office:value-type="float" office:value="0.118367477513507" calcext:value-type="float">
            <text:p>0.1184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119117395762133" calcext:value-type="float">
            <text:p>0.1191</text:p>
          </table:table-cell>
          <table:table-cell office:value-type="float" office:value="0.0187155899785776" calcext:value-type="float">
            <text:p>0.0187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327429287504476" calcext:value-type="float">
            <text:p>0.3274</text:p>
          </table:table-cell>
          <table:table-cell office:value-type="float" office:value="0.173140647942557" calcext:value-type="float">
            <text:p>0.1731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610736667" calcext:value-type="float">
            <text:p>0.6107</text:p>
          </table:table-cell>
          <table:table-cell office:value-type="float" office:value="0.0212764889" calcext:value-type="float">
            <text:p>0.0213</text:p>
          </table:table-cell>
        </table:table-row>
        <table:table-row table:style-name="ro1">
          <table:table-cell/>
          <table:table-cell office:value-type="string" calcext:value-type="string">
            <text:p>b059</text:p>
          </table:table-cell>
          <table:table-cell office:value-type="float" office:value="0.5888983364" calcext:value-type="float">
            <text:p>0.5889</text:p>
          </table:table-cell>
          <table:table-cell office:value-type="float" office:value="0.0700487211" calcext:value-type="float">
            <text:p>0.0700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8959669932" calcext:value-type="float">
            <text:p>0.8960</text:p>
          </table:table-cell>
          <table:table-cell office:value-type="float" office:value="0.0228255207" calcext:value-type="float">
            <text:p>0.0228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5920353394" calcext:value-type="float">
            <text:p>0.5920</text:p>
          </table:table-cell>
          <table:table-cell office:value-type="float" office:value="0.0304791025" calcext:value-type="float">
            <text:p>0.0305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94078947368421" calcext:value-type="float">
            <text:p>0.9408</text:p>
          </table:table-cell>
          <table:table-cell office:value-type="float" office:value="0.106286147509234" calcext:value-type="float">
            <text:p>0.1063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638154736530946" calcext:value-type="float">
            <text:p>0.6382</text:p>
          </table:table-cell>
          <table:table-cell office:value-type="float" office:value="0.0195487998581765" calcext:value-type="float">
            <text:p>0.0195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21388818360415" calcext:value-type="float">
            <text:p>0.2139</text:p>
          </table:table-cell>
          <table:table-cell office:value-type="float" office:value="0.0578963193324339" calcext:value-type="float">
            <text:p>0.0579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887175309481311" calcext:value-type="float">
            <text:p>0.8872</text:p>
          </table:table-cell>
          <table:table-cell office:value-type="float" office:value="0.0224465353435661" calcext:value-type="float">
            <text:p>0.0224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0792120805372156" calcext:value-type="float">
            <text:p>0.0792</text:p>
          </table:table-cell>
          <table:table-cell office:value-type="float" office:value="0.0199835178977715" calcext:value-type="float">
            <text:p>0.0200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576020369921584" calcext:value-type="float">
            <text:p>0.5760</text:p>
          </table:table-cell>
          <table:table-cell office:value-type="float" office:value="0.112461066372055" calcext:value-type="float">
            <text:p>0.1125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493409993569843" calcext:value-type="float">
            <text:p>0.4934</text:p>
          </table:table-cell>
          <table:table-cell office:value-type="float" office:value="0.0928978482738685" calcext:value-type="float">
            <text:p>0.0929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0579795726891125" calcext:value-type="float">
            <text:p>0.0580</text:p>
          </table:table-cell>
          <table:table-cell office:value-type="float" office:value="0.0162723929676611" calcext:value-type="float">
            <text:p>0.0163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0347110617601832" calcext:value-type="float">
            <text:p>0.0347</text:p>
          </table:table-cell>
          <table:table-cell office:value-type="float" office:value="0.0577765403477166" calcext:value-type="float">
            <text:p>0.0578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5357893968" calcext:value-type="float">
            <text:p>0.5358</text:p>
          </table:table-cell>
          <table:table-cell office:value-type="float" office:value="0.0394469681" calcext:value-type="float">
            <text:p>0.0394</text:p>
          </table:table-cell>
        </table:table-row>
        <table:table-row table:style-name="ro1">
          <table:table-cell/>
          <table:table-cell office:value-type="string" calcext:value-type="string">
            <text:p>b060</text:p>
          </table:table-cell>
          <table:table-cell office:value-type="float" office:value="0.8049013656" calcext:value-type="float">
            <text:p>0.8049</text:p>
          </table:table-cell>
          <table:table-cell office:value-type="float" office:value="0.0991012586" calcext:value-type="float">
            <text:p>0.0991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9544308804" calcext:value-type="float">
            <text:p>0.9544</text:p>
          </table:table-cell>
          <table:table-cell office:value-type="float" office:value="0.0254517528" calcext:value-type="float">
            <text:p>0.0255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6581731765" calcext:value-type="float">
            <text:p>0.6582</text:p>
          </table:table-cell>
          <table:table-cell office:value-type="float" office:value="0.0579816584" calcext:value-type="float">
            <text:p>0.0580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598684210526316" calcext:value-type="float">
            <text:p>0.5987</text:p>
          </table:table-cell>
          <table:table-cell office:value-type="float" office:value="0.186196996027433" calcext:value-type="float">
            <text:p>0.1862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75766969229235" calcext:value-type="float">
            <text:p>0.7577</text:p>
          </table:table-cell>
          <table:table-cell office:value-type="float" office:value="0.0344576513422453" calcext:value-type="float">
            <text:p>0.0345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112608754319339" calcext:value-type="float">
            <text:p>0.1126</text:p>
          </table:table-cell>
          <table:table-cell office:value-type="float" office:value="0.0684100258149639" calcext:value-type="float">
            <text:p>0.0684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859120935891036" calcext:value-type="float">
            <text:p>0.8591</text:p>
          </table:table-cell>
          <table:table-cell office:value-type="float" office:value="0.0361446567267371" calcext:value-type="float">
            <text:p>0.0361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149637299454968" calcext:value-type="float">
            <text:p>0.1496</text:p>
          </table:table-cell>
          <table:table-cell office:value-type="float" office:value="0.0564920652259479" calcext:value-type="float">
            <text:p>0.0565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304073076380639" calcext:value-type="float">
            <text:p>0.3041</text:p>
          </table:table-cell>
          <table:table-cell office:value-type="float" office:value="0.205066845719198" calcext:value-type="float">
            <text:p>0.2051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359020011703937" calcext:value-type="float">
            <text:p>0.3590</text:p>
          </table:table-cell>
          <table:table-cell office:value-type="float" office:value="0.142144044565011" calcext:value-type="float">
            <text:p>0.1421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1196691938952" calcext:value-type="float">
            <text:p>0.1197</text:p>
          </table:table-cell>
          <table:table-cell office:value-type="float" office:value="0.041260899978083" calcext:value-type="float">
            <text:p>0.0413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243284202569917" calcext:value-type="float">
            <text:p>0.2433</text:p>
          </table:table-cell>
          <table:table-cell office:value-type="float" office:value="0.228701604195025" calcext:value-type="float">
            <text:p>0.2287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60678316" calcext:value-type="float">
            <text:p>0.6068</text:p>
          </table:table-cell>
          <table:table-cell office:value-type="float" office:value="0.0627985428" calcext:value-type="float">
            <text:p>0.0628</text:p>
          </table:table-cell>
        </table:table-row>
        <table:table-row table:style-name="ro1">
          <table:table-cell/>
          <table:table-cell office:value-type="string" calcext:value-type="string">
            <text:p>b061</text:p>
          </table:table-cell>
          <table:table-cell office:value-type="float" office:value="0.7787004857" calcext:value-type="float">
            <text:p>0.7787</text:p>
          </table:table-cell>
          <table:table-cell office:value-type="float" office:value="0.0189554057" calcext:value-type="float">
            <text:p>0.0190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9427218661" calcext:value-type="float">
            <text:p>0.9427</text:p>
          </table:table-cell>
          <table:table-cell office:value-type="float" office:value="0.0044440569" calcext:value-type="float">
            <text:p>0.0044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5932244695" calcext:value-type="float">
            <text:p>0.5932</text:p>
          </table:table-cell>
          <table:table-cell office:value-type="float" office:value="0.0167983373" calcext:value-type="float">
            <text:p>0.0168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800494579788575" calcext:value-type="float">
            <text:p>0.8005</text:p>
          </table:table-cell>
          <table:table-cell office:value-type="float" office:value="0.0117454595640763" calcext:value-type="float">
            <text:p>0.0117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090869884983664" calcext:value-type="float">
            <text:p>0.0909</text:p>
          </table:table-cell>
          <table:table-cell office:value-type="float" office:value="0.0138114492325537" calcext:value-type="float">
            <text:p>0.0138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862914994850683" calcext:value-type="float">
            <text:p>0.8629</text:p>
          </table:table-cell>
          <table:table-cell office:value-type="float" office:value="0.0131849461268679" calcext:value-type="float">
            <text:p>0.0132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194249699879952" calcext:value-type="float">
            <text:p>0.1942</text:p>
          </table:table-cell>
          <table:table-cell office:value-type="float" office:value="0.0270056935718941" calcext:value-type="float">
            <text:p>0.0270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329954103464498" calcext:value-type="float">
            <text:p>0.3300</text:p>
          </table:table-cell>
          <table:table-cell office:value-type="float" office:value="0.0278702719495569" calcext:value-type="float">
            <text:p>0.0279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355579512506757" calcext:value-type="float">
            <text:p>0.3556</text:p>
          </table:table-cell>
          <table:table-cell office:value-type="float" office:value="0.0946321629601199" calcext:value-type="float">
            <text:p>0.0946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160895691609977" calcext:value-type="float">
            <text:p>0.1609</text:p>
          </table:table-cell>
          <table:table-cell office:value-type="float" office:value="0.017657957601675" calcext:value-type="float">
            <text:p>0.0177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188906067477496" calcext:value-type="float">
            <text:p>0.1889</text:p>
          </table:table-cell>
          <table:table-cell office:value-type="float" office:value="0.085977377313798" calcext:value-type="float">
            <text:p>0.0860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6172332275" calcext:value-type="float">
            <text:p>0.6172</text:p>
          </table:table-cell>
          <table:table-cell office:value-type="float" office:value="0.0352588876" calcext:value-type="float">
            <text:p>0.0353</text:p>
          </table:table-cell>
        </table:table-row>
        <table:table-row table:style-name="ro1">
          <table:table-cell/>
          <table:table-cell office:value-type="string" calcext:value-type="string">
            <text:p>b062</text:p>
          </table:table-cell>
          <table:table-cell office:value-type="float" office:value="0.8111572667" calcext:value-type="float">
            <text:p>0.8112</text:p>
          </table:table-cell>
          <table:table-cell office:value-type="float" office:value="0.1365326532" calcext:value-type="float">
            <text:p>0.1365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9744622383" calcext:value-type="float">
            <text:p>0.9745</text:p>
          </table:table-cell>
          <table:table-cell office:value-type="float" office:value="0.01486424" calcext:value-type="float">
            <text:p>0.0149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5166381201" calcext:value-type="float">
            <text:p>0.5166</text:p>
          </table:table-cell>
          <table:table-cell office:value-type="float" office:value="0.0286302934" calcext:value-type="float">
            <text:p>0.0286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275" calcext:value-type="float">
            <text:p>0.2750</text:p>
          </table:table-cell>
          <table:table-cell office:value-type="float" office:value="0.0654653670707977" calcext:value-type="float">
            <text:p>0.0655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727168452244931" calcext:value-type="float">
            <text:p>0.7272</text:p>
          </table:table-cell>
          <table:table-cell office:value-type="float" office:value="0.0397748962427983" calcext:value-type="float">
            <text:p>0.0398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17227865072543" calcext:value-type="float">
            <text:p>0.1723</text:p>
          </table:table-cell>
          <table:table-cell office:value-type="float" office:value="0.0642635153550474" calcext:value-type="float">
            <text:p>0.0643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734369828012582" calcext:value-type="float">
            <text:p>0.7344</text:p>
          </table:table-cell>
          <table:table-cell office:value-type="float" office:value="0.0412034553431959" calcext:value-type="float">
            <text:p>0.0412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202782987377937" calcext:value-type="float">
            <text:p>0.2028</text:p>
          </table:table-cell>
          <table:table-cell office:value-type="float" office:value="0.0515164964209405" calcext:value-type="float">
            <text:p>0.0515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256582858577482" calcext:value-type="float">
            <text:p>0.2566</text:p>
          </table:table-cell>
          <table:table-cell office:value-type="float" office:value="0.0892288842531536" calcext:value-type="float">
            <text:p>0.0892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438799732014018" calcext:value-type="float">
            <text:p>0.4388</text:p>
          </table:table-cell>
          <table:table-cell office:value-type="float" office:value="0.104335216408445" calcext:value-type="float">
            <text:p>0.1043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182199546485261" calcext:value-type="float">
            <text:p>0.1822</text:p>
          </table:table-cell>
          <table:table-cell office:value-type="float" office:value="0.0416890818507642" calcext:value-type="float">
            <text:p>0.0417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153174603174603" calcext:value-type="float">
            <text:p>0.1532</text:p>
          </table:table-cell>
          <table:table-cell office:value-type="float" office:value="0.0718615624112041" calcext:value-type="float">
            <text:p>0.0719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4331879985" calcext:value-type="float">
            <text:p>0.4332</text:p>
          </table:table-cell>
          <table:table-cell office:value-type="float" office:value="0.0326384047" calcext:value-type="float">
            <text:p>0.0326</text:p>
          </table:table-cell>
        </table:table-row>
        <table:table-row table:style-name="ro1">
          <table:table-cell/>
          <table:table-cell office:value-type="string" calcext:value-type="string">
            <text:p>b063</text:p>
          </table:table-cell>
          <table:table-cell office:value-type="float" office:value="0.8306422716" calcext:value-type="float">
            <text:p>0.8306</text:p>
          </table:table-cell>
          <table:table-cell office:value-type="float" office:value="0.0440491107" calcext:value-type="float">
            <text:p>0.0440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9597179749" calcext:value-type="float">
            <text:p>0.9597</text:p>
          </table:table-cell>
          <table:table-cell office:value-type="float" office:value="0.0103290814" calcext:value-type="float">
            <text:p>0.0103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6206438713" calcext:value-type="float">
            <text:p>0.6206</text:p>
          </table:table-cell>
          <table:table-cell office:value-type="float" office:value="0.036699912" calcext:value-type="float">
            <text:p>0.0367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818785027445963" calcext:value-type="float">
            <text:p>0.8188</text:p>
          </table:table-cell>
          <table:table-cell office:value-type="float" office:value="0.0145534486554643" calcext:value-type="float">
            <text:p>0.0146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269889833642975" calcext:value-type="float">
            <text:p>0.2699</text:p>
          </table:table-cell>
          <table:table-cell office:value-type="float" office:value="0.0934245335038077" calcext:value-type="float">
            <text:p>0.0934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851053836269196" calcext:value-type="float">
            <text:p>0.8511</text:p>
          </table:table-cell>
          <table:table-cell office:value-type="float" office:value="0.0297360722820147" calcext:value-type="float">
            <text:p>0.0297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199934699312187" calcext:value-type="float">
            <text:p>0.1999</text:p>
          </table:table-cell>
          <table:table-cell office:value-type="float" office:value="0.0465952966671155" calcext:value-type="float">
            <text:p>0.0466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319995115757136" calcext:value-type="float">
            <text:p>0.3200</text:p>
          </table:table-cell>
          <table:table-cell office:value-type="float" office:value="0.0343669583228453" calcext:value-type="float">
            <text:p>0.0344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437423469387755" calcext:value-type="float">
            <text:p>0.4374</text:p>
          </table:table-cell>
          <table:table-cell office:value-type="float" office:value="0.097711636877016" calcext:value-type="float">
            <text:p>0.0977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144825293753865" calcext:value-type="float">
            <text:p>0.1448</text:p>
          </table:table-cell>
          <table:table-cell office:value-type="float" office:value="0.0333861660361882" calcext:value-type="float">
            <text:p>0.0334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168561224489796" calcext:value-type="float">
            <text:p>0.1686</text:p>
          </table:table-cell>
          <table:table-cell office:value-type="float" office:value="0.13309628714576" calcext:value-type="float">
            <text:p>0.1331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6256316733" calcext:value-type="float">
            <text:p>0.6256</text:p>
          </table:table-cell>
          <table:table-cell office:value-type="float" office:value="0.0330666071" calcext:value-type="float">
            <text:p>0.0331</text:p>
          </table:table-cell>
        </table:table-row>
        <table:table-row table:style-name="ro1">
          <table:table-cell/>
          <table:table-cell office:value-type="string" calcext:value-type="string">
            <text:p>b064</text:p>
          </table:table-cell>
          <table:table-cell office:value-type="float" office:value="0.8054624736" calcext:value-type="float">
            <text:p>0.8055</text:p>
          </table:table-cell>
          <table:table-cell office:value-type="float" office:value="0.0681526485" calcext:value-type="float">
            <text:p>0.0682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9494170075" calcext:value-type="float">
            <text:p>0.9494</text:p>
          </table:table-cell>
          <table:table-cell office:value-type="float" office:value="0.0192417442" calcext:value-type="float">
            <text:p>0.0192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6652021814" calcext:value-type="float">
            <text:p>0.6652</text:p>
          </table:table-cell>
          <table:table-cell office:value-type="float" office:value="0.0412406476" calcext:value-type="float">
            <text:p>0.0412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842857142857143" calcext:value-type="float">
            <text:p>0.8429</text:p>
          </table:table-cell>
          <table:table-cell office:value-type="float" office:value="0.147426910289645" calcext:value-type="float">
            <text:p>0.1474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82614345021316" calcext:value-type="float">
            <text:p>0.8261</text:p>
          </table:table-cell>
          <table:table-cell office:value-type="float" office:value="0.0256424709435313" calcext:value-type="float">
            <text:p>0.0256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208651162526192" calcext:value-type="float">
            <text:p>0.2087</text:p>
          </table:table-cell>
          <table:table-cell office:value-type="float" office:value="0.1517328403062" calcext:value-type="float">
            <text:p>0.1517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8654242751638" calcext:value-type="float">
            <text:p>0.8654</text:p>
          </table:table-cell>
          <table:table-cell office:value-type="float" office:value="0.0231476394039726" calcext:value-type="float">
            <text:p>0.0231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110516408313561" calcext:value-type="float">
            <text:p>0.1105</text:p>
          </table:table-cell>
          <table:table-cell office:value-type="float" office:value="0.0289674046841643" calcext:value-type="float">
            <text:p>0.0290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169159882746803" calcext:value-type="float">
            <text:p>0.1692</text:p>
          </table:table-cell>
          <table:table-cell office:value-type="float" office:value="0.0891294429501878" calcext:value-type="float">
            <text:p>0.0891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566822389789441" calcext:value-type="float">
            <text:p>0.5668</text:p>
          </table:table-cell>
          <table:table-cell office:value-type="float" office:value="0.102687216351908" calcext:value-type="float">
            <text:p>0.1027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0907097768563934" calcext:value-type="float">
            <text:p>0.0907</text:p>
          </table:table-cell>
          <table:table-cell office:value-type="float" office:value="0.0233179879785814" calcext:value-type="float">
            <text:p>0.0233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144952434450859" calcext:value-type="float">
            <text:p>0.1450</text:p>
          </table:table-cell>
          <table:table-cell office:value-type="float" office:value="0.165086823976585" calcext:value-type="float">
            <text:p>0.1651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6520788132" calcext:value-type="float">
            <text:p>0.6521</text:p>
          </table:table-cell>
          <table:table-cell office:value-type="float" office:value="0.042877647" calcext:value-type="float">
            <text:p>0.0429</text:p>
          </table:table-cell>
        </table:table-row>
        <table:table-row table:style-name="ro1">
          <table:table-cell/>
          <table:table-cell office:value-type="string" calcext:value-type="string">
            <text:p>b066</text:p>
          </table:table-cell>
          <table:table-cell office:value-type="float" office:value="0.8812167968" calcext:value-type="float">
            <text:p>0.8812</text:p>
          </table:table-cell>
          <table:table-cell office:value-type="float" office:value="0.0583270391" calcext:value-type="float">
            <text:p>0.0583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9697261893" calcext:value-type="float">
            <text:p>0.9697</text:p>
          </table:table-cell>
          <table:table-cell office:value-type="float" office:value="0.0108366573" calcext:value-type="float">
            <text:p>0.0108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6341934799" calcext:value-type="float">
            <text:p>0.6342</text:p>
          </table:table-cell>
          <table:table-cell office:value-type="float" office:value="0.0458003124" calcext:value-type="float">
            <text:p>0.0458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971428571428571" calcext:value-type="float">
            <text:p>0.9714</text:p>
          </table:table-cell>
          <table:table-cell office:value-type="float" office:value="0.0795394908975718" calcext:value-type="float">
            <text:p>0.0795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781013116017922" calcext:value-type="float">
            <text:p>0.7810</text:p>
          </table:table-cell>
          <table:table-cell office:value-type="float" office:value="0.0353420410674927" calcext:value-type="float">
            <text:p>0.0353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111679987010689" calcext:value-type="float">
            <text:p>0.1117</text:p>
          </table:table-cell>
          <table:table-cell office:value-type="float" office:value="0.0644185779391115" calcext:value-type="float">
            <text:p>0.0644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7855403049747" calcext:value-type="float">
            <text:p>0.7855</text:p>
          </table:table-cell>
          <table:table-cell office:value-type="float" office:value="0.0311638624192763" calcext:value-type="float">
            <text:p>0.0312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167497776963062" calcext:value-type="float">
            <text:p>0.1675</text:p>
          </table:table-cell>
          <table:table-cell office:value-type="float" office:value="0.0441125267910303" calcext:value-type="float">
            <text:p>0.0441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188104695701518" calcext:value-type="float">
            <text:p>0.1881</text:p>
          </table:table-cell>
          <table:table-cell office:value-type="float" office:value="0.0659537949379465" calcext:value-type="float">
            <text:p>0.0660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461224725067893" calcext:value-type="float">
            <text:p>0.4612</text:p>
          </table:table-cell>
          <table:table-cell office:value-type="float" office:value="0.110746400501314" calcext:value-type="float">
            <text:p>0.1107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127880849309421" calcext:value-type="float">
            <text:p>0.1279</text:p>
          </table:table-cell>
          <table:table-cell office:value-type="float" office:value="0.0323769323219902" calcext:value-type="float">
            <text:p>0.0324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23297615808228" calcext:value-type="float">
            <text:p>0.2330</text:p>
          </table:table-cell>
          <table:table-cell office:value-type="float" office:value="0.208649149139035" calcext:value-type="float">
            <text:p>0.2086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6620590261" calcext:value-type="float">
            <text:p>0.6621</text:p>
          </table:table-cell>
          <table:table-cell office:value-type="float" office:value="0.0594173812" calcext:value-type="float">
            <text:p>0.0594</text:p>
          </table:table-cell>
        </table:table-row>
        <table:table-row table:style-name="ro1">
          <table:table-cell/>
          <table:table-cell office:value-type="string" calcext:value-type="string">
            <text:p>b067</text:p>
          </table:table-cell>
          <table:table-cell office:value-type="float" office:value="0.8143989665" calcext:value-type="float">
            <text:p>0.8144</text:p>
          </table:table-cell>
          <table:table-cell office:value-type="float" office:value="0.0941671976" calcext:value-type="float">
            <text:p>0.0942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9615015934" calcext:value-type="float">
            <text:p>0.9615</text:p>
          </table:table-cell>
          <table:table-cell office:value-type="float" office:value="0.0201860618" calcext:value-type="float">
            <text:p>0.0202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5826911215" calcext:value-type="float">
            <text:p>0.5827</text:p>
          </table:table-cell>
          <table:table-cell office:value-type="float" office:value="0.0359167065" calcext:value-type="float">
            <text:p>0.0359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735714285714286" calcext:value-type="float">
            <text:p>0.7357</text:p>
          </table:table-cell>
          <table:table-cell office:value-type="float" office:value="0.190795862702758" calcext:value-type="float">
            <text:p>0.1908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738519739337218" calcext:value-type="float">
            <text:p>0.7385</text:p>
          </table:table-cell>
          <table:table-cell office:value-type="float" office:value="0.0404441839953349" calcext:value-type="float">
            <text:p>0.0404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104642244951171" calcext:value-type="float">
            <text:p>0.1046</text:p>
          </table:table-cell>
          <table:table-cell office:value-type="float" office:value="0.0741631042074357" calcext:value-type="float">
            <text:p>0.0742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715584404183932" calcext:value-type="float">
            <text:p>0.7156</text:p>
          </table:table-cell>
          <table:table-cell office:value-type="float" office:value="0.0341749830861591" calcext:value-type="float">
            <text:p>0.0342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0895530795439468" calcext:value-type="float">
            <text:p>0.0896</text:p>
          </table:table-cell>
          <table:table-cell office:value-type="float" office:value="0.0453074810100896" calcext:value-type="float">
            <text:p>0.0453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429288344298566" calcext:value-type="float">
            <text:p>0.4293</text:p>
          </table:table-cell>
          <table:table-cell office:value-type="float" office:value="0.2042218322138" calcext:value-type="float">
            <text:p>0.2042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348886633243177" calcext:value-type="float">
            <text:p>0.3489</text:p>
          </table:table-cell>
          <table:table-cell office:value-type="float" office:value="0.100881784826188" calcext:value-type="float">
            <text:p>0.1009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0747490128000868" calcext:value-type="float">
            <text:p>0.0747</text:p>
          </table:table-cell>
          <table:table-cell office:value-type="float" office:value="0.0428634427766131" calcext:value-type="float">
            <text:p>0.0429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10359112572218" calcext:value-type="float">
            <text:p>0.1036</text:p>
          </table:table-cell>
          <table:table-cell office:value-type="float" office:value="0.159849686442941" calcext:value-type="float">
            <text:p>0.1598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5553561605" calcext:value-type="float">
            <text:p>0.5554</text:p>
          </table:table-cell>
          <table:table-cell office:value-type="float" office:value="0.0447322948" calcext:value-type="float">
            <text:p>0.0447</text:p>
          </table:table-cell>
        </table:table-row>
        <table:table-row table:style-name="ro1">
          <table:table-cell/>
          <table:table-cell office:value-type="string" calcext:value-type="string">
            <text:p>b068</text:p>
          </table:table-cell>
          <table:table-cell office:value-type="float" office:value="0.7931545918" calcext:value-type="float">
            <text:p>0.7932</text:p>
          </table:table-cell>
          <table:table-cell office:value-type="float" office:value="0.1131276236" calcext:value-type="float">
            <text:p>0.1131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969782621" calcext:value-type="float">
            <text:p>0.9698</text:p>
          </table:table-cell>
          <table:table-cell office:value-type="float" office:value="0.0188454984" calcext:value-type="float">
            <text:p>0.0188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5546025355" calcext:value-type="float">
            <text:p>0.5546</text:p>
          </table:table-cell>
          <table:table-cell office:value-type="float" office:value="0.07959074" calcext:value-type="float">
            <text:p>0.0796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789285714285714" calcext:value-type="float">
            <text:p>0.7893</text:p>
          </table:table-cell>
          <table:table-cell office:value-type="float" office:value="0.165754305512461" calcext:value-type="float">
            <text:p>0.1658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637737709123238" calcext:value-type="float">
            <text:p>0.6377</text:p>
          </table:table-cell>
          <table:table-cell office:value-type="float" office:value="0.0251195474697973" calcext:value-type="float">
            <text:p>0.0251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219968643246356" calcext:value-type="float">
            <text:p>0.2200</text:p>
          </table:table-cell>
          <table:table-cell office:value-type="float" office:value="0.106562601151685" calcext:value-type="float">
            <text:p>0.1066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75842715243216" calcext:value-type="float">
            <text:p>0.7584</text:p>
          </table:table-cell>
          <table:table-cell office:value-type="float" office:value="0.0392781479751956" calcext:value-type="float">
            <text:p>0.0393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165320298567717" calcext:value-type="float">
            <text:p>0.1653</text:p>
          </table:table-cell>
          <table:table-cell office:value-type="float" office:value="0.0608712202765179" calcext:value-type="float">
            <text:p>0.0609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307124866545156" calcext:value-type="float">
            <text:p>0.3071</text:p>
          </table:table-cell>
          <table:table-cell office:value-type="float" office:value="0.174105770060121" calcext:value-type="float">
            <text:p>0.1741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414851578763396" calcext:value-type="float">
            <text:p>0.4149</text:p>
          </table:table-cell>
          <table:table-cell office:value-type="float" office:value="0.113983499392397" calcext:value-type="float">
            <text:p>0.1140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134641256821708" calcext:value-type="float">
            <text:p>0.1346</text:p>
          </table:table-cell>
          <table:table-cell office:value-type="float" office:value="0.0534701620700264" calcext:value-type="float">
            <text:p>0.0535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143587977278453" calcext:value-type="float">
            <text:p>0.1436</text:p>
          </table:table-cell>
          <table:table-cell office:value-type="float" office:value="0.147054795808321" calcext:value-type="float">
            <text:p>0.1471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5036925718" calcext:value-type="float">
            <text:p>0.5037</text:p>
          </table:table-cell>
          <table:table-cell office:value-type="float" office:value="0.084463361" calcext:value-type="float">
            <text:p>0.0845</text:p>
          </table:table-cell>
        </table:table-row>
        <table:table-row table:style-name="ro1">
          <table:table-cell/>
          <table:table-cell office:value-type="string" calcext:value-type="string">
            <text:p>b069</text:p>
          </table:table-cell>
          <table:table-cell office:value-type="float" office:value="0.9794259349" calcext:value-type="float">
            <text:p>0.9794</text:p>
          </table:table-cell>
          <table:table-cell office:value-type="float" office:value="0.0187254264" calcext:value-type="float">
            <text:p>0.0187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9956859874" calcext:value-type="float">
            <text:p>0.9957</text:p>
          </table:table-cell>
          <table:table-cell office:value-type="float" office:value="0.0034298573" calcext:value-type="float">
            <text:p>0.0034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7370751087" calcext:value-type="float">
            <text:p>0.7371</text:p>
          </table:table-cell>
          <table:table-cell office:value-type="float" office:value="0.0364059866" calcext:value-type="float">
            <text:p>0.0364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985714285714286" calcext:value-type="float">
            <text:p>0.9857</text:p>
          </table:table-cell>
          <table:table-cell office:value-type="float" office:value="0.0580288457473997" calcext:value-type="float">
            <text:p>0.0580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844339398819812" calcext:value-type="float">
            <text:p>0.8443</text:p>
          </table:table-cell>
          <table:table-cell office:value-type="float" office:value="0.00375386656033567" calcext:value-type="float">
            <text:p>0.0038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420902771025104" calcext:value-type="float">
            <text:p>0.4209</text:p>
          </table:table-cell>
          <table:table-cell office:value-type="float" office:value="0.0317599404627119" calcext:value-type="float">
            <text:p>0.0318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920916184163022" calcext:value-type="float">
            <text:p>0.9209</text:p>
          </table:table-cell>
          <table:table-cell office:value-type="float" office:value="0.00394127043509823" calcext:value-type="float">
            <text:p>0.0039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231247121226113" calcext:value-type="float">
            <text:p>0.2312</text:p>
          </table:table-cell>
          <table:table-cell office:value-type="float" office:value="0.029859114974738" calcext:value-type="float">
            <text:p>0.0299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257061782095316" calcext:value-type="float">
            <text:p>0.2571</text:p>
          </table:table-cell>
          <table:table-cell office:value-type="float" office:value="0.0404212321212111" calcext:value-type="float">
            <text:p>0.0404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543104395604396" calcext:value-type="float">
            <text:p>0.5431</text:p>
          </table:table-cell>
          <table:table-cell office:value-type="float" office:value="0.104658457884812" calcext:value-type="float">
            <text:p>0.1047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16547619047619" calcext:value-type="float">
            <text:p>0.1655</text:p>
          </table:table-cell>
          <table:table-cell office:value-type="float" office:value="0.00694160939862536" calcext:value-type="float">
            <text:p>0.0069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244285714285714" calcext:value-type="float">
            <text:p>0.2443</text:p>
          </table:table-cell>
          <table:table-cell office:value-type="float" office:value="0.0232115382989599" calcext:value-type="float">
            <text:p>0.0232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7487916294" calcext:value-type="float">
            <text:p>0.7488</text:p>
          </table:table-cell>
          <table:table-cell office:value-type="float" office:value="0.0198072652" calcext:value-type="float">
            <text:p>0.0198</text:p>
          </table:table-cell>
        </table:table-row>
        <table:table-row table:style-name="ro1">
          <table:table-cell/>
          <table:table-cell office:value-type="string" calcext:value-type="string">
            <text:p>b070</text:p>
          </table:table-cell>
          <table:table-cell office:value-type="float" office:value="0.9240982519" calcext:value-type="float">
            <text:p>0.9241</text:p>
          </table:table-cell>
          <table:table-cell office:value-type="float" office:value="0.0349633701" calcext:value-type="float">
            <text:p>0.0350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9856449289" calcext:value-type="float">
            <text:p>0.9856</text:p>
          </table:table-cell>
          <table:table-cell office:value-type="float" office:value="0.0080263999" calcext:value-type="float">
            <text:p>0.0080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6537708242" calcext:value-type="float">
            <text:p>0.6538</text:p>
          </table:table-cell>
          <table:table-cell office:value-type="float" office:value="0.0558606163" calcext:value-type="float">
            <text:p>0.0559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582142857142857" calcext:value-type="float">
            <text:p>0.5821</text:p>
          </table:table-cell>
          <table:table-cell office:value-type="float" office:value="0.115506868777116" calcext:value-type="float">
            <text:p>0.1155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69614516398464" calcext:value-type="float">
            <text:p>0.6961</text:p>
          </table:table-cell>
          <table:table-cell office:value-type="float" office:value="0.0268769727642435" calcext:value-type="float">
            <text:p>0.0269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178121168483614" calcext:value-type="float">
            <text:p>0.1781</text:p>
          </table:table-cell>
          <table:table-cell office:value-type="float" office:value="0.138624514490158" calcext:value-type="float">
            <text:p>0.1386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846303248739949" calcext:value-type="float">
            <text:p>0.8463</text:p>
          </table:table-cell>
          <table:table-cell office:value-type="float" office:value="0.03060742259263" calcext:value-type="float">
            <text:p>0.0306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130666081783724" calcext:value-type="float">
            <text:p>0.1307</text:p>
          </table:table-cell>
          <table:table-cell office:value-type="float" office:value="0.0258809823703494" calcext:value-type="float">
            <text:p>0.0259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405061521095558" calcext:value-type="float">
            <text:p>0.4051</text:p>
          </table:table-cell>
          <table:table-cell office:value-type="float" office:value="0.0775341792605853" calcext:value-type="float">
            <text:p>0.0775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426889265841129" calcext:value-type="float">
            <text:p>0.4269</text:p>
          </table:table-cell>
          <table:table-cell office:value-type="float" office:value="0.108887674182544" calcext:value-type="float">
            <text:p>0.1089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101204851956732" calcext:value-type="float">
            <text:p>0.1012</text:p>
          </table:table-cell>
          <table:table-cell office:value-type="float" office:value="0.01764970870469" calcext:value-type="float">
            <text:p>0.0176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27108533095778" calcext:value-type="float">
            <text:p>0.2711</text:p>
          </table:table-cell>
          <table:table-cell office:value-type="float" office:value="0.266727550605267" calcext:value-type="float">
            <text:p>0.2667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6121794159" calcext:value-type="float">
            <text:p>0.6122</text:p>
          </table:table-cell>
          <table:table-cell office:value-type="float" office:value="0.0632685783" calcext:value-type="float">
            <text:p>0.0633</text:p>
          </table:table-cell>
        </table:table-row>
        <table:table-row table:style-name="ro1">
          <table:table-cell/>
          <table:table-cell office:value-type="string" calcext:value-type="string">
            <text:p>b071</text:p>
          </table:table-cell>
          <table:table-cell office:value-type="float" office:value="0.8932862939" calcext:value-type="float">
            <text:p>0.8933</text:p>
          </table:table-cell>
          <table:table-cell office:value-type="float" office:value="0.0688695192" calcext:value-type="float">
            <text:p>0.0689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9829912984" calcext:value-type="float">
            <text:p>0.9830</text:p>
          </table:table-cell>
          <table:table-cell office:value-type="float" office:value="0.0132703035" calcext:value-type="float">
            <text:p>0.0133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5634938759" calcext:value-type="float">
            <text:p>0.5635</text:p>
          </table:table-cell>
          <table:table-cell office:value-type="float" office:value="0.0378284817" calcext:value-type="float">
            <text:p>0.0378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401515151515152" calcext:value-type="float">
            <text:p>0.4015</text:p>
          </table:table-cell>
          <table:table-cell office:value-type="float" office:value="0.184014512143805" calcext:value-type="float">
            <text:p>0.1840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752484097825578" calcext:value-type="float">
            <text:p>0.7525</text:p>
          </table:table-cell>
          <table:table-cell office:value-type="float" office:value="0.0380326886917205" calcext:value-type="float">
            <text:p>0.0380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224425064098189" calcext:value-type="float">
            <text:p>0.2244</text:p>
          </table:table-cell>
          <table:table-cell office:value-type="float" office:value="0.0943989207987088" calcext:value-type="float">
            <text:p>0.0944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795324145841629" calcext:value-type="float">
            <text:p>0.7953</text:p>
          </table:table-cell>
          <table:table-cell office:value-type="float" office:value="0.0412890556853003" calcext:value-type="float">
            <text:p>0.0413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193301160375925" calcext:value-type="float">
            <text:p>0.1933</text:p>
          </table:table-cell>
          <table:table-cell office:value-type="float" office:value="0.0678375733881978" calcext:value-type="float">
            <text:p>0.0678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141950096829378" calcext:value-type="float">
            <text:p>0.1420</text:p>
          </table:table-cell>
          <table:table-cell office:value-type="float" office:value="0.082328664908858" calcext:value-type="float">
            <text:p>0.0823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40794252044252" calcext:value-type="float">
            <text:p>0.4079</text:p>
          </table:table-cell>
          <table:table-cell office:value-type="float" office:value="0.11153979700621" calcext:value-type="float">
            <text:p>0.1115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159266854003696" calcext:value-type="float">
            <text:p>0.1593</text:p>
          </table:table-cell>
          <table:table-cell office:value-type="float" office:value="0.0610699275600147" calcext:value-type="float">
            <text:p>0.0611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340488043702329" calcext:value-type="float">
            <text:p>0.3405</text:p>
          </table:table-cell>
          <table:table-cell office:value-type="float" office:value="0.254436128118596" calcext:value-type="float">
            <text:p>0.2544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4926432125" calcext:value-type="float">
            <text:p>0.4926</text:p>
          </table:table-cell>
          <table:table-cell office:value-type="float" office:value="0.0425603123" calcext:value-type="float">
            <text:p>0.0426</text:p>
          </table:table-cell>
        </table:table-row>
        <table:table-row table:style-name="ro1">
          <table:table-cell/>
          <table:table-cell office:value-type="string" calcext:value-type="string">
            <text:p>b072</text:p>
          </table:table-cell>
          <table:table-cell office:value-type="float" office:value="0.9658882746" calcext:value-type="float">
            <text:p>0.9659</text:p>
          </table:table-cell>
          <table:table-cell office:value-type="float" office:value="0.0202526154" calcext:value-type="float">
            <text:p>0.0203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9920451189" calcext:value-type="float">
            <text:p>0.9920</text:p>
          </table:table-cell>
          <table:table-cell office:value-type="float" office:value="0.0046155722" calcext:value-type="float">
            <text:p>0.0046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8517318824" calcext:value-type="float">
            <text:p>0.8517</text:p>
          </table:table-cell>
          <table:table-cell office:value-type="float" office:value="0.0593384795" calcext:value-type="float">
            <text:p>0.0593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722414864136217" calcext:value-type="float">
            <text:p>0.7224</text:p>
          </table:table-cell>
          <table:table-cell office:value-type="float" office:value="0.0252196557904342" calcext:value-type="float">
            <text:p>0.0252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228193200295137" calcext:value-type="float">
            <text:p>0.2282</text:p>
          </table:table-cell>
          <table:table-cell office:value-type="float" office:value="0.0794348513060405" calcext:value-type="float">
            <text:p>0.0794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758852364386403" calcext:value-type="float">
            <text:p>0.7589</text:p>
          </table:table-cell>
          <table:table-cell office:value-type="float" office:value="0.0349404471067198" calcext:value-type="float">
            <text:p>0.0349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142954018870598" calcext:value-type="float">
            <text:p>0.1430</text:p>
          </table:table-cell>
          <table:table-cell office:value-type="float" office:value="0.0480957291486145" calcext:value-type="float">
            <text:p>0.0481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196241938296056" calcext:value-type="float">
            <text:p>0.1962</text:p>
          </table:table-cell>
          <table:table-cell office:value-type="float" office:value="0.116640369771657" calcext:value-type="float">
            <text:p>0.1166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569781843373413" calcext:value-type="float">
            <text:p>0.5698</text:p>
          </table:table-cell>
          <table:table-cell office:value-type="float" office:value="0.0952786400037007" calcext:value-type="float">
            <text:p>0.0953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104518009223892" calcext:value-type="float">
            <text:p>0.1045</text:p>
          </table:table-cell>
          <table:table-cell office:value-type="float" office:value="0.0318675016528705" calcext:value-type="float">
            <text:p>0.0319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291270762666866" calcext:value-type="float">
            <text:p>0.2913</text:p>
          </table:table-cell>
          <table:table-cell office:value-type="float" office:value="0.262085360901392" calcext:value-type="float">
            <text:p>0.2621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8488807745" calcext:value-type="float">
            <text:p>0.8489</text:p>
          </table:table-cell>
          <table:table-cell office:value-type="float" office:value="0.0472601711" calcext:value-type="float">
            <text:p>0.0473</text:p>
          </table:table-cell>
        </table:table-row>
        <table:table-row table:style-name="ro1">
          <table:table-cell/>
          <table:table-cell office:value-type="string" calcext:value-type="string">
            <text:p>b073</text:p>
          </table:table-cell>
          <table:table-cell office:value-type="float" office:value="0.9618406984" calcext:value-type="float">
            <text:p>0.9618</text:p>
          </table:table-cell>
          <table:table-cell office:value-type="float" office:value="0.0338703831" calcext:value-type="float">
            <text:p>0.0339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9937006429" calcext:value-type="float">
            <text:p>0.9937</text:p>
          </table:table-cell>
          <table:table-cell office:value-type="float" office:value="0.0044271433" calcext:value-type="float">
            <text:p>0.0044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5735387453" calcext:value-type="float">
            <text:p>0.5735</text:p>
          </table:table-cell>
          <table:table-cell office:value-type="float" office:value="0.0450618518" calcext:value-type="float">
            <text:p>0.0451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776515151515152" calcext:value-type="float">
            <text:p>0.7765</text:p>
          </table:table-cell>
          <table:table-cell office:value-type="float" office:value="0.0857099128710967" calcext:value-type="float">
            <text:p>0.0857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724194177272472" calcext:value-type="float">
            <text:p>0.7242</text:p>
          </table:table-cell>
          <table:table-cell office:value-type="float" office:value="0.0112375503554127" calcext:value-type="float">
            <text:p>0.0112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569470141970669" calcext:value-type="float">
            <text:p>0.5695</text:p>
          </table:table-cell>
          <table:table-cell office:value-type="float" office:value="0.0681983567227681" calcext:value-type="float">
            <text:p>0.0682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93944977673958" calcext:value-type="float">
            <text:p>0.9394</text:p>
          </table:table-cell>
          <table:table-cell office:value-type="float" office:value="0.014598376830035" calcext:value-type="float">
            <text:p>0.0146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154684597393448" calcext:value-type="float">
            <text:p>0.1547</text:p>
          </table:table-cell>
          <table:table-cell office:value-type="float" office:value="0.0249857291528133" calcext:value-type="float">
            <text:p>0.0250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79311935492491" calcext:value-type="float">
            <text:p>0.7931</text:p>
          </table:table-cell>
          <table:table-cell office:value-type="float" office:value="0.0310723015254933" calcext:value-type="float">
            <text:p>0.0311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590390922209104" calcext:value-type="float">
            <text:p>0.5904</text:p>
          </table:table-cell>
          <table:table-cell office:value-type="float" office:value="0.145342568130198" calcext:value-type="float">
            <text:p>0.1453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115971402335039" calcext:value-type="float">
            <text:p>0.1160</text:p>
          </table:table-cell>
          <table:table-cell office:value-type="float" office:value="0.0256718252733144" calcext:value-type="float">
            <text:p>0.0257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063973063973064" calcext:value-type="float">
            <text:p>0.0640</text:p>
          </table:table-cell>
          <table:table-cell office:value-type="float" office:value="0.033139763779511" calcext:value-type="float">
            <text:p>0.0331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6255091489" calcext:value-type="float">
            <text:p>0.6255</text:p>
          </table:table-cell>
          <table:table-cell office:value-type="float" office:value="0.0175444126" calcext:value-type="float">
            <text:p>0.0175</text:p>
          </table:table-cell>
        </table:table-row>
        <table:table-row table:style-name="ro1">
          <table:table-cell/>
          <table:table-cell office:value-type="string" calcext:value-type="string">
            <text:p>b074</text:p>
          </table:table-cell>
          <table:table-cell office:value-type="float" office:value="0.8785446228" calcext:value-type="float">
            <text:p>0.8785</text:p>
          </table:table-cell>
          <table:table-cell office:value-type="float" office:value="0.0542335682" calcext:value-type="float">
            <text:p>0.0542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9729821979" calcext:value-type="float">
            <text:p>0.9730</text:p>
          </table:table-cell>
          <table:table-cell office:value-type="float" office:value="0.0114680441" calcext:value-type="float">
            <text:p>0.0115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6333321903" calcext:value-type="float">
            <text:p>0.6333</text:p>
          </table:table-cell>
          <table:table-cell office:value-type="float" office:value="0.0279123161" calcext:value-type="float">
            <text:p>0.0279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909090909090909" calcext:value-type="float">
            <text:p>0.9091</text:p>
          </table:table-cell>
          <table:table-cell office:value-type="float" office:value="0.120261423230209" calcext:value-type="float">
            <text:p>0.1203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793575579420365" calcext:value-type="float">
            <text:p>0.7936</text:p>
          </table:table-cell>
          <table:table-cell office:value-type="float" office:value="0.018633774591406" calcext:value-type="float">
            <text:p>0.0186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144239659679833" calcext:value-type="float">
            <text:p>0.1442</text:p>
          </table:table-cell>
          <table:table-cell office:value-type="float" office:value="0.071179404710391" calcext:value-type="float">
            <text:p>0.0712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744928485782149" calcext:value-type="float">
            <text:p>0.7449</text:p>
          </table:table-cell>
          <table:table-cell office:value-type="float" office:value="0.0259567665054041" calcext:value-type="float">
            <text:p>0.0260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0850948703860277" calcext:value-type="float">
            <text:p>0.0851</text:p>
          </table:table-cell>
          <table:table-cell office:value-type="float" office:value="0.0156910435509991" calcext:value-type="float">
            <text:p>0.0157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424524859466189" calcext:value-type="float">
            <text:p>0.4245</text:p>
          </table:table-cell>
          <table:table-cell office:value-type="float" office:value="0.0988722454289328" calcext:value-type="float">
            <text:p>0.0989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55637567546739" calcext:value-type="float">
            <text:p>0.5564</text:p>
          </table:table-cell>
          <table:table-cell office:value-type="float" office:value="0.0947097316288065" calcext:value-type="float">
            <text:p>0.0947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069058728300918" calcext:value-type="float">
            <text:p>0.0691</text:p>
          </table:table-cell>
          <table:table-cell office:value-type="float" office:value="0.0130465131810027" calcext:value-type="float">
            <text:p>0.0130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029799487066743" calcext:value-type="float">
            <text:p>0.0298</text:p>
          </table:table-cell>
          <table:table-cell office:value-type="float" office:value="0.0466333855355667" calcext:value-type="float">
            <text:p>0.0466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675972177" calcext:value-type="float">
            <text:p>0.6760</text:p>
          </table:table-cell>
          <table:table-cell office:value-type="float" office:value="0.0310652561" calcext:value-type="float">
            <text:p>0.0311</text:p>
          </table:table-cell>
        </table:table-row>
        <table:table-row table:style-name="ro1">
          <table:table-cell/>
          <table:table-cell office:value-type="string" calcext:value-type="string">
            <text:p>b075</text:p>
          </table:table-cell>
          <table:table-cell office:value-type="float" office:value="0.7799541566" calcext:value-type="float">
            <text:p>0.7800</text:p>
          </table:table-cell>
          <table:table-cell office:value-type="float" office:value="0.1774007732" calcext:value-type="float">
            <text:p>0.1774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9878471172" calcext:value-type="float">
            <text:p>0.9878</text:p>
          </table:table-cell>
          <table:table-cell office:value-type="float" office:value="0.0083919457" calcext:value-type="float">
            <text:p>0.0084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5724662948" calcext:value-type="float">
            <text:p>0.5725</text:p>
          </table:table-cell>
          <table:table-cell office:value-type="float" office:value="0.0689610339" calcext:value-type="float">
            <text:p>0.0690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666666666666667" calcext:value-type="float">
            <text:p>0.6667</text:p>
          </table:table-cell>
          <table:table-cell office:value-type="float" office:value="0.419309798443474" calcext:value-type="float">
            <text:p>0.4193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631248777499406" calcext:value-type="float">
            <text:p>0.6312</text:p>
          </table:table-cell>
          <table:table-cell office:value-type="float" office:value="0.048330423881042" calcext:value-type="float">
            <text:p>0.0483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229131312839851" calcext:value-type="float">
            <text:p>0.2291</text:p>
          </table:table-cell>
          <table:table-cell office:value-type="float" office:value="0.187032199997862" calcext:value-type="float">
            <text:p>0.1870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657277434498526" calcext:value-type="float">
            <text:p>0.6573</text:p>
          </table:table-cell>
          <table:table-cell office:value-type="float" office:value="0.0445855611059347" calcext:value-type="float">
            <text:p>0.0446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145497048873142" calcext:value-type="float">
            <text:p>0.1455</text:p>
          </table:table-cell>
          <table:table-cell office:value-type="float" office:value="0.0486896992206622" calcext:value-type="float">
            <text:p>0.0487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0806619830203407" calcext:value-type="float">
            <text:p>0.0807</text:p>
          </table:table-cell>
          <table:table-cell office:value-type="float" office:value="0.0630260324842317" calcext:value-type="float">
            <text:p>0.0630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527332602507669" calcext:value-type="float">
            <text:p>0.5273</text:p>
          </table:table-cell>
          <table:table-cell office:value-type="float" office:value="0.144954507949608" calcext:value-type="float">
            <text:p>0.1450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099536123966642" calcext:value-type="float">
            <text:p>0.0995</text:p>
          </table:table-cell>
          <table:table-cell office:value-type="float" office:value="0.0427145008427342" calcext:value-type="float">
            <text:p>0.0427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0998806684570574" calcext:value-type="float">
            <text:p>0.0999</text:p>
          </table:table-cell>
          <table:table-cell office:value-type="float" office:value="0.140600309439309" calcext:value-type="float">
            <text:p>0.1406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4818045073" calcext:value-type="float">
            <text:p>0.4818</text:p>
          </table:table-cell>
          <table:table-cell office:value-type="float" office:value="0.0794394574" calcext:value-type="float">
            <text:p>0.0794</text:p>
          </table:table-cell>
        </table:table-row>
        <table:table-row table:style-name="ro1">
          <table:table-cell/>
          <table:table-cell office:value-type="string" calcext:value-type="string">
            <text:p>b076</text:p>
          </table:table-cell>
          <table:table-cell office:value-type="float" office:value="0.9924401523" calcext:value-type="float">
            <text:p>0.9924</text:p>
          </table:table-cell>
          <table:table-cell office:value-type="float" office:value="0.0086257489" calcext:value-type="float">
            <text:p>0.0086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9980973847" calcext:value-type="float">
            <text:p>0.9981</text:p>
          </table:table-cell>
          <table:table-cell office:value-type="float" office:value="0.0022192331" calcext:value-type="float">
            <text:p>0.0022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7546584727" calcext:value-type="float">
            <text:p>0.7547</text:p>
          </table:table-cell>
          <table:table-cell office:value-type="float" office:value="0.0984974515" calcext:value-type="float">
            <text:p>0.0985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806830485721251" calcext:value-type="float">
            <text:p>0.8068</text:p>
          </table:table-cell>
          <table:table-cell office:value-type="float" office:value="0.0609125165260386" calcext:value-type="float">
            <text:p>0.0609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200791188527815" calcext:value-type="float">
            <text:p>0.2008</text:p>
          </table:table-cell>
          <table:table-cell office:value-type="float" office:value="0.118573209260912" calcext:value-type="float">
            <text:p>0.1186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896772440702261" calcext:value-type="float">
            <text:p>0.8968</text:p>
          </table:table-cell>
          <table:table-cell office:value-type="float" office:value="0.0428192242040819" calcext:value-type="float">
            <text:p>0.0428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20649081375366" calcext:value-type="float">
            <text:p>0.2065</text:p>
          </table:table-cell>
          <table:table-cell office:value-type="float" office:value="0.0539368791804562" calcext:value-type="float">
            <text:p>0.0539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0138346161505189" calcext:value-type="float">
            <text:p>0.0138</text:p>
          </table:table-cell>
          <table:table-cell office:value-type="float" office:value="0.0185468957799242" calcext:value-type="float">
            <text:p>0.0185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527538644015917" calcext:value-type="float">
            <text:p>0.5275</text:p>
          </table:table-cell>
          <table:table-cell office:value-type="float" office:value="0.108952181709419" calcext:value-type="float">
            <text:p>0.1090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175722593904412" calcext:value-type="float">
            <text:p>0.1757</text:p>
          </table:table-cell>
          <table:table-cell office:value-type="float" office:value="0.0576296356578073" calcext:value-type="float">
            <text:p>0.0576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269612794612795" calcext:value-type="float">
            <text:p>0.2696</text:p>
          </table:table-cell>
          <table:table-cell office:value-type="float" office:value="0.192755943651818" calcext:value-type="float">
            <text:p>0.1928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7772709393" calcext:value-type="float">
            <text:p>0.7773</text:p>
          </table:table-cell>
          <table:table-cell office:value-type="float" office:value="0.076424758" calcext:value-type="float">
            <text:p>0.0764</text:p>
          </table:table-cell>
        </table:table-row>
        <table:table-row table:style-name="ro1">
          <table:table-cell/>
          <table:table-cell office:value-type="string" calcext:value-type="string">
            <text:p>b077</text:p>
          </table:table-cell>
          <table:table-cell office:value-type="float" office:value="0.7897253234" calcext:value-type="float">
            <text:p>0.7897</text:p>
          </table:table-cell>
          <table:table-cell office:value-type="float" office:value="0.0823669075" calcext:value-type="float">
            <text:p>0.0824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9526601169" calcext:value-type="float">
            <text:p>0.9527</text:p>
          </table:table-cell>
          <table:table-cell office:value-type="float" office:value="0.0172457156" calcext:value-type="float">
            <text:p>0.0172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659829026" calcext:value-type="float">
            <text:p>0.6598</text:p>
          </table:table-cell>
          <table:table-cell office:value-type="float" office:value="0.0532435031" calcext:value-type="float">
            <text:p>0.0532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742424242424242" calcext:value-type="float">
            <text:p>0.7424</text:p>
          </table:table-cell>
          <table:table-cell office:value-type="float" office:value="0.234236739905156" calcext:value-type="float">
            <text:p>0.2342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742823256178204" calcext:value-type="float">
            <text:p>0.7428</text:p>
          </table:table-cell>
          <table:table-cell office:value-type="float" office:value="0.0180691723479595" calcext:value-type="float">
            <text:p>0.0181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226407351744122" calcext:value-type="float">
            <text:p>0.2264</text:p>
          </table:table-cell>
          <table:table-cell office:value-type="float" office:value="0.122288603021257" calcext:value-type="float">
            <text:p>0.1223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896027658565312" calcext:value-type="float">
            <text:p>0.8960</text:p>
          </table:table-cell>
          <table:table-cell office:value-type="float" office:value="0.0288853737218067" calcext:value-type="float">
            <text:p>0.0289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141828758264309" calcext:value-type="float">
            <text:p>0.1418</text:p>
          </table:table-cell>
          <table:table-cell office:value-type="float" office:value="0.0388049864268637" calcext:value-type="float">
            <text:p>0.0388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214606188161661" calcext:value-type="float">
            <text:p>0.2146</text:p>
          </table:table-cell>
          <table:table-cell office:value-type="float" office:value="0.136803465020332" calcext:value-type="float">
            <text:p>0.1368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494465265682006" calcext:value-type="float">
            <text:p>0.4945</text:p>
          </table:table-cell>
          <table:table-cell office:value-type="float" office:value="0.10372041199612" calcext:value-type="float">
            <text:p>0.1037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122059337968429" calcext:value-type="float">
            <text:p>0.1221</text:p>
          </table:table-cell>
          <table:table-cell office:value-type="float" office:value="0.0419241035423658" calcext:value-type="float">
            <text:p>0.0419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281765314653639" calcext:value-type="float">
            <text:p>0.2818</text:p>
          </table:table-cell>
          <table:table-cell office:value-type="float" office:value="0.264416132629475" calcext:value-type="float">
            <text:p>0.2644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6542969822" calcext:value-type="float">
            <text:p>0.6543</text:p>
          </table:table-cell>
          <table:table-cell office:value-type="float" office:value="0.0582248491" calcext:value-type="float">
            <text:p>0.0582</text:p>
          </table:table-cell>
        </table:table-row>
        <table:table-row table:style-name="ro1">
          <table:table-cell/>
          <table:table-cell office:value-type="string" calcext:value-type="string">
            <text:p>b078</text:p>
          </table:table-cell>
          <table:table-cell office:value-type="float" office:value="0.8173129797" calcext:value-type="float">
            <text:p>0.8173</text:p>
          </table:table-cell>
          <table:table-cell office:value-type="float" office:value="0.1102178362" calcext:value-type="float">
            <text:p>0.1102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9611131592" calcext:value-type="float">
            <text:p>0.9611</text:p>
          </table:table-cell>
          <table:table-cell office:value-type="float" office:value="0.0233320455" calcext:value-type="float">
            <text:p>0.0233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6498293399" calcext:value-type="float">
            <text:p>0.6498</text:p>
          </table:table-cell>
          <table:table-cell office:value-type="float" office:value="0.0667507578" calcext:value-type="float">
            <text:p>0.0668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727272727272727" calcext:value-type="float">
            <text:p>0.7273</text:p>
          </table:table-cell>
          <table:table-cell office:value-type="float" office:value="0.241237626183192" calcext:value-type="float">
            <text:p>0.2412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730213636976488" calcext:value-type="float">
            <text:p>0.7302</text:p>
          </table:table-cell>
          <table:table-cell office:value-type="float" office:value="0.0902820758481548" calcext:value-type="float">
            <text:p>0.0903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130819047748315" calcext:value-type="float">
            <text:p>0.1308</text:p>
          </table:table-cell>
          <table:table-cell office:value-type="float" office:value="0.100404501712654" calcext:value-type="float">
            <text:p>0.1004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668258514017159" calcext:value-type="float">
            <text:p>0.6683</text:p>
          </table:table-cell>
          <table:table-cell office:value-type="float" office:value="0.0768850423986503" calcext:value-type="float">
            <text:p>0.0769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097737978057809" calcext:value-type="float">
            <text:p>0.0977</text:p>
          </table:table-cell>
          <table:table-cell office:value-type="float" office:value="0.0356326555215537" calcext:value-type="float">
            <text:p>0.0356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440979194408629" calcext:value-type="float">
            <text:p>0.4410</text:p>
          </table:table-cell>
          <table:table-cell office:value-type="float" office:value="0.153650315166986" calcext:value-type="float">
            <text:p>0.1537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589480673744382" calcext:value-type="float">
            <text:p>0.5895</text:p>
          </table:table-cell>
          <table:table-cell office:value-type="float" office:value="0.115323885208191" calcext:value-type="float">
            <text:p>0.1153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072908505323932" calcext:value-type="float">
            <text:p>0.0729</text:p>
          </table:table-cell>
          <table:table-cell office:value-type="float" office:value="0.028506065438404" calcext:value-type="float">
            <text:p>0.0285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117160765217122" calcext:value-type="float">
            <text:p>0.1172</text:p>
          </table:table-cell>
          <table:table-cell office:value-type="float" office:value="0.153707935375871" calcext:value-type="float">
            <text:p>0.1537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6581298198" calcext:value-type="float">
            <text:p>0.6581</text:p>
          </table:table-cell>
          <table:table-cell office:value-type="float" office:value="0.1016814344" calcext:value-type="float">
            <text:p>0.1017</text:p>
          </table:table-cell>
        </table:table-row>
        <table:table-row table:style-name="ro1">
          <table:table-cell/>
          <table:table-cell office:value-type="string" calcext:value-type="string">
            <text:p>b079</text:p>
          </table:table-cell>
          <table:table-cell office:value-type="float" office:value="0.9598813614" calcext:value-type="float">
            <text:p>0.9599</text:p>
          </table:table-cell>
          <table:table-cell office:value-type="float" office:value="0.0216749074" calcext:value-type="float">
            <text:p>0.0217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9912853648" calcext:value-type="float">
            <text:p>0.9913</text:p>
          </table:table-cell>
          <table:table-cell office:value-type="float" office:value="0.003662701" calcext:value-type="float">
            <text:p>0.0037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7464769262" calcext:value-type="float">
            <text:p>0.7465</text:p>
          </table:table-cell>
          <table:table-cell office:value-type="float" office:value="0.0150310119" calcext:value-type="float">
            <text:p>0.0150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786051007662853" calcext:value-type="float">
            <text:p>0.7861</text:p>
          </table:table-cell>
          <table:table-cell office:value-type="float" office:value="0.00954199645637313" calcext:value-type="float">
            <text:p>0.0095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173388744271794" calcext:value-type="float">
            <text:p>0.1734</text:p>
          </table:table-cell>
          <table:table-cell office:value-type="float" office:value="0.0741845656277644" calcext:value-type="float">
            <text:p>0.0742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899932171808966" calcext:value-type="float">
            <text:p>0.8999</text:p>
          </table:table-cell>
          <table:table-cell office:value-type="float" office:value="0.00575480261509494" calcext:value-type="float">
            <text:p>0.0058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184933814035981" calcext:value-type="float">
            <text:p>0.1849</text:p>
          </table:table-cell>
          <table:table-cell office:value-type="float" office:value="0.0179837348009208" calcext:value-type="float">
            <text:p>0.0180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0712272709101166" calcext:value-type="float">
            <text:p>0.0712</text:p>
          </table:table-cell>
          <table:table-cell office:value-type="float" office:value="0.0357580492930251" calcext:value-type="float">
            <text:p>0.0358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4554979062332" calcext:value-type="float">
            <text:p>0.4555</text:p>
          </table:table-cell>
          <table:table-cell office:value-type="float" office:value="0.107595058191281" calcext:value-type="float">
            <text:p>0.1076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153631553631554" calcext:value-type="float">
            <text:p>0.1536</text:p>
          </table:table-cell>
          <table:table-cell office:value-type="float" office:value="0.0218681249536694" calcext:value-type="float">
            <text:p>0.0219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12153011597456" calcext:value-type="float">
            <text:p>0.1215</text:p>
          </table:table-cell>
          <table:table-cell office:value-type="float" office:value="0.0311935319585866" calcext:value-type="float">
            <text:p>0.0312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7179233305" calcext:value-type="float">
            <text:p>0.7179</text:p>
          </table:table-cell>
          <table:table-cell office:value-type="float" office:value="0.0187725671" calcext:value-type="float">
            <text:p>0.0188</text:p>
          </table:table-cell>
        </table:table-row>
        <table:table-row table:style-name="ro1">
          <table:table-cell/>
          <table:table-cell office:value-type="string" calcext:value-type="string">
            <text:p>b080</text:p>
          </table:table-cell>
          <table:table-cell office:value-type="float" office:value="0.6135404649" calcext:value-type="float">
            <text:p>0.6135</text:p>
          </table:table-cell>
          <table:table-cell office:value-type="float" office:value="0.0552494969" calcext:value-type="float">
            <text:p>0.0552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8963510604" calcext:value-type="float">
            <text:p>0.8964</text:p>
          </table:table-cell>
          <table:table-cell office:value-type="float" office:value="0.0165179777" calcext:value-type="float">
            <text:p>0.0165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6372875003" calcext:value-type="float">
            <text:p>0.6373</text:p>
          </table:table-cell>
          <table:table-cell office:value-type="float" office:value="0.0225567982" calcext:value-type="float">
            <text:p>0.0226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939393939393939" calcext:value-type="float">
            <text:p>0.9394</text:p>
          </table:table-cell>
          <table:table-cell office:value-type="float" office:value="0.107137391088871" calcext:value-type="float">
            <text:p>0.1071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779609725514556" calcext:value-type="float">
            <text:p>0.7796</text:p>
          </table:table-cell>
          <table:table-cell office:value-type="float" office:value="0.0176984406399231" calcext:value-type="float">
            <text:p>0.0177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124876979357364" calcext:value-type="float">
            <text:p>0.1249</text:p>
          </table:table-cell>
          <table:table-cell office:value-type="float" office:value="0.0886488287102097" calcext:value-type="float">
            <text:p>0.0886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796947123905935" calcext:value-type="float">
            <text:p>0.7969</text:p>
          </table:table-cell>
          <table:table-cell office:value-type="float" office:value="0.0191930926850052" calcext:value-type="float">
            <text:p>0.0192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104427859717272" calcext:value-type="float">
            <text:p>0.1044</text:p>
          </table:table-cell>
          <table:table-cell office:value-type="float" office:value="0.0194303353065646" calcext:value-type="float">
            <text:p>0.0194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674070789141216" calcext:value-type="float">
            <text:p>0.6741</text:p>
          </table:table-cell>
          <table:table-cell office:value-type="float" office:value="0.0729572077724278" calcext:value-type="float">
            <text:p>0.0730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379266606435498" calcext:value-type="float">
            <text:p>0.3793</text:p>
          </table:table-cell>
          <table:table-cell office:value-type="float" office:value="0.0976030254011147" calcext:value-type="float">
            <text:p>0.0976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0902397389696855" calcext:value-type="float">
            <text:p>0.0902</text:p>
          </table:table-cell>
          <table:table-cell office:value-type="float" office:value="0.0147898547203007" calcext:value-type="float">
            <text:p>0.0148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152344526512307" calcext:value-type="float">
            <text:p>0.1523</text:p>
          </table:table-cell>
          <table:table-cell office:value-type="float" office:value="0.196070539291102" calcext:value-type="float">
            <text:p>0.1961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6151395717" calcext:value-type="float">
            <text:p>0.6151</text:p>
          </table:table-cell>
          <table:table-cell office:value-type="float" office:value="0.031242081" calcext:value-type="float">
            <text:p>0.0312</text:p>
          </table:table-cell>
        </table:table-row>
        <table:table-row table:style-name="ro1">
          <table:table-cell/>
          <table:table-cell office:value-type="string" calcext:value-type="string">
            <text:p>b081</text:p>
          </table:table-cell>
          <table:table-cell office:value-type="float" office:value="0.6364340294" calcext:value-type="float">
            <text:p>0.6364</text:p>
          </table:table-cell>
          <table:table-cell office:value-type="float" office:value="0.2116375768" calcext:value-type="float">
            <text:p>0.2116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9902015486" calcext:value-type="float">
            <text:p>0.9902</text:p>
          </table:table-cell>
          <table:table-cell office:value-type="float" office:value="0.0095250887" calcext:value-type="float">
            <text:p>0.0095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4810644802" calcext:value-type="float">
            <text:p>0.4811</text:p>
          </table:table-cell>
          <table:table-cell office:value-type="float" office:value="0.0679013677" calcext:value-type="float">
            <text:p>0.0679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65" calcext:value-type="float">
            <text:p>0.6500</text:p>
          </table:table-cell>
          <table:table-cell office:value-type="float" office:value="0.262995563967658" calcext:value-type="float">
            <text:p>0.2630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652697003921899" calcext:value-type="float">
            <text:p>0.6527</text:p>
          </table:table-cell>
          <table:table-cell office:value-type="float" office:value="0.0580656531727122" calcext:value-type="float">
            <text:p>0.0581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561098803827352" calcext:value-type="float">
            <text:p>0.5611</text:p>
          </table:table-cell>
          <table:table-cell office:value-type="float" office:value="0.109798784428197" calcext:value-type="float">
            <text:p>0.1098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745952882744283" calcext:value-type="float">
            <text:p>0.7460</text:p>
          </table:table-cell>
          <table:table-cell office:value-type="float" office:value="0.0566751720681777" calcext:value-type="float">
            <text:p>0.0567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3523889210205" calcext:value-type="float">
            <text:p>0.3524</text:p>
          </table:table-cell>
          <table:table-cell office:value-type="float" office:value="0.17869272457672" calcext:value-type="float">
            <text:p>0.1787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272017447662302" calcext:value-type="float">
            <text:p>0.2720</text:p>
          </table:table-cell>
          <table:table-cell office:value-type="float" office:value="0.0589400384035425" calcext:value-type="float">
            <text:p>0.0589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5142385113341" calcext:value-type="float">
            <text:p>0.5142</text:p>
          </table:table-cell>
          <table:table-cell office:value-type="float" office:value="0.141174266316162" calcext:value-type="float">
            <text:p>0.1412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29714405964406" calcext:value-type="float">
            <text:p>0.2971</text:p>
          </table:table-cell>
          <table:table-cell office:value-type="float" office:value="0.1613181922168" calcext:value-type="float">
            <text:p>0.1613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573806216931217" calcext:value-type="float">
            <text:p>0.5738</text:p>
          </table:table-cell>
          <table:table-cell office:value-type="float" office:value="0.415820483111333" calcext:value-type="float">
            <text:p>0.4158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4485308038" calcext:value-type="float">
            <text:p>0.4485</text:p>
          </table:table-cell>
          <table:table-cell office:value-type="float" office:value="0.034984203" calcext:value-type="float">
            <text:p>0.0350</text:p>
          </table:table-cell>
        </table:table-row>
        <table:table-row table:style-name="ro1">
          <table:table-cell/>
          <table:table-cell office:value-type="string" calcext:value-type="string">
            <text:p>b082</text:p>
          </table:table-cell>
          <table:table-cell office:value-type="float" office:value="0.8738221453" calcext:value-type="float">
            <text:p>0.8738</text:p>
          </table:table-cell>
          <table:table-cell office:value-type="float" office:value="0.0766601178" calcext:value-type="float">
            <text:p>0.0767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9718995578" calcext:value-type="float">
            <text:p>0.9719</text:p>
          </table:table-cell>
          <table:table-cell office:value-type="float" office:value="0.0167956045" calcext:value-type="float">
            <text:p>0.0168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6439050819" calcext:value-type="float">
            <text:p>0.6439</text:p>
          </table:table-cell>
          <table:table-cell office:value-type="float" office:value="0.0524742764" calcext:value-type="float">
            <text:p>0.0525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841666666666667" calcext:value-type="float">
            <text:p>0.8417</text:p>
          </table:table-cell>
          <table:table-cell office:value-type="float" office:value="0.228065536390067" calcext:value-type="float">
            <text:p>0.2281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72425160845383" calcext:value-type="float">
            <text:p>0.7243</text:p>
          </table:table-cell>
          <table:table-cell office:value-type="float" office:value="0.028470909958163" calcext:value-type="float">
            <text:p>0.0285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187576936976067" calcext:value-type="float">
            <text:p>0.1876</text:p>
          </table:table-cell>
          <table:table-cell office:value-type="float" office:value="0.131002383181804" calcext:value-type="float">
            <text:p>0.1310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777670547805383" calcext:value-type="float">
            <text:p>0.7777</text:p>
          </table:table-cell>
          <table:table-cell office:value-type="float" office:value="0.0245272092757539" calcext:value-type="float">
            <text:p>0.0245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0927770831700411" calcext:value-type="float">
            <text:p>0.0928</text:p>
          </table:table-cell>
          <table:table-cell office:value-type="float" office:value="0.0374608111478008" calcext:value-type="float">
            <text:p>0.0375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3306293408579" calcext:value-type="float">
            <text:p>0.3306</text:p>
          </table:table-cell>
          <table:table-cell office:value-type="float" office:value="0.141343624593045" calcext:value-type="float">
            <text:p>0.1413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410140689815416" calcext:value-type="float">
            <text:p>0.4101</text:p>
          </table:table-cell>
          <table:table-cell office:value-type="float" office:value="0.0911887045797765" calcext:value-type="float">
            <text:p>0.0912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0732203702443641" calcext:value-type="float">
            <text:p>0.0732</text:p>
          </table:table-cell>
          <table:table-cell office:value-type="float" office:value="0.0302256686539691" calcext:value-type="float">
            <text:p>0.0302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10973266665727" calcext:value-type="float">
            <text:p>0.1097</text:p>
          </table:table-cell>
          <table:table-cell office:value-type="float" office:value="0.158011443099685" calcext:value-type="float">
            <text:p>0.1580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6329613891" calcext:value-type="float">
            <text:p>0.6330</text:p>
          </table:table-cell>
          <table:table-cell office:value-type="float" office:value="0.0473506963" calcext:value-type="float">
            <text:p>0.0474</text:p>
          </table:table-cell>
        </table:table-row>
        <table:table-row table:style-name="ro1">
          <table:table-cell/>
          <table:table-cell office:value-type="string" calcext:value-type="string">
            <text:p>b083</text:p>
          </table:table-cell>
          <table:table-cell office:value-type="float" office:value="0.8534891934" calcext:value-type="float">
            <text:p>0.8535</text:p>
          </table:table-cell>
          <table:table-cell office:value-type="float" office:value="0.0687022101" calcext:value-type="float">
            <text:p>0.0687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9665356442" calcext:value-type="float">
            <text:p>0.9665</text:p>
          </table:table-cell>
          <table:table-cell office:value-type="float" office:value="0.0193143966" calcext:value-type="float">
            <text:p>0.0193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6377579998" calcext:value-type="float">
            <text:p>0.6378</text:p>
          </table:table-cell>
          <table:table-cell office:value-type="float" office:value="0.0524509672" calcext:value-type="float">
            <text:p>0.0525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966666666666667" calcext:value-type="float">
            <text:p>0.9667</text:p>
          </table:table-cell>
          <table:table-cell office:value-type="float" office:value="0.0849836585598798" calcext:value-type="float">
            <text:p>0.0850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795186816068318" calcext:value-type="float">
            <text:p>0.7952</text:p>
          </table:table-cell>
          <table:table-cell office:value-type="float" office:value="0.0423558125093281" calcext:value-type="float">
            <text:p>0.0424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125008444487923" calcext:value-type="float">
            <text:p>0.1250</text:p>
          </table:table-cell>
          <table:table-cell office:value-type="float" office:value="0.0722126436148051" calcext:value-type="float">
            <text:p>0.0722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855372342154153" calcext:value-type="float">
            <text:p>0.8554</text:p>
          </table:table-cell>
          <table:table-cell office:value-type="float" office:value="0.0421566336045044" calcext:value-type="float">
            <text:p>0.0422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134910797961491" calcext:value-type="float">
            <text:p>0.1349</text:p>
          </table:table-cell>
          <table:table-cell office:value-type="float" office:value="0.0555803944385813" calcext:value-type="float">
            <text:p>0.0556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255242511844535" calcext:value-type="float">
            <text:p>0.2552</text:p>
          </table:table-cell>
          <table:table-cell office:value-type="float" office:value="0.0817452880993416" calcext:value-type="float">
            <text:p>0.0817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4212164292679" calcext:value-type="float">
            <text:p>0.4212</text:p>
          </table:table-cell>
          <table:table-cell office:value-type="float" office:value="0.110001675091734" calcext:value-type="float">
            <text:p>0.1100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124922082275023" calcext:value-type="float">
            <text:p>0.1249</text:p>
          </table:table-cell>
          <table:table-cell office:value-type="float" office:value="0.0467353835739323" calcext:value-type="float">
            <text:p>0.0467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137052154195011" calcext:value-type="float">
            <text:p>0.1371</text:p>
          </table:table-cell>
          <table:table-cell office:value-type="float" office:value="0.163607467416956" calcext:value-type="float">
            <text:p>0.1636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6654275683" calcext:value-type="float">
            <text:p>0.6654</text:p>
          </table:table-cell>
          <table:table-cell office:value-type="float" office:value="0.0796291842" calcext:value-type="float">
            <text:p>0.0796</text:p>
          </table:table-cell>
        </table:table-row>
        <table:table-row table:style-name="ro1">
          <table:table-cell/>
          <table:table-cell office:value-type="string" calcext:value-type="string">
            <text:p>b084</text:p>
          </table:table-cell>
          <table:table-cell office:value-type="float" office:value="0.7280123239" calcext:value-type="float">
            <text:p>0.7280</text:p>
          </table:table-cell>
          <table:table-cell office:value-type="float" office:value="0.1823391535" calcext:value-type="float">
            <text:p>0.1823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9591684416" calcext:value-type="float">
            <text:p>0.9592</text:p>
          </table:table-cell>
          <table:table-cell office:value-type="float" office:value="0.0284585112" calcext:value-type="float">
            <text:p>0.0285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5388930538" calcext:value-type="float">
            <text:p>0.5389</text:p>
          </table:table-cell>
          <table:table-cell office:value-type="float" office:value="0.0403803484" calcext:value-type="float">
            <text:p>0.0404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177218085984473" calcext:value-type="float">
            <text:p>0.1772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646757601236199" calcext:value-type="float">
            <text:p>0.6468</text:p>
          </table:table-cell>
          <table:table-cell office:value-type="float" office:value="0.0235353109197905" calcext:value-type="float">
            <text:p>0.0235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251427731034838" calcext:value-type="float">
            <text:p>0.2514</text:p>
          </table:table-cell>
          <table:table-cell office:value-type="float" office:value="0.111620303266486" calcext:value-type="float">
            <text:p>0.1116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743804705864676" calcext:value-type="float">
            <text:p>0.7438</text:p>
          </table:table-cell>
          <table:table-cell office:value-type="float" office:value="0.0525629244733582" calcext:value-type="float">
            <text:p>0.0526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171392329944044" calcext:value-type="float">
            <text:p>0.1714</text:p>
          </table:table-cell>
          <table:table-cell office:value-type="float" office:value="0.0744304889248671" calcext:value-type="float">
            <text:p>0.0744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378621728407282" calcext:value-type="float">
            <text:p>0.3786</text:p>
          </table:table-cell>
          <table:table-cell office:value-type="float" office:value="0.179201762621392" calcext:value-type="float">
            <text:p>0.1792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279489399035968" calcext:value-type="float">
            <text:p>0.2795</text:p>
          </table:table-cell>
          <table:table-cell office:value-type="float" office:value="0.12536214337861" calcext:value-type="float">
            <text:p>0.1254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152282468992995" calcext:value-type="float">
            <text:p>0.1523</text:p>
          </table:table-cell>
          <table:table-cell office:value-type="float" office:value="0.0696273628392535" calcext:value-type="float">
            <text:p>0.0696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253837769660461" calcext:value-type="float">
            <text:p>0.2538</text:p>
          </table:table-cell>
          <table:table-cell office:value-type="float" office:value="0.273684958541999" calcext:value-type="float">
            <text:p>0.2737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4857268317" calcext:value-type="float">
            <text:p>0.4857</text:p>
          </table:table-cell>
          <table:table-cell office:value-type="float" office:value="0.0451724789" calcext:value-type="float">
            <text:p>0.0452</text:p>
          </table:table-cell>
        </table:table-row>
        <table:table-row table:style-name="ro1">
          <table:table-cell/>
          <table:table-cell office:value-type="string" calcext:value-type="string">
            <text:p>b086</text:p>
          </table:table-cell>
          <table:table-cell office:value-type="float" office:value="0.7888063708" calcext:value-type="float">
            <text:p>0.7888</text:p>
          </table:table-cell>
          <table:table-cell office:value-type="float" office:value="0.1093237865" calcext:value-type="float">
            <text:p>0.1093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9530541285" calcext:value-type="float">
            <text:p>0.9531</text:p>
          </table:table-cell>
          <table:table-cell office:value-type="float" office:value="0.0302327522" calcext:value-type="float">
            <text:p>0.0302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5450832153" calcext:value-type="float">
            <text:p>0.5451</text:p>
          </table:table-cell>
          <table:table-cell office:value-type="float" office:value="0.0599142871" calcext:value-type="float">
            <text:p>0.0599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183569923099256" calcext:value-type="float">
            <text:p>0.1836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683462384169556" calcext:value-type="float">
            <text:p>0.6835</text:p>
          </table:table-cell>
          <table:table-cell office:value-type="float" office:value="0.0261309822404252" calcext:value-type="float">
            <text:p>0.0261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18813940442285" calcext:value-type="float">
            <text:p>0.1881</text:p>
          </table:table-cell>
          <table:table-cell office:value-type="float" office:value="0.08812236947779" calcext:value-type="float">
            <text:p>0.0881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740229361685516" calcext:value-type="float">
            <text:p>0.7402</text:p>
          </table:table-cell>
          <table:table-cell office:value-type="float" office:value="0.0336839444213449" calcext:value-type="float">
            <text:p>0.0337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232226667590245" calcext:value-type="float">
            <text:p>0.2322</text:p>
          </table:table-cell>
          <table:table-cell office:value-type="float" office:value="0.0848364271599464" calcext:value-type="float">
            <text:p>0.0848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210074682011855" calcext:value-type="float">
            <text:p>0.2101</text:p>
          </table:table-cell>
          <table:table-cell office:value-type="float" office:value="0.113370798380452" calcext:value-type="float">
            <text:p>0.1134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366062498231616" calcext:value-type="float">
            <text:p>0.3661</text:p>
          </table:table-cell>
          <table:table-cell office:value-type="float" office:value="0.0980810419963746" calcext:value-type="float">
            <text:p>0.0981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201695526695527" calcext:value-type="float">
            <text:p>0.2017</text:p>
          </table:table-cell>
          <table:table-cell office:value-type="float" office:value="0.0776352601310606" calcext:value-type="float">
            <text:p>0.0776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285768160895645" calcext:value-type="float">
            <text:p>0.2858</text:p>
          </table:table-cell>
          <table:table-cell office:value-type="float" office:value="0.279174415378482" calcext:value-type="float">
            <text:p>0.2792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4979699518" calcext:value-type="float">
            <text:p>0.4980</text:p>
          </table:table-cell>
          <table:table-cell office:value-type="float" office:value="0.0360524438" calcext:value-type="float">
            <text:p>0.0361</text:p>
          </table:table-cell>
        </table:table-row>
        <table:table-row table:style-name="ro1">
          <table:table-cell/>
          <table:table-cell office:value-type="string" calcext:value-type="string">
            <text:p>b087</text:p>
          </table:table-cell>
          <table:table-cell office:value-type="float" office:value="0.9759696406" calcext:value-type="float">
            <text:p>0.9760</text:p>
          </table:table-cell>
          <table:table-cell office:value-type="float" office:value="0.0381432851" calcext:value-type="float">
            <text:p>0.0381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9969324165" calcext:value-type="float">
            <text:p>0.9969</text:p>
          </table:table-cell>
          <table:table-cell office:value-type="float" office:value="0.0022312278" calcext:value-type="float">
            <text:p>0.0022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6636864837" calcext:value-type="float">
            <text:p>0.6637</text:p>
          </table:table-cell>
          <table:table-cell office:value-type="float" office:value="0.0479199579" calcext:value-type="float">
            <text:p>0.0479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845833333333333" calcext:value-type="float">
            <text:p>0.8458</text:p>
          </table:table-cell>
          <table:table-cell office:value-type="float" office:value="0.119387906515787" calcext:value-type="float">
            <text:p>0.1194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837845944311117" calcext:value-type="float">
            <text:p>0.8378</text:p>
          </table:table-cell>
          <table:table-cell office:value-type="float" office:value="0.0379670947986725" calcext:value-type="float">
            <text:p>0.0380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130986212671305" calcext:value-type="float">
            <text:p>0.1310</text:p>
          </table:table-cell>
          <table:table-cell office:value-type="float" office:value="0.074096225645733" calcext:value-type="float">
            <text:p>0.0741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869473806702107" calcext:value-type="float">
            <text:p>0.8695</text:p>
          </table:table-cell>
          <table:table-cell office:value-type="float" office:value="0.018783369702418" calcext:value-type="float">
            <text:p>0.0188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121046303995062" calcext:value-type="float">
            <text:p>0.1210</text:p>
          </table:table-cell>
          <table:table-cell office:value-type="float" office:value="0.0329539694708598" calcext:value-type="float">
            <text:p>0.0330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0471665429349171" calcext:value-type="float">
            <text:p>0.0472</text:p>
          </table:table-cell>
          <table:table-cell office:value-type="float" office:value="0.0234396641732924" calcext:value-type="float">
            <text:p>0.0234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467854737854738" calcext:value-type="float">
            <text:p>0.4679</text:p>
          </table:table-cell>
          <table:table-cell office:value-type="float" office:value="0.0681908609532173" calcext:value-type="float">
            <text:p>0.0682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0915084175084175" calcext:value-type="float">
            <text:p>0.0915</text:p>
          </table:table-cell>
          <table:table-cell office:value-type="float" office:value="0.0224843049166598" calcext:value-type="float">
            <text:p>0.0225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156528230200462" calcext:value-type="float">
            <text:p>0.1565</text:p>
          </table:table-cell>
          <table:table-cell office:value-type="float" office:value="0.200050182030808" calcext:value-type="float">
            <text:p>0.2001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6521206298" calcext:value-type="float">
            <text:p>0.6521</text:p>
          </table:table-cell>
          <table:table-cell office:value-type="float" office:value="0.0277933024" calcext:value-type="float">
            <text:p>0.0278</text:p>
          </table:table-cell>
        </table:table-row>
        <table:table-row table:style-name="ro1">
          <table:table-cell/>
          <table:table-cell office:value-type="string" calcext:value-type="string">
            <text:p>b088</text:p>
          </table:table-cell>
          <table:table-cell office:value-type="float" office:value="0.8271992372" calcext:value-type="float">
            <text:p>0.8272</text:p>
          </table:table-cell>
          <table:table-cell office:value-type="float" office:value="0.1405925399" calcext:value-type="float">
            <text:p>0.1406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9709447609" calcext:value-type="float">
            <text:p>0.9709</text:p>
          </table:table-cell>
          <table:table-cell office:value-type="float" office:value="0.0192708815" calcext:value-type="float">
            <text:p>0.0193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6252617712" calcext:value-type="float">
            <text:p>0.6253</text:p>
          </table:table-cell>
          <table:table-cell office:value-type="float" office:value="0.0651434583" calcext:value-type="float">
            <text:p>0.0651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25072810638884" calcext:value-type="float">
            <text:p>0.2507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827291854738138" calcext:value-type="float">
            <text:p>0.8273</text:p>
          </table:table-cell>
          <table:table-cell office:value-type="float" office:value="0.0895947873457762" calcext:value-type="float">
            <text:p>0.0896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333731601608599" calcext:value-type="float">
            <text:p>0.3337</text:p>
          </table:table-cell>
          <table:table-cell office:value-type="float" office:value="0.21136809653765" calcext:value-type="float">
            <text:p>0.2114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837028609809409" calcext:value-type="float">
            <text:p>0.8370</text:p>
          </table:table-cell>
          <table:table-cell office:value-type="float" office:value="0.0647490471912841" calcext:value-type="float">
            <text:p>0.0647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176410558770232" calcext:value-type="float">
            <text:p>0.1764</text:p>
          </table:table-cell>
          <table:table-cell office:value-type="float" office:value="0.0953482207951039" calcext:value-type="float">
            <text:p>0.0953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124626063700462" calcext:value-type="float">
            <text:p>0.1246</text:p>
          </table:table-cell>
          <table:table-cell office:value-type="float" office:value="0.0985885633785015" calcext:value-type="float">
            <text:p>0.0986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550697289694" calcext:value-type="float">
            <text:p>0.5507</text:p>
          </table:table-cell>
          <table:table-cell office:value-type="float" office:value="0.140522634489853" calcext:value-type="float">
            <text:p>0.1405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138075998075998" calcext:value-type="float">
            <text:p>0.1381</text:p>
          </table:table-cell>
          <table:table-cell office:value-type="float" office:value="0.0858734700596779" calcext:value-type="float">
            <text:p>0.0859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325531746031746" calcext:value-type="float">
            <text:p>0.3255</text:p>
          </table:table-cell>
          <table:table-cell office:value-type="float" office:value="0.313817838610975" calcext:value-type="float">
            <text:p>0.3138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5995651458" calcext:value-type="float">
            <text:p>0.5996</text:p>
          </table:table-cell>
          <table:table-cell office:value-type="float" office:value="0.0672497922" calcext:value-type="float">
            <text:p>0.0672</text:p>
          </table:table-cell>
        </table:table-row>
        <table:table-row table:style-name="ro1">
          <table:table-cell/>
          <table:table-cell office:value-type="string" calcext:value-type="string">
            <text:p>b089</text:p>
          </table:table-cell>
          <table:table-cell office:value-type="float" office:value="0.7810149038" calcext:value-type="float">
            <text:p>0.7810</text:p>
          </table:table-cell>
          <table:table-cell office:value-type="float" office:value="0.0328154043" calcext:value-type="float">
            <text:p>0.0328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9473599759" calcext:value-type="float">
            <text:p>0.9474</text:p>
          </table:table-cell>
          <table:table-cell office:value-type="float" office:value="0.0085515098" calcext:value-type="float">
            <text:p>0.0086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6638207462" calcext:value-type="float">
            <text:p>0.6638</text:p>
          </table:table-cell>
          <table:table-cell office:value-type="float" office:value="0.0265482013" calcext:value-type="float">
            <text:p>0.0265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752616098743299" calcext:value-type="float">
            <text:p>0.7526</text:p>
          </table:table-cell>
          <table:table-cell office:value-type="float" office:value="0.0362031861379939" calcext:value-type="float">
            <text:p>0.0362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186303067313301" calcext:value-type="float">
            <text:p>0.1863</text:p>
          </table:table-cell>
          <table:table-cell office:value-type="float" office:value="0.0426519494153414" calcext:value-type="float">
            <text:p>0.0427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852358678906711" calcext:value-type="float">
            <text:p>0.8524</text:p>
          </table:table-cell>
          <table:table-cell office:value-type="float" office:value="0.0537311266764967" calcext:value-type="float">
            <text:p>0.0537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150742819046284" calcext:value-type="float">
            <text:p>0.1507</text:p>
          </table:table-cell>
          <table:table-cell office:value-type="float" office:value="0.0267076354907074" calcext:value-type="float">
            <text:p>0.0267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493689216692287" calcext:value-type="float">
            <text:p>0.4937</text:p>
          </table:table-cell>
          <table:table-cell office:value-type="float" office:value="0.0917986386497276" calcext:value-type="float">
            <text:p>0.0918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237403499278499" calcext:value-type="float">
            <text:p>0.2374</text:p>
          </table:table-cell>
          <table:table-cell office:value-type="float" office:value="0.0708118819662284" calcext:value-type="float">
            <text:p>0.0708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133485958485958" calcext:value-type="float">
            <text:p>0.1335</text:p>
          </table:table-cell>
          <table:table-cell office:value-type="float" office:value="0.0257111735962107" calcext:value-type="float">
            <text:p>0.0257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174027777777778" calcext:value-type="float">
            <text:p>0.1740</text:p>
          </table:table-cell>
          <table:table-cell office:value-type="float" office:value="0.140071424130779" calcext:value-type="float">
            <text:p>0.1401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6688826694" calcext:value-type="float">
            <text:p>0.6689</text:p>
          </table:table-cell>
          <table:table-cell office:value-type="float" office:value="0.0162925961" calcext:value-type="float">
            <text:p>0.0163</text:p>
          </table:table-cell>
        </table:table-row>
        <table:table-row table:style-name="ro1">
          <table:table-cell/>
          <table:table-cell office:value-type="string" calcext:value-type="string">
            <text:p>b090</text:p>
          </table:table-cell>
          <table:table-cell office:value-type="float" office:value="0.847506265" calcext:value-type="float">
            <text:p>0.8475</text:p>
          </table:table-cell>
          <table:table-cell office:value-type="float" office:value="0.0860986215" calcext:value-type="float">
            <text:p>0.0861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9739426817" calcext:value-type="float">
            <text:p>0.9739</text:p>
          </table:table-cell>
          <table:table-cell office:value-type="float" office:value="0.0163913752" calcext:value-type="float">
            <text:p>0.0164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5148169395" calcext:value-type="float">
            <text:p>0.5148</text:p>
          </table:table-cell>
          <table:table-cell office:value-type="float" office:value="0.0263910556" calcext:value-type="float">
            <text:p>0.0264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241666666666667" calcext:value-type="float">
            <text:p>0.2417</text:p>
          </table:table-cell>
          <table:table-cell office:value-type="float" office:value="0.0311804782231162" calcext:value-type="float">
            <text:p>0.0312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761365236260166" calcext:value-type="float">
            <text:p>0.7614</text:p>
          </table:table-cell>
          <table:table-cell office:value-type="float" office:value="0.0257991929596432" calcext:value-type="float">
            <text:p>0.0258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285637114340196" calcext:value-type="float">
            <text:p>0.2856</text:p>
          </table:table-cell>
          <table:table-cell office:value-type="float" office:value="0.133853778919528" calcext:value-type="float">
            <text:p>0.1339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766091853481313" calcext:value-type="float">
            <text:p>0.7661</text:p>
          </table:table-cell>
          <table:table-cell office:value-type="float" office:value="0.0277015507924989" calcext:value-type="float">
            <text:p>0.0277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192095111320821" calcext:value-type="float">
            <text:p>0.1921</text:p>
          </table:table-cell>
          <table:table-cell office:value-type="float" office:value="0.0629374719914088" calcext:value-type="float">
            <text:p>0.0629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166121482525146" calcext:value-type="float">
            <text:p>0.1661</text:p>
          </table:table-cell>
          <table:table-cell office:value-type="float" office:value="0.0973691606373447" calcext:value-type="float">
            <text:p>0.0974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370404017279017" calcext:value-type="float">
            <text:p>0.3704</text:p>
          </table:table-cell>
          <table:table-cell office:value-type="float" office:value="0.130080640182384" calcext:value-type="float">
            <text:p>0.1301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15989417989418" calcext:value-type="float">
            <text:p>0.1599</text:p>
          </table:table-cell>
          <table:table-cell office:value-type="float" office:value="0.0514666816685074" calcext:value-type="float">
            <text:p>0.0515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15981171911957" calcext:value-type="float">
            <text:p>0.1598</text:p>
          </table:table-cell>
          <table:table-cell office:value-type="float" office:value="0.163201101085736" calcext:value-type="float">
            <text:p>0.1632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496573654" calcext:value-type="float">
            <text:p>0.4966</text:p>
          </table:table-cell>
          <table:table-cell office:value-type="float" office:value="0.0278719474" calcext:value-type="float">
            <text:p>0.0279</text:p>
          </table:table-cell>
        </table:table-row>
        <table:table-row table:style-name="ro1">
          <table:table-cell/>
          <table:table-cell office:value-type="string" calcext:value-type="string">
            <text:p>b091</text:p>
          </table:table-cell>
          <table:table-cell office:value-type="float" office:value="0.8411802255" calcext:value-type="float">
            <text:p>0.8412</text:p>
          </table:table-cell>
          <table:table-cell office:value-type="float" office:value="0.0729664476" calcext:value-type="float">
            <text:p>0.0730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9640627083" calcext:value-type="float">
            <text:p>0.9641</text:p>
          </table:table-cell>
          <table:table-cell office:value-type="float" office:value="0.0161451585" calcext:value-type="float">
            <text:p>0.0161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6792343439" calcext:value-type="float">
            <text:p>0.6792</text:p>
          </table:table-cell>
          <table:table-cell office:value-type="float" office:value="0.0403636752" calcext:value-type="float">
            <text:p>0.0404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772727272727273" calcext:value-type="float">
            <text:p>0.7727</text:p>
          </table:table-cell>
          <table:table-cell office:value-type="float" office:value="0.0946211817939152" calcext:value-type="float">
            <text:p>0.0946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686517416479045" calcext:value-type="float">
            <text:p>0.6865</text:p>
          </table:table-cell>
          <table:table-cell office:value-type="float" office:value="0.0178728100997537" calcext:value-type="float">
            <text:p>0.0179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213891955467102" calcext:value-type="float">
            <text:p>0.2139</text:p>
          </table:table-cell>
          <table:table-cell office:value-type="float" office:value="0.100909082500832" calcext:value-type="float">
            <text:p>0.1009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766056467502295" calcext:value-type="float">
            <text:p>0.7661</text:p>
          </table:table-cell>
          <table:table-cell office:value-type="float" office:value="0.0245733469925025" calcext:value-type="float">
            <text:p>0.0246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141424195966108" calcext:value-type="float">
            <text:p>0.1414</text:p>
          </table:table-cell>
          <table:table-cell office:value-type="float" office:value="0.0373312555100569" calcext:value-type="float">
            <text:p>0.0373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413395012067578" calcext:value-type="float">
            <text:p>0.4134</text:p>
          </table:table-cell>
          <table:table-cell office:value-type="float" office:value="0.0842516392006411" calcext:value-type="float">
            <text:p>0.0843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432368682235872" calcext:value-type="float">
            <text:p>0.4324</text:p>
          </table:table-cell>
          <table:table-cell office:value-type="float" office:value="0.092482471908756" calcext:value-type="float">
            <text:p>0.0925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112936234393454" calcext:value-type="float">
            <text:p>0.1129</text:p>
          </table:table-cell>
          <table:table-cell office:value-type="float" office:value="0.0340356233558292" calcext:value-type="float">
            <text:p>0.0340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282223882819121" calcext:value-type="float">
            <text:p>0.2822</text:p>
          </table:table-cell>
          <table:table-cell office:value-type="float" office:value="0.224351140698922" calcext:value-type="float">
            <text:p>0.2244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6801843411" calcext:value-type="float">
            <text:p>0.6802</text:p>
          </table:table-cell>
          <table:table-cell office:value-type="float" office:value="0.0494434058" calcext:value-type="float">
            <text:p>0.0494</text:p>
          </table:table-cell>
        </table:table-row>
        <table:table-row table:style-name="ro1">
          <table:table-cell/>
          <table:table-cell office:value-type="string" calcext:value-type="string">
            <text:p>b092</text:p>
          </table:table-cell>
          <table:table-cell office:value-type="float" office:value="0.9594504135" calcext:value-type="float">
            <text:p>0.9595</text:p>
          </table:table-cell>
          <table:table-cell office:value-type="float" office:value="0.0164071265" calcext:value-type="float">
            <text:p>0.0164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9916107452" calcext:value-type="float">
            <text:p>0.9916</text:p>
          </table:table-cell>
          <table:table-cell office:value-type="float" office:value="0.0040180797" calcext:value-type="float">
            <text:p>0.0040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7164935462" calcext:value-type="float">
            <text:p>0.7165</text:p>
          </table:table-cell>
          <table:table-cell office:value-type="float" office:value="0.0126085074" calcext:value-type="float">
            <text:p>0.0126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757575757575758" calcext:value-type="float">
            <text:p>0.7576</text:p>
          </table:table-cell>
          <table:table-cell office:value-type="float" office:value="0.0428549564355483" calcext:value-type="float">
            <text:p>0.0429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830039394636729" calcext:value-type="float">
            <text:p>0.8300</text:p>
          </table:table-cell>
          <table:table-cell office:value-type="float" office:value="0.00615611538746543" calcext:value-type="float">
            <text:p>0.0062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46037195630727" calcext:value-type="float">
            <text:p>0.4604</text:p>
          </table:table-cell>
          <table:table-cell office:value-type="float" office:value="0.0311801311679275" calcext:value-type="float">
            <text:p>0.0312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955187485118746" calcext:value-type="float">
            <text:p>0.9552</text:p>
          </table:table-cell>
          <table:table-cell office:value-type="float" office:value="0.00714049831724092" calcext:value-type="float">
            <text:p>0.0071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270564788746607" calcext:value-type="float">
            <text:p>0.2706</text:p>
          </table:table-cell>
          <table:table-cell office:value-type="float" office:value="0.0377875592944444" calcext:value-type="float">
            <text:p>0.0378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200009812387486" calcext:value-type="float">
            <text:p>0.2000</text:p>
          </table:table-cell>
          <table:table-cell office:value-type="float" office:value="0.018305172004046" calcext:value-type="float">
            <text:p>0.0183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521112223585485" calcext:value-type="float">
            <text:p>0.5211</text:p>
          </table:table-cell>
          <table:table-cell office:value-type="float" office:value="0.134581885619645" calcext:value-type="float">
            <text:p>0.1346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197041847041847" calcext:value-type="float">
            <text:p>0.1970</text:p>
          </table:table-cell>
          <table:table-cell office:value-type="float" office:value="0.0172793021056484" calcext:value-type="float">
            <text:p>0.0173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467171717171717" calcext:value-type="float">
            <text:p>0.4672</text:p>
          </table:table-cell>
          <table:table-cell office:value-type="float" office:value="0.106480649708626" calcext:value-type="float">
            <text:p>0.1065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7539011909" calcext:value-type="float">
            <text:p>0.7539</text:p>
          </table:table-cell>
          <table:table-cell office:value-type="float" office:value="0.021961588" calcext:value-type="float">
            <text:p>0.0220</text:p>
          </table:table-cell>
        </table:table-row>
        <table:table-row table:style-name="ro1">
          <table:table-cell/>
          <table:table-cell office:value-type="string" calcext:value-type="string">
            <text:p>b093</text:p>
          </table:table-cell>
          <table:table-cell office:value-type="float" office:value="0.7781256866" calcext:value-type="float">
            <text:p>0.7781</text:p>
          </table:table-cell>
          <table:table-cell office:value-type="float" office:value="0.0175017296" calcext:value-type="float">
            <text:p>0.0175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9436990645" calcext:value-type="float">
            <text:p>0.9437</text:p>
          </table:table-cell>
          <table:table-cell office:value-type="float" office:value="0.0095614529" calcext:value-type="float">
            <text:p>0.0096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6381194166" calcext:value-type="float">
            <text:p>0.6381</text:p>
          </table:table-cell>
          <table:table-cell office:value-type="float" office:value="0.0377085311" calcext:value-type="float">
            <text:p>0.0377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799368364482103" calcext:value-type="float">
            <text:p>0.7994</text:p>
          </table:table-cell>
          <table:table-cell office:value-type="float" office:value="0.0202356792501489" calcext:value-type="float">
            <text:p>0.0202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28536318519621" calcext:value-type="float">
            <text:p>0.2854</text:p>
          </table:table-cell>
          <table:table-cell office:value-type="float" office:value="0.112305978058714" calcext:value-type="float">
            <text:p>0.1123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874548278974845" calcext:value-type="float">
            <text:p>0.8745</text:p>
          </table:table-cell>
          <table:table-cell office:value-type="float" office:value="0.0321292008797207" calcext:value-type="float">
            <text:p>0.0321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180983882526467" calcext:value-type="float">
            <text:p>0.1810</text:p>
          </table:table-cell>
          <table:table-cell office:value-type="float" office:value="0.0534310567945012" calcext:value-type="float">
            <text:p>0.0534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419151352183447" calcext:value-type="float">
            <text:p>0.4192</text:p>
          </table:table-cell>
          <table:table-cell office:value-type="float" office:value="0.0495894180485937" calcext:value-type="float">
            <text:p>0.0496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414438702357363" calcext:value-type="float">
            <text:p>0.4144</text:p>
          </table:table-cell>
          <table:table-cell office:value-type="float" office:value="0.121572395572454" calcext:value-type="float">
            <text:p>0.1216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157804232804233" calcext:value-type="float">
            <text:p>0.1578</text:p>
          </table:table-cell>
          <table:table-cell office:value-type="float" office:value="0.0421131132378395" calcext:value-type="float">
            <text:p>0.0421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206775372775373" calcext:value-type="float">
            <text:p>0.2068</text:p>
          </table:table-cell>
          <table:table-cell office:value-type="float" office:value="0.195281004725623" calcext:value-type="float">
            <text:p>0.1953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6072754126" calcext:value-type="float">
            <text:p>0.6073</text:p>
          </table:table-cell>
          <table:table-cell office:value-type="float" office:value="0.034334908" calcext:value-type="float">
            <text:p>0.0343</text:p>
          </table:table-cell>
        </table:table-row>
        <table:table-row table:style-name="ro1">
          <table:table-cell/>
          <table:table-cell office:value-type="string" calcext:value-type="string">
            <text:p>b094</text:p>
          </table:table-cell>
          <table:table-cell office:value-type="float" office:value="0.8973433473" calcext:value-type="float">
            <text:p>0.8973</text:p>
          </table:table-cell>
          <table:table-cell office:value-type="float" office:value="0.0384089674" calcext:value-type="float">
            <text:p>0.0384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976859562" calcext:value-type="float">
            <text:p>0.9769</text:p>
          </table:table-cell>
          <table:table-cell office:value-type="float" office:value="0.0080276461" calcext:value-type="float">
            <text:p>0.0080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7205371659" calcext:value-type="float">
            <text:p>0.7205</text:p>
          </table:table-cell>
          <table:table-cell office:value-type="float" office:value="0.0814333616" calcext:value-type="float">
            <text:p>0.0814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678030303030303" calcext:value-type="float">
            <text:p>0.6780</text:p>
          </table:table-cell>
          <table:table-cell office:value-type="float" office:value="0.126992837986668" calcext:value-type="float">
            <text:p>0.1270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857912111890707" calcext:value-type="float">
            <text:p>0.8579</text:p>
          </table:table-cell>
          <table:table-cell office:value-type="float" office:value="0.031575074306048" calcext:value-type="float">
            <text:p>0.0316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487599096987984" calcext:value-type="float">
            <text:p>0.4876</text:p>
          </table:table-cell>
          <table:table-cell office:value-type="float" office:value="0.068380810785588" calcext:value-type="float">
            <text:p>0.0684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922447805670279" calcext:value-type="float">
            <text:p>0.9224</text:p>
          </table:table-cell>
          <table:table-cell office:value-type="float" office:value="0.0466610829422288" calcext:value-type="float">
            <text:p>0.0467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223278496291638" calcext:value-type="float">
            <text:p>0.2233</text:p>
          </table:table-cell>
          <table:table-cell office:value-type="float" office:value="0.0637715218399543" calcext:value-type="float">
            <text:p>0.0638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14798513755078" calcext:value-type="float">
            <text:p>0.1480</text:p>
          </table:table-cell>
          <table:table-cell office:value-type="float" office:value="0.0276544670455132" calcext:value-type="float">
            <text:p>0.0277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523969843288025" calcext:value-type="float">
            <text:p>0.5240</text:p>
          </table:table-cell>
          <table:table-cell office:value-type="float" office:value="0.134748694945048" calcext:value-type="float">
            <text:p>0.1347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177156399749983" calcext:value-type="float">
            <text:p>0.1772</text:p>
          </table:table-cell>
          <table:table-cell office:value-type="float" office:value="0.060432701517053" calcext:value-type="float">
            <text:p>0.0604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353037518037518" calcext:value-type="float">
            <text:p>0.3530</text:p>
          </table:table-cell>
          <table:table-cell office:value-type="float" office:value="0.311880224574323" calcext:value-type="float">
            <text:p>0.3119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5951812135" calcext:value-type="float">
            <text:p>0.5952</text:p>
          </table:table-cell>
          <table:table-cell office:value-type="float" office:value="0.0516769814" calcext:value-type="float">
            <text:p>0.0517</text:p>
          </table:table-cell>
        </table:table-row>
        <table:table-row table:style-name="ro1">
          <table:table-cell/>
          <table:table-cell office:value-type="string" calcext:value-type="string">
            <text:p>b095</text:p>
          </table:table-cell>
          <table:table-cell office:value-type="float" office:value="0.8112320493" calcext:value-type="float">
            <text:p>0.8112</text:p>
          </table:table-cell>
          <table:table-cell office:value-type="float" office:value="0.0824713495" calcext:value-type="float">
            <text:p>0.0825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9632103215" calcext:value-type="float">
            <text:p>0.9632</text:p>
          </table:table-cell>
          <table:table-cell office:value-type="float" office:value="0.0187818688" calcext:value-type="float">
            <text:p>0.0188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5159040733" calcext:value-type="float">
            <text:p>0.5159</text:p>
          </table:table-cell>
          <table:table-cell office:value-type="float" office:value="0.0393301062" calcext:value-type="float">
            <text:p>0.0393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863636363636364" calcext:value-type="float">
            <text:p>0.8636</text:p>
          </table:table-cell>
          <table:table-cell office:value-type="float" office:value="0.124482399432992" calcext:value-type="float">
            <text:p>0.1245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691521892056708" calcext:value-type="float">
            <text:p>0.6915</text:p>
          </table:table-cell>
          <table:table-cell office:value-type="float" office:value="0.0272462873784285" calcext:value-type="float">
            <text:p>0.0272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191778264979419" calcext:value-type="float">
            <text:p>0.1918</text:p>
          </table:table-cell>
          <table:table-cell office:value-type="float" office:value="0.0738819726316561" calcext:value-type="float">
            <text:p>0.0739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724311015472915" calcext:value-type="float">
            <text:p>0.7243</text:p>
          </table:table-cell>
          <table:table-cell office:value-type="float" office:value="0.0401062841791916" calcext:value-type="float">
            <text:p>0.0401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0934488901089807" calcext:value-type="float">
            <text:p>0.0934</text:p>
          </table:table-cell>
          <table:table-cell office:value-type="float" office:value="0.0296687843278538" calcext:value-type="float">
            <text:p>0.0297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496329789081574" calcext:value-type="float">
            <text:p>0.4963</text:p>
          </table:table-cell>
          <table:table-cell office:value-type="float" office:value="0.0988046254696154" calcext:value-type="float">
            <text:p>0.0988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374115124987333" calcext:value-type="float">
            <text:p>0.3741</text:p>
          </table:table-cell>
          <table:table-cell office:value-type="float" office:value="0.0945501119069705" calcext:value-type="float">
            <text:p>0.0946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0710767716973638" calcext:value-type="float">
            <text:p>0.0711</text:p>
          </table:table-cell>
          <table:table-cell office:value-type="float" office:value="0.0226101770757587" calcext:value-type="float">
            <text:p>0.0226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02858508802252" calcext:value-type="float">
            <text:p>0.0286</text:p>
          </table:table-cell>
          <table:table-cell office:value-type="float" office:value="0.0416837815119807" calcext:value-type="float">
            <text:p>0.0417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4684382002" calcext:value-type="float">
            <text:p>0.4684</text:p>
          </table:table-cell>
          <table:table-cell office:value-type="float" office:value="0.0504120526" calcext:value-type="float">
            <text:p>0.0504</text:p>
          </table:table-cell>
        </table:table-row>
        <table:table-row table:style-name="ro1">
          <table:table-cell/>
          <table:table-cell office:value-type="string" calcext:value-type="string">
            <text:p>b096</text:p>
          </table:table-cell>
          <table:table-cell office:value-type="float" office:value="0.9126037004" calcext:value-type="float">
            <text:p>0.9126</text:p>
          </table:table-cell>
          <table:table-cell office:value-type="float" office:value="0.0500704133" calcext:value-type="float">
            <text:p>0.0501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9768568764" calcext:value-type="float">
            <text:p>0.9769</text:p>
          </table:table-cell>
          <table:table-cell office:value-type="float" office:value="0.010815343" calcext:value-type="float">
            <text:p>0.0108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6646452938" calcext:value-type="float">
            <text:p>0.6646</text:p>
          </table:table-cell>
          <table:table-cell office:value-type="float" office:value="0.0473406132" calcext:value-type="float">
            <text:p>0.0473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742424242424242" calcext:value-type="float">
            <text:p>0.7424</text:p>
          </table:table-cell>
          <table:table-cell office:value-type="float" office:value="0.0428549564355484" calcext:value-type="float">
            <text:p>0.0429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771449719995376" calcext:value-type="float">
            <text:p>0.7714</text:p>
          </table:table-cell>
          <table:table-cell office:value-type="float" office:value="0.0161977303457643" calcext:value-type="float">
            <text:p>0.0162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21860693084517" calcext:value-type="float">
            <text:p>0.2186</text:p>
          </table:table-cell>
          <table:table-cell office:value-type="float" office:value="0.118337490799491" calcext:value-type="float">
            <text:p>0.1183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860399482349636" calcext:value-type="float">
            <text:p>0.8604</text:p>
          </table:table-cell>
          <table:table-cell office:value-type="float" office:value="0.0163806645404126" calcext:value-type="float">
            <text:p>0.0164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157556368218922" calcext:value-type="float">
            <text:p>0.1576</text:p>
          </table:table-cell>
          <table:table-cell office:value-type="float" office:value="0.0256675718506351" calcext:value-type="float">
            <text:p>0.0257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185620683476675" calcext:value-type="float">
            <text:p>0.1856</text:p>
          </table:table-cell>
          <table:table-cell office:value-type="float" office:value="0.0578288505360609" calcext:value-type="float">
            <text:p>0.0578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503507766743061" calcext:value-type="float">
            <text:p>0.5035</text:p>
          </table:table-cell>
          <table:table-cell office:value-type="float" office:value="0.119896831862535" calcext:value-type="float">
            <text:p>0.1199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119266898678663" calcext:value-type="float">
            <text:p>0.1193</text:p>
          </table:table-cell>
          <table:table-cell office:value-type="float" office:value="0.0218524308289559" calcext:value-type="float">
            <text:p>0.0219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341582491582492" calcext:value-type="float">
            <text:p>0.3416</text:p>
          </table:table-cell>
          <table:table-cell office:value-type="float" office:value="0.193536220472344" calcext:value-type="float">
            <text:p>0.1935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6253043875" calcext:value-type="float">
            <text:p>0.6253</text:p>
          </table:table-cell>
          <table:table-cell office:value-type="float" office:value="0.0293188841" calcext:value-type="float">
            <text:p>0.0293</text:p>
          </table:table-cell>
        </table:table-row>
        <table:table-row table:style-name="ro1">
          <table:table-cell/>
          <table:table-cell office:value-type="string" calcext:value-type="string">
            <text:p>b097</text:p>
          </table:table-cell>
          <table:table-cell office:value-type="float" office:value="0.7686685052" calcext:value-type="float">
            <text:p>0.7687</text:p>
          </table:table-cell>
          <table:table-cell office:value-type="float" office:value="0.1099515965" calcext:value-type="float">
            <text:p>0.1100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9549052513" calcext:value-type="float">
            <text:p>0.9549</text:p>
          </table:table-cell>
          <table:table-cell office:value-type="float" office:value="0.0192420554" calcext:value-type="float">
            <text:p>0.0192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5950161326" calcext:value-type="float">
            <text:p>0.5950</text:p>
          </table:table-cell>
          <table:table-cell office:value-type="float" office:value="0.0538546733" calcext:value-type="float">
            <text:p>0.0539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768939393939394" calcext:value-type="float">
            <text:p>0.7689</text:p>
          </table:table-cell>
          <table:table-cell office:value-type="float" office:value="0.268485532525293" calcext:value-type="float">
            <text:p>0.2685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750666508998462" calcext:value-type="float">
            <text:p>0.7507</text:p>
          </table:table-cell>
          <table:table-cell office:value-type="float" office:value="0.0363417030264062" calcext:value-type="float">
            <text:p>0.0363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200240404910771" calcext:value-type="float">
            <text:p>0.2002</text:p>
          </table:table-cell>
          <table:table-cell office:value-type="float" office:value="0.10809876877977" calcext:value-type="float">
            <text:p>0.1081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796339490812462" calcext:value-type="float">
            <text:p>0.7963</text:p>
          </table:table-cell>
          <table:table-cell office:value-type="float" office:value="0.0440603821010171" calcext:value-type="float">
            <text:p>0.0441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119152947182512" calcext:value-type="float">
            <text:p>0.1192</text:p>
          </table:table-cell>
          <table:table-cell office:value-type="float" office:value="0.0437412983144679" calcext:value-type="float">
            <text:p>0.0437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500165977768501" calcext:value-type="float">
            <text:p>0.5002</text:p>
          </table:table-cell>
          <table:table-cell office:value-type="float" office:value="0.181634495768396" calcext:value-type="float">
            <text:p>0.1816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365419838472827" calcext:value-type="float">
            <text:p>0.3654</text:p>
          </table:table-cell>
          <table:table-cell office:value-type="float" office:value="0.116844180005586" calcext:value-type="float">
            <text:p>0.1168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0968602124288008" calcext:value-type="float">
            <text:p>0.0969</text:p>
          </table:table-cell>
          <table:table-cell office:value-type="float" office:value="0.037128829664055" calcext:value-type="float">
            <text:p>0.0371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149427795969463" calcext:value-type="float">
            <text:p>0.1494</text:p>
          </table:table-cell>
          <table:table-cell office:value-type="float" office:value="0.191014849127802" calcext:value-type="float">
            <text:p>0.1910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6441898145" calcext:value-type="float">
            <text:p>0.6442</text:p>
          </table:table-cell>
          <table:table-cell office:value-type="float" office:value="0.0712062638" calcext:value-type="float">
            <text:p>0.0712</text:p>
          </table:table-cell>
        </table:table-row>
        <table:table-row table:style-name="ro1">
          <table:table-cell/>
          <table:table-cell office:value-type="string" calcext:value-type="string">
            <text:p>b098</text:p>
          </table:table-cell>
          <table:table-cell office:value-type="float" office:value="0.6476993674" calcext:value-type="float">
            <text:p>0.6477</text:p>
          </table:table-cell>
          <table:table-cell office:value-type="float" office:value="0.2088607568" calcext:value-type="float">
            <text:p>0.2089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9175517507" calcext:value-type="float">
            <text:p>0.9176</text:p>
          </table:table-cell>
          <table:table-cell office:value-type="float" office:value="0.0724186845" calcext:value-type="float">
            <text:p>0.0724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5414992962" calcext:value-type="float">
            <text:p>0.5415</text:p>
          </table:table-cell>
          <table:table-cell office:value-type="float" office:value="0.0394770374" calcext:value-type="float">
            <text:p>0.0395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53030303030303" calcext:value-type="float">
            <text:p>0.5303</text:p>
          </table:table-cell>
          <table:table-cell office:value-type="float" office:value="0.130668093262578" calcext:value-type="float">
            <text:p>0.1307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751836464026692" calcext:value-type="float">
            <text:p>0.7518</text:p>
          </table:table-cell>
          <table:table-cell office:value-type="float" office:value="0.0296836276461934" calcext:value-type="float">
            <text:p>0.0297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154045806500359" calcext:value-type="float">
            <text:p>0.1540</text:p>
          </table:table-cell>
          <table:table-cell office:value-type="float" office:value="0.107753924806429" calcext:value-type="float">
            <text:p>0.1078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751780690087034" calcext:value-type="float">
            <text:p>0.7518</text:p>
          </table:table-cell>
          <table:table-cell office:value-type="float" office:value="0.0432045584032018" calcext:value-type="float">
            <text:p>0.0432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133766029904775" calcext:value-type="float">
            <text:p>0.1338</text:p>
          </table:table-cell>
          <table:table-cell office:value-type="float" office:value="0.0539705005335223" calcext:value-type="float">
            <text:p>0.0540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549527757575758" calcext:value-type="float">
            <text:p>0.5495</text:p>
          </table:table-cell>
          <table:table-cell office:value-type="float" office:value="0.209046094396635" calcext:value-type="float">
            <text:p>0.2090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266535799026828" calcext:value-type="float">
            <text:p>0.2665</text:p>
          </table:table-cell>
          <table:table-cell office:value-type="float" office:value="0.0904713558515068" calcext:value-type="float">
            <text:p>0.0905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121146805656375" calcext:value-type="float">
            <text:p>0.1211</text:p>
          </table:table-cell>
          <table:table-cell office:value-type="float" office:value="0.0533574725409263" calcext:value-type="float">
            <text:p>0.0534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0965862121746502" calcext:value-type="float">
            <text:p>0.0966</text:p>
          </table:table-cell>
          <table:table-cell office:value-type="float" office:value="0.118482899452852" calcext:value-type="float">
            <text:p>0.1185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5183099056" calcext:value-type="float">
            <text:p>0.5183</text:p>
          </table:table-cell>
          <table:table-cell office:value-type="float" office:value="0.0492967278" calcext:value-type="float">
            <text:p>0.0493</text:p>
          </table:table-cell>
        </table:table-row>
        <table:table-row table:style-name="ro1">
          <table:table-cell/>
          <table:table-cell office:value-type="string" calcext:value-type="string">
            <text:p>b099</text:p>
          </table:table-cell>
          <table:table-cell office:value-type="float" office:value="0.8336171537" calcext:value-type="float">
            <text:p>0.8336</text:p>
          </table:table-cell>
          <table:table-cell office:value-type="float" office:value="0.1391725228" calcext:value-type="float">
            <text:p>0.1392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9661842005" calcext:value-type="float">
            <text:p>0.9662</text:p>
          </table:table-cell>
          <table:table-cell office:value-type="float" office:value="0.0272416102" calcext:value-type="float">
            <text:p>0.0272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5420354635" calcext:value-type="float">
            <text:p>0.5420</text:p>
          </table:table-cell>
          <table:table-cell office:value-type="float" office:value="0.0503142575" calcext:value-type="float">
            <text:p>0.0503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689393939393939" calcext:value-type="float">
            <text:p>0.6894</text:p>
          </table:table-cell>
          <table:table-cell office:value-type="float" office:value="0.130997094437807" calcext:value-type="float">
            <text:p>0.1310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677643770862312" calcext:value-type="float">
            <text:p>0.6776</text:p>
          </table:table-cell>
          <table:table-cell office:value-type="float" office:value="0.0521760042083517" calcext:value-type="float">
            <text:p>0.0522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146236052174671" calcext:value-type="float">
            <text:p>0.1462</text:p>
          </table:table-cell>
          <table:table-cell office:value-type="float" office:value="0.108539458496665" calcext:value-type="float">
            <text:p>0.1085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777804795117911" calcext:value-type="float">
            <text:p>0.7778</text:p>
          </table:table-cell>
          <table:table-cell office:value-type="float" office:value="0.042279253445524" calcext:value-type="float">
            <text:p>0.0423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140792151773963" calcext:value-type="float">
            <text:p>0.1408</text:p>
          </table:table-cell>
          <table:table-cell office:value-type="float" office:value="0.0666622778693203" calcext:value-type="float">
            <text:p>0.0667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24719392007689" calcext:value-type="float">
            <text:p>0.2472</text:p>
          </table:table-cell>
          <table:table-cell office:value-type="float" office:value="0.112865279493187" calcext:value-type="float">
            <text:p>0.1129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339857487411141" calcext:value-type="float">
            <text:p>0.3399</text:p>
          </table:table-cell>
          <table:table-cell office:value-type="float" office:value="0.105669431254635" calcext:value-type="float">
            <text:p>0.1057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120866665051157" calcext:value-type="float">
            <text:p>0.1209</text:p>
          </table:table-cell>
          <table:table-cell office:value-type="float" office:value="0.0598567615678964" calcext:value-type="float">
            <text:p>0.0599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136449858524677" calcext:value-type="float">
            <text:p>0.1364</text:p>
          </table:table-cell>
          <table:table-cell office:value-type="float" office:value="0.092512480185573" calcext:value-type="float">
            <text:p>0.0925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5056308137" calcext:value-type="float">
            <text:p>0.5056</text:p>
          </table:table-cell>
          <table:table-cell office:value-type="float" office:value="0.0711800791" calcext:value-type="float">
            <text:p>0.0712</text:p>
          </table:table-cell>
        </table:table-row>
        <table:table-row table:style-name="ro1">
          <table:table-cell/>
          <table:table-cell office:value-type="string" calcext:value-type="string">
            <text:p>b100</text:p>
          </table:table-cell>
          <table:table-cell office:value-type="float" office:value="0.9655143795" calcext:value-type="float">
            <text:p>0.9655</text:p>
          </table:table-cell>
          <table:table-cell office:value-type="float" office:value="0.0351263129" calcext:value-type="float">
            <text:p>0.0351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9911041736" calcext:value-type="float">
            <text:p>0.9911</text:p>
          </table:table-cell>
          <table:table-cell office:value-type="float" office:value="0.009373824" calcext:value-type="float">
            <text:p>0.0094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7201894254" calcext:value-type="float">
            <text:p>0.7202</text:p>
          </table:table-cell>
          <table:table-cell office:value-type="float" office:value="0.0386751567" calcext:value-type="float">
            <text:p>0.0387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992424242424242" calcext:value-type="float">
            <text:p>0.9924</text:p>
          </table:table-cell>
          <table:table-cell office:value-type="float" office:value="0.0428549564355484" calcext:value-type="float">
            <text:p>0.0429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751744606449235" calcext:value-type="float">
            <text:p>0.7517</text:p>
          </table:table-cell>
          <table:table-cell office:value-type="float" office:value="0.008294443913738" calcext:value-type="float">
            <text:p>0.0083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0276521765731426" calcext:value-type="float">
            <text:p>0.0277</text:p>
          </table:table-cell>
          <table:table-cell office:value-type="float" office:value="0.0163234693341711" calcext:value-type="float">
            <text:p>0.0163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883052926220917" calcext:value-type="float">
            <text:p>0.8831</text:p>
          </table:table-cell>
          <table:table-cell office:value-type="float" office:value="0.00986305385839956" calcext:value-type="float">
            <text:p>0.0099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0366568640625353" calcext:value-type="float">
            <text:p>0.0367</text:p>
          </table:table-cell>
          <table:table-cell office:value-type="float" office:value="0.0108184237280417" calcext:value-type="float">
            <text:p>0.0108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135712329300492" calcext:value-type="float">
            <text:p>0.1357</text:p>
          </table:table-cell>
          <table:table-cell office:value-type="float" office:value="0.08222632356549" calcext:value-type="float">
            <text:p>0.0822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598782673013673" calcext:value-type="float">
            <text:p>0.5988</text:p>
          </table:table-cell>
          <table:table-cell office:value-type="float" office:value="0.11260804348111" calcext:value-type="float">
            <text:p>0.1126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0248242135745154" calcext:value-type="float">
            <text:p>0.0248</text:p>
          </table:table-cell>
          <table:table-cell office:value-type="float" office:value="0.0101754914536911" calcext:value-type="float">
            <text:p>0.0102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0619050768165805" calcext:value-type="float">
            <text:p>0.0619</text:p>
          </table:table-cell>
          <table:table-cell office:value-type="float" office:value="0.101883920871692" calcext:value-type="float">
            <text:p>0.1019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7772668347" calcext:value-type="float">
            <text:p>0.7773</text:p>
          </table:table-cell>
          <table:table-cell office:value-type="float" office:value="0.0344567331" calcext:value-type="float">
            <text:p>0.0345</text:p>
          </table:table-cell>
        </table:table-row>
        <table:table-row table:style-name="ro1">
          <table:table-cell/>
          <table:table-cell office:value-type="string" calcext:value-type="string">
            <text:p>b101</text:p>
          </table:table-cell>
          <table:table-cell office:value-type="float" office:value="0.8685552443" calcext:value-type="float">
            <text:p>0.8686</text:p>
          </table:table-cell>
          <table:table-cell office:value-type="float" office:value="0.0792643301" calcext:value-type="float">
            <text:p>0.0793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9701619605" calcext:value-type="float">
            <text:p>0.9702</text:p>
          </table:table-cell>
          <table:table-cell office:value-type="float" office:value="0.0199626002" calcext:value-type="float">
            <text:p>0.0200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6192428704" calcext:value-type="float">
            <text:p>0.6192</text:p>
          </table:table-cell>
          <table:table-cell office:value-type="float" office:value="0.0626924915" calcext:value-type="float">
            <text:p>0.0627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556451612903226" calcext:value-type="float">
            <text:p>0.5565</text:p>
          </table:table-cell>
          <table:table-cell office:value-type="float" office:value="0.164484500438477" calcext:value-type="float">
            <text:p>0.1645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804914016086639" calcext:value-type="float">
            <text:p>0.8049</text:p>
          </table:table-cell>
          <table:table-cell office:value-type="float" office:value="0.0267518281244829" calcext:value-type="float">
            <text:p>0.0268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25859049411587" calcext:value-type="float">
            <text:p>0.2586</text:p>
          </table:table-cell>
          <table:table-cell office:value-type="float" office:value="0.0911351970916186" calcext:value-type="float">
            <text:p>0.0911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836753178634591" calcext:value-type="float">
            <text:p>0.8368</text:p>
          </table:table-cell>
          <table:table-cell office:value-type="float" office:value="0.0355773037430901" calcext:value-type="float">
            <text:p>0.0356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186510679515972" calcext:value-type="float">
            <text:p>0.1865</text:p>
          </table:table-cell>
          <table:table-cell office:value-type="float" office:value="0.0740822710002996" calcext:value-type="float">
            <text:p>0.0741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360608741678119" calcext:value-type="float">
            <text:p>0.3606</text:p>
          </table:table-cell>
          <table:table-cell office:value-type="float" office:value="0.159717189343177" calcext:value-type="float">
            <text:p>0.1597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224253983024144" calcext:value-type="float">
            <text:p>0.2243</text:p>
          </table:table-cell>
          <table:table-cell office:value-type="float" office:value="0.100523869995913" calcext:value-type="float">
            <text:p>0.1005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170679723502304" calcext:value-type="float">
            <text:p>0.1707</text:p>
          </table:table-cell>
          <table:table-cell office:value-type="float" office:value="0.0739621449933101" calcext:value-type="float">
            <text:p>0.0740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269914234511009" calcext:value-type="float">
            <text:p>0.2699</text:p>
          </table:table-cell>
          <table:table-cell office:value-type="float" office:value="0.316327380311336" calcext:value-type="float">
            <text:p>0.3163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5940215799" calcext:value-type="float">
            <text:p>0.5940</text:p>
          </table:table-cell>
          <table:table-cell office:value-type="float" office:value="0.0804506106" calcext:value-type="float">
            <text:p>0.0805</text:p>
          </table:table-cell>
        </table:table-row>
        <table:table-row table:style-name="ro1">
          <table:table-cell/>
          <table:table-cell office:value-type="string" calcext:value-type="string">
            <text:p>b102</text:p>
          </table:table-cell>
          <table:table-cell office:value-type="float" office:value="0.8569786245" calcext:value-type="float">
            <text:p>0.8570</text:p>
          </table:table-cell>
          <table:table-cell office:value-type="float" office:value="0.0837674475" calcext:value-type="float">
            <text:p>0.0838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9672307848" calcext:value-type="float">
            <text:p>0.9672</text:p>
          </table:table-cell>
          <table:table-cell office:value-type="float" office:value="0.0206640949" calcext:value-type="float">
            <text:p>0.0207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6089807062" calcext:value-type="float">
            <text:p>0.6090</text:p>
          </table:table-cell>
          <table:table-cell office:value-type="float" office:value="0.0249948505" calcext:value-type="float">
            <text:p>0.0250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887096774193548" calcext:value-type="float">
            <text:p>0.8871</text:p>
          </table:table-cell>
          <table:table-cell office:value-type="float" office:value="0.124413295326948" calcext:value-type="float">
            <text:p>0.1244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72000911817779" calcext:value-type="float">
            <text:p>0.7200</text:p>
          </table:table-cell>
          <table:table-cell office:value-type="float" office:value="0.0127662359649799" calcext:value-type="float">
            <text:p>0.0128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0825235078630786" calcext:value-type="float">
            <text:p>0.0825</text:p>
          </table:table-cell>
          <table:table-cell office:value-type="float" office:value="0.042963676115067" calcext:value-type="float">
            <text:p>0.0430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753232620933635" calcext:value-type="float">
            <text:p>0.7532</text:p>
          </table:table-cell>
          <table:table-cell office:value-type="float" office:value="0.0180087355193288" calcext:value-type="float">
            <text:p>0.0180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101737372851696" calcext:value-type="float">
            <text:p>0.1017</text:p>
          </table:table-cell>
          <table:table-cell office:value-type="float" office:value="0.0180087749386031" calcext:value-type="float">
            <text:p>0.0180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386317284434615" calcext:value-type="float">
            <text:p>0.3863</text:p>
          </table:table-cell>
          <table:table-cell office:value-type="float" office:value="0.0923801839762141" calcext:value-type="float">
            <text:p>0.0924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495116207771315" calcext:value-type="float">
            <text:p>0.4951</text:p>
          </table:table-cell>
          <table:table-cell office:value-type="float" office:value="0.080563215834735" calcext:value-type="float">
            <text:p>0.0806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076705312231628" calcext:value-type="float">
            <text:p>0.0767</text:p>
          </table:table-cell>
          <table:table-cell office:value-type="float" office:value="0.0123985757000525" calcext:value-type="float">
            <text:p>0.0124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0559433215469664" calcext:value-type="float">
            <text:p>0.0559</text:p>
          </table:table-cell>
          <table:table-cell office:value-type="float" office:value="0.0706293818637144" calcext:value-type="float">
            <text:p>0.0706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5869914136" calcext:value-type="float">
            <text:p>0.5870</text:p>
          </table:table-cell>
          <table:table-cell office:value-type="float" office:value="0.0340089956" calcext:value-type="float">
            <text:p>0.0340</text:p>
          </table:table-cell>
        </table:table-row>
        <table:table-row table:style-name="ro1">
          <table:table-cell/>
          <table:table-cell office:value-type="string" calcext:value-type="string">
            <text:p>b103</text:p>
          </table:table-cell>
          <table:table-cell office:value-type="float" office:value="0.6401736262" calcext:value-type="float">
            <text:p>0.6402</text:p>
          </table:table-cell>
          <table:table-cell office:value-type="float" office:value="0.0789735226" calcext:value-type="float">
            <text:p>0.0790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9230396144" calcext:value-type="float">
            <text:p>0.9230</text:p>
          </table:table-cell>
          <table:table-cell office:value-type="float" office:value="0.0301644521" calcext:value-type="float">
            <text:p>0.0302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5650615535" calcext:value-type="float">
            <text:p>0.5651</text:p>
          </table:table-cell>
          <table:table-cell office:value-type="float" office:value="0.0463388293" calcext:value-type="float">
            <text:p>0.0463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717741935483871" calcext:value-type="float">
            <text:p>0.7177</text:p>
          </table:table-cell>
          <table:table-cell office:value-type="float" office:value="0.198196866571686" calcext:value-type="float">
            <text:p>0.1982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626186918774849" calcext:value-type="float">
            <text:p>0.6262</text:p>
          </table:table-cell>
          <table:table-cell office:value-type="float" office:value="0.0410490730525819" calcext:value-type="float">
            <text:p>0.0410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305326678962" calcext:value-type="float">
            <text:p>0.3053</text:p>
          </table:table-cell>
          <table:table-cell office:value-type="float" office:value="0.133933874605633" calcext:value-type="float">
            <text:p>0.1339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755545880394152" calcext:value-type="float">
            <text:p>0.7555</text:p>
          </table:table-cell>
          <table:table-cell office:value-type="float" office:value="0.0359671302584396" calcext:value-type="float">
            <text:p>0.0360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133121160541908" calcext:value-type="float">
            <text:p>0.1331</text:p>
          </table:table-cell>
          <table:table-cell office:value-type="float" office:value="0.0389757415430575" calcext:value-type="float">
            <text:p>0.0390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642821928946626" calcext:value-type="float">
            <text:p>0.6428</text:p>
          </table:table-cell>
          <table:table-cell office:value-type="float" office:value="0.130800167393782" calcext:value-type="float">
            <text:p>0.1308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344453501974882" calcext:value-type="float">
            <text:p>0.3445</text:p>
          </table:table-cell>
          <table:table-cell office:value-type="float" office:value="0.114920620880037" calcext:value-type="float">
            <text:p>0.1149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104086116214025" calcext:value-type="float">
            <text:p>0.1041</text:p>
          </table:table-cell>
          <table:table-cell office:value-type="float" office:value="0.0294269995299991" calcext:value-type="float">
            <text:p>0.0294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146755273042391" calcext:value-type="float">
            <text:p>0.1468</text:p>
          </table:table-cell>
          <table:table-cell office:value-type="float" office:value="0.134779216699007" calcext:value-type="float">
            <text:p>0.1348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5672671714" calcext:value-type="float">
            <text:p>0.5673</text:p>
          </table:table-cell>
          <table:table-cell office:value-type="float" office:value="0.0392997108" calcext:value-type="float">
            <text:p>0.0393</text:p>
          </table:table-cell>
        </table:table-row>
        <table:table-row table:style-name="ro1">
          <table:table-cell/>
          <table:table-cell office:value-type="string" calcext:value-type="string">
            <text:p>b104</text:p>
          </table:table-cell>
          <table:table-cell office:value-type="float" office:value="0.7901414778" calcext:value-type="float">
            <text:p>0.7901</text:p>
          </table:table-cell>
          <table:table-cell office:value-type="float" office:value="0.1833552971" calcext:value-type="float">
            <text:p>0.1834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9317890322" calcext:value-type="float">
            <text:p>0.9318</text:p>
          </table:table-cell>
          <table:table-cell office:value-type="float" office:value="0.0679796433" calcext:value-type="float">
            <text:p>0.0680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5353937407" calcext:value-type="float">
            <text:p>0.5354</text:p>
          </table:table-cell>
          <table:table-cell office:value-type="float" office:value="0.0593875515" calcext:value-type="float">
            <text:p>0.0594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274193548387097" calcext:value-type="float">
            <text:p>0.2742</text:p>
          </table:table-cell>
          <table:table-cell office:value-type="float" office:value="0.293442022559036" calcext:value-type="float">
            <text:p>0.2934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754563391390713" calcext:value-type="float">
            <text:p>0.7546</text:p>
          </table:table-cell>
          <table:table-cell office:value-type="float" office:value="0.0426048132598948" calcext:value-type="float">
            <text:p>0.0426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292798911744041" calcext:value-type="float">
            <text:p>0.2928</text:p>
          </table:table-cell>
          <table:table-cell office:value-type="float" office:value="0.222972618465896" calcext:value-type="float">
            <text:p>0.2230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902292157306299" calcext:value-type="float">
            <text:p>0.9023</text:p>
          </table:table-cell>
          <table:table-cell office:value-type="float" office:value="0.0420788350390526" calcext:value-type="float">
            <text:p>0.0421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199052869652807" calcext:value-type="float">
            <text:p>0.1991</text:p>
          </table:table-cell>
          <table:table-cell office:value-type="float" office:value="0.0494723587744944" calcext:value-type="float">
            <text:p>0.0495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315035495065206" calcext:value-type="float">
            <text:p>0.3150</text:p>
          </table:table-cell>
          <table:table-cell office:value-type="float" office:value="0.370098548328098" calcext:value-type="float">
            <text:p>0.3701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43010907339218" calcext:value-type="float">
            <text:p>0.4301</text:p>
          </table:table-cell>
          <table:table-cell office:value-type="float" office:value="0.134928711613245" calcext:value-type="float">
            <text:p>0.1349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158450868128288" calcext:value-type="float">
            <text:p>0.1585</text:p>
          </table:table-cell>
          <table:table-cell office:value-type="float" office:value="0.0404131713517878" calcext:value-type="float">
            <text:p>0.0404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122060419866871" calcext:value-type="float">
            <text:p>0.1221</text:p>
          </table:table-cell>
          <table:table-cell office:value-type="float" office:value="0.104377451712371" calcext:value-type="float">
            <text:p>0.1044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4824489723" calcext:value-type="float">
            <text:p>0.4824</text:p>
          </table:table-cell>
          <table:table-cell office:value-type="float" office:value="0.071070557" calcext:value-type="float">
            <text:p>0.0711</text:p>
          </table:table-cell>
        </table:table-row>
        <table:table-row table:style-name="ro1">
          <table:table-cell/>
          <table:table-cell office:value-type="string" calcext:value-type="string">
            <text:p>b106</text:p>
          </table:table-cell>
          <table:table-cell office:value-type="float" office:value="0.8684673318" calcext:value-type="float">
            <text:p>0.8685</text:p>
          </table:table-cell>
          <table:table-cell office:value-type="float" office:value="0.0625465868" calcext:value-type="float">
            <text:p>0.0625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975565891" calcext:value-type="float">
            <text:p>0.9756</text:p>
          </table:table-cell>
          <table:table-cell office:value-type="float" office:value="0.0123871114" calcext:value-type="float">
            <text:p>0.0124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5175318788" calcext:value-type="float">
            <text:p>0.5175</text:p>
          </table:table-cell>
          <table:table-cell office:value-type="float" office:value="0.0540400301" calcext:value-type="float">
            <text:p>0.0540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443548387096774" calcext:value-type="float">
            <text:p>0.4435</text:p>
          </table:table-cell>
          <table:table-cell office:value-type="float" office:value="0.104528075780772" calcext:value-type="float">
            <text:p>0.1045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716719076092066" calcext:value-type="float">
            <text:p>0.7167</text:p>
          </table:table-cell>
          <table:table-cell office:value-type="float" office:value="0.0296039945511514" calcext:value-type="float">
            <text:p>0.0296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287718814792765" calcext:value-type="float">
            <text:p>0.2877</text:p>
          </table:table-cell>
          <table:table-cell office:value-type="float" office:value="0.140220398207515" calcext:value-type="float">
            <text:p>0.1402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764980551194676" calcext:value-type="float">
            <text:p>0.7650</text:p>
          </table:table-cell>
          <table:table-cell office:value-type="float" office:value="0.0445474751318268" calcext:value-type="float">
            <text:p>0.0445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171360671458997" calcext:value-type="float">
            <text:p>0.1714</text:p>
          </table:table-cell>
          <table:table-cell office:value-type="float" office:value="0.0772878502810565" calcext:value-type="float">
            <text:p>0.0773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370687339264826" calcext:value-type="float">
            <text:p>0.3707</text:p>
          </table:table-cell>
          <table:table-cell office:value-type="float" office:value="0.136799956903905" calcext:value-type="float">
            <text:p>0.1368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357543070991838" calcext:value-type="float">
            <text:p>0.3575</text:p>
          </table:table-cell>
          <table:table-cell office:value-type="float" office:value="0.114139143221727" calcext:value-type="float">
            <text:p>0.1141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145580360499715" calcext:value-type="float">
            <text:p>0.1456</text:p>
          </table:table-cell>
          <table:table-cell office:value-type="float" office:value="0.0651356748749902" calcext:value-type="float">
            <text:p>0.0651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177887387332472" calcext:value-type="float">
            <text:p>0.1779</text:p>
          </table:table-cell>
          <table:table-cell office:value-type="float" office:value="0.161310420902282" calcext:value-type="float">
            <text:p>0.1613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4788176565" calcext:value-type="float">
            <text:p>0.4788</text:p>
          </table:table-cell>
          <table:table-cell office:value-type="float" office:value="0.0482148552" calcext:value-type="float">
            <text:p>0.0482</text:p>
          </table:table-cell>
        </table:table-row>
        <table:table-row table:style-name="ro1">
          <table:table-cell/>
          <table:table-cell office:value-type="string" calcext:value-type="string">
            <text:p>b107</text:p>
          </table:table-cell>
          <table:table-cell office:value-type="float" office:value="0.9601722412" calcext:value-type="float">
            <text:p>0.9602</text:p>
          </table:table-cell>
          <table:table-cell office:value-type="float" office:value="0.0245755314" calcext:value-type="float">
            <text:p>0.0246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9917404603" calcext:value-type="float">
            <text:p>0.9917</text:p>
          </table:table-cell>
          <table:table-cell office:value-type="float" office:value="0.0055262197" calcext:value-type="float">
            <text:p>0.0055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6456570668" calcext:value-type="float">
            <text:p>0.6457</text:p>
          </table:table-cell>
          <table:table-cell office:value-type="float" office:value="0.0340669009" calcext:value-type="float">
            <text:p>0.0341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766129032258065" calcext:value-type="float">
            <text:p>0.7661</text:p>
          </table:table-cell>
          <table:table-cell office:value-type="float" office:value="0.0614175250472896" calcext:value-type="float">
            <text:p>0.0614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812691882690723" calcext:value-type="float">
            <text:p>0.8127</text:p>
          </table:table-cell>
          <table:table-cell office:value-type="float" office:value="0.0396611007339773" calcext:value-type="float">
            <text:p>0.0397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263735896016043" calcext:value-type="float">
            <text:p>0.2637</text:p>
          </table:table-cell>
          <table:table-cell office:value-type="float" office:value="0.122084732134858" calcext:value-type="float">
            <text:p>0.1221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842841747053235" calcext:value-type="float">
            <text:p>0.8428</text:p>
          </table:table-cell>
          <table:table-cell office:value-type="float" office:value="0.0393657119549997" calcext:value-type="float">
            <text:p>0.0394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196595098037842" calcext:value-type="float">
            <text:p>0.1966</text:p>
          </table:table-cell>
          <table:table-cell office:value-type="float" office:value="0.0419192519836568" calcext:value-type="float">
            <text:p>0.0419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111842605122603" calcext:value-type="float">
            <text:p>0.1118</text:p>
          </table:table-cell>
          <table:table-cell office:value-type="float" office:value="0.0650451898193363" calcext:value-type="float">
            <text:p>0.0650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406522890192245" calcext:value-type="float">
            <text:p>0.4065</text:p>
          </table:table-cell>
          <table:table-cell office:value-type="float" office:value="0.121604738418436" calcext:value-type="float">
            <text:p>0.1216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155491551459293" calcext:value-type="float">
            <text:p>0.1555</text:p>
          </table:table-cell>
          <table:table-cell office:value-type="float" office:value="0.0288316111742983" calcext:value-type="float">
            <text:p>0.0288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27037037037037" calcext:value-type="float">
            <text:p>0.2704</text:p>
          </table:table-cell>
          <table:table-cell office:value-type="float" office:value="0.18530536721462" calcext:value-type="float">
            <text:p>0.1853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6458723085" calcext:value-type="float">
            <text:p>0.6459</text:p>
          </table:table-cell>
          <table:table-cell office:value-type="float" office:value="0.028947468" calcext:value-type="float">
            <text:p>0.0289</text:p>
          </table:table-cell>
        </table:table-row>
        <table:table-row table:style-name="ro1">
          <table:table-cell/>
          <table:table-cell office:value-type="string" calcext:value-type="string">
            <text:p>b108</text:p>
          </table:table-cell>
          <table:table-cell office:value-type="float" office:value="0.9138476985" calcext:value-type="float">
            <text:p>0.9138</text:p>
          </table:table-cell>
          <table:table-cell office:value-type="float" office:value="0.0779730163" calcext:value-type="float">
            <text:p>0.0780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9892431816" calcext:value-type="float">
            <text:p>0.9892</text:p>
          </table:table-cell>
          <table:table-cell office:value-type="float" office:value="0.0056807293" calcext:value-type="float">
            <text:p>0.0057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4884802952" calcext:value-type="float">
            <text:p>0.4885</text:p>
          </table:table-cell>
          <table:table-cell office:value-type="float" office:value="0.0524080234" calcext:value-type="float">
            <text:p>0.0524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544354838709677" calcext:value-type="float">
            <text:p>0.5444</text:p>
          </table:table-cell>
          <table:table-cell office:value-type="float" office:value="0.121102075949042" calcext:value-type="float">
            <text:p>0.1211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797998594226306" calcext:value-type="float">
            <text:p>0.7980</text:p>
          </table:table-cell>
          <table:table-cell office:value-type="float" office:value="0.0213387233384384" calcext:value-type="float">
            <text:p>0.0213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404099952532803" calcext:value-type="float">
            <text:p>0.4041</text:p>
          </table:table-cell>
          <table:table-cell office:value-type="float" office:value="0.0697895638821732" calcext:value-type="float">
            <text:p>0.0698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86893198468313" calcext:value-type="float">
            <text:p>0.8689</text:p>
          </table:table-cell>
          <table:table-cell office:value-type="float" office:value="0.0484925614205451" calcext:value-type="float">
            <text:p>0.0485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300256685810683" calcext:value-type="float">
            <text:p>0.3003</text:p>
          </table:table-cell>
          <table:table-cell office:value-type="float" office:value="0.0748766374013452" calcext:value-type="float">
            <text:p>0.0749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227612128354709" calcext:value-type="float">
            <text:p>0.2276</text:p>
          </table:table-cell>
          <table:table-cell office:value-type="float" office:value="0.0555790227582297" calcext:value-type="float">
            <text:p>0.0556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44094982078853" calcext:value-type="float">
            <text:p>0.4409</text:p>
          </table:table-cell>
          <table:table-cell office:value-type="float" office:value="0.131112910317251" calcext:value-type="float">
            <text:p>0.1311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248476702508961" calcext:value-type="float">
            <text:p>0.2485</text:p>
          </table:table-cell>
          <table:table-cell office:value-type="float" office:value="0.0755170637432794" calcext:value-type="float">
            <text:p>0.0755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491935483870968" calcext:value-type="float">
            <text:p>0.4919</text:p>
          </table:table-cell>
          <table:table-cell office:value-type="float" office:value="0.206692288029474" calcext:value-type="float">
            <text:p>0.2067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4132354402" calcext:value-type="float">
            <text:p>0.4132</text:p>
          </table:table-cell>
          <table:table-cell office:value-type="float" office:value="0.0297037769" calcext:value-type="float">
            <text:p>0.0297</text:p>
          </table:table-cell>
        </table:table-row>
        <table:table-row table:style-name="ro1">
          <table:table-cell/>
          <table:table-cell office:value-type="string" calcext:value-type="string">
            <text:p>b109</text:p>
          </table:table-cell>
          <table:table-cell office:value-type="float" office:value="0.4746195738" calcext:value-type="float">
            <text:p>0.4746</text:p>
          </table:table-cell>
          <table:table-cell office:value-type="float" office:value="0.0109483137" calcext:value-type="float">
            <text:p>0.0109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8535561539" calcext:value-type="float">
            <text:p>0.8536</text:p>
          </table:table-cell>
          <table:table-cell office:value-type="float" office:value="0.0274829616" calcext:value-type="float">
            <text:p>0.0275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4992918019" calcext:value-type="float">
            <text:p>0.4993</text:p>
          </table:table-cell>
          <table:table-cell office:value-type="float" office:value="0.0038789605" calcext:value-type="float">
            <text:p>0.0039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0220855869961761" calcext:value-type="float">
            <text:p>0.0221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715313055846964" calcext:value-type="float">
            <text:p>0.7153</text:p>
          </table:table-cell>
          <table:table-cell office:value-type="float" office:value="0.0610960984856966" calcext:value-type="float">
            <text:p>0.0611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587664109808182" calcext:value-type="float">
            <text:p>0.5877</text:p>
          </table:table-cell>
          <table:table-cell office:value-type="float" office:value="0.0152011974422142" calcext:value-type="float">
            <text:p>0.0152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94863108684929" calcext:value-type="float">
            <text:p>0.9486</text:p>
          </table:table-cell>
          <table:table-cell office:value-type="float" office:value="0.00472699432548389" calcext:value-type="float">
            <text:p>0.0047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318377321603128" calcext:value-type="float">
            <text:p>0.3184</text:p>
          </table:table-cell>
          <table:table-cell office:value-type="float" office:value="0.0542855106314448" calcext:value-type="float">
            <text:p>0.0543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866307903442277" calcext:value-type="float">
            <text:p>0.8663</text:p>
          </table:table-cell>
          <table:table-cell office:value-type="float" office:value="0.156172257628705" calcext:value-type="float">
            <text:p>0.1562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524327956989247" calcext:value-type="float">
            <text:p>0.5243</text:p>
          </table:table-cell>
          <table:table-cell office:value-type="float" office:value="0.182399554937357" calcext:value-type="float">
            <text:p>0.1824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240860215053763" calcext:value-type="float">
            <text:p>0.2409</text:p>
          </table:table-cell>
          <table:table-cell office:value-type="float" office:value="0.0301842340808993" calcext:value-type="float">
            <text:p>0.0302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209229390681004" calcext:value-type="float">
            <text:p>0.2092</text:p>
          </table:table-cell>
          <table:table-cell office:value-type="float" office:value="0.117636325199146" calcext:value-type="float">
            <text:p>0.1176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3928858575" calcext:value-type="float">
            <text:p>0.3929</text:p>
          </table:table-cell>
          <table:table-cell office:value-type="float" office:value="0.0151656509" calcext:value-type="float">
            <text:p>0.0152</text:p>
          </table:table-cell>
        </table:table-row>
        <table:table-row table:style-name="ro1">
          <table:table-cell/>
          <table:table-cell office:value-type="string" calcext:value-type="string">
            <text:p>b110</text:p>
          </table:table-cell>
          <table:table-cell office:value-type="float" office:value="0.8809803122" calcext:value-type="float">
            <text:p>0.8810</text:p>
          </table:table-cell>
          <table:table-cell office:value-type="float" office:value="0.0417922513" calcext:value-type="float">
            <text:p>0.0418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9774480118" calcext:value-type="float">
            <text:p>0.9774</text:p>
          </table:table-cell>
          <table:table-cell office:value-type="float" office:value="0.0086207047" calcext:value-type="float">
            <text:p>0.0086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6340801193" calcext:value-type="float">
            <text:p>0.6341</text:p>
          </table:table-cell>
          <table:table-cell office:value-type="float" office:value="0.0431832917" calcext:value-type="float">
            <text:p>0.0432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883064516129032" calcext:value-type="float">
            <text:p>0.8831</text:p>
          </table:table-cell>
          <table:table-cell office:value-type="float" office:value="0.122702613344379" calcext:value-type="float">
            <text:p>0.1227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574810707035337" calcext:value-type="float">
            <text:p>0.5748</text:p>
          </table:table-cell>
          <table:table-cell office:value-type="float" office:value="0.0365099768496923" calcext:value-type="float">
            <text:p>0.0365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164117242290907" calcext:value-type="float">
            <text:p>0.1641</text:p>
          </table:table-cell>
          <table:table-cell office:value-type="float" office:value="0.128603442013583" calcext:value-type="float">
            <text:p>0.1286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667440822583291" calcext:value-type="float">
            <text:p>0.6674</text:p>
          </table:table-cell>
          <table:table-cell office:value-type="float" office:value="0.0236018919925919" calcext:value-type="float">
            <text:p>0.0236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0618827558232261" calcext:value-type="float">
            <text:p>0.0619</text:p>
          </table:table-cell>
          <table:table-cell office:value-type="float" office:value="0.0233662935509463" calcext:value-type="float">
            <text:p>0.0234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70730212109069" calcext:value-type="float">
            <text:p>0.7073</text:p>
          </table:table-cell>
          <table:table-cell office:value-type="float" office:value="0.0752144268684842" calcext:value-type="float">
            <text:p>0.0752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484813280008455" calcext:value-type="float">
            <text:p>0.4848</text:p>
          </table:table-cell>
          <table:table-cell office:value-type="float" office:value="0.0979375830169619" calcext:value-type="float">
            <text:p>0.0979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0469008163635134" calcext:value-type="float">
            <text:p>0.0469</text:p>
          </table:table-cell>
          <table:table-cell office:value-type="float" office:value="0.0157147826674579" calcext:value-type="float">
            <text:p>0.0157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0438760230997712" calcext:value-type="float">
            <text:p>0.0439</text:p>
          </table:table-cell>
          <table:table-cell office:value-type="float" office:value="0.0603665618415893" calcext:value-type="float">
            <text:p>0.0604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6436959925" calcext:value-type="float">
            <text:p>0.6437</text:p>
          </table:table-cell>
          <table:table-cell office:value-type="float" office:value="0.0467889954" calcext:value-type="float">
            <text:p>0.0468</text:p>
          </table:table-cell>
        </table:table-row>
        <table:table-row table:style-name="ro1">
          <table:table-cell/>
          <table:table-cell office:value-type="string" calcext:value-type="string">
            <text:p>b111</text:p>
          </table:table-cell>
          <table:table-cell office:value-type="float" office:value="0.9192261056" calcext:value-type="float">
            <text:p>0.9192</text:p>
          </table:table-cell>
          <table:table-cell office:value-type="float" office:value="0.0628042039" calcext:value-type="float">
            <text:p>0.0628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9812620644" calcext:value-type="float">
            <text:p>0.9813</text:p>
          </table:table-cell>
          <table:table-cell office:value-type="float" office:value="0.0149306263" calcext:value-type="float">
            <text:p>0.0149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6703973533" calcext:value-type="float">
            <text:p>0.6704</text:p>
          </table:table-cell>
          <table:table-cell office:value-type="float" office:value="0.057216296" calcext:value-type="float">
            <text:p>0.0572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875" calcext:value-type="float">
            <text:p>0.8750</text:p>
          </table:table-cell>
          <table:table-cell office:value-type="float" office:value="0.154784796841723" calcext:value-type="float">
            <text:p>0.1548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783798801238107" calcext:value-type="float">
            <text:p>0.7838</text:p>
          </table:table-cell>
          <table:table-cell office:value-type="float" office:value="0.0196031733195345" calcext:value-type="float">
            <text:p>0.0196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0812672197537222" calcext:value-type="float">
            <text:p>0.0813</text:p>
          </table:table-cell>
          <table:table-cell office:value-type="float" office:value="0.0644497178822333" calcext:value-type="float">
            <text:p>0.0644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863355843114766" calcext:value-type="float">
            <text:p>0.8634</text:p>
          </table:table-cell>
          <table:table-cell office:value-type="float" office:value="0.0203533018883405" calcext:value-type="float">
            <text:p>0.0204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106170625700593" calcext:value-type="float">
            <text:p>0.1062</text:p>
          </table:table-cell>
          <table:table-cell office:value-type="float" office:value="0.0250545446501932" calcext:value-type="float">
            <text:p>0.0251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172105810128086" calcext:value-type="float">
            <text:p>0.1721</text:p>
          </table:table-cell>
          <table:table-cell office:value-type="float" office:value="0.0850953226183093" calcext:value-type="float">
            <text:p>0.0851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464753106907712" calcext:value-type="float">
            <text:p>0.4648</text:p>
          </table:table-cell>
          <table:table-cell office:value-type="float" office:value="0.0946007195043054" calcext:value-type="float">
            <text:p>0.0946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0791091608196872" calcext:value-type="float">
            <text:p>0.0791</text:p>
          </table:table-cell>
          <table:table-cell office:value-type="float" office:value="0.016808725164885" calcext:value-type="float">
            <text:p>0.0168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220090978521038" calcext:value-type="float">
            <text:p>0.2201</text:p>
          </table:table-cell>
          <table:table-cell office:value-type="float" office:value="0.257340162170721" calcext:value-type="float">
            <text:p>0.2573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6865550954" calcext:value-type="float">
            <text:p>0.6866</text:p>
          </table:table-cell>
          <table:table-cell office:value-type="float" office:value="0.0607174723" calcext:value-type="float">
            <text:p>0.0607</text:p>
          </table:table-cell>
        </table:table-row>
        <table:table-row table:style-name="ro1">
          <table:table-cell/>
          <table:table-cell office:value-type="string" calcext:value-type="string">
            <text:p>b112</text:p>
          </table:table-cell>
          <table:table-cell office:value-type="float" office:value="0.8026965756" calcext:value-type="float">
            <text:p>0.8027</text:p>
          </table:table-cell>
          <table:table-cell office:value-type="float" office:value="0.1760659279" calcext:value-type="float">
            <text:p>0.1761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9838209032" calcext:value-type="float">
            <text:p>0.9838</text:p>
          </table:table-cell>
          <table:table-cell office:value-type="float" office:value="0.0086827763" calcext:value-type="float">
            <text:p>0.0087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5603235733" calcext:value-type="float">
            <text:p>0.5603</text:p>
          </table:table-cell>
          <table:table-cell office:value-type="float" office:value="0.0741857036" calcext:value-type="float">
            <text:p>0.0742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504166666666667" calcext:value-type="float">
            <text:p>0.5042</text:p>
          </table:table-cell>
          <table:table-cell office:value-type="float" office:value="0.189526090259069" calcext:value-type="float">
            <text:p>0.1895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68960048781287" calcext:value-type="float">
            <text:p>0.6896</text:p>
          </table:table-cell>
          <table:table-cell office:value-type="float" office:value="0.0738667566204275" calcext:value-type="float">
            <text:p>0.0739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333081919945034" calcext:value-type="float">
            <text:p>0.3331</text:p>
          </table:table-cell>
          <table:table-cell office:value-type="float" office:value="0.101673084318102" calcext:value-type="float">
            <text:p>0.1017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807940235041325" calcext:value-type="float">
            <text:p>0.8079</text:p>
          </table:table-cell>
          <table:table-cell office:value-type="float" office:value="0.0906858380873009" calcext:value-type="float">
            <text:p>0.0907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245710927960928" calcext:value-type="float">
            <text:p>0.2457</text:p>
          </table:table-cell>
          <table:table-cell office:value-type="float" office:value="0.169262832687427" calcext:value-type="float">
            <text:p>0.1693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204615238105703" calcext:value-type="float">
            <text:p>0.2046</text:p>
          </table:table-cell>
          <table:table-cell office:value-type="float" office:value="0.0687024113201755" calcext:value-type="float">
            <text:p>0.0687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371103540876681" calcext:value-type="float">
            <text:p>0.3711</text:p>
          </table:table-cell>
          <table:table-cell office:value-type="float" office:value="0.110670037918589" calcext:value-type="float">
            <text:p>0.1107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23718435541449" calcext:value-type="float">
            <text:p>0.2372</text:p>
          </table:table-cell>
          <table:table-cell office:value-type="float" office:value="0.167443737313071" calcext:value-type="float">
            <text:p>0.1674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606469246031746" calcext:value-type="float">
            <text:p>0.6065</text:p>
          </table:table-cell>
          <table:table-cell office:value-type="float" office:value="0.420029531131237" calcext:value-type="float">
            <text:p>0.4200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4907450963" calcext:value-type="float">
            <text:p>0.4907</text:p>
          </table:table-cell>
          <table:table-cell office:value-type="float" office:value="0.0546047514" calcext:value-type="float">
            <text:p>0.0546</text:p>
          </table:table-cell>
        </table:table-row>
        <table:table-row table:style-name="ro1">
          <table:table-cell/>
          <table:table-cell office:value-type="string" calcext:value-type="string">
            <text:p>b113</text:p>
          </table:table-cell>
          <table:table-cell office:value-type="float" office:value="0.8332439572" calcext:value-type="float">
            <text:p>0.8332</text:p>
          </table:table-cell>
          <table:table-cell office:value-type="float" office:value="0.0506195011" calcext:value-type="float">
            <text:p>0.0506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9589495213" calcext:value-type="float">
            <text:p>0.9589</text:p>
          </table:table-cell>
          <table:table-cell office:value-type="float" office:value="0.0125164905" calcext:value-type="float">
            <text:p>0.0125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6416725736" calcext:value-type="float">
            <text:p>0.6417</text:p>
          </table:table-cell>
          <table:table-cell office:value-type="float" office:value="0.051537687" calcext:value-type="float">
            <text:p>0.0515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916666666666667" calcext:value-type="float">
            <text:p>0.9167</text:p>
          </table:table-cell>
          <table:table-cell office:value-type="float" office:value="0.117851130197758" calcext:value-type="float">
            <text:p>0.1179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765169301974719" calcext:value-type="float">
            <text:p>0.7652</text:p>
          </table:table-cell>
          <table:table-cell office:value-type="float" office:value="0.0321205132791478" calcext:value-type="float">
            <text:p>0.0321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14088846657605" calcext:value-type="float">
            <text:p>0.1409</text:p>
          </table:table-cell>
          <table:table-cell office:value-type="float" office:value="0.109258494997789" calcext:value-type="float">
            <text:p>0.1093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855302406201627" calcext:value-type="float">
            <text:p>0.8553</text:p>
          </table:table-cell>
          <table:table-cell office:value-type="float" office:value="0.0384027644891636" calcext:value-type="float">
            <text:p>0.0384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124505738328162" calcext:value-type="float">
            <text:p>0.1245</text:p>
          </table:table-cell>
          <table:table-cell office:value-type="float" office:value="0.0314431031238932" calcext:value-type="float">
            <text:p>0.0314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564382896717856" calcext:value-type="float">
            <text:p>0.5644</text:p>
          </table:table-cell>
          <table:table-cell office:value-type="float" office:value="0.119076641144803" calcext:value-type="float">
            <text:p>0.1191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496640329842729" calcext:value-type="float">
            <text:p>0.4966</text:p>
          </table:table-cell>
          <table:table-cell office:value-type="float" office:value="0.0881010136311652" calcext:value-type="float">
            <text:p>0.0881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0960295225929901" calcext:value-type="float">
            <text:p>0.0960</text:p>
          </table:table-cell>
          <table:table-cell office:value-type="float" office:value="0.0282548126410254" calcext:value-type="float">
            <text:p>0.0283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117977439741329" calcext:value-type="float">
            <text:p>0.1180</text:p>
          </table:table-cell>
          <table:table-cell office:value-type="float" office:value="0.143031960788728" calcext:value-type="float">
            <text:p>0.1430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656058622" calcext:value-type="float">
            <text:p>0.6561</text:p>
          </table:table-cell>
          <table:table-cell office:value-type="float" office:value="0.0524846498" calcext:value-type="float">
            <text:p>0.0525</text:p>
          </table:table-cell>
        </table:table-row>
        <table:table-row table:style-name="ro1">
          <table:table-cell/>
          <table:table-cell office:value-type="string" calcext:value-type="string">
            <text:p>b114</text:p>
          </table:table-cell>
          <table:table-cell office:value-type="float" office:value="0.8906646471" calcext:value-type="float">
            <text:p>0.8907</text:p>
          </table:table-cell>
          <table:table-cell office:value-type="float" office:value="0.0427399954" calcext:value-type="float">
            <text:p>0.0427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9748650281" calcext:value-type="float">
            <text:p>0.9749</text:p>
          </table:table-cell>
          <table:table-cell office:value-type="float" office:value="0.0104480588" calcext:value-type="float">
            <text:p>0.0104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6885439867" calcext:value-type="float">
            <text:p>0.6885</text:p>
          </table:table-cell>
          <table:table-cell office:value-type="float" office:value="0.0608210832" calcext:value-type="float">
            <text:p>0.0608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983333333333333" calcext:value-type="float">
            <text:p>0.9833</text:p>
          </table:table-cell>
          <table:table-cell office:value-type="float" office:value="0.0623609564462324" calcext:value-type="float">
            <text:p>0.0624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730890784237812" calcext:value-type="float">
            <text:p>0.7309</text:p>
          </table:table-cell>
          <table:table-cell office:value-type="float" office:value="0.0152936526181496" calcext:value-type="float">
            <text:p>0.0153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131055467638764" calcext:value-type="float">
            <text:p>0.1311</text:p>
          </table:table-cell>
          <table:table-cell office:value-type="float" office:value="0.106498855709049" calcext:value-type="float">
            <text:p>0.1065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722192522417789" calcext:value-type="float">
            <text:p>0.7222</text:p>
          </table:table-cell>
          <table:table-cell office:value-type="float" office:value="0.0166990828821712" calcext:value-type="float">
            <text:p>0.0167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0809679522230825" calcext:value-type="float">
            <text:p>0.0810</text:p>
          </table:table-cell>
          <table:table-cell office:value-type="float" office:value="0.019466327676054" calcext:value-type="float">
            <text:p>0.0195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354968900102161" calcext:value-type="float">
            <text:p>0.3550</text:p>
          </table:table-cell>
          <table:table-cell office:value-type="float" office:value="0.0970705824498556" calcext:value-type="float">
            <text:p>0.0971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468720088566452" calcext:value-type="float">
            <text:p>0.4687</text:p>
          </table:table-cell>
          <table:table-cell office:value-type="float" office:value="0.0786233254478382" calcext:value-type="float">
            <text:p>0.0786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0631348685581341" calcext:value-type="float">
            <text:p>0.0631</text:p>
          </table:table-cell>
          <table:table-cell office:value-type="float" office:value="0.0147380746994238" calcext:value-type="float">
            <text:p>0.0147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196923116912849" calcext:value-type="float">
            <text:p>0.1969</text:p>
          </table:table-cell>
          <table:table-cell office:value-type="float" office:value="0.281019093629703" calcext:value-type="float">
            <text:p>0.2810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7441498307" calcext:value-type="float">
            <text:p>0.7441</text:p>
          </table:table-cell>
          <table:table-cell office:value-type="float" office:value="0.0537287532" calcext:value-type="float">
            <text:p>0.0537</text:p>
          </table:table-cell>
        </table:table-row>
        <table:table-row table:style-name="ro1">
          <table:table-cell/>
          <table:table-cell office:value-type="string" calcext:value-type="string">
            <text:p>b116</text:p>
          </table:table-cell>
          <table:table-cell office:value-type="float" office:value="0.8801193805" calcext:value-type="float">
            <text:p>0.8801</text:p>
          </table:table-cell>
          <table:table-cell office:value-type="float" office:value="0.0677594394" calcext:value-type="float">
            <text:p>0.0678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974852199" calcext:value-type="float">
            <text:p>0.9749</text:p>
          </table:table-cell>
          <table:table-cell office:value-type="float" office:value="0.0145062354" calcext:value-type="float">
            <text:p>0.0145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6865498091" calcext:value-type="float">
            <text:p>0.6865</text:p>
          </table:table-cell>
          <table:table-cell office:value-type="float" office:value="0.0567476213" calcext:value-type="float">
            <text:p>0.0567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808333333333333" calcext:value-type="float">
            <text:p>0.8083</text:p>
          </table:table-cell>
          <table:table-cell office:value-type="float" office:value="0.123883906227654" calcext:value-type="float">
            <text:p>0.1239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839970927982297" calcext:value-type="float">
            <text:p>0.8400</text:p>
          </table:table-cell>
          <table:table-cell office:value-type="float" office:value="0.0513663801704975" calcext:value-type="float">
            <text:p>0.0514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13175504850597" calcext:value-type="float">
            <text:p>0.1318</text:p>
          </table:table-cell>
          <table:table-cell office:value-type="float" office:value="0.0513088558729462" calcext:value-type="float">
            <text:p>0.0513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89120967267315" calcext:value-type="float">
            <text:p>0.8912</text:p>
          </table:table-cell>
          <table:table-cell office:value-type="float" office:value="0.0303099101979163" calcext:value-type="float">
            <text:p>0.0303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120932177200162" calcext:value-type="float">
            <text:p>0.1209</text:p>
          </table:table-cell>
          <table:table-cell office:value-type="float" office:value="0.028846632682872" calcext:value-type="float">
            <text:p>0.0288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329687943262411" calcext:value-type="float">
            <text:p>0.3297</text:p>
          </table:table-cell>
          <table:table-cell office:value-type="float" office:value="0.0860556855324874" calcext:value-type="float">
            <text:p>0.0861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596396275024855" calcext:value-type="float">
            <text:p>0.5964</text:p>
          </table:table-cell>
          <table:table-cell office:value-type="float" office:value="0.119005896467238" calcext:value-type="float">
            <text:p>0.1190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0891445634975047" calcext:value-type="float">
            <text:p>0.0891</text:p>
          </table:table-cell>
          <table:table-cell office:value-type="float" office:value="0.0231954650263253" calcext:value-type="float">
            <text:p>0.0232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103055971513302" calcext:value-type="float">
            <text:p>0.1031</text:p>
          </table:table-cell>
          <table:table-cell office:value-type="float" office:value="0.0914535321920026" calcext:value-type="float">
            <text:p>0.0915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6761932125" calcext:value-type="float">
            <text:p>0.6762</text:p>
          </table:table-cell>
          <table:table-cell office:value-type="float" office:value="0.0639190595" calcext:value-type="float">
            <text:p>0.0639</text:p>
          </table:table-cell>
        </table:table-row>
        <table:table-row table:style-name="ro1">
          <table:table-cell/>
          <table:table-cell office:value-type="string" calcext:value-type="string">
            <text:p>b117</text:p>
          </table:table-cell>
          <table:table-cell office:value-type="float" office:value="0.944257717" calcext:value-type="float">
            <text:p>0.9443</text:p>
          </table:table-cell>
          <table:table-cell office:value-type="float" office:value="0.0730806481" calcext:value-type="float">
            <text:p>0.0731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9865405335" calcext:value-type="float">
            <text:p>0.9865</text:p>
          </table:table-cell>
          <table:table-cell office:value-type="float" office:value="0.0190431639" calcext:value-type="float">
            <text:p>0.0190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701960334" calcext:value-type="float">
            <text:p>0.7020</text:p>
          </table:table-cell>
          <table:table-cell office:value-type="float" office:value="0.0237974115" calcext:value-type="float">
            <text:p>0.0238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833333333333333" calcext:value-type="float">
            <text:p>0.8333</text:p>
          </table:table-cell>
          <table:table-cell office:value-type="float" office:value="0.117851130197758" calcext:value-type="float">
            <text:p>0.1179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809632527179492" calcext:value-type="float">
            <text:p>0.8096</text:p>
          </table:table-cell>
          <table:table-cell office:value-type="float" office:value="0.0136094461222642" calcext:value-type="float">
            <text:p>0.0136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288921068146488" calcext:value-type="float">
            <text:p>0.2889</text:p>
          </table:table-cell>
          <table:table-cell office:value-type="float" office:value="0.196465153721867" calcext:value-type="float">
            <text:p>0.1965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835331199446353" calcext:value-type="float">
            <text:p>0.8353</text:p>
          </table:table-cell>
          <table:table-cell office:value-type="float" office:value="0.0212893564256671" calcext:value-type="float">
            <text:p>0.0213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212311330310556" calcext:value-type="float">
            <text:p>0.2123</text:p>
          </table:table-cell>
          <table:table-cell office:value-type="float" office:value="0.0304375591719625" calcext:value-type="float">
            <text:p>0.0304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0627141022265834" calcext:value-type="float">
            <text:p>0.0627</text:p>
          </table:table-cell>
          <table:table-cell office:value-type="float" office:value="0.078169394363897" calcext:value-type="float">
            <text:p>0.0782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591057900432901" calcext:value-type="float">
            <text:p>0.5911</text:p>
          </table:table-cell>
          <table:table-cell office:value-type="float" office:value="0.0987006059407706" calcext:value-type="float">
            <text:p>0.0987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155701058201058" calcext:value-type="float">
            <text:p>0.1557</text:p>
          </table:table-cell>
          <table:table-cell office:value-type="float" office:value="0.0231773398700608" calcext:value-type="float">
            <text:p>0.0232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295925925925926" calcext:value-type="float">
            <text:p>0.2959</text:p>
          </table:table-cell>
          <table:table-cell office:value-type="float" office:value="0.20862909047803" calcext:value-type="float">
            <text:p>0.2086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7381367036" calcext:value-type="float">
            <text:p>0.7381</text:p>
          </table:table-cell>
          <table:table-cell office:value-type="float" office:value="0.0207219467" calcext:value-type="float">
            <text:p>0.0207</text:p>
          </table:table-cell>
        </table:table-row>
        <table:table-row table:style-name="ro1">
          <table:table-cell/>
          <table:table-cell office:value-type="string" calcext:value-type="string">
            <text:p>b118</text:p>
          </table:table-cell>
          <table:table-cell office:value-type="float" office:value="0.9235451179" calcext:value-type="float">
            <text:p>0.9235</text:p>
          </table:table-cell>
          <table:table-cell office:value-type="float" office:value="0.0323226731" calcext:value-type="float">
            <text:p>0.0323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981224982" calcext:value-type="float">
            <text:p>0.9812</text:p>
          </table:table-cell>
          <table:table-cell office:value-type="float" office:value="0.0085688955" calcext:value-type="float">
            <text:p>0.0086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5810475458" calcext:value-type="float">
            <text:p>0.5810</text:p>
          </table:table-cell>
          <table:table-cell office:value-type="float" office:value="0.0318584689" calcext:value-type="float">
            <text:p>0.0319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941666666666667" calcext:value-type="float">
            <text:p>0.9417</text:p>
          </table:table-cell>
          <table:table-cell office:value-type="float" office:value="0.105738146170413" calcext:value-type="float">
            <text:p>0.1057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809008061670087" calcext:value-type="float">
            <text:p>0.8090</text:p>
          </table:table-cell>
          <table:table-cell office:value-type="float" office:value="0.0125663793740536" calcext:value-type="float">
            <text:p>0.0126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446605940699468" calcext:value-type="float">
            <text:p>0.4466</text:p>
          </table:table-cell>
          <table:table-cell office:value-type="float" office:value="0.0870939762484451" calcext:value-type="float">
            <text:p>0.0871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921173916582993" calcext:value-type="float">
            <text:p>0.9212</text:p>
          </table:table-cell>
          <table:table-cell office:value-type="float" office:value="0.024821893272938" calcext:value-type="float">
            <text:p>0.0248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193145112025917" calcext:value-type="float">
            <text:p>0.1931</text:p>
          </table:table-cell>
          <table:table-cell office:value-type="float" office:value="0.0329784179145437" calcext:value-type="float">
            <text:p>0.0330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232497071579416" calcext:value-type="float">
            <text:p>0.2325</text:p>
          </table:table-cell>
          <table:table-cell office:value-type="float" office:value="0.0522147620096888" calcext:value-type="float">
            <text:p>0.0522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422822248557543" calcext:value-type="float">
            <text:p>0.4228</text:p>
          </table:table-cell>
          <table:table-cell office:value-type="float" office:value="0.0944339211523664" calcext:value-type="float">
            <text:p>0.0944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148704906204906" calcext:value-type="float">
            <text:p>0.1487</text:p>
          </table:table-cell>
          <table:table-cell office:value-type="float" office:value="0.0237611255988931" calcext:value-type="float">
            <text:p>0.0238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17358139329806" calcext:value-type="float">
            <text:p>0.1736</text:p>
          </table:table-cell>
          <table:table-cell office:value-type="float" office:value="0.105386550579335" calcext:value-type="float">
            <text:p>0.1054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6752473678" calcext:value-type="float">
            <text:p>0.6752</text:p>
          </table:table-cell>
          <table:table-cell office:value-type="float" office:value="0.0360429789" calcext:value-type="float">
            <text:p>0.0360</text:p>
          </table:table-cell>
        </table:table-row>
        <table:table-row table:style-name="ro1">
          <table:table-cell/>
          <table:table-cell office:value-type="string" calcext:value-type="string">
            <text:p>b119</text:p>
          </table:table-cell>
          <table:table-cell office:value-type="float" office:value="0.8601399525" calcext:value-type="float">
            <text:p>0.8601</text:p>
          </table:table-cell>
          <table:table-cell office:value-type="float" office:value="0.0873213025" calcext:value-type="float">
            <text:p>0.0873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9671370748" calcext:value-type="float">
            <text:p>0.9671</text:p>
          </table:table-cell>
          <table:table-cell office:value-type="float" office:value="0.0237920824" calcext:value-type="float">
            <text:p>0.0238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6043437761" calcext:value-type="float">
            <text:p>0.6043</text:p>
          </table:table-cell>
          <table:table-cell office:value-type="float" office:value="0.045075697" calcext:value-type="float">
            <text:p>0.0451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545833333333333" calcext:value-type="float">
            <text:p>0.5458</text:p>
          </table:table-cell>
          <table:table-cell office:value-type="float" office:value="0.138756881711223" calcext:value-type="float">
            <text:p>0.1388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702816164592738" calcext:value-type="float">
            <text:p>0.7028</text:p>
          </table:table-cell>
          <table:table-cell office:value-type="float" office:value="0.0226751298427323" calcext:value-type="float">
            <text:p>0.0227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137063589295668" calcext:value-type="float">
            <text:p>0.1371</text:p>
          </table:table-cell>
          <table:table-cell office:value-type="float" office:value="0.116702279609391" calcext:value-type="float">
            <text:p>0.1167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790057085375251" calcext:value-type="float">
            <text:p>0.7901</text:p>
          </table:table-cell>
          <table:table-cell office:value-type="float" office:value="0.0547049205221131" calcext:value-type="float">
            <text:p>0.0547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136956447904958" calcext:value-type="float">
            <text:p>0.1370</text:p>
          </table:table-cell>
          <table:table-cell office:value-type="float" office:value="0.0523248684129908" calcext:value-type="float">
            <text:p>0.0523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216818083991141" calcext:value-type="float">
            <text:p>0.2168</text:p>
          </table:table-cell>
          <table:table-cell office:value-type="float" office:value="0.100604493899781" calcext:value-type="float">
            <text:p>0.1006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418071143811469" calcext:value-type="float">
            <text:p>0.4181</text:p>
          </table:table-cell>
          <table:table-cell office:value-type="float" office:value="0.0890167079079596" calcext:value-type="float">
            <text:p>0.0890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112689160205145" calcext:value-type="float">
            <text:p>0.1127</text:p>
          </table:table-cell>
          <table:table-cell office:value-type="float" office:value="0.0438026328856565" calcext:value-type="float">
            <text:p>0.0438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109074703955656" calcext:value-type="float">
            <text:p>0.1091</text:p>
          </table:table-cell>
          <table:table-cell office:value-type="float" office:value="0.0988850201849781" calcext:value-type="float">
            <text:p>0.0989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5628073721" calcext:value-type="float">
            <text:p>0.5628</text:p>
          </table:table-cell>
          <table:table-cell office:value-type="float" office:value="0.0565327178" calcext:value-type="float">
            <text:p>0.0565</text:p>
          </table:table-cell>
        </table:table-row>
        <table:table-row table:style-name="ro1">
          <table:table-cell/>
          <table:table-cell office:value-type="string" calcext:value-type="string">
            <text:p>b120</text:p>
          </table:table-cell>
          <table:table-cell office:value-type="float" office:value="0.8288389875" calcext:value-type="float">
            <text:p>0.8288</text:p>
          </table:table-cell>
          <table:table-cell office:value-type="float" office:value="0.0361606528" calcext:value-type="float">
            <text:p>0.0362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960391386" calcext:value-type="float">
            <text:p>0.9604</text:p>
          </table:table-cell>
          <table:table-cell office:value-type="float" office:value="0.0086401726" calcext:value-type="float">
            <text:p>0.0086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6256782217" calcext:value-type="float">
            <text:p>0.6257</text:p>
          </table:table-cell>
          <table:table-cell office:value-type="float" office:value="0.0117440247" calcext:value-type="float">
            <text:p>0.0117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931707470961843" calcext:value-type="float">
            <text:p>0.9317</text:p>
          </table:table-cell>
          <table:table-cell office:value-type="float" office:value="0.0281271997027441" calcext:value-type="float">
            <text:p>0.0281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560254645068909" calcext:value-type="float">
            <text:p>0.5603</text:p>
          </table:table-cell>
          <table:table-cell office:value-type="float" office:value="0.101850608935172" calcext:value-type="float">
            <text:p>0.1019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928812610963688" calcext:value-type="float">
            <text:p>0.9288</text:p>
          </table:table-cell>
          <table:table-cell office:value-type="float" office:value="0.0291074351955675" calcext:value-type="float">
            <text:p>0.0291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165534149544985" calcext:value-type="float">
            <text:p>0.1655</text:p>
          </table:table-cell>
          <table:table-cell office:value-type="float" office:value="0.0236230258948883" calcext:value-type="float">
            <text:p>0.0236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205087193776849" calcext:value-type="float">
            <text:p>0.2051</text:p>
          </table:table-cell>
          <table:table-cell office:value-type="float" office:value="0.0416676021814004" calcext:value-type="float">
            <text:p>0.0417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669917929292929" calcext:value-type="float">
            <text:p>0.6699</text:p>
          </table:table-cell>
          <table:table-cell office:value-type="float" office:value="0.0723269489625584" calcext:value-type="float">
            <text:p>0.0723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129342231842232" calcext:value-type="float">
            <text:p>0.1293</text:p>
          </table:table-cell>
          <table:table-cell office:value-type="float" office:value="0.0371082329866428" calcext:value-type="float">
            <text:p>0.0371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0736111111111111" calcext:value-type="float">
            <text:p>0.0736</text:p>
          </table:table-cell>
          <table:table-cell office:value-type="float" office:value="0.0539684565952208" calcext:value-type="float">
            <text:p>0.0540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6145300867" calcext:value-type="float">
            <text:p>0.6145</text:p>
          </table:table-cell>
          <table:table-cell office:value-type="float" office:value="0.0148597989" calcext:value-type="float">
            <text:p>0.0149</text:p>
          </table:table-cell>
        </table:table-row>
        <table:table-row table:style-name="ro1">
          <table:table-cell/>
          <table:table-cell office:value-type="string" calcext:value-type="string">
            <text:p>b121</text:p>
          </table:table-cell>
          <table:table-cell office:value-type="float" office:value="0.9176206108" calcext:value-type="float">
            <text:p>0.9176</text:p>
          </table:table-cell>
          <table:table-cell office:value-type="float" office:value="0.0541126701" calcext:value-type="float">
            <text:p>0.0541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9806058496" calcext:value-type="float">
            <text:p>0.9806</text:p>
          </table:table-cell>
          <table:table-cell office:value-type="float" office:value="0.0132968768" calcext:value-type="float">
            <text:p>0.0133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6595029831" calcext:value-type="float">
            <text:p>0.6595</text:p>
          </table:table-cell>
          <table:table-cell office:value-type="float" office:value="0.0350982294" calcext:value-type="float">
            <text:p>0.0351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923611111111111" calcext:value-type="float">
            <text:p>0.9236</text:p>
          </table:table-cell>
          <table:table-cell office:value-type="float" office:value="0.115160582998451" calcext:value-type="float">
            <text:p>0.1152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804343354462834" calcext:value-type="float">
            <text:p>0.8043</text:p>
          </table:table-cell>
          <table:table-cell office:value-type="float" office:value="0.0162062749270735" calcext:value-type="float">
            <text:p>0.0162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100654981608108" calcext:value-type="float">
            <text:p>0.1007</text:p>
          </table:table-cell>
          <table:table-cell office:value-type="float" office:value="0.0382620672946843" calcext:value-type="float">
            <text:p>0.0383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887560358955691" calcext:value-type="float">
            <text:p>0.8876</text:p>
          </table:table-cell>
          <table:table-cell office:value-type="float" office:value="0.024954070323223" calcext:value-type="float">
            <text:p>0.0250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11779617731406" calcext:value-type="float">
            <text:p>0.1178</text:p>
          </table:table-cell>
          <table:table-cell office:value-type="float" office:value="0.0219798371624796" calcext:value-type="float">
            <text:p>0.0220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0921061268573591" calcext:value-type="float">
            <text:p>0.0921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472096969388636" calcext:value-type="float">
            <text:p>0.4721</text:p>
          </table:table-cell>
          <table:table-cell office:value-type="float" office:value="0.0762412599394531" calcext:value-type="float">
            <text:p>0.0762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0947358440779493" calcext:value-type="float">
            <text:p>0.0947</text:p>
          </table:table-cell>
          <table:table-cell office:value-type="float" office:value="0.0191497025231856" calcext:value-type="float">
            <text:p>0.0191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17918544359552" calcext:value-type="float">
            <text:p>0.1792</text:p>
          </table:table-cell>
          <table:table-cell office:value-type="float" office:value="0.173613314674896" calcext:value-type="float">
            <text:p>0.1736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6969280343" calcext:value-type="float">
            <text:p>0.6969</text:p>
          </table:table-cell>
          <table:table-cell office:value-type="float" office:value="0.0507278665" calcext:value-type="float">
            <text:p>0.0507</text:p>
          </table:table-cell>
        </table:table-row>
        <table:table-row table:style-name="ro1">
          <table:table-cell/>
          <table:table-cell office:value-type="string" calcext:value-type="string">
            <text:p>b122</text:p>
          </table:table-cell>
          <table:table-cell office:value-type="float" office:value="0.7397720364" calcext:value-type="float">
            <text:p>0.7398</text:p>
          </table:table-cell>
          <table:table-cell office:value-type="float" office:value="0.0988956635" calcext:value-type="float">
            <text:p>0.0989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9539642805" calcext:value-type="float">
            <text:p>0.9540</text:p>
          </table:table-cell>
          <table:table-cell office:value-type="float" office:value="0.0199950267" calcext:value-type="float">
            <text:p>0.0200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5244613645" calcext:value-type="float">
            <text:p>0.5245</text:p>
          </table:table-cell>
          <table:table-cell office:value-type="float" office:value="0.0328919166" calcext:value-type="float">
            <text:p>0.0329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461805555555556" calcext:value-type="float">
            <text:p>0.4618</text:p>
          </table:table-cell>
          <table:table-cell office:value-type="float" office:value="0.0874972442246816" calcext:value-type="float">
            <text:p>0.0875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721450100524378" calcext:value-type="float">
            <text:p>0.7215</text:p>
          </table:table-cell>
          <table:table-cell office:value-type="float" office:value="0.0180839662974554" calcext:value-type="float">
            <text:p>0.0181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332189107734127" calcext:value-type="float">
            <text:p>0.3322</text:p>
          </table:table-cell>
          <table:table-cell office:value-type="float" office:value="0.113999616454776" calcext:value-type="float">
            <text:p>0.1140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824693885685836" calcext:value-type="float">
            <text:p>0.8247</text:p>
          </table:table-cell>
          <table:table-cell office:value-type="float" office:value="0.0306795171036193" calcext:value-type="float">
            <text:p>0.0307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185135145211911" calcext:value-type="float">
            <text:p>0.1851</text:p>
          </table:table-cell>
          <table:table-cell office:value-type="float" office:value="0.0519343295249043" calcext:value-type="float">
            <text:p>0.0519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502697671555696" calcext:value-type="float">
            <text:p>0.5027</text:p>
          </table:table-cell>
          <table:table-cell office:value-type="float" office:value="0.0927702874848092" calcext:value-type="float">
            <text:p>0.0928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410863307217474" calcext:value-type="float">
            <text:p>0.4109</text:p>
          </table:table-cell>
          <table:table-cell office:value-type="float" office:value="0.0916142587986474" calcext:value-type="float">
            <text:p>0.0916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161100088183422" calcext:value-type="float">
            <text:p>0.1611</text:p>
          </table:table-cell>
          <table:table-cell office:value-type="float" office:value="0.0498096659790159" calcext:value-type="float">
            <text:p>0.0498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16923225308642" calcext:value-type="float">
            <text:p>0.1692</text:p>
          </table:table-cell>
          <table:table-cell office:value-type="float" office:value="0.145999025823902" calcext:value-type="float">
            <text:p>0.1460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4815018591" calcext:value-type="float">
            <text:p>0.4815</text:p>
          </table:table-cell>
          <table:table-cell office:value-type="float" office:value="0.0396928821" calcext:value-type="float">
            <text:p>0.0397</text:p>
          </table:table-cell>
        </table:table-row>
        <table:table-row table:style-name="ro1">
          <table:table-cell/>
          <table:table-cell office:value-type="string" calcext:value-type="string">
            <text:p>b123</text:p>
          </table:table-cell>
          <table:table-cell office:value-type="float" office:value="0.8868616582" calcext:value-type="float">
            <text:p>0.8869</text:p>
          </table:table-cell>
          <table:table-cell office:value-type="float" office:value="0.0584822566" calcext:value-type="float">
            <text:p>0.0585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9724665682" calcext:value-type="float">
            <text:p>0.9725</text:p>
          </table:table-cell>
          <table:table-cell office:value-type="float" office:value="0.0154768232" calcext:value-type="float">
            <text:p>0.0155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7169480101" calcext:value-type="float">
            <text:p>0.7169</text:p>
          </table:table-cell>
          <table:table-cell office:value-type="float" office:value="0.0415152993" calcext:value-type="float">
            <text:p>0.0415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951388888888889" calcext:value-type="float">
            <text:p>0.9514</text:p>
          </table:table-cell>
          <table:table-cell office:value-type="float" office:value="0.0989431031164931" calcext:value-type="float">
            <text:p>0.0989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839182956379521" calcext:value-type="float">
            <text:p>0.8392</text:p>
          </table:table-cell>
          <table:table-cell office:value-type="float" office:value="0.0131378090868492" calcext:value-type="float">
            <text:p>0.0131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258755532626439" calcext:value-type="float">
            <text:p>0.2588</text:p>
          </table:table-cell>
          <table:table-cell office:value-type="float" office:value="0.110634717726116" calcext:value-type="float">
            <text:p>0.1106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891601756092413" calcext:value-type="float">
            <text:p>0.8916</text:p>
          </table:table-cell>
          <table:table-cell office:value-type="float" office:value="0.024716229584485" calcext:value-type="float">
            <text:p>0.0247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237696562696563" calcext:value-type="float">
            <text:p>0.2377</text:p>
          </table:table-cell>
          <table:table-cell office:value-type="float" office:value="0.0345628414678893" calcext:value-type="float">
            <text:p>0.0346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313622350311433" calcext:value-type="float">
            <text:p>0.3136</text:p>
          </table:table-cell>
          <table:table-cell office:value-type="float" office:value="0.0826315438872406" calcext:value-type="float">
            <text:p>0.0826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276851851851852" calcext:value-type="float">
            <text:p>0.2769</text:p>
          </table:table-cell>
          <table:table-cell office:value-type="float" office:value="0.146563793771582" calcext:value-type="float">
            <text:p>0.1466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205092592592593" calcext:value-type="float">
            <text:p>0.2051</text:p>
          </table:table-cell>
          <table:table-cell office:value-type="float" office:value="0.019570797581341" calcext:value-type="float">
            <text:p>0.0196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48125" calcext:value-type="float">
            <text:p>0.4813</text:p>
          </table:table-cell>
          <table:table-cell office:value-type="float" office:value="0.219245470623429" calcext:value-type="float">
            <text:p>0.2192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7046494067" calcext:value-type="float">
            <text:p>0.7046</text:p>
          </table:table-cell>
          <table:table-cell office:value-type="float" office:value="0.0249943629" calcext:value-type="float">
            <text:p>0.0250</text:p>
          </table:table-cell>
        </table:table-row>
        <table:table-row table:style-name="ro1">
          <table:table-cell/>
          <table:table-cell office:value-type="string" calcext:value-type="string">
            <text:p>b124</text:p>
          </table:table-cell>
          <table:table-cell office:value-type="float" office:value="0.7713041263" calcext:value-type="float">
            <text:p>0.7713</text:p>
          </table:table-cell>
          <table:table-cell office:value-type="float" office:value="0.0840163259" calcext:value-type="float">
            <text:p>0.0840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9451897811" calcext:value-type="float">
            <text:p>0.9452</text:p>
          </table:table-cell>
          <table:table-cell office:value-type="float" office:value="0.0224815646" calcext:value-type="float">
            <text:p>0.0225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6779478847" calcext:value-type="float">
            <text:p>0.6779</text:p>
          </table:table-cell>
          <table:table-cell office:value-type="float" office:value="0.0480136801" calcext:value-type="float">
            <text:p>0.0480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930555555555556" calcext:value-type="float">
            <text:p>0.9306</text:p>
          </table:table-cell>
          <table:table-cell office:value-type="float" office:value="0.111975802059702" calcext:value-type="float">
            <text:p>0.1120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744226075007566" calcext:value-type="float">
            <text:p>0.7442</text:p>
          </table:table-cell>
          <table:table-cell office:value-type="float" office:value="0.0244218130660632" calcext:value-type="float">
            <text:p>0.0244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153787280446452" calcext:value-type="float">
            <text:p>0.1538</text:p>
          </table:table-cell>
          <table:table-cell office:value-type="float" office:value="0.117695101838669" calcext:value-type="float">
            <text:p>0.1177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855904031930561" calcext:value-type="float">
            <text:p>0.8559</text:p>
          </table:table-cell>
          <table:table-cell office:value-type="float" office:value="0.0235133610145193" calcext:value-type="float">
            <text:p>0.0235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112545670037914" calcext:value-type="float">
            <text:p>0.1125</text:p>
          </table:table-cell>
          <table:table-cell office:value-type="float" office:value="0.0242214760385175" calcext:value-type="float">
            <text:p>0.0242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299766514028762" calcext:value-type="float">
            <text:p>0.2998</text:p>
          </table:table-cell>
          <table:table-cell office:value-type="float" office:value="0.110975780911248" calcext:value-type="float">
            <text:p>0.1110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484704294840389" calcext:value-type="float">
            <text:p>0.4847</text:p>
          </table:table-cell>
          <table:table-cell office:value-type="float" office:value="0.118951004972628" calcext:value-type="float">
            <text:p>0.1190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0875647358651745" calcext:value-type="float">
            <text:p>0.0876</text:p>
          </table:table-cell>
          <table:table-cell office:value-type="float" office:value="0.0182116751850152" calcext:value-type="float">
            <text:p>0.0182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183497942386831" calcext:value-type="float">
            <text:p>0.1835</text:p>
          </table:table-cell>
          <table:table-cell office:value-type="float" office:value="0.18084686846608" calcext:value-type="float">
            <text:p>0.1808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6973847039" calcext:value-type="float">
            <text:p>0.6974</text:p>
          </table:table-cell>
          <table:table-cell office:value-type="float" office:value="0.0554277624" calcext:value-type="float">
            <text:p>0.0554</text:p>
          </table:table-cell>
        </table:table-row>
        <table:table-row table:style-name="ro1">
          <table:table-cell/>
          <table:table-cell office:value-type="string" calcext:value-type="string">
            <text:p>b125</text:p>
          </table:table-cell>
          <table:table-cell office:value-type="float" office:value="0.9037773849" calcext:value-type="float">
            <text:p>0.9038</text:p>
          </table:table-cell>
          <table:table-cell office:value-type="float" office:value="0.0524653264" calcext:value-type="float">
            <text:p>0.0525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9763946492" calcext:value-type="float">
            <text:p>0.9764</text:p>
          </table:table-cell>
          <table:table-cell office:value-type="float" office:value="0.014481613" calcext:value-type="float">
            <text:p>0.0145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5557903413" calcext:value-type="float">
            <text:p>0.5558</text:p>
          </table:table-cell>
          <table:table-cell office:value-type="float" office:value="0.0585831919" calcext:value-type="float">
            <text:p>0.0586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868055555555556" calcext:value-type="float">
            <text:p>0.8681</text:p>
          </table:table-cell>
          <table:table-cell office:value-type="float" office:value="0.150070713784544" calcext:value-type="float">
            <text:p>0.1501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691865646025948" calcext:value-type="float">
            <text:p>0.6919</text:p>
          </table:table-cell>
          <table:table-cell office:value-type="float" office:value="0.02750136559196" calcext:value-type="float">
            <text:p>0.0275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16512006154056" calcext:value-type="float">
            <text:p>0.1651</text:p>
          </table:table-cell>
          <table:table-cell office:value-type="float" office:value="0.0807387888060931" calcext:value-type="float">
            <text:p>0.0807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738996434808423" calcext:value-type="float">
            <text:p>0.7390</text:p>
          </table:table-cell>
          <table:table-cell office:value-type="float" office:value="0.0343593727055712" calcext:value-type="float">
            <text:p>0.0344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116629476187749" calcext:value-type="float">
            <text:p>0.1166</text:p>
          </table:table-cell>
          <table:table-cell office:value-type="float" office:value="0.0481226075536384" calcext:value-type="float">
            <text:p>0.0481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191872223753944" calcext:value-type="float">
            <text:p>0.1919</text:p>
          </table:table-cell>
          <table:table-cell office:value-type="float" office:value="0.121817075655555" calcext:value-type="float">
            <text:p>0.1218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387740914964605" calcext:value-type="float">
            <text:p>0.3877</text:p>
          </table:table-cell>
          <table:table-cell office:value-type="float" office:value="0.0955637220865319" calcext:value-type="float">
            <text:p>0.0956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0964932254736849" calcext:value-type="float">
            <text:p>0.0965</text:p>
          </table:table-cell>
          <table:table-cell office:value-type="float" office:value="0.0443468380503405" calcext:value-type="float">
            <text:p>0.0443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0976828140804478" calcext:value-type="float">
            <text:p>0.0977</text:p>
          </table:table-cell>
          <table:table-cell office:value-type="float" office:value="0.144840835142154" calcext:value-type="float">
            <text:p>0.1448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5235992026" calcext:value-type="float">
            <text:p>0.5236</text:p>
          </table:table-cell>
          <table:table-cell office:value-type="float" office:value="0.0954995811" calcext:value-type="float">
            <text:p>0.0955</text:p>
          </table:table-cell>
        </table:table-row>
        <table:table-row table:style-name="ro1">
          <table:table-cell/>
          <table:table-cell office:value-type="string" calcext:value-type="string">
            <text:p>b126</text:p>
          </table:table-cell>
          <table:table-cell office:value-type="float" office:value="0.9369100816" calcext:value-type="float">
            <text:p>0.9369</text:p>
          </table:table-cell>
          <table:table-cell office:value-type="float" office:value="0.0298235621" calcext:value-type="float">
            <text:p>0.0298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9850473488" calcext:value-type="float">
            <text:p>0.9850</text:p>
          </table:table-cell>
          <table:table-cell office:value-type="float" office:value="0.0075337026" calcext:value-type="float">
            <text:p>0.0075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6342698291" calcext:value-type="float">
            <text:p>0.6343</text:p>
          </table:table-cell>
          <table:table-cell office:value-type="float" office:value="0.0337457367" calcext:value-type="float">
            <text:p>0.0337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75065746524787" calcext:value-type="float">
            <text:p>0.7507</text:p>
          </table:table-cell>
          <table:table-cell office:value-type="float" office:value="0.0182253004886166" calcext:value-type="float">
            <text:p>0.0182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117979148092971" calcext:value-type="float">
            <text:p>0.1180</text:p>
          </table:table-cell>
          <table:table-cell office:value-type="float" office:value="0.052019791360784" calcext:value-type="float">
            <text:p>0.0520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756937732400404" calcext:value-type="float">
            <text:p>0.7569</text:p>
          </table:table-cell>
          <table:table-cell office:value-type="float" office:value="0.0171818576114833" calcext:value-type="float">
            <text:p>0.0172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139150353637206" calcext:value-type="float">
            <text:p>0.1392</text:p>
          </table:table-cell>
          <table:table-cell office:value-type="float" office:value="0.0368736086114458" calcext:value-type="float">
            <text:p>0.0369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161750517598344" calcext:value-type="float">
            <text:p>0.1618</text:p>
          </table:table-cell>
          <table:table-cell office:value-type="float" office:value="0.0444440390975559" calcext:value-type="float">
            <text:p>0.0444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423528956213579" calcext:value-type="float">
            <text:p>0.4235</text:p>
          </table:table-cell>
          <table:table-cell office:value-type="float" office:value="0.132648427940604" calcext:value-type="float">
            <text:p>0.1326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117793009459676" calcext:value-type="float">
            <text:p>0.1178</text:p>
          </table:table-cell>
          <table:table-cell office:value-type="float" office:value="0.0233166907393252" calcext:value-type="float">
            <text:p>0.0233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236724977954145" calcext:value-type="float">
            <text:p>0.2367</text:p>
          </table:table-cell>
          <table:table-cell office:value-type="float" office:value="0.207567841920299" calcext:value-type="float">
            <text:p>0.2076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6499256354" calcext:value-type="float">
            <text:p>0.6499</text:p>
          </table:table-cell>
          <table:table-cell office:value-type="float" office:value="0.0285504302" calcext:value-type="float">
            <text:p>0.0286</text:p>
          </table:table-cell>
        </table:table-row>
        <table:table-row table:style-name="ro1">
          <table:table-cell/>
          <table:table-cell office:value-type="string" calcext:value-type="string">
            <text:p>b127</text:p>
          </table:table-cell>
          <table:table-cell office:value-type="float" office:value="0.934120292" calcext:value-type="float">
            <text:p>0.9341</text:p>
          </table:table-cell>
          <table:table-cell office:value-type="float" office:value="0.0665335749" calcext:value-type="float">
            <text:p>0.0665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9878122639" calcext:value-type="float">
            <text:p>0.9878</text:p>
          </table:table-cell>
          <table:table-cell office:value-type="float" office:value="0.0120816532" calcext:value-type="float">
            <text:p>0.0121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6037524218" calcext:value-type="float">
            <text:p>0.6038</text:p>
          </table:table-cell>
          <table:table-cell office:value-type="float" office:value="0.0256231763" calcext:value-type="float">
            <text:p>0.0256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430555555555556" calcext:value-type="float">
            <text:p>0.4306</text:p>
          </table:table-cell>
          <table:table-cell office:value-type="float" office:value="0.111975802059702" calcext:value-type="float">
            <text:p>0.1120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779843786434524" calcext:value-type="float">
            <text:p>0.7798</text:p>
          </table:table-cell>
          <table:table-cell office:value-type="float" office:value="0.0234836081951821" calcext:value-type="float">
            <text:p>0.0235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177094855426903" calcext:value-type="float">
            <text:p>0.1771</text:p>
          </table:table-cell>
          <table:table-cell office:value-type="float" office:value="0.0813818513834918" calcext:value-type="float">
            <text:p>0.0814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824160292078921" calcext:value-type="float">
            <text:p>0.8242</text:p>
          </table:table-cell>
          <table:table-cell office:value-type="float" office:value="0.0314631188944161" calcext:value-type="float">
            <text:p>0.0315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150635956369815" calcext:value-type="float">
            <text:p>0.1506</text:p>
          </table:table-cell>
          <table:table-cell office:value-type="float" office:value="0.0434952552482148" calcext:value-type="float">
            <text:p>0.0435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133568037688397" calcext:value-type="float">
            <text:p>0.1336</text:p>
          </table:table-cell>
          <table:table-cell office:value-type="float" office:value="0.0683752965035034" calcext:value-type="float">
            <text:p>0.0684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375302987680439" calcext:value-type="float">
            <text:p>0.3753</text:p>
          </table:table-cell>
          <table:table-cell office:value-type="float" office:value="0.0945886605735043" calcext:value-type="float">
            <text:p>0.0946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122515640223974" calcext:value-type="float">
            <text:p>0.1225</text:p>
          </table:table-cell>
          <table:table-cell office:value-type="float" office:value="0.0390544205269228" calcext:value-type="float">
            <text:p>0.0391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162760692239859" calcext:value-type="float">
            <text:p>0.1628</text:p>
          </table:table-cell>
          <table:table-cell office:value-type="float" office:value="0.142664176450591" calcext:value-type="float">
            <text:p>0.1427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5746841415" calcext:value-type="float">
            <text:p>0.5747</text:p>
          </table:table-cell>
          <table:table-cell office:value-type="float" office:value="0.0400297084" calcext:value-type="float">
            <text:p>0.0400</text:p>
          </table:table-cell>
        </table:table-row>
        <table:table-row table:style-name="ro1">
          <table:table-cell/>
          <table:table-cell office:value-type="string" calcext:value-type="string">
            <text:p>b128</text:p>
          </table:table-cell>
          <table:table-cell office:value-type="float" office:value="0.9527427725" calcext:value-type="float">
            <text:p>0.9527</text:p>
          </table:table-cell>
          <table:table-cell office:value-type="float" office:value="0.0197812767" calcext:value-type="float">
            <text:p>0.0198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9895707562" calcext:value-type="float">
            <text:p>0.9896</text:p>
          </table:table-cell>
          <table:table-cell office:value-type="float" office:value="0.0041557303" calcext:value-type="float">
            <text:p>0.0042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606813939" calcext:value-type="float">
            <text:p>0.6068</text:p>
          </table:table-cell>
          <table:table-cell office:value-type="float" office:value="0.0026973737" calcext:value-type="float">
            <text:p>0.0027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590277777777778" calcext:value-type="float">
            <text:p>0.5903</text:p>
          </table:table-cell>
          <table:table-cell office:value-type="float" office:value="0.120080669901323" calcext:value-type="float">
            <text:p>0.1201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83050993897932" calcext:value-type="float">
            <text:p>0.8305</text:p>
          </table:table-cell>
          <table:table-cell office:value-type="float" office:value="0.0025492641566696" calcext:value-type="float">
            <text:p>0.0025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202919528704448" calcext:value-type="float">
            <text:p>0.2029</text:p>
          </table:table-cell>
          <table:table-cell office:value-type="float" office:value="0.0162408894846397" calcext:value-type="float">
            <text:p>0.0162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907345605692135" calcext:value-type="float">
            <text:p>0.9073</text:p>
          </table:table-cell>
          <table:table-cell office:value-type="float" office:value="0.00421371212959588" calcext:value-type="float">
            <text:p>0.0042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175736054684685" calcext:value-type="float">
            <text:p>0.1757</text:p>
          </table:table-cell>
          <table:table-cell office:value-type="float" office:value="0.0203800358480397" calcext:value-type="float">
            <text:p>0.0204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338858416139717" calcext:value-type="float">
            <text:p>0.3389</text:p>
          </table:table-cell>
          <table:table-cell office:value-type="float" office:value="0.033350266105358" calcext:value-type="float">
            <text:p>0.0334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514930555555556" calcext:value-type="float">
            <text:p>0.5149</text:p>
          </table:table-cell>
          <table:table-cell office:value-type="float" office:value="0.09567446893116" calcext:value-type="float">
            <text:p>0.0957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125496031746032" calcext:value-type="float">
            <text:p>0.1255</text:p>
          </table:table-cell>
          <table:table-cell office:value-type="float" office:value="0.00293456338447401" calcext:value-type="float">
            <text:p>0.0029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662037037037037" calcext:value-type="float">
            <text:p>0.6620</text:p>
          </table:table-cell>
          <table:table-cell office:value-type="float" office:value="0.0273892582550908" calcext:value-type="float">
            <text:p>0.0274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6506320265" calcext:value-type="float">
            <text:p>0.6506</text:p>
          </table:table-cell>
          <table:table-cell office:value-type="float" office:value="0.0051063319" calcext:value-type="float">
            <text:p>0.0051</text:p>
          </table:table-cell>
        </table:table-row>
        <table:table-row table:style-name="ro1">
          <table:table-cell/>
          <table:table-cell office:value-type="string" calcext:value-type="string">
            <text:p>b129</text:p>
          </table:table-cell>
          <table:table-cell office:value-type="float" office:value="0.8851108034" calcext:value-type="float">
            <text:p>0.8851</text:p>
          </table:table-cell>
          <table:table-cell office:value-type="float" office:value="0.0416307907" calcext:value-type="float">
            <text:p>0.0416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9736703718" calcext:value-type="float">
            <text:p>0.9737</text:p>
          </table:table-cell>
          <table:table-cell office:value-type="float" office:value="0.010120277" calcext:value-type="float">
            <text:p>0.0101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7071217621" calcext:value-type="float">
            <text:p>0.7071</text:p>
          </table:table-cell>
          <table:table-cell office:value-type="float" office:value="0.052662236" calcext:value-type="float">
            <text:p>0.0527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979166666666667" calcext:value-type="float">
            <text:p>0.9792</text:p>
          </table:table-cell>
          <table:table-cell office:value-type="float" office:value="0.0690963497990708" calcext:value-type="float">
            <text:p>0.0691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738251658388623" calcext:value-type="float">
            <text:p>0.7383</text:p>
          </table:table-cell>
          <table:table-cell office:value-type="float" office:value="0.0122275639014772" calcext:value-type="float">
            <text:p>0.0122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108241599130195" calcext:value-type="float">
            <text:p>0.1082</text:p>
          </table:table-cell>
          <table:table-cell office:value-type="float" office:value="0.0826360170058807" calcext:value-type="float">
            <text:p>0.0826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730717539416672" calcext:value-type="float">
            <text:p>0.7307</text:p>
          </table:table-cell>
          <table:table-cell office:value-type="float" office:value="0.0185404922467609" calcext:value-type="float">
            <text:p>0.0185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0766032714663682" calcext:value-type="float">
            <text:p>0.0766</text:p>
          </table:table-cell>
          <table:table-cell office:value-type="float" office:value="0.0147593135470683" calcext:value-type="float">
            <text:p>0.0148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360120236946227" calcext:value-type="float">
            <text:p>0.3601</text:p>
          </table:table-cell>
          <table:table-cell office:value-type="float" office:value="0.0864254142668532" calcext:value-type="float">
            <text:p>0.0864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423639442698641" calcext:value-type="float">
            <text:p>0.4236</text:p>
          </table:table-cell>
          <table:table-cell office:value-type="float" office:value="0.0885444685447331" calcext:value-type="float">
            <text:p>0.0885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0599063491514808" calcext:value-type="float">
            <text:p>0.0599</text:p>
          </table:table-cell>
          <table:table-cell office:value-type="float" office:value="0.00980179546607661" calcext:value-type="float">
            <text:p>0.0098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169328881692969" calcext:value-type="float">
            <text:p>0.1693</text:p>
          </table:table-cell>
          <table:table-cell office:value-type="float" office:value="0.255236946829359" calcext:value-type="float">
            <text:p>0.2552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7485830984" calcext:value-type="float">
            <text:p>0.7486</text:p>
          </table:table-cell>
          <table:table-cell office:value-type="float" office:value="0.0456126632" calcext:value-type="float">
            <text:p>0.0456</text:p>
          </table:table-cell>
        </table:table-row>
        <table:table-row table:style-name="ro1">
          <table:table-cell/>
          <table:table-cell office:value-type="string" calcext:value-type="string">
            <text:p>b130</text:p>
          </table:table-cell>
          <table:table-cell office:value-type="float" office:value="0.9587642175" calcext:value-type="float">
            <text:p>0.9588</text:p>
          </table:table-cell>
          <table:table-cell office:value-type="float" office:value="0.0375939122" calcext:value-type="float">
            <text:p>0.0376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9904005452" calcext:value-type="float">
            <text:p>0.9904</text:p>
          </table:table-cell>
          <table:table-cell office:value-type="float" office:value="0.0093602454" calcext:value-type="float">
            <text:p>0.0094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6313242142" calcext:value-type="float">
            <text:p>0.6313</text:p>
          </table:table-cell>
          <table:table-cell office:value-type="float" office:value="0.05057222" calcext:value-type="float">
            <text:p>0.0506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08253175473055" calcext:value-type="float">
            <text:p>0.1083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82419481536031" calcext:value-type="float">
            <text:p>0.8242</text:p>
          </table:table-cell>
          <table:table-cell office:value-type="float" office:value="0.0274506966042276" calcext:value-type="float">
            <text:p>0.0275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149100756266966" calcext:value-type="float">
            <text:p>0.1491</text:p>
          </table:table-cell>
          <table:table-cell office:value-type="float" office:value="0.0653162868650481" calcext:value-type="float">
            <text:p>0.0653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87083153968989" calcext:value-type="float">
            <text:p>0.8708</text:p>
          </table:table-cell>
          <table:table-cell office:value-type="float" office:value="0.0271403379356727" calcext:value-type="float">
            <text:p>0.0271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137676543778012" calcext:value-type="float">
            <text:p>0.1377</text:p>
          </table:table-cell>
          <table:table-cell office:value-type="float" office:value="0.0302422875644647" calcext:value-type="float">
            <text:p>0.0302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13591613100704" calcext:value-type="float">
            <text:p>0.1359</text:p>
          </table:table-cell>
          <table:table-cell office:value-type="float" office:value="0.0486930116766403" calcext:value-type="float">
            <text:p>0.0487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493892295975629" calcext:value-type="float">
            <text:p>0.4939</text:p>
          </table:table-cell>
          <table:table-cell office:value-type="float" office:value="0.0896713882907882" calcext:value-type="float">
            <text:p>0.0897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114904308654309" calcext:value-type="float">
            <text:p>0.1149</text:p>
          </table:table-cell>
          <table:table-cell office:value-type="float" office:value="0.0260405115108468" calcext:value-type="float">
            <text:p>0.0260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0735381760728983" calcext:value-type="float">
            <text:p>0.0735</text:p>
          </table:table-cell>
          <table:table-cell office:value-type="float" office:value="0.070296528421735" calcext:value-type="float">
            <text:p>0.0703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6226813303" calcext:value-type="float">
            <text:p>0.6227</text:p>
          </table:table-cell>
          <table:table-cell office:value-type="float" office:value="0.0522825802" calcext:value-type="float">
            <text:p>0.0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number:number-style style:name="N111">
      <number:number number:decimal-places="4" loext:min-decimal-places="4" number:min-integer-digits="1"/>
    </number:number-style>
    <number:number-style style:name="N112">
      <number:number number:decimal-places="0" loext:min-decimal-places="0" number:min-integer-digits="4"/>
    </number:number-style>
    <number:number-style style:name="N113">
      <number:number number:decimal-places="1" loext:min-decimal-places="1"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number:number-style style:name="N10122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.00.0000</text:date>, <text:time style:data-style-name="N2" text:time-value="09:53:01.02409139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0:45:08.775282058</meta:creation-date>
    <dc:date>2019-04-24T09:53:49.315905185</dc:date>
    <meta:editing-duration>PT10H50M22S</meta:editing-duration>
    <meta:editing-cycles>83</meta:editing-cycles>
    <meta:generator>LibreOffice/5.1.6.2$Linux_X86_64 LibreOffice_project/10m0$Build-2</meta:generator>
    <meta:document-statistic meta:table-count="1" meta:cell-count="550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2" number:language="en" number:country="US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10002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76cm" xlink:href=".." xlink:type="simple" chart:class="chart:bar" chart:style-name="ch1">
        <chart:plot-area chart:style-name="ch2" table:cell-range-address="metrics.B9:metrics.B21 metrics.A1:metrics.A1 metrics.E9:metrics.E21" chart:data-source-has-labels="both" svg:x="0.794cm" svg:y="-0.023cm" svg:width="14.34cm" svg:height="8.541cm">
          <chartooo:coordinate-region svg:x="1.521cm" svg:y="0.176cm" svg:width="13.613cm" svg:height="6.39cm"/>
          <chart:axis chart:dimension="x" chart:name="primary-x" chart:style-name="ch3" chartooo:axis-type="auto">
            <chartooo:date-scale/>
            <chart:title svg:x="15.02cm" svg:y="6.884cm" chart:style-name="ch4">
              <text:p>metric</text:p>
            </chart:title>
            <chart:categories table:cell-range-address="metrics.B9:metrics.B21"/>
          </chart:axis>
          <chart:axis chart:dimension="y" chart:name="primary-y" chart:style-name="ch5">
            <chart:title svg:x="0.233cm" svg:y="4.767cm" chart:style-name="ch6">
              <text:p>objectivity</text:p>
            </chart:title>
            <chart:grid chart:style-name="ch7" chart:class="major"/>
          </chart:axis>
          <chart:series chart:style-name="ch8" chart:values-cell-range-address="metrics.E9:metrics.E21" chart:label-cell-address="metrics.A1:metrics.A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etrics.A1:metric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</text:p>
                <draw:g>
                  <svg:desc>metrics.B9:metrics.B21</svg:desc>
                </draw:g>
              </table:table-cell>
              <table:table-cell office:value-type="float" office:value="1.48418796586237">
                <text:p>1.48418796586237</text:p>
                <draw:g>
                  <svg:desc>metrics.E9:metrics.E21</svg:desc>
                </draw:g>
              </table:table-cell>
            </table:table-row>
            <table:table-row>
              <table:table-cell office:value-type="string">
                <text:p>Equilibrium</text:p>
              </table:table-cell>
              <table:table-cell office:value-type="float" office:value="1.55194565980249">
                <text:p>1.55194565980249</text:p>
              </table:table-cell>
            </table:table-row>
            <table:table-row>
              <table:table-cell office:value-type="string">
                <text:p>Symmetry</text:p>
              </table:table-cell>
              <table:table-cell office:value-type="float" office:value="1.73286594516393">
                <text:p>1.73286594516393</text:p>
              </table:table-cell>
            </table:table-row>
            <table:table-row>
              <table:table-cell office:value-type="string">
                <text:p>Sequence</text:p>
              </table:table-cell>
              <table:table-cell office:value-type="float" office:value="1.9139497670938">
                <text:p>1.9139497670938</text:p>
              </table:table-cell>
            </table:table-row>
            <table:table-row>
              <table:table-cell office:value-type="string">
                <text:p>Cohesion</text:p>
              </table:table-cell>
              <table:table-cell office:value-type="float" office:value="2.25137220876658">
                <text:p>2.25137220876658</text:p>
              </table:table-cell>
            </table:table-row>
            <table:table-row>
              <table:table-cell office:value-type="string">
                <text:p>Unity</text:p>
              </table:table-cell>
              <table:table-cell office:value-type="float" office:value="1.23286432795519">
                <text:p>1.23286432795519</text:p>
              </table:table-cell>
            </table:table-row>
            <table:table-row>
              <table:table-cell office:value-type="string">
                <text:p>Proportion</text:p>
              </table:table-cell>
              <table:table-cell office:value-type="float" office:value="2.20463382023767">
                <text:p>2.20463382023767</text:p>
              </table:table-cell>
            </table:table-row>
            <table:table-row>
              <table:table-cell office:value-type="string">
                <text:p>Simplicity</text:p>
              </table:table-cell>
              <table:table-cell office:value-type="float" office:value="1.18132379906184">
                <text:p>1.18132379906184</text:p>
              </table:table-cell>
            </table:table-row>
            <table:table-row>
              <table:table-cell office:value-type="string">
                <text:p>Density</text:p>
              </table:table-cell>
              <table:table-cell office:value-type="float" office:value="1.8144128438482">
                <text:p>1.8144128438482</text:p>
              </table:table-cell>
            </table:table-row>
            <table:table-row>
              <table:table-cell office:value-type="string">
                <text:p>Regularity</text:p>
              </table:table-cell>
              <table:table-cell office:value-type="float" office:value="0.821460207322037">
                <text:p>0.821460207322037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1.21278740845869">
                <text:p>1.21278740845869</text:p>
              </table:table-cell>
            </table:table-row>
            <table:table-row>
              <table:table-cell office:value-type="string">
                <text:p>Homogeneity</text:p>
              </table:table-cell>
              <table:table-cell office:value-type="float" office:value="0.843660318188383">
                <text:p>0.843660318188383</text:p>
              </table:table-cell>
            </table:table-row>
            <table:table-row>
              <table:table-cell office:value-type="string">
                <text:p>Rhythm</text:p>
              </table:table-cell>
              <table:table-cell office:value-type="float" office:value="2.17339862882245">
                <text:p>2.17339862882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="hatch" draw:fill-color="#729fcf" draw:fill-hatch-name="Black_20_45_20_Degrees" draw:fill-hatch-solid="tru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">
      <style:chart-properties chart:link-data-style-to-source="true"/>
      <style:graphic-properties draw:stroke="none" draw:fill="hatch" draw:fill-color="#99cc99" draw:fill-hatch-name="Black_20_-45_20_Degrees" draw:fill-hatch-solid="tru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44cm" svg:height="9.165cm" xlink:href=".." xlink:type="simple" chart:class="chart:bar" chart:style-name="ch1">
        <chart:legend svg:x="1.439cm" svg:y="0cm" style:legend-expansion="custom" chartooo:width="5.588cm" chartooo:height="1.114cm" style:legend-expansion-aspect-ratio="5.01615798922801" chart:style-name="ch2"/>
        <chart:plot-area chart:style-name="ch3" table:cell-range-address="metrics.B9:metrics.B21 metrics.A1:metrics.A1 metrics.D9:metrics.E21" chart:data-source-has-labels="both" svg:x="0.316cm" svg:y="0.183cm" svg:width="15.212cm" svg:height="8.799cm">
          <chartooo:coordinate-region svg:x="1.228cm" svg:y="0.183cm" svg:width="14.3cm" svg:height="6.648cm"/>
          <chart:axis chart:dimension="x" chart:name="primary-x" chart:style-name="ch4" chartooo:axis-type="auto">
            <chartooo:date-scale/>
            <chart:categories table:cell-range-address="metrics.B9:metrics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trics.D9:metrics.D21" chart:label-cell-address="metrics.A1:metrics.A1" chart:class="chart:bar">
            <chart:data-point chart:style-name="ch8" chart:repeated="2"/>
            <chart:data-point chart:repeated="11"/>
          </chart:series>
          <chart:series chart:style-name="ch9" chart:values-cell-range-address="metrics.E9:metrics.E21" chart:label-cell-address="metrics.A1:metrics.A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etrics.A1:metrics.A1</svg:desc>
                </draw:g>
              </table:table-cell>
              <table:table-cell office:value-type="string">
                <text:p/>
                <draw:g>
                  <svg:desc>metrics.A1:metric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</text:p>
                <draw:g>
                  <svg:desc>metrics.B9:metrics.B21</svg:desc>
                </draw:g>
              </table:table-cell>
              <table:table-cell office:value-type="float" office:value="0.10714804556195">
                <text:p>0.10714804556195</text:p>
                <draw:g>
                  <svg:desc>metrics.D9:metrics.D21</svg:desc>
                </draw:g>
              </table:table-cell>
              <table:table-cell office:value-type="float" office:value="1.48418796586237">
                <text:p>1.48418796586237</text:p>
                <draw:g>
                  <svg:desc>metrics.E9:metrics.E21</svg:desc>
                </draw:g>
              </table:table-cell>
            </table:table-row>
            <table:table-row>
              <table:table-cell office:value-type="string">
                <text:p>Equilibrium</text:p>
              </table:table-cell>
              <table:table-cell office:value-type="float" office:value="0.0241552058999387">
                <text:p>0.0241552058999387</text:p>
              </table:table-cell>
              <table:table-cell office:value-type="float" office:value="1.55194565980249">
                <text:p>1.55194565980249</text:p>
              </table:table-cell>
            </table:table-row>
            <table:table-row>
              <table:table-cell office:value-type="string">
                <text:p>Symmetry</text:p>
              </table:table-cell>
              <table:table-cell office:value-type="float" office:value="0.076665150485449">
                <text:p>0.076665150485449</text:p>
              </table:table-cell>
              <table:table-cell office:value-type="float" office:value="1.73286594516393">
                <text:p>1.73286594516393</text:p>
              </table:table-cell>
            </table:table-row>
            <table:table-row>
              <table:table-cell office:value-type="string">
                <text:p>Sequence</text:p>
              </table:table-cell>
              <table:table-cell office:value-type="float" office:value="0.215224296074221">
                <text:p>0.215224296074221</text:p>
              </table:table-cell>
              <table:table-cell office:value-type="float" office:value="1.9139497670938">
                <text:p>1.9139497670938</text:p>
              </table:table-cell>
            </table:table-row>
            <table:table-row>
              <table:table-cell office:value-type="string">
                <text:p>Cohesion</text:p>
              </table:table-cell>
              <table:table-cell office:value-type="float" office:value="0.0658104382596864">
                <text:p>0.0658104382596864</text:p>
              </table:table-cell>
              <table:table-cell office:value-type="float" office:value="2.25137220876658">
                <text:p>2.25137220876658</text:p>
              </table:table-cell>
            </table:table-row>
            <table:table-row>
              <table:table-cell office:value-type="string">
                <text:p>Unity</text:p>
              </table:table-cell>
              <table:table-cell office:value-type="float" office:value="0.110563497935004">
                <text:p>0.110563497935004</text:p>
              </table:table-cell>
              <table:table-cell office:value-type="float" office:value="1.23286432795519">
                <text:p>1.23286432795519</text:p>
              </table:table-cell>
            </table:table-row>
            <table:table-row>
              <table:table-cell office:value-type="string">
                <text:p>Proportion</text:p>
              </table:table-cell>
              <table:table-cell office:value-type="float" office:value="0.0703918493992096">
                <text:p>0.0703918493992096</text:p>
              </table:table-cell>
              <table:table-cell office:value-type="float" office:value="2.20463382023767">
                <text:p>2.20463382023767</text:p>
              </table:table-cell>
            </table:table-row>
            <table:table-row>
              <table:table-cell office:value-type="string">
                <text:p>Simplicity</text:p>
              </table:table-cell>
              <table:table-cell office:value-type="float" office:value="0.0542600755772168">
                <text:p>0.0542600755772168</text:p>
              </table:table-cell>
              <table:table-cell office:value-type="float" office:value="1.18132379906184">
                <text:p>1.18132379906184</text:p>
              </table:table-cell>
            </table:table-row>
            <table:table-row>
              <table:table-cell office:value-type="string">
                <text:p>Density</text:p>
              </table:table-cell>
              <table:table-cell office:value-type="float" office:value="0.176922001134555">
                <text:p>0.176922001134555</text:p>
              </table:table-cell>
              <table:table-cell office:value-type="float" office:value="1.8144128438482">
                <text:p>1.8144128438482</text:p>
              </table:table-cell>
            </table:table-row>
            <table:table-row>
              <table:table-cell office:value-type="string">
                <text:p>Regularity</text:p>
              </table:table-cell>
              <table:table-cell office:value-type="float" office:value="0.0904291911591245">
                <text:p>0.0904291911591245</text:p>
              </table:table-cell>
              <table:table-cell office:value-type="float" office:value="0.821460207322037">
                <text:p>0.821460207322037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0.0464601749288874">
                <text:p>0.0464601749288874</text:p>
              </table:table-cell>
              <table:table-cell office:value-type="float" office:value="1.21278740845869">
                <text:p>1.21278740845869</text:p>
              </table:table-cell>
            </table:table-row>
            <table:table-row>
              <table:table-cell office:value-type="string">
                <text:p>Homogeneity</text:p>
              </table:table-cell>
              <table:table-cell office:value-type="float" office:value="0.144698334918605">
                <text:p>0.144698334918605</text:p>
              </table:table-cell>
              <table:table-cell office:value-type="float" office:value="0.843660318188383">
                <text:p>0.843660318188383</text:p>
              </table:table-cell>
            </table:table-row>
            <table:table-row>
              <table:table-cell office:value-type="string">
                <text:p>Rhythm</text:p>
              </table:table-cell>
              <table:table-cell office:value-type="float" office:value="0.0997853999391576">
                <text:p>0.0997853999391576</text:p>
              </table:table-cell>
              <table:table-cell office:value-type="float" office:value="2.17339862882245">
                <text:p>2.173398628822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="hatch" draw:fill-color="#729fcf" draw:fill-hatch-name="Black_20_45_20_Degrees" draw:fill-hatch-solid="tru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2">
      <style:chart-properties chart:link-data-style-to-source="true"/>
      <style:graphic-properties draw:stroke="none" draw:fill="hatch" draw:fill-color="#99cc99" draw:fill-hatch-name="Black_20_-45_20_Degrees" draw:fill-hatch-solid="tru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44cm" svg:height="9.165cm" xlink:href=".." xlink:type="simple" chart:class="chart:bar" chart:style-name="ch1">
        <chart:subtitle svg:x="1.12cm" svg:y="0.13cm" chart:style-name="ch2">
          <text:p>metric objectivity</text:p>
        </chart:subtitle>
        <chart:legend svg:x="9.636cm" svg:y="0cm" style:legend-expansion="custom" chartooo:width="5.588cm" chartooo:height="1.114cm" style:legend-expansion-aspect-ratio="5.01615798922801" chart:style-name="ch3"/>
        <chart:plot-area chart:style-name="ch4" table:cell-range-address="metrics.B9:metrics.B21 metrics.A1:metrics.A1 metrics.E9:metrics.F21" chart:data-source-has-labels="both" svg:x="0.316cm" svg:y="1.049cm" svg:width="15.212cm" svg:height="7.933cm">
          <chartooo:coordinate-region svg:x="1.228cm" svg:y="1.049cm" svg:width="14.3cm" svg:height="5.782cm"/>
          <chart:axis chart:dimension="x" chart:name="primary-x" chart:style-name="ch5" chartooo:axis-type="auto">
            <chartooo:date-scale/>
            <chart:categories table:cell-range-address="metrics.B9:metrics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trics.E9:metrics.E21" chart:label-cell-address="metrics.A1:metrics.A1" chart:class="chart:bar">
            <chart:data-point chart:style-name="ch9" chart:repeated="2"/>
            <chart:data-point chart:repeated="11"/>
          </chart:series>
          <chart:series chart:style-name="ch10" chart:values-cell-range-address="metrics.F9:metrics.F21" chart:label-cell-address="metrics.A1:metrics.A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etrics.A1:metrics.A1</svg:desc>
                </draw:g>
              </table:table-cell>
              <table:table-cell office:value-type="string">
                <text:p/>
                <draw:g>
                  <svg:desc>metrics.A1:metric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</text:p>
                <draw:g>
                  <svg:desc>metrics.B9:metrics.B21</svg:desc>
                </draw:g>
              </table:table-cell>
              <table:table-cell office:value-type="float" office:value="1.48418796586237">
                <text:p>1.48418796586237</text:p>
                <draw:g>
                  <svg:desc>metrics.E9:metrics.E21</svg:desc>
                </draw:g>
              </table:table-cell>
              <table:table-cell office:value-type="float" office:value="NaN">
                <text:p>NaN</text:p>
                <draw:g>
                  <svg:desc>metrics.F9:metrics.F21</svg:desc>
                </draw:g>
              </table:table-cell>
            </table:table-row>
            <table:table-row>
              <table:table-cell office:value-type="string">
                <text:p>Equilibrium</text:p>
              </table:table-cell>
              <table:table-cell office:value-type="float" office:value="1.55194565980249">
                <text:p>1.55194565980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ymmetry</text:p>
              </table:table-cell>
              <table:table-cell office:value-type="float" office:value="1.73286594516393">
                <text:p>1.73286594516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quence</text:p>
              </table:table-cell>
              <table:table-cell office:value-type="float" office:value="1.9139497670938">
                <text:p>1.9139497670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hesion</text:p>
              </table:table-cell>
              <table:table-cell office:value-type="float" office:value="2.25137220876658">
                <text:p>2.25137220876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y</text:p>
              </table:table-cell>
              <table:table-cell office:value-type="float" office:value="1.23286432795519">
                <text:p>1.23286432795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rtion</text:p>
              </table:table-cell>
              <table:table-cell office:value-type="float" office:value="2.20463382023767">
                <text:p>2.20463382023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plicity</text:p>
              </table:table-cell>
              <table:table-cell office:value-type="float" office:value="1.18132379906184">
                <text:p>1.18132379906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nsity</text:p>
              </table:table-cell>
              <table:table-cell office:value-type="float" office:value="1.8144128438482">
                <text:p>1.8144128438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ularity</text:p>
              </table:table-cell>
              <table:table-cell office:value-type="float" office:value="0.821460207322037">
                <text:p>0.821460207322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1.21278740845869">
                <text:p>1.2127874084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mogeneity</text:p>
              </table:table-cell>
              <table:table-cell office:value-type="float" office:value="0.843660318188383">
                <text:p>0.843660318188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hythm</text:p>
              </table:table-cell>
              <table:table-cell office:value-type="float" office:value="2.17339862882245">
                <text:p>2.173398628822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2" number:language="en" number:country="US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10122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10002">
      <style:chart-properties chart:link-data-style-to-source="true" chart:data-label-number="value" chart:data-label-text="false" chart:data-label-symbol="false" chart:label-position="top"/>
      <style:graphic-properties draw:stroke="none" draw:fill-color="#808080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76cm" xlink:href=".." xlink:type="simple" chart:class="chart:bar" chart:style-name="ch1">
        <chart:plot-area chart:style-name="ch2" table:cell-range-address="metrics.B9:metrics.B21 metrics.A1:metrics.A1 metrics.M9:metrics.M21" chart:data-source-has-labels="both" svg:x="0.763cm" svg:y="-0.042cm" svg:width="14.571cm" svg:height="8.689cm">
          <chartooo:coordinate-region svg:x="1.49cm" svg:y="0.157cm" svg:width="13.844cm" svg:height="6.538cm"/>
          <chart:axis chart:dimension="x" chart:name="primary-x" chart:style-name="ch3" chartooo:axis-type="auto">
            <chartooo:date-scale/>
            <chart:title svg:x="15.02cm" svg:y="6.947cm" chart:style-name="ch4">
              <text:p>metric</text:p>
            </chart:title>
            <chart:categories table:cell-range-address="metrics.B9:metrics.B21"/>
          </chart:axis>
          <chart:axis chart:dimension="y" chart:name="primary-y" chart:style-name="ch5">
            <chart:title svg:x="0cm" svg:y="5.206cm" chart:style-name="ch6">
              <text:p>decisivness</text:p>
            </chart:title>
            <chart:grid chart:style-name="ch7" chart:class="major"/>
          </chart:axis>
          <chart:series chart:style-name="ch8" chart:values-cell-range-address="metrics.M9:metrics.M21" chart:label-cell-address="metrics.A1:metrics.A1" chart:class="chart:bar"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etrics.A1:metric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</text:p>
                <draw:g>
                  <svg:desc>metrics.B9:metrics.B21</svg:desc>
                </draw:g>
              </table:table-cell>
              <table:table-cell office:value-type="float" office:value="1.13288773082588">
                <text:p>1.13288773082588</text:p>
                <draw:g>
                  <svg:desc>metrics.M9:metrics.M21</svg:desc>
                </draw:g>
              </table:table-cell>
            </table:table-row>
            <table:table-row>
              <table:table-cell office:value-type="string">
                <text:p>Equilibrium</text:p>
              </table:table-cell>
              <table:table-cell office:value-type="float" office:value="1.26192519307455">
                <text:p>1.26192519307455</text:p>
              </table:table-cell>
            </table:table-row>
            <table:table-row>
              <table:table-cell office:value-type="string">
                <text:p>Symmetry</text:p>
              </table:table-cell>
              <table:table-cell office:value-type="float" office:value="1.21630826116571">
                <text:p>1.21630826116571</text:p>
              </table:table-cell>
            </table:table-row>
            <table:table-row>
              <table:table-cell office:value-type="string">
                <text:p>Sequence</text:p>
              </table:table-cell>
              <table:table-cell office:value-type="float" office:value="1.16668416692917">
                <text:p>1.16668416692917</text:p>
              </table:table-cell>
            </table:table-row>
            <table:table-row>
              <table:table-cell office:value-type="string">
                <text:p>Cohesion</text:p>
              </table:table-cell>
              <table:table-cell office:value-type="float" office:value="1.467911455581">
                <text:p>1.467911455581</text:p>
              </table:table-cell>
            </table:table-row>
            <table:table-row>
              <table:table-cell office:value-type="string">
                <text:p>Unity</text:p>
              </table:table-cell>
              <table:table-cell office:value-type="float" office:value="1.13650569957608">
                <text:p>1.13650569957608</text:p>
              </table:table-cell>
            </table:table-row>
            <table:table-row>
              <table:table-cell office:value-type="string">
                <text:p>Proportion</text:p>
              </table:table-cell>
              <table:table-cell office:value-type="float" office:value="1.3476180850347">
                <text:p>1.3476180850347</text:p>
              </table:table-cell>
            </table:table-row>
            <table:table-row>
              <table:table-cell office:value-type="string">
                <text:p>Simplicity</text:p>
              </table:table-cell>
              <table:table-cell office:value-type="float" office:value="1.36193394620361">
                <text:p>1.36193394620361</text:p>
              </table:table-cell>
            </table:table-row>
            <table:table-row>
              <table:table-cell office:value-type="string">
                <text:p>Density</text:p>
              </table:table-cell>
              <table:table-cell office:value-type="float" office:value="2.38248397779525">
                <text:p>2.38248397779525</text:p>
              </table:table-cell>
            </table:table-row>
            <table:table-row>
              <table:table-cell office:value-type="string">
                <text:p>Regularity</text:p>
              </table:table-cell>
              <table:table-cell office:value-type="float" office:value="1.34075216196286">
                <text:p>1.34075216196286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1.27666636877785">
                <text:p>1.27666636877785</text:p>
              </table:table-cell>
            </table:table-row>
            <table:table-row>
              <table:table-cell office:value-type="string">
                <text:p>Homogeneity</text:p>
              </table:table-cell>
              <table:table-cell office:value-type="float" office:value="1.30401898651644">
                <text:p>1.30401898651644</text:p>
              </table:table-cell>
            </table:table-row>
            <table:table-row>
              <table:table-cell office:value-type="string">
                <text:p>Rhythm</text:p>
              </table:table-cell>
              <table:table-cell office:value-type="float" office:value="1.17956521226276">
                <text:p>1.179565212262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="hatch" draw:fill-color="#729fcf" draw:fill-hatch-name="Black_20_45_20_Degrees" draw:fill-hatch-solid="tru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2">
      <style:chart-properties chart:link-data-style-to-source="true"/>
      <style:graphic-properties draw:stroke="none" draw:fill="hatch" draw:fill-color="#99cc99" draw:fill-hatch-name="Black_20_-45_20_Degrees" draw:fill-hatch-solid="tru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44cm" svg:height="9.165cm" xlink:href=".." xlink:type="simple" chart:class="chart:bar" chart:style-name="ch1">
        <chart:subtitle svg:x="1.535cm" svg:y="0.157cm" chart:style-name="ch2">
          <text:p>metric decisiveness</text:p>
        </chart:subtitle>
        <chart:legend svg:x="8.591cm" svg:y="0cm" style:legend-expansion="custom" chartooo:width="5.588cm" chartooo:height="1.114cm" style:legend-expansion-aspect-ratio="5.01615798922801" chart:style-name="ch3"/>
        <chart:plot-area chart:style-name="ch4" table:cell-range-address="metrics.B9:metrics.B21 metrics.A1:metrics.A1 metrics.M9:metrics.M21 metrics.BP10:metrics.BP22" chart:data-source-has-labels="both" svg:x="0.316cm" svg:y="1.049cm" svg:width="15.212cm" svg:height="7.933cm">
          <chartooo:coordinate-region svg:x="1.228cm" svg:y="1.049cm" svg:width="14.3cm" svg:height="5.782cm"/>
          <chart:axis chart:dimension="x" chart:name="primary-x" chart:style-name="ch5" chartooo:axis-type="auto">
            <chartooo:date-scale/>
            <chart:categories table:cell-range-address="metrics.B9:metrics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trics.M9:metrics.M21" chart:label-cell-address="metrics.A1:metrics.A1" chart:class="chart:bar">
            <chart:data-point chart:style-name="ch9" chart:repeated="2"/>
            <chart:data-point chart:repeated="11"/>
          </chart:series>
          <chart:series chart:style-name="ch10" chart:values-cell-range-address="metrics.BP10:metrics.BP22" chart:label-cell-address="metrics.A1:metrics.A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etrics.A1:metrics.A1</svg:desc>
                </draw:g>
              </table:table-cell>
              <table:table-cell office:value-type="string">
                <text:p/>
                <draw:g>
                  <svg:desc>metrics.A1:metric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</text:p>
                <draw:g>
                  <svg:desc>metrics.B9:metrics.B21</svg:desc>
                </draw:g>
              </table:table-cell>
              <table:table-cell office:value-type="float" office:value="1.13288773082588">
                <text:p>1.13288773082588</text:p>
                <draw:g>
                  <svg:desc>metrics.M9:metrics.M21</svg:desc>
                </draw:g>
              </table:table-cell>
              <table:table-cell office:value-type="float" office:value="NaN">
                <text:p>NaN</text:p>
                <draw:g>
                  <svg:desc>metrics.BP10:metrics.BP22</svg:desc>
                </draw:g>
              </table:table-cell>
            </table:table-row>
            <table:table-row>
              <table:table-cell office:value-type="string">
                <text:p>Equilibrium</text:p>
              </table:table-cell>
              <table:table-cell office:value-type="float" office:value="1.26192519307455">
                <text:p>1.26192519307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ymmetry</text:p>
              </table:table-cell>
              <table:table-cell office:value-type="float" office:value="1.21630826116571">
                <text:p>1.21630826116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quence</text:p>
              </table:table-cell>
              <table:table-cell office:value-type="float" office:value="1.16668416692917">
                <text:p>1.16668416692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hesion</text:p>
              </table:table-cell>
              <table:table-cell office:value-type="float" office:value="1.467911455581">
                <text:p>1.467911455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y</text:p>
              </table:table-cell>
              <table:table-cell office:value-type="float" office:value="1.13650569957608">
                <text:p>1.13650569957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rtion</text:p>
              </table:table-cell>
              <table:table-cell office:value-type="float" office:value="1.3476180850347">
                <text:p>1.3476180850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plicity</text:p>
              </table:table-cell>
              <table:table-cell office:value-type="float" office:value="1.36193394620361">
                <text:p>1.3619339462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nsity</text:p>
              </table:table-cell>
              <table:table-cell office:value-type="float" office:value="2.38248397779525">
                <text:p>2.38248397779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ularity</text:p>
              </table:table-cell>
              <table:table-cell office:value-type="float" office:value="1.34075216196286">
                <text:p>1.34075216196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1.27666636877785">
                <text:p>1.27666636877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mogeneity</text:p>
              </table:table-cell>
              <table:table-cell office:value-type="float" office:value="1.30401898651644">
                <text:p>1.30401898651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hythm</text:p>
              </table:table-cell>
              <table:table-cell office:value-type="float" office:value="1.17956521226276">
                <text:p>1.179565212262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="hatch" draw:fill-color="#729fcf" draw:fill-hatch-name="Black_20_45_20_Degrees" draw:fill-hatch-solid="tru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">
      <style:chart-properties chart:link-data-style-to-source="true"/>
      <style:graphic-properties draw:stroke="none" draw:fill="hatch" draw:fill-color="#99cc99" draw:fill-hatch-name="Black_20_-45_20_Degrees" draw:fill-hatch-solid="tru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44cm" svg:height="9.165cm" xlink:href=".." xlink:type="simple" chart:class="chart:bar" chart:style-name="ch1">
        <chart:legend svg:x="1.439cm" svg:y="0cm" style:legend-expansion="custom" chartooo:width="5.588cm" chartooo:height="1.114cm" style:legend-expansion-aspect-ratio="5.01615798922801" chart:style-name="ch2"/>
        <chart:plot-area chart:style-name="ch3" table:cell-range-address="metrics.B9:metrics.D21 metrics.A1:metrics.A1" chart:data-source-has-labels="both" svg:x="0.316cm" svg:y="0.183cm" svg:width="15.212cm" svg:height="8.799cm">
          <chartooo:coordinate-region svg:x="1.228cm" svg:y="0.183cm" svg:width="14.3cm" svg:height="6.648cm"/>
          <chart:axis chart:dimension="x" chart:name="primary-x" chart:style-name="ch4" chartooo:axis-type="auto">
            <chartooo:date-scale/>
            <chart:categories table:cell-range-address="metrics.B9:metrics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trics.C9:metrics.C21" chart:label-cell-address="metrics.A1:metrics.A1" chart:class="chart:bar">
            <chart:data-point chart:style-name="ch8" chart:repeated="2"/>
            <chart:data-point chart:repeated="11"/>
          </chart:series>
          <chart:series chart:style-name="ch9" chart:values-cell-range-address="metrics.D9:metrics.D21" chart:label-cell-address="metrics.A1:metrics.A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etrics.A1:metrics.A1</svg:desc>
                </draw:g>
              </table:table-cell>
              <table:table-cell office:value-type="string">
                <text:p/>
                <draw:g>
                  <svg:desc>metrics.A1:metric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</text:p>
                <draw:g>
                  <svg:desc>metrics.B9:metrics.B21</svg:desc>
                </draw:g>
              </table:table-cell>
              <table:table-cell office:value-type="float" office:value="0.0721930429476923">
                <text:p>0.0721930429476923</text:p>
                <draw:g>
                  <svg:desc>metrics.C9:metrics.C21</svg:desc>
                </draw:g>
              </table:table-cell>
              <table:table-cell office:value-type="float" office:value="0.10714804556195">
                <text:p>0.10714804556195</text:p>
                <draw:g>
                  <svg:desc>metrics.D9:metrics.D21</svg:desc>
                </draw:g>
              </table:table-cell>
            </table:table-row>
            <table:table-row>
              <table:table-cell office:value-type="string">
                <text:p>Equilibrium</text:p>
              </table:table-cell>
              <table:table-cell office:value-type="float" office:value="0.0155644662861538">
                <text:p>0.0155644662861538</text:p>
              </table:table-cell>
              <table:table-cell office:value-type="float" office:value="0.0241552058999387">
                <text:p>0.0241552058999387</text:p>
              </table:table-cell>
            </table:table-row>
            <table:table-row>
              <table:table-cell office:value-type="string">
                <text:p>Symmetry</text:p>
              </table:table-cell>
              <table:table-cell office:value-type="float" office:value="0.0442418241869231">
                <text:p>0.0442418241869231</text:p>
              </table:table-cell>
              <table:table-cell office:value-type="float" office:value="0.076665150485449">
                <text:p>0.076665150485449</text:p>
              </table:table-cell>
            </table:table-row>
            <table:table-row>
              <table:table-cell office:value-type="string">
                <text:p>Sequence</text:p>
              </table:table-cell>
              <table:table-cell office:value-type="float" office:value="0.112450336876408">
                <text:p>0.112450336876408</text:p>
              </table:table-cell>
              <table:table-cell office:value-type="float" office:value="0.215224296074221">
                <text:p>0.215224296074221</text:p>
              </table:table-cell>
            </table:table-row>
            <table:table-row>
              <table:table-cell office:value-type="string">
                <text:p>Cohesion</text:p>
              </table:table-cell>
              <table:table-cell office:value-type="float" office:value="0.0292312563881833">
                <text:p>0.0292312563881833</text:p>
              </table:table-cell>
              <table:table-cell office:value-type="float" office:value="0.0658104382596864">
                <text:p>0.0658104382596864</text:p>
              </table:table-cell>
            </table:table-row>
            <table:table-row>
              <table:table-cell office:value-type="string">
                <text:p>Unity</text:p>
              </table:table-cell>
              <table:table-cell office:value-type="float" office:value="0.0896801825050633">
                <text:p>0.0896801825050633</text:p>
              </table:table-cell>
              <table:table-cell office:value-type="float" office:value="0.110563497935004">
                <text:p>0.110563497935004</text:p>
              </table:table-cell>
            </table:table-row>
            <table:table-row>
              <table:table-cell office:value-type="string">
                <text:p>Proportion</text:p>
              </table:table-cell>
              <table:table-cell office:value-type="float" office:value="0.0319290436139736">
                <text:p>0.0319290436139736</text:p>
              </table:table-cell>
              <table:table-cell office:value-type="float" office:value="0.0703918493992096">
                <text:p>0.0703918493992096</text:p>
              </table:table-cell>
            </table:table-row>
            <table:table-row>
              <table:table-cell office:value-type="string">
                <text:p>Simplicity</text:p>
              </table:table-cell>
              <table:table-cell office:value-type="float" office:value="0.0459315859210727">
                <text:p>0.0459315859210727</text:p>
              </table:table-cell>
              <table:table-cell office:value-type="float" office:value="0.0542600755772168">
                <text:p>0.0542600755772168</text:p>
              </table:table-cell>
            </table:table-row>
            <table:table-row>
              <table:table-cell office:value-type="string">
                <text:p>Density</text:p>
              </table:table-cell>
              <table:table-cell office:value-type="float" office:value="0.0975092310079334">
                <text:p>0.0975092310079334</text:p>
              </table:table-cell>
              <table:table-cell office:value-type="float" office:value="0.176922001134555">
                <text:p>0.176922001134555</text:p>
              </table:table-cell>
            </table:table-row>
            <table:table-row>
              <table:table-cell office:value-type="string">
                <text:p>Regularity</text:p>
              </table:table-cell>
              <table:table-cell office:value-type="float" office:value="0.110083471302796">
                <text:p>0.110083471302796</text:p>
              </table:table-cell>
              <table:table-cell office:value-type="float" office:value="0.0904291911591245">
                <text:p>0.0904291911591245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0.0383085894566904">
                <text:p>0.0383085894566904</text:p>
              </table:table-cell>
              <table:table-cell office:value-type="float" office:value="0.0464601749288874">
                <text:p>0.0464601749288874</text:p>
              </table:table-cell>
            </table:table-row>
            <table:table-row>
              <table:table-cell office:value-type="string">
                <text:p>Homogeneity</text:p>
              </table:table-cell>
              <table:table-cell office:value-type="float" office:value="0.171512552859331">
                <text:p>0.171512552859331</text:p>
              </table:table-cell>
              <table:table-cell office:value-type="float" office:value="0.144698334918605">
                <text:p>0.144698334918605</text:p>
              </table:table-cell>
            </table:table-row>
            <table:table-row>
              <table:table-cell office:value-type="string">
                <text:p>Rhythm</text:p>
              </table:table-cell>
              <table:table-cell office:value-type="float" office:value="0.0459121481976923">
                <text:p>0.0459121481976923</text:p>
              </table:table-cell>
              <table:table-cell office:value-type="float" office:value="0.0997853999391576">
                <text:p>0.09978539993915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